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tio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40019" calcext:value-type="float">
            <text:p>2.40019</text:p>
          </table:table-cell>
          <table:table-cell table:formula="of:=1/[.C3]" office:value-type="float" office:value="0.416633683166749" calcext:value-type="float">
            <text:p>0.4166336832</text:p>
          </table:table-cell>
          <table:table-cell office:value-type="float" office:value="2.73214" calcext:value-type="float">
            <text:p>2.73214</text:p>
          </table:table-cell>
          <table:table-cell table:formula="of:=1/[.E3]" office:value-type="float" office:value="0.366013454654593" calcext:value-type="float">
            <text:p>0.3660134547</text:p>
          </table:table-cell>
          <table:table-cell office:value-type="float" office:value="2.66127" calcext:value-type="float">
            <text:p>2.66127</text:p>
          </table:table-cell>
          <table:table-cell table:formula="of:=1/[.G3]" office:value-type="float" office:value="0.375760445200975" calcext:value-type="float">
            <text:p>0.3757604452</text:p>
          </table:table-cell>
          <table:table-cell office:value-type="float" office:value="2.63332" calcext:value-type="float">
            <text:p>2.63332</text:p>
          </table:table-cell>
          <table:table-cell table:formula="of:=1/[.I3]" office:value-type="float" office:value="0.379748758221561" calcext:value-type="float">
            <text:p>0.3797487582</text:p>
          </table:table-cell>
          <table:table-cell office:value-type="float" office:value="2.79505" calcext:value-type="float">
            <text:p>2.79505</text:p>
          </table:table-cell>
          <table:table-cell table:formula="of:=1/[.K3]" office:value-type="float" office:value="0.357775352855942" calcext:value-type="float">
            <text:p>0.3577753529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80039" calcext:value-type="float">
            <text:p>2.80039</text:p>
          </table:table-cell>
          <table:table-cell table:formula="of:=1/[.O3]" office:value-type="float" office:value="0.357093119172687" calcext:value-type="float">
            <text:p>0.3570931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52711" calcext:value-type="float">
            <text:p>2.52711</text:p>
          </table:table-cell>
          <table:table-cell table:formula="of:=1/[.C4]" office:value-type="float" office:value="0.39570893233773" calcext:value-type="float">
            <text:p>0.3957089323</text:p>
          </table:table-cell>
          <table:table-cell office:value-type="float" office:value="2.7195" calcext:value-type="float">
            <text:p>2.7195</text:p>
          </table:table-cell>
          <table:table-cell table:formula="of:=1/[.E4]" office:value-type="float" office:value="0.367714653428939" calcext:value-type="float">
            <text:p>0.3677146534</text:p>
          </table:table-cell>
          <table:table-cell office:value-type="float" office:value="2.71666" calcext:value-type="float">
            <text:p>2.71666</text:p>
          </table:table-cell>
          <table:table-cell table:formula="of:=1/[.G4]" office:value-type="float" office:value="0.368099062819786" calcext:value-type="float">
            <text:p>0.3680990628</text:p>
          </table:table-cell>
          <table:table-cell office:value-type="float" office:value="2.68875" calcext:value-type="float">
            <text:p>2.68875</text:p>
          </table:table-cell>
          <table:table-cell table:formula="of:=1/[.I4]" office:value-type="float" office:value="0.371920037192004" calcext:value-type="float">
            <text:p>0.3719200372</text:p>
          </table:table-cell>
          <table:table-cell office:value-type="float" office:value="2.78827" calcext:value-type="float">
            <text:p>2.78827</text:p>
          </table:table-cell>
          <table:table-cell table:formula="of:=1/[.K4]" office:value-type="float" office:value="0.358645324878868" calcext:value-type="float">
            <text:p>0.3586453249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90114" calcext:value-type="float">
            <text:p>2.90114</text:p>
          </table:table-cell>
          <table:table-cell table:formula="of:=1/[.O4]" office:value-type="float" office:value="0.344692086559077" calcext:value-type="float">
            <text:p>0.34469208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72508" calcext:value-type="float">
            <text:p>1.72508</text:p>
          </table:table-cell>
          <table:table-cell table:formula="of:=1/[.C5]" office:value-type="float" office:value="0.579683261066153" calcext:value-type="float">
            <text:p>0.5796832611</text:p>
          </table:table-cell>
          <table:table-cell office:value-type="float" office:value="1.83563" calcext:value-type="float">
            <text:p>1.83563</text:p>
          </table:table-cell>
          <table:table-cell table:formula="of:=1/[.E5]" office:value-type="float" office:value="0.544772094594226" calcext:value-type="float">
            <text:p>0.5447720946</text:p>
          </table:table-cell>
          <table:table-cell office:value-type="float" office:value="1.81407" calcext:value-type="float">
            <text:p>1.81407</text:p>
          </table:table-cell>
          <table:table-cell table:formula="of:=1/[.G5]" office:value-type="float" office:value="0.551246644286053" calcext:value-type="float">
            <text:p>0.5512466443</text:p>
          </table:table-cell>
          <table:table-cell office:value-type="float" office:value="1.81609" calcext:value-type="float">
            <text:p>1.81609</text:p>
          </table:table-cell>
          <table:table-cell table:formula="of:=1/[.I5]" office:value-type="float" office:value="0.550633503846175" calcext:value-type="float">
            <text:p>0.5506335038</text:p>
          </table:table-cell>
          <table:table-cell office:value-type="float" office:value="1.86335" calcext:value-type="float">
            <text:p>1.86335</text:p>
          </table:table-cell>
          <table:table-cell table:formula="of:=1/[.K5]" office:value-type="float" office:value="0.536667829446964" calcext:value-type="float">
            <text:p>0.5366678294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85914" calcext:value-type="float">
            <text:p>1.85914</text:p>
          </table:table-cell>
          <table:table-cell table:formula="of:=1/[.O5]" office:value-type="float" office:value="0.537883107243134" calcext:value-type="float">
            <text:p>0.53788310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7552" calcext:value-type="float">
            <text:p>1.7552</text:p>
          </table:table-cell>
          <table:table-cell table:formula="of:=1/[.C6]" office:value-type="float" office:value="0.569735642661805" calcext:value-type="float">
            <text:p>0.5697356427</text:p>
          </table:table-cell>
          <table:table-cell office:value-type="float" office:value="1.8213" calcext:value-type="float">
            <text:p>1.8213</text:p>
          </table:table-cell>
          <table:table-cell table:formula="of:=1/[.E6]" office:value-type="float" office:value="0.549058364904189" calcext:value-type="float">
            <text:p>0.5490583649</text:p>
          </table:table-cell>
          <table:table-cell office:value-type="float" office:value="1.8278" calcext:value-type="float">
            <text:p>1.8278</text:p>
          </table:table-cell>
          <table:table-cell table:formula="of:=1/[.G6]" office:value-type="float" office:value="0.547105810263705" calcext:value-type="float">
            <text:p>0.5471058103</text:p>
          </table:table-cell>
          <table:table-cell office:value-type="float" office:value="1.82514" calcext:value-type="float">
            <text:p>1.82514</text:p>
          </table:table-cell>
          <table:table-cell table:formula="of:=1/[.I6]" office:value-type="float" office:value="0.547903174550993" calcext:value-type="float">
            <text:p>0.5479031746</text:p>
          </table:table-cell>
          <table:table-cell office:value-type="float" office:value="1.85528" calcext:value-type="float">
            <text:p>1.85528</text:p>
          </table:table-cell>
          <table:table-cell table:formula="of:=1/[.K6]" office:value-type="float" office:value="0.539002199128972" calcext:value-type="float">
            <text:p>0.5390021991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8832" calcext:value-type="float">
            <text:p>1.8832</text:p>
          </table:table-cell>
          <table:table-cell table:formula="of:=1/[.O6]" office:value-type="float" office:value="0.531011045029737" calcext:value-type="float">
            <text:p>0.5310110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52515" calcext:value-type="float">
            <text:p>2.52515</text:p>
          </table:table-cell>
          <table:table-cell table:formula="of:=1/[.C7]" office:value-type="float" office:value="0.396016078252777" calcext:value-type="float">
            <text:p>0.3960160783</text:p>
          </table:table-cell>
          <table:table-cell office:value-type="float" office:value="2.67775" calcext:value-type="float">
            <text:p>2.67775</text:p>
          </table:table-cell>
          <table:table-cell table:formula="of:=1/[.E7]" office:value-type="float" office:value="0.373447857342918" calcext:value-type="float">
            <text:p>0.3734478573</text:p>
          </table:table-cell>
          <table:table-cell office:value-type="float" office:value="2.68776" calcext:value-type="float">
            <text:p>2.68776</text:p>
          </table:table-cell>
          <table:table-cell table:formula="of:=1/[.G7]" office:value-type="float" office:value="0.37205702890139" calcext:value-type="float">
            <text:p>0.3720570289</text:p>
          </table:table-cell>
          <table:table-cell office:value-type="float" office:value="2.5851" calcext:value-type="float">
            <text:p>2.5851</text:p>
          </table:table-cell>
          <table:table-cell table:formula="of:=1/[.I7]" office:value-type="float" office:value="0.386832230861475" calcext:value-type="float">
            <text:p>0.3868322309</text:p>
          </table:table-cell>
          <table:table-cell office:value-type="float" office:value="2.72292" calcext:value-type="float">
            <text:p>2.72292</text:p>
          </table:table-cell>
          <table:table-cell table:formula="of:=1/[.K7]" office:value-type="float" office:value="0.36725280213888" calcext:value-type="float">
            <text:p>0.3672528021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91955" calcext:value-type="float">
            <text:p>2.91955</text:p>
          </table:table-cell>
          <table:table-cell table:formula="of:=1/[.O7]" office:value-type="float" office:value="0.342518538815913" calcext:value-type="float">
            <text:p>0.34251853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44685" calcext:value-type="float">
            <text:p>2.44685</text:p>
          </table:table-cell>
          <table:table-cell table:formula="of:=1/[.C8]" office:value-type="float" office:value="0.40868872223471" calcext:value-type="float">
            <text:p>0.4086887222</text:p>
          </table:table-cell>
          <table:table-cell office:value-type="float" office:value="2.61711" calcext:value-type="float">
            <text:p>2.61711</text:p>
          </table:table-cell>
          <table:table-cell table:formula="of:=1/[.E8]" office:value-type="float" office:value="0.382100866986867" calcext:value-type="float">
            <text:p>0.382100867</text:p>
          </table:table-cell>
          <table:table-cell office:value-type="float" office:value="2.62783" calcext:value-type="float">
            <text:p>2.62783</text:p>
          </table:table-cell>
          <table:table-cell table:formula="of:=1/[.G8]" office:value-type="float" office:value="0.380542120304586" calcext:value-type="float">
            <text:p>0.3805421203</text:p>
          </table:table-cell>
          <table:table-cell office:value-type="float" office:value="2.61831" calcext:value-type="float">
            <text:p>2.61831</text:p>
          </table:table-cell>
          <table:table-cell table:formula="of:=1/[.I8]" office:value-type="float" office:value="0.381925745996463" calcext:value-type="float">
            <text:p>0.381925746</text:p>
          </table:table-cell>
          <table:table-cell office:value-type="float" office:value="2.67381" calcext:value-type="float">
            <text:p>2.67381</text:p>
          </table:table-cell>
          <table:table-cell table:formula="of:=1/[.K8]" office:value-type="float" office:value="0.373998152449127" calcext:value-type="float">
            <text:p>0.3739981524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78563" calcext:value-type="float">
            <text:p>2.78563</text:p>
          </table:table-cell>
          <table:table-cell table:formula="of:=1/[.O8]" office:value-type="float" office:value="0.358985220578469" calcext:value-type="float">
            <text:p>0.35898522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39474" calcext:value-type="float">
            <text:p>2.39474</text:p>
          </table:table-cell>
          <table:table-cell table:formula="of:=1/[.C9]" office:value-type="float" office:value="0.417581866925011" calcext:value-type="float">
            <text:p>0.4175818669</text:p>
          </table:table-cell>
          <table:table-cell office:value-type="float" office:value="2.50665" calcext:value-type="float">
            <text:p>2.50665</text:p>
          </table:table-cell>
          <table:table-cell table:formula="of:=1/[.E9]" office:value-type="float" office:value="0.398938822731534" calcext:value-type="float">
            <text:p>0.3989388227</text:p>
          </table:table-cell>
          <table:table-cell office:value-type="float" office:value="2.52583" calcext:value-type="float">
            <text:p>2.52583</text:p>
          </table:table-cell>
          <table:table-cell table:formula="of:=1/[.G9]" office:value-type="float" office:value="0.395909463423904" calcext:value-type="float">
            <text:p>0.3959094634</text:p>
          </table:table-cell>
          <table:table-cell office:value-type="float" office:value="2.49808" calcext:value-type="float">
            <text:p>2.49808</text:p>
          </table:table-cell>
          <table:table-cell table:formula="of:=1/[.I9]" office:value-type="float" office:value="0.400307436110933" calcext:value-type="float">
            <text:p>0.4003074361</text:p>
          </table:table-cell>
          <table:table-cell office:value-type="float" office:value="2.54782" calcext:value-type="float">
            <text:p>2.54782</text:p>
          </table:table-cell>
          <table:table-cell table:formula="of:=1/[.K9]" office:value-type="float" office:value="0.392492405271958" calcext:value-type="float">
            <text:p>0.3924924053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7125" calcext:value-type="float">
            <text:p>2.7125</text:p>
          </table:table-cell>
          <table:table-cell table:formula="of:=1/[.O9]" office:value-type="float" office:value="0.368663594470046" calcext:value-type="float">
            <text:p>0.36866359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35268" calcext:value-type="float">
            <text:p>2.35268</text:p>
          </table:table-cell>
          <table:table-cell table:formula="of:=1/[.C10]" office:value-type="float" office:value="0.425047180237006" calcext:value-type="float">
            <text:p>0.4250471802</text:p>
          </table:table-cell>
          <table:table-cell office:value-type="float" office:value="2.44254" calcext:value-type="float">
            <text:p>2.44254</text:p>
          </table:table-cell>
          <table:table-cell table:formula="of:=1/[.E10]" office:value-type="float" office:value="0.409409876603863" calcext:value-type="float">
            <text:p>0.4094098766</text:p>
          </table:table-cell>
          <table:table-cell office:value-type="float" office:value="2.45747" calcext:value-type="float">
            <text:p>2.45747</text:p>
          </table:table-cell>
          <table:table-cell table:formula="of:=1/[.G10]" office:value-type="float" office:value="0.406922566704782" calcext:value-type="float">
            <text:p>0.4069225667</text:p>
          </table:table-cell>
          <table:table-cell office:value-type="float" office:value="2.42277" calcext:value-type="float">
            <text:p>2.42277</text:p>
          </table:table-cell>
          <table:table-cell table:formula="of:=1/[.I10]" office:value-type="float" office:value="0.412750694453043" calcext:value-type="float">
            <text:p>0.4127506945</text:p>
          </table:table-cell>
          <table:table-cell office:value-type="float" office:value="2.47591" calcext:value-type="float">
            <text:p>2.47591</text:p>
          </table:table-cell>
          <table:table-cell table:formula="of:=1/[.K10]" office:value-type="float" office:value="0.403891902371249" calcext:value-type="float">
            <text:p>0.4038919024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64775" calcext:value-type="float">
            <text:p>2.64775</text:p>
          </table:table-cell>
          <table:table-cell table:formula="of:=1/[.O10]" office:value-type="float" office:value="0.377679161552261" calcext:value-type="float">
            <text:p>0.37767916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54876" calcext:value-type="float">
            <text:p>3.54876</text:p>
          </table:table-cell>
          <table:table-cell table:formula="of:=1/[.C11]" office:value-type="float" office:value="0.281788568401357" calcext:value-type="float">
            <text:p>0.2817885684</text:p>
          </table:table-cell>
          <table:table-cell office:value-type="float" office:value="3.71615" calcext:value-type="float">
            <text:p>3.71615</text:p>
          </table:table-cell>
          <table:table-cell table:formula="of:=1/[.E11]" office:value-type="float" office:value="0.269095703887087" calcext:value-type="float">
            <text:p>0.2690957039</text:p>
          </table:table-cell>
          <table:table-cell office:value-type="float" office:value="3.83292" calcext:value-type="float">
            <text:p>3.83292</text:p>
          </table:table-cell>
          <table:table-cell table:formula="of:=1/[.G11]" office:value-type="float" office:value="0.260897696795133" calcext:value-type="float">
            <text:p>0.2608976968</text:p>
          </table:table-cell>
          <table:table-cell office:value-type="float" office:value="3.66562" calcext:value-type="float">
            <text:p>3.66562</text:p>
          </table:table-cell>
          <table:table-cell table:formula="of:=1/[.I11]" office:value-type="float" office:value="0.272805146196278" calcext:value-type="float">
            <text:p>0.2728051462</text:p>
          </table:table-cell>
          <table:table-cell office:value-type="float" office:value="3.77971" calcext:value-type="float">
            <text:p>3.77971</text:p>
          </table:table-cell>
          <table:table-cell table:formula="of:=1/[.K11]" office:value-type="float" office:value="0.264570562291816" calcext:value-type="float">
            <text:p>0.2645705623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30514" calcext:value-type="float">
            <text:p>4.30514</text:p>
          </table:table-cell>
          <table:table-cell table:formula="of:=1/[.O11]" office:value-type="float" office:value="0.23228048332923" calcext:value-type="float">
            <text:p>0.23228048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5419" calcext:value-type="float">
            <text:p>2.65419</text:p>
          </table:table-cell>
          <table:table-cell table:formula="of:=1/[.C12]" office:value-type="float" office:value="0.376762778851552" calcext:value-type="float">
            <text:p>0.3767627789</text:p>
          </table:table-cell>
          <table:table-cell office:value-type="float" office:value="2.93672" calcext:value-type="float">
            <text:p>2.93672</text:p>
          </table:table-cell>
          <table:table-cell table:formula="of:=1/[.E12]" office:value-type="float" office:value="0.340515949767087" calcext:value-type="float">
            <text:p>0.3405159498</text:p>
          </table:table-cell>
          <table:table-cell office:value-type="float" office:value="2.92785" calcext:value-type="float">
            <text:p>2.92785</text:p>
          </table:table-cell>
          <table:table-cell table:formula="of:=1/[.G12]" office:value-type="float" office:value="0.341547551957921" calcext:value-type="float">
            <text:p>0.341547552</text:p>
          </table:table-cell>
          <table:table-cell office:value-type="float" office:value="2.83661" calcext:value-type="float">
            <text:p>2.83661</text:p>
          </table:table-cell>
          <table:table-cell table:formula="of:=1/[.I12]" office:value-type="float" office:value="0.35253348186744" calcext:value-type="float">
            <text:p>0.3525334819</text:p>
          </table:table-cell>
          <table:table-cell office:value-type="float" office:value="3.01767" calcext:value-type="float">
            <text:p>3.01767</text:p>
          </table:table-cell>
          <table:table-cell table:formula="of:=1/[.K12]" office:value-type="float" office:value="0.331381496320008" calcext:value-type="float">
            <text:p>0.3313814963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917" calcext:value-type="float">
            <text:p>3.0917</text:p>
          </table:table-cell>
          <table:table-cell table:formula="of:=1/[.O12]" office:value-type="float" office:value="0.323446647475499" calcext:value-type="float">
            <text:p>0.32344664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78906" calcext:value-type="float">
            <text:p>1.78906</text:p>
          </table:table-cell>
          <table:table-cell table:formula="of:=1/[.C13]" office:value-type="float" office:value="0.558952746134842" calcext:value-type="float">
            <text:p>0.5589527461</text:p>
          </table:table-cell>
          <table:table-cell office:value-type="float" office:value="2.04691" calcext:value-type="float">
            <text:p>2.04691</text:p>
          </table:table-cell>
          <table:table-cell table:formula="of:=1/[.E13]" office:value-type="float" office:value="0.488541264637918" calcext:value-type="float">
            <text:p>0.4885412646</text:p>
          </table:table-cell>
          <table:table-cell office:value-type="float" office:value="1.98488" calcext:value-type="float">
            <text:p>1.98488</text:p>
          </table:table-cell>
          <table:table-cell table:formula="of:=1/[.G13]" office:value-type="float" office:value="0.503808794486317" calcext:value-type="float">
            <text:p>0.5038087945</text:p>
          </table:table-cell>
          <table:table-cell office:value-type="float" office:value="1.93233" calcext:value-type="float">
            <text:p>1.93233</text:p>
          </table:table-cell>
          <table:table-cell table:formula="of:=1/[.I13]" office:value-type="float" office:value="0.517509949128772" calcext:value-type="float">
            <text:p>0.5175099491</text:p>
          </table:table-cell>
          <table:table-cell office:value-type="float" office:value="2.10711" calcext:value-type="float">
            <text:p>2.10711</text:p>
          </table:table-cell>
          <table:table-cell table:formula="of:=1/[.K13]" office:value-type="float" office:value="0.474583671474199" calcext:value-type="float">
            <text:p>0.4745836715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2.00573" calcext:value-type="float">
            <text:p>2.00573</text:p>
          </table:table-cell>
          <table:table-cell table:formula="of:=1/[.O13]" office:value-type="float" office:value="0.498571592387809" calcext:value-type="float">
            <text:p>0.49857159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33912" calcext:value-type="float">
            <text:p>2.33912</text:p>
          </table:table-cell>
          <table:table-cell table:formula="of:=1/[.C14]" office:value-type="float" office:value="0.427511200793461" calcext:value-type="float">
            <text:p>0.4275112008</text:p>
          </table:table-cell>
          <table:table-cell office:value-type="float" office:value="2.53289" calcext:value-type="float">
            <text:p>2.53289</text:p>
          </table:table-cell>
          <table:table-cell table:formula="of:=1/[.E14]" office:value-type="float" office:value="0.394805933143563" calcext:value-type="float">
            <text:p>0.3948059331</text:p>
          </table:table-cell>
          <table:table-cell office:value-type="float" office:value="2.60057" calcext:value-type="float">
            <text:p>2.60057</text:p>
          </table:table-cell>
          <table:table-cell table:formula="of:=1/[.G14]" office:value-type="float" office:value="0.38453108357014" calcext:value-type="float">
            <text:p>0.3845310836</text:p>
          </table:table-cell>
          <table:table-cell office:value-type="float" office:value="2.52674" calcext:value-type="float">
            <text:p>2.52674</text:p>
          </table:table-cell>
          <table:table-cell table:formula="of:=1/[.I14]" office:value-type="float" office:value="0.39576687747849" calcext:value-type="float">
            <text:p>0.3957668775</text:p>
          </table:table-cell>
          <table:table-cell office:value-type="float" office:value="2.5894" calcext:value-type="float">
            <text:p>2.5894</text:p>
          </table:table-cell>
          <table:table-cell table:formula="of:=1/[.K14]" office:value-type="float" office:value="0.386189850930718" calcext:value-type="float">
            <text:p>0.3861898509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73499" calcext:value-type="float">
            <text:p>2.73499</text:p>
          </table:table-cell>
          <table:table-cell table:formula="of:=1/[.O14]" office:value-type="float" office:value="0.365632049842961" calcext:value-type="float">
            <text:p>0.365632049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232083418450634" calcext:value-type="float">
            <text:p>-0.2320834185</text:p>
          </table:table-cell>
          <table:table-cell table:style-name="ce1" table:formula="of:=CORREL([.B3:.B14];[.D3:.D14])" office:value-type="float" office:value="0.198554065862242" calcext:value-type="float">
            <text:p>0.1985540659</text:p>
          </table:table-cell>
          <table:table-cell table:style-name="ce2" table:formula="of:=CORREL([.B3:.B14];[.E3:.E14])" office:value-type="float" office:value="-0.231887511797557" calcext:value-type="float">
            <text:p>-0.2318875118</text:p>
          </table:table-cell>
          <table:table-cell table:style-name="ce1" table:formula="of:=CORREL([.B3:.B14];[.F3:.F14])" office:value-type="float" office:value="0.226770353442628" calcext:value-type="float">
            <text:p>0.2267703534</text:p>
          </table:table-cell>
          <table:table-cell table:style-name="ce2" table:formula="of:=CORREL([.B3:.B14];[.G3:.G14])" office:value-type="float" office:value="-0.221008900562055" calcext:value-type="float">
            <text:p>-0.2210089006</text:p>
          </table:table-cell>
          <table:table-cell table:style-name="ce1" table:formula="of:=CORREL([.B3:.B14];[.H3:.H14])" office:value-type="float" office:value="0.202174835271484" calcext:value-type="float">
            <text:p>0.2021748353</text:p>
          </table:table-cell>
          <table:table-cell table:style-name="ce2" table:formula="of:=CORREL([.B3:.B14];[.I3:.I14])" office:value-type="float" office:value="-0.209021305662295" calcext:value-type="float">
            <text:p>-0.2090213057</text:p>
          </table:table-cell>
          <table:table-cell table:style-name="ce1" table:formula="of:=CORREL([.B3:.B14];[.J3:.J14])" office:value-type="float" office:value="0.189617583927682" calcext:value-type="float">
            <text:p>0.1896175839</text:p>
          </table:table-cell>
          <table:table-cell table:style-name="ce2" table:formula="of:=CORREL([.B3:.B14];[.K3:.K14])" office:value-type="float" office:value="-0.22687186103252" calcext:value-type="float">
            <text:p>-0.226871861</text:p>
          </table:table-cell>
          <table:table-cell table:style-name="ce1" table:formula="of:=CORREL([.B3:.B14];[.L3:.L14])" office:value-type="float" office:value="0.222154889787673" calcext:value-type="float">
            <text:p>0.2221548898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234413041060948" calcext:value-type="float">
            <text:p>-0.2344130411</text:p>
          </table:table-cell>
          <table:table-cell table:style-name="ce1" table:formula="of:=CORREL([.B3:.B14];[.P3:.P14])" office:value-type="float" office:value="0.204632685234826" calcext:value-type="float">
            <text:p>0.2046326852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65631" calcext:value-type="float">
            <text:p>1.65631</text:p>
          </table:table-cell>
          <table:table-cell table:formula="of:=1/[.C18]" office:value-type="float" office:value="0.603751713145486" calcext:value-type="float">
            <text:p>0.6037517131</text:p>
          </table:table-cell>
          <table:table-cell office:value-type="float" office:value="1.89231" calcext:value-type="float">
            <text:p>1.89231</text:p>
          </table:table-cell>
          <table:table-cell table:formula="of:=1/[.E18]" office:value-type="float" office:value="0.528454640095967" calcext:value-type="float">
            <text:p>0.5284546401</text:p>
          </table:table-cell>
          <table:table-cell office:value-type="float" office:value="1.82986" calcext:value-type="float">
            <text:p>1.82986</text:p>
          </table:table-cell>
          <table:table-cell table:formula="of:=1/[.G18]" office:value-type="float" office:value="0.546489895401834" calcext:value-type="float">
            <text:p>0.5464898954</text:p>
          </table:table-cell>
          <table:table-cell office:value-type="float" office:value="1.8009" calcext:value-type="float">
            <text:p>1.8009</text:p>
          </table:table-cell>
          <table:table-cell table:formula="of:=1/[.I18]" office:value-type="float" office:value="0.555277916597257" calcext:value-type="float">
            <text:p>0.5552779166</text:p>
          </table:table-cell>
          <table:table-cell office:value-type="float" office:value="1.97457" calcext:value-type="float">
            <text:p>1.97457</text:p>
          </table:table-cell>
          <table:table-cell table:formula="of:=1/[.K18]" office:value-type="float" office:value="0.506439376674415" calcext:value-type="float">
            <text:p>0.5064393767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84904" calcext:value-type="float">
            <text:p>1.84904</text:p>
          </table:table-cell>
          <table:table-cell table:formula="of:=1/[.O18]" office:value-type="float" office:value="0.540821182884091" calcext:value-type="float">
            <text:p>0.54082118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94006" calcext:value-type="float">
            <text:p>1.94006</text:p>
          </table:table-cell>
          <table:table-cell table:formula="of:=1/[.C19]" office:value-type="float" office:value="0.515447975835799" calcext:value-type="float">
            <text:p>0.5154479758</text:p>
          </table:table-cell>
          <table:table-cell office:value-type="float" office:value="2.14266" calcext:value-type="float">
            <text:p>2.14266</text:p>
          </table:table-cell>
          <table:table-cell table:formula="of:=1/[.E19]" office:value-type="float" office:value="0.46670960395023" calcext:value-type="float">
            <text:p>0.466709604</text:p>
          </table:table-cell>
          <table:table-cell office:value-type="float" office:value="2.09899" calcext:value-type="float">
            <text:p>2.09899</text:p>
          </table:table-cell>
          <table:table-cell table:formula="of:=1/[.G19]" office:value-type="float" office:value="0.476419611336881" calcext:value-type="float">
            <text:p>0.4764196113</text:p>
          </table:table-cell>
          <table:table-cell office:value-type="float" office:value="2.05943" calcext:value-type="float">
            <text:p>2.05943</text:p>
          </table:table-cell>
          <table:table-cell table:formula="of:=1/[.I19]" office:value-type="float" office:value="0.485571250297412" calcext:value-type="float">
            <text:p>0.4855712503</text:p>
          </table:table-cell>
          <table:table-cell office:value-type="float" office:value="2.3104" calcext:value-type="float">
            <text:p>2.3104</text:p>
          </table:table-cell>
          <table:table-cell table:formula="of:=1/[.K19]" office:value-type="float" office:value="0.432825484764543" calcext:value-type="float">
            <text:p>0.4328254848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2.10182" calcext:value-type="float">
            <text:p>2.10182</text:p>
          </table:table-cell>
          <table:table-cell table:formula="of:=1/[.O19]" office:value-type="float" office:value="0.475778135140021" calcext:value-type="float">
            <text:p>0.47577813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91479" calcext:value-type="float">
            <text:p>1.91479</text:p>
          </table:table-cell>
          <table:table-cell table:formula="of:=1/[.C20]" office:value-type="float" office:value="0.522250481776069" calcext:value-type="float">
            <text:p>0.5222504818</text:p>
          </table:table-cell>
          <table:table-cell office:value-type="float" office:value="2.27485" calcext:value-type="float">
            <text:p>2.27485</text:p>
          </table:table-cell>
          <table:table-cell table:formula="of:=1/[.E20]" office:value-type="float" office:value="0.439589423478471" calcext:value-type="float">
            <text:p>0.4395894235</text:p>
          </table:table-cell>
          <table:table-cell office:value-type="float" office:value="2.2502" calcext:value-type="float">
            <text:p>2.2502</text:p>
          </table:table-cell>
          <table:table-cell table:formula="of:=1/[.G20]" office:value-type="float" office:value="0.444404941782953" calcext:value-type="float">
            <text:p>0.4444049418</text:p>
          </table:table-cell>
          <table:table-cell office:value-type="float" office:value="2.16987" calcext:value-type="float">
            <text:p>2.16987</text:p>
          </table:table-cell>
          <table:table-cell table:formula="of:=1/[.I20]" office:value-type="float" office:value="0.460857102038371" calcext:value-type="float">
            <text:p>0.460857102</text:p>
          </table:table-cell>
          <table:table-cell office:value-type="float" office:value="2.45564" calcext:value-type="float">
            <text:p>2.45564</text:p>
          </table:table-cell>
          <table:table-cell table:formula="of:=1/[.K20]" office:value-type="float" office:value="0.407225814858856" calcext:value-type="float">
            <text:p>0.4072258149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2.23701" calcext:value-type="float">
            <text:p>2.23701</text:p>
          </table:table-cell>
          <table:table-cell table:formula="of:=1/[.O20]" office:value-type="float" office:value="0.447025270338532" calcext:value-type="float">
            <text:p>0.44702527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9511" calcext:value-type="float">
            <text:p>3.39511</text:p>
          </table:table-cell>
          <table:table-cell table:formula="of:=1/[.C21]" office:value-type="float" office:value="0.294541266704172" calcext:value-type="float">
            <text:p>0.2945412667</text:p>
          </table:table-cell>
          <table:table-cell office:value-type="float" office:value="3.5295" calcext:value-type="float">
            <text:p>3.5295</text:p>
          </table:table-cell>
          <table:table-cell table:formula="of:=1/[.E21]" office:value-type="float" office:value="0.283326250177079" calcext:value-type="float">
            <text:p>0.2833262502</text:p>
          </table:table-cell>
          <table:table-cell office:value-type="float" office:value="3.54805" calcext:value-type="float">
            <text:p>3.54805</text:p>
          </table:table-cell>
          <table:table-cell table:formula="of:=1/[.G21]" office:value-type="float" office:value="0.281844957089105" calcext:value-type="float">
            <text:p>0.2818449571</text:p>
          </table:table-cell>
          <table:table-cell office:value-type="float" office:value="3.55625" calcext:value-type="float">
            <text:p>3.55625</text:p>
          </table:table-cell>
          <table:table-cell table:formula="of:=1/[.I21]" office:value-type="float" office:value="0.281195079086116" calcext:value-type="float">
            <text:p>0.2811950791</text:p>
          </table:table-cell>
          <table:table-cell office:value-type="float" office:value="3.57272" calcext:value-type="float">
            <text:p>3.57272</text:p>
          </table:table-cell>
          <table:table-cell table:formula="of:=1/[.K21]" office:value-type="float" office:value="0.279898788598043" calcext:value-type="float">
            <text:p>0.2798987886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91663" calcext:value-type="float">
            <text:p>3.91663</text:p>
          </table:table-cell>
          <table:table-cell table:formula="of:=1/[.O21]" office:value-type="float" office:value="0.255321539180367" calcext:value-type="float">
            <text:p>0.25532153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83742" calcext:value-type="float">
            <text:p>2.83742</text:p>
          </table:table-cell>
          <table:table-cell table:formula="of:=1/[.C24]" office:value-type="float" office:value="0.352432843921591" calcext:value-type="float">
            <text:p>0.3524328439</text:p>
          </table:table-cell>
          <table:table-cell office:value-type="float" office:value="2.89505" calcext:value-type="float">
            <text:p>2.89505</text:p>
          </table:table-cell>
          <table:table-cell table:formula="of:=1/[.E24]" office:value-type="float" office:value="0.345417177596242" calcext:value-type="float">
            <text:p>0.3454171776</text:p>
          </table:table-cell>
          <table:table-cell office:value-type="float" office:value="2.87862" calcext:value-type="float">
            <text:p>2.87862</text:p>
          </table:table-cell>
          <table:table-cell table:formula="of:=1/[.G24]" office:value-type="float" office:value="0.347388679297719" calcext:value-type="float">
            <text:p>0.3473886793</text:p>
          </table:table-cell>
          <table:table-cell office:value-type="float" office:value="2.73444" calcext:value-type="float">
            <text:p>2.73444</text:p>
          </table:table-cell>
          <table:table-cell table:formula="of:=1/[.I24]" office:value-type="float" office:value="0.365705592369918" calcext:value-type="float">
            <text:p>0.3657055924</text:p>
          </table:table-cell>
          <table:table-cell office:value-type="float" office:value="2.89408" calcext:value-type="float">
            <text:p>2.89408</text:p>
          </table:table-cell>
          <table:table-cell table:formula="of:=1/[.K24]" office:value-type="float" office:value="0.345532950022114" calcext:value-type="float">
            <text:p>0.34553295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20841" calcext:value-type="float">
            <text:p>3.20841</text:p>
          </table:table-cell>
          <table:table-cell table:formula="of:=1/[.O24]" office:value-type="float" office:value="0.31168086373001" calcext:value-type="float">
            <text:p>0.31168086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83928" calcext:value-type="float">
            <text:p>2.83928</text:p>
          </table:table-cell>
          <table:table-cell table:formula="of:=1/[.C25]" office:value-type="float" office:value="0.352201966695782" calcext:value-type="float">
            <text:p>0.3522019667</text:p>
          </table:table-cell>
          <table:table-cell office:value-type="float" office:value="2.90708" calcext:value-type="float">
            <text:p>2.90708</text:p>
          </table:table-cell>
          <table:table-cell table:formula="of:=1/[.E25]" office:value-type="float" office:value="0.343987781553999" calcext:value-type="float">
            <text:p>0.3439877816</text:p>
          </table:table-cell>
          <table:table-cell office:value-type="float" office:value="2.91718" calcext:value-type="float">
            <text:p>2.91718</text:p>
          </table:table-cell>
          <table:table-cell table:formula="of:=1/[.G25]" office:value-type="float" office:value="0.342796810618474" calcext:value-type="float">
            <text:p>0.3427968106</text:p>
          </table:table-cell>
          <table:table-cell office:value-type="float" office:value="2.77184" calcext:value-type="float">
            <text:p>2.77184</text:p>
          </table:table-cell>
          <table:table-cell table:formula="of:=1/[.I25]" office:value-type="float" office:value="0.360771184483953" calcext:value-type="float">
            <text:p>0.3607711845</text:p>
          </table:table-cell>
          <table:table-cell office:value-type="float" office:value="2.9126" calcext:value-type="float">
            <text:p>2.9126</text:p>
          </table:table-cell>
          <table:table-cell table:formula="of:=1/[.K25]" office:value-type="float" office:value="0.343335851129575" calcext:value-type="float">
            <text:p>0.3433358511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25527" calcext:value-type="float">
            <text:p>3.25527</text:p>
          </table:table-cell>
          <table:table-cell table:formula="of:=1/[.O25]" office:value-type="float" office:value="0.307194180513444" calcext:value-type="float">
            <text:p>0.30719418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12347" calcext:value-type="float">
            <text:p>3.12347</text:p>
          </table:table-cell>
          <table:table-cell table:formula="of:=1/[.C26]" office:value-type="float" office:value="0.320156748744185" calcext:value-type="float">
            <text:p>0.3201567487</text:p>
          </table:table-cell>
          <table:table-cell office:value-type="float" office:value="3.34271" calcext:value-type="float">
            <text:p>3.34271</text:p>
          </table:table-cell>
          <table:table-cell table:formula="of:=1/[.E26]" office:value-type="float" office:value="0.299158467231677" calcext:value-type="float">
            <text:p>0.2991584672</text:p>
          </table:table-cell>
          <table:table-cell office:value-type="float" office:value="3.37214" calcext:value-type="float">
            <text:p>3.37214</text:p>
          </table:table-cell>
          <table:table-cell table:formula="of:=1/[.G26]" office:value-type="float" office:value="0.296547592923188" calcext:value-type="float">
            <text:p>0.2965475929</text:p>
          </table:table-cell>
          <table:table-cell office:value-type="float" office:value="3.34117" calcext:value-type="float">
            <text:p>3.34117</text:p>
          </table:table-cell>
          <table:table-cell table:formula="of:=1/[.I26]" office:value-type="float" office:value="0.299296354271109" calcext:value-type="float">
            <text:p>0.2992963543</text:p>
          </table:table-cell>
          <table:table-cell office:value-type="float" office:value="3.39615" calcext:value-type="float">
            <text:p>3.39615</text:p>
          </table:table-cell>
          <table:table-cell table:formula="of:=1/[.K26]" office:value-type="float" office:value="0.29445106959351" calcext:value-type="float">
            <text:p>0.2944510696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72065" calcext:value-type="float">
            <text:p>3.72065</text:p>
          </table:table-cell>
          <table:table-cell table:formula="of:=1/[.O26]" office:value-type="float" office:value="0.268770241758832" calcext:value-type="float">
            <text:p>0.26877024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.0139" calcext:value-type="float">
            <text:p>2.0139</text:p>
          </table:table-cell>
          <table:table-cell table:formula="of:=1/[.C27]" office:value-type="float" office:value="0.496548984557327" calcext:value-type="float">
            <text:p>0.4965489846</text:p>
          </table:table-cell>
          <table:table-cell office:value-type="float" office:value="2.12225" calcext:value-type="float">
            <text:p>2.12225</text:p>
          </table:table-cell>
          <table:table-cell table:formula="of:=1/[.E27]" office:value-type="float" office:value="0.471198020968312" calcext:value-type="float">
            <text:p>0.471198021</text:p>
          </table:table-cell>
          <table:table-cell office:value-type="float" office:value="2.12109" calcext:value-type="float">
            <text:p>2.12109</text:p>
          </table:table-cell>
          <table:table-cell table:formula="of:=1/[.G27]" office:value-type="float" office:value="0.471455713807523" calcext:value-type="float">
            <text:p>0.4714557138</text:p>
          </table:table-cell>
          <table:table-cell office:value-type="float" office:value="2.10408" calcext:value-type="float">
            <text:p>2.10408</text:p>
          </table:table-cell>
          <table:table-cell table:formula="of:=1/[.I27]" office:value-type="float" office:value="0.475267100110262" calcext:value-type="float">
            <text:p>0.4752671001</text:p>
          </table:table-cell>
          <table:table-cell office:value-type="float" office:value="2.16122" calcext:value-type="float">
            <text:p>2.16122</text:p>
          </table:table-cell>
          <table:table-cell table:formula="of:=1/[.K27]" office:value-type="float" office:value="0.462701622231887" calcext:value-type="float">
            <text:p>0.4627016222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2.22877" calcext:value-type="float">
            <text:p>2.22877</text:p>
          </table:table-cell>
          <table:table-cell table:formula="of:=1/[.O27]" office:value-type="float" office:value="0.448677970360333" calcext:value-type="float">
            <text:p>0.44867797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25128" calcext:value-type="float">
            <text:p>2.25128</text:p>
          </table:table-cell>
          <table:table-cell table:formula="of:=1/[.C28]" office:value-type="float" office:value="0.444191748694076" calcext:value-type="float">
            <text:p>0.4441917487</text:p>
          </table:table-cell>
          <table:table-cell office:value-type="float" office:value="2.47646" calcext:value-type="float">
            <text:p>2.47646</text:p>
          </table:table-cell>
          <table:table-cell table:formula="of:=1/[.E28]" office:value-type="float" office:value="0.403802201529603" calcext:value-type="float">
            <text:p>0.4038022015</text:p>
          </table:table-cell>
          <table:table-cell office:value-type="float" office:value="2.4328" calcext:value-type="float">
            <text:p>2.4328</text:p>
          </table:table-cell>
          <table:table-cell table:formula="of:=1/[.G28]" office:value-type="float" office:value="0.411048997040447" calcext:value-type="float">
            <text:p>0.411048997</text:p>
          </table:table-cell>
          <table:table-cell office:value-type="float" office:value="2.40538" calcext:value-type="float">
            <text:p>2.40538</text:p>
          </table:table-cell>
          <table:table-cell table:formula="of:=1/[.I28]" office:value-type="float" office:value="0.415734727984767" calcext:value-type="float">
            <text:p>0.415734728</text:p>
          </table:table-cell>
          <table:table-cell office:value-type="float" office:value="2.5234" calcext:value-type="float">
            <text:p>2.5234</text:p>
          </table:table-cell>
          <table:table-cell table:formula="of:=1/[.K28]" office:value-type="float" office:value="0.396290718871364" calcext:value-type="float">
            <text:p>0.3962907189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56749" calcext:value-type="float">
            <text:p>2.56749</text:p>
          </table:table-cell>
          <table:table-cell table:formula="of:=1/[.O28]" office:value-type="float" office:value="0.389485450770986" calcext:value-type="float">
            <text:p>0.389485450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47661845274679" calcext:value-type="float">
            <text:p>-0.6476618453</text:p>
          </table:table-cell>
          <table:table-cell table:style-name="ce1" table:formula="of:=CORREL([.B17:.B28];[.D17:.D28])" office:value-type="float" office:value="0.670581607654752" calcext:value-type="float">
            <text:p>0.6705816077</text:p>
          </table:table-cell>
          <table:table-cell table:style-name="ce2" table:formula="of:=CORREL([.B17:.B28];[.E17:.E28])" office:value-type="float" office:value="-0.652016477655184" calcext:value-type="float">
            <text:p>-0.6520164777</text:p>
          </table:table-cell>
          <table:table-cell table:style-name="ce1" table:formula="of:=CORREL([.B17:.B28];[.F17:.F28])" office:value-type="float" office:value="0.705766757084225" calcext:value-type="float">
            <text:p>0.7057667571</text:p>
          </table:table-cell>
          <table:table-cell table:style-name="ce2" table:formula="of:=CORREL([.B17:.B28];[.G17:.G28])" office:value-type="float" office:value="-0.637444709216153" calcext:value-type="float">
            <text:p>-0.6374447092</text:p>
          </table:table-cell>
          <table:table-cell table:style-name="ce1" table:formula="of:=CORREL([.B17:.B28];[.H17:.H28])" office:value-type="float" office:value="0.689691904726101" calcext:value-type="float">
            <text:p>0.6896919047</text:p>
          </table:table-cell>
          <table:table-cell table:style-name="ce2" table:formula="of:=CORREL([.B17:.B28];[.I17:.I28])" office:value-type="float" office:value="-0.59335585170423" calcext:value-type="float">
            <text:p>-0.5933558517</text:p>
          </table:table-cell>
          <table:table-cell table:style-name="ce1" table:formula="of:=CORREL([.B17:.B28];[.J17:.J28])" office:value-type="float" office:value="0.653272923141696" calcext:value-type="float">
            <text:p>0.6532729231</text:p>
          </table:table-cell>
          <table:table-cell table:style-name="ce2" table:formula="of:=CORREL([.B17:.B28];[.K17:.K28])" office:value-type="float" office:value="-0.636386014153417" calcext:value-type="float">
            <text:p>-0.6363860142</text:p>
          </table:table-cell>
          <table:table-cell table:style-name="ce1" table:formula="of:=CORREL([.B17:.B28];[.L17:.L28])" office:value-type="float" office:value="0.695736260445419" calcext:value-type="float">
            <text:p>0.695736260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49724306305748" calcext:value-type="float">
            <text:p>-0.6497243063</text:p>
          </table:table-cell>
          <table:table-cell table:style-name="ce1" table:formula="of:=CORREL([.B17:.B28];[.P17:.P28])" office:value-type="float" office:value="0.69453022728513" calcext:value-type="float">
            <text:p>0.6945302273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3.06294" calcext:value-type="float">
            <text:p>3.06294</text:p>
          </table:table-cell>
          <table:table-cell table:formula="of:=1/[.C32]" office:value-type="float" office:value="0.326483705198273" calcext:value-type="float">
            <text:p>0.3264837052</text:p>
          </table:table-cell>
          <table:table-cell office:value-type="float" office:value="3.16015" calcext:value-type="float">
            <text:p>3.16015</text:p>
          </table:table-cell>
          <table:table-cell table:formula="of:=1/[.E32]" office:value-type="float" office:value="0.316440675284401" calcext:value-type="float">
            <text:p>0.3164406753</text:p>
          </table:table-cell>
          <table:table-cell office:value-type="float" office:value="3.16037" calcext:value-type="float">
            <text:p>3.16037</text:p>
          </table:table-cell>
          <table:table-cell table:formula="of:=1/[.G32]" office:value-type="float" office:value="0.316418647183716" calcext:value-type="float">
            <text:p>0.3164186472</text:p>
          </table:table-cell>
          <table:table-cell office:value-type="float" office:value="3.15359" calcext:value-type="float">
            <text:p>3.15359</text:p>
          </table:table-cell>
          <table:table-cell table:formula="of:=1/[.I32]" office:value-type="float" office:value="0.317098925351742" calcext:value-type="float">
            <text:p>0.3170989254</text:p>
          </table:table-cell>
          <table:table-cell office:value-type="float" office:value="3.19393" calcext:value-type="float">
            <text:p>3.19393</text:p>
          </table:table-cell>
          <table:table-cell table:formula="of:=1/[.K32]" office:value-type="float" office:value="0.313093899991546" calcext:value-type="float">
            <text:p>0.313093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6429" calcext:value-type="float">
            <text:p>3.6429</text:p>
          </table:table-cell>
          <table:table-cell table:formula="of:=1/[.O32]" office:value-type="float" office:value="0.274506574432458" calcext:value-type="float">
            <text:p>0.27450657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76933" calcext:value-type="float">
            <text:p>2.76933</text:p>
          </table:table-cell>
          <table:table-cell table:formula="of:=1/[.C33]" office:value-type="float" office:value="0.361098171759956" calcext:value-type="float">
            <text:p>0.3610981718</text:p>
          </table:table-cell>
          <table:table-cell office:value-type="float" office:value="2.87459" calcext:value-type="float">
            <text:p>2.87459</text:p>
          </table:table-cell>
          <table:table-cell table:formula="of:=1/[.E33]" office:value-type="float" office:value="0.347875697055928" calcext:value-type="float">
            <text:p>0.3478756971</text:p>
          </table:table-cell>
          <table:table-cell office:value-type="float" office:value="2.8558" calcext:value-type="float">
            <text:p>2.8558</text:p>
          </table:table-cell>
          <table:table-cell table:formula="of:=1/[.G33]" office:value-type="float" office:value="0.350164577351355" calcext:value-type="float">
            <text:p>0.3501645774</text:p>
          </table:table-cell>
          <table:table-cell office:value-type="float" office:value="2.84397" calcext:value-type="float">
            <text:p>2.84397</text:p>
          </table:table-cell>
          <table:table-cell table:formula="of:=1/[.I33]" office:value-type="float" office:value="0.351621149308889" calcext:value-type="float">
            <text:p>0.3516211493</text:p>
          </table:table-cell>
          <table:table-cell office:value-type="float" office:value="2.89275" calcext:value-type="float">
            <text:p>2.89275</text:p>
          </table:table-cell>
          <table:table-cell table:formula="of:=1/[.K33]" office:value-type="float" office:value="0.345691815746262" calcext:value-type="float">
            <text:p>0.3456918157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3.1238" calcext:value-type="float">
            <text:p>3.1238</text:p>
          </table:table-cell>
          <table:table-cell table:formula="of:=1/[.O33]" office:value-type="float" office:value="0.320122927204046" calcext:value-type="float">
            <text:p>0.32012292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3.00761" calcext:value-type="float">
            <text:p>3.00761</text:p>
          </table:table-cell>
          <table:table-cell table:formula="of:=1/[.C34]" office:value-type="float" office:value="0.33248991724326" calcext:value-type="float">
            <text:p>0.3324899172</text:p>
          </table:table-cell>
          <table:table-cell office:value-type="float" office:value="3.04747" calcext:value-type="float">
            <text:p>3.04747</text:p>
          </table:table-cell>
          <table:table-cell table:formula="of:=1/[.E34]" office:value-type="float" office:value="0.328141048148136" calcext:value-type="float">
            <text:p>0.3281410481</text:p>
          </table:table-cell>
          <table:table-cell office:value-type="float" office:value="3.05079" calcext:value-type="float">
            <text:p>3.05079</text:p>
          </table:table-cell>
          <table:table-cell table:formula="of:=1/[.G34]" office:value-type="float" office:value="0.327783951042189" calcext:value-type="float">
            <text:p>0.327783951</text:p>
          </table:table-cell>
          <table:table-cell office:value-type="float" office:value="3.03873" calcext:value-type="float">
            <text:p>3.03873</text:p>
          </table:table-cell>
          <table:table-cell table:formula="of:=1/[.I34]" office:value-type="float" office:value="0.329084847946346" calcext:value-type="float">
            <text:p>0.3290848479</text:p>
          </table:table-cell>
          <table:table-cell office:value-type="float" office:value="3.0694" calcext:value-type="float">
            <text:p>3.0694</text:p>
          </table:table-cell>
          <table:table-cell table:formula="of:=1/[.K34]" office:value-type="float" office:value="0.325796572620056" calcext:value-type="float">
            <text:p>0.3257965726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53355" calcext:value-type="float">
            <text:p>3.53355</text:p>
          </table:table-cell>
          <table:table-cell table:formula="of:=1/[.O34]" office:value-type="float" office:value="0.2830015140581" calcext:value-type="float">
            <text:p>0.28300151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3.04413" calcext:value-type="float">
            <text:p>3.04413</text:p>
          </table:table-cell>
          <table:table-cell table:formula="of:=1/[.C35]" office:value-type="float" office:value="0.328501082411067" calcext:value-type="float">
            <text:p>0.3285010824</text:p>
          </table:table-cell>
          <table:table-cell office:value-type="float" office:value="3.23005" calcext:value-type="float">
            <text:p>3.23005</text:p>
          </table:table-cell>
          <table:table-cell table:formula="of:=1/[.E35]" office:value-type="float" office:value="0.309592730762682" calcext:value-type="float">
            <text:p>0.3095927308</text:p>
          </table:table-cell>
          <table:table-cell office:value-type="float" office:value="3.22934" calcext:value-type="float">
            <text:p>3.22934</text:p>
          </table:table-cell>
          <table:table-cell table:formula="of:=1/[.G35]" office:value-type="float" office:value="0.30966079756235" calcext:value-type="float">
            <text:p>0.3096607976</text:p>
          </table:table-cell>
          <table:table-cell office:value-type="float" office:value="3.19096" calcext:value-type="float">
            <text:p>3.19096</text:p>
          </table:table-cell>
          <table:table-cell table:formula="of:=1/[.I35]" office:value-type="float" office:value="0.313385313510668" calcext:value-type="float">
            <text:p>0.3133853135</text:p>
          </table:table-cell>
          <table:table-cell office:value-type="float" office:value="3.26142" calcext:value-type="float">
            <text:p>3.26142</text:p>
          </table:table-cell>
          <table:table-cell table:formula="of:=1/[.K35]" office:value-type="float" office:value="0.306614910069847" calcext:value-type="float">
            <text:p>0.3066149101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65874" calcext:value-type="float">
            <text:p>3.65874</text:p>
          </table:table-cell>
          <table:table-cell table:formula="of:=1/[.O35]" office:value-type="float" office:value="0.273318136844925" calcext:value-type="float">
            <text:p>0.27331813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76492" calcext:value-type="float">
            <text:p>2.76492</text:p>
          </table:table-cell>
          <table:table-cell table:formula="of:=1/[.C36]" office:value-type="float" office:value="0.36167411715348" calcext:value-type="float">
            <text:p>0.3616741172</text:p>
          </table:table-cell>
          <table:table-cell office:value-type="float" office:value="2.84045" calcext:value-type="float">
            <text:p>2.84045</text:p>
          </table:table-cell>
          <table:table-cell table:formula="of:=1/[.E36]" office:value-type="float" office:value="0.352056892393811" calcext:value-type="float">
            <text:p>0.3520568924</text:p>
          </table:table-cell>
          <table:table-cell office:value-type="float" office:value="2.83957" calcext:value-type="float">
            <text:p>2.83957</text:p>
          </table:table-cell>
          <table:table-cell table:formula="of:=1/[.G36]" office:value-type="float" office:value="0.352165996964329" calcext:value-type="float">
            <text:p>0.352165997</text:p>
          </table:table-cell>
          <table:table-cell office:value-type="float" office:value="2.83217" calcext:value-type="float">
            <text:p>2.83217</text:p>
          </table:table-cell>
          <table:table-cell table:formula="of:=1/[.I36]" office:value-type="float" office:value="0.353086149489614" calcext:value-type="float">
            <text:p>0.3530861495</text:p>
          </table:table-cell>
          <table:table-cell office:value-type="float" office:value="2.85874" calcext:value-type="float">
            <text:p>2.85874</text:p>
          </table:table-cell>
          <table:table-cell table:formula="of:=1/[.K36]" office:value-type="float" office:value="0.349804459307247" calcext:value-type="float">
            <text:p>0.3498044593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3.14963" calcext:value-type="float">
            <text:p>3.14963</text:p>
          </table:table-cell>
          <table:table-cell table:formula="of:=1/[.O36]" office:value-type="float" office:value="0.317497610830478" calcext:value-type="float">
            <text:p>0.31749761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89047" calcext:value-type="float">
            <text:p>2.89047</text:p>
          </table:table-cell>
          <table:table-cell table:formula="of:=1/[.C37]" office:value-type="float" office:value="0.345964497123305" calcext:value-type="float">
            <text:p>0.3459644971</text:p>
          </table:table-cell>
          <table:table-cell office:value-type="float" office:value="3.00782" calcext:value-type="float">
            <text:p>3.00782</text:p>
          </table:table-cell>
          <table:table-cell table:formula="of:=1/[.E37]" office:value-type="float" office:value="0.332466703459648" calcext:value-type="float">
            <text:p>0.3324667035</text:p>
          </table:table-cell>
          <table:table-cell office:value-type="float" office:value="2.97909" calcext:value-type="float">
            <text:p>2.97909</text:p>
          </table:table-cell>
          <table:table-cell table:formula="of:=1/[.G37]" office:value-type="float" office:value="0.335672973961847" calcext:value-type="float">
            <text:p>0.335672974</text:p>
          </table:table-cell>
          <table:table-cell office:value-type="float" office:value="2.94837" calcext:value-type="float">
            <text:p>2.94837</text:p>
          </table:table-cell>
          <table:table-cell table:formula="of:=1/[.I37]" office:value-type="float" office:value="0.339170456896522" calcext:value-type="float">
            <text:p>0.3391704569</text:p>
          </table:table-cell>
          <table:table-cell office:value-type="float" office:value="3.04029" calcext:value-type="float">
            <text:p>3.04029</text:p>
          </table:table-cell>
          <table:table-cell table:formula="of:=1/[.K37]" office:value-type="float" office:value="0.328915991566594" calcext:value-type="float">
            <text:p>0.3289159916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35278" calcext:value-type="float">
            <text:p>3.35278</text:p>
          </table:table-cell>
          <table:table-cell table:formula="of:=1/[.O37]" office:value-type="float" office:value="0.29825995144328" calcext:value-type="float">
            <text:p>0.29825995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99767" calcext:value-type="float">
            <text:p>2.99767</text:p>
          </table:table-cell>
          <table:table-cell table:formula="of:=1/[.C38]" office:value-type="float" office:value="0.333592423448879" calcext:value-type="float">
            <text:p>0.3335924234</text:p>
          </table:table-cell>
          <table:table-cell office:value-type="float" office:value="3.09255" calcext:value-type="float">
            <text:p>3.09255</text:p>
          </table:table-cell>
          <table:table-cell table:formula="of:=1/[.E38]" office:value-type="float" office:value="0.32335774684322" calcext:value-type="float">
            <text:p>0.3233577468</text:p>
          </table:table-cell>
          <table:table-cell office:value-type="float" office:value="3.09627" calcext:value-type="float">
            <text:p>3.09627</text:p>
          </table:table-cell>
          <table:table-cell table:formula="of:=1/[.G38]" office:value-type="float" office:value="0.322969250097698" calcext:value-type="float">
            <text:p>0.3229692501</text:p>
          </table:table-cell>
          <table:table-cell office:value-type="float" office:value="3.09393" calcext:value-type="float">
            <text:p>3.09393</text:p>
          </table:table-cell>
          <table:table-cell table:formula="of:=1/[.I38]" office:value-type="float" office:value="0.32321351808218" calcext:value-type="float">
            <text:p>0.3232135181</text:p>
          </table:table-cell>
          <table:table-cell office:value-type="float" office:value="3.1228" calcext:value-type="float">
            <text:p>3.1228</text:p>
          </table:table-cell>
          <table:table-cell table:formula="of:=1/[.K38]" office:value-type="float" office:value="0.320225438708851" calcext:value-type="float">
            <text:p>0.320225438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54941" calcext:value-type="float">
            <text:p>3.54941</text:p>
          </table:table-cell>
          <table:table-cell table:formula="of:=1/[.O38]" office:value-type="float" office:value="0.281736964734984" calcext:value-type="float">
            <text:p>0.28173696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3.00784" calcext:value-type="float">
            <text:p>3.00784</text:p>
          </table:table-cell>
          <table:table-cell table:formula="of:=1/[.C39]" office:value-type="float" office:value="0.33246449279217" calcext:value-type="float">
            <text:p>0.3324644928</text:p>
          </table:table-cell>
          <table:table-cell office:value-type="float" office:value="3.10064" calcext:value-type="float">
            <text:p>3.10064</text:p>
          </table:table-cell>
          <table:table-cell table:formula="of:=1/[.E39]" office:value-type="float" office:value="0.322514061613086" calcext:value-type="float">
            <text:p>0.3225140616</text:p>
          </table:table-cell>
          <table:table-cell office:value-type="float" office:value="3.09948" calcext:value-type="float">
            <text:p>3.09948</text:p>
          </table:table-cell>
          <table:table-cell table:formula="of:=1/[.G39]" office:value-type="float" office:value="0.322634764541149" calcext:value-type="float">
            <text:p>0.3226347645</text:p>
          </table:table-cell>
          <table:table-cell office:value-type="float" office:value="3.08798" calcext:value-type="float">
            <text:p>3.08798</text:p>
          </table:table-cell>
          <table:table-cell table:formula="of:=1/[.I39]" office:value-type="float" office:value="0.323836294276517" calcext:value-type="float">
            <text:p>0.3238362943</text:p>
          </table:table-cell>
          <table:table-cell office:value-type="float" office:value="3.12573" calcext:value-type="float">
            <text:p>3.12573</text:p>
          </table:table-cell>
          <table:table-cell table:formula="of:=1/[.K39]" office:value-type="float" office:value="0.319925265457989" calcext:value-type="float">
            <text:p>0.3199252655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55919" calcext:value-type="float">
            <text:p>3.55919</text:p>
          </table:table-cell>
          <table:table-cell table:formula="of:=1/[.O39]" office:value-type="float" office:value="0.280962803334467" calcext:value-type="float">
            <text:p>0.280962803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83487186333356" calcext:value-type="float">
            <text:p>-0.6834871863</text:p>
          </table:table-cell>
          <table:table-cell table:style-name="ce1" table:formula="of:=CORREL([.B32:.B39];[.D32:.D39])" office:value-type="float" office:value="0.683685054011167" calcext:value-type="float">
            <text:p>0.683685054</text:p>
          </table:table-cell>
          <table:table-cell table:style-name="ce2" table:formula="of:=CORREL([.B32:.B39];[.E32:.E39])" office:value-type="float" office:value="-0.464548047378032" calcext:value-type="float">
            <text:p>-0.4645480474</text:p>
          </table:table-cell>
          <table:table-cell table:style-name="ce1" table:formula="of:=CORREL([.B32:.B39];[.F32:.F39])" office:value-type="float" office:value="0.477169025418182" calcext:value-type="float">
            <text:p>0.4771690254</text:p>
          </table:table-cell>
          <table:table-cell table:style-name="ce2" table:formula="of:=CORREL([.B32:.B39];[.G32:.G39])" office:value-type="float" office:value="-0.50864624767203" calcext:value-type="float">
            <text:p>-0.5086462477</text:p>
          </table:table-cell>
          <table:table-cell table:style-name="ce1" table:formula="of:=CORREL([.B32:.B39];[.H32:.H39])" office:value-type="float" office:value="0.523577918874699" calcext:value-type="float">
            <text:p>0.5235779189</text:p>
          </table:table-cell>
          <table:table-cell table:style-name="ce2" table:formula="of:=CORREL([.B32:.B39];[.I32:.I39])" office:value-type="float" office:value="-0.548467671649465" calcext:value-type="float">
            <text:p>-0.5484676716</text:p>
          </table:table-cell>
          <table:table-cell table:style-name="ce1" table:formula="of:=CORREL([.B32:.B39];[.J32:.J39])" office:value-type="float" office:value="0.560448142825633" calcext:value-type="float">
            <text:p>0.5604481428</text:p>
          </table:table-cell>
          <table:table-cell table:style-name="ce2" table:formula="of:=CORREL([.B32:.B39];[.K32:.K39])" office:value-type="float" office:value="-0.457921723216988" calcext:value-type="float">
            <text:p>-0.4579217232</text:p>
          </table:table-cell>
          <table:table-cell table:style-name="ce1" table:formula="of:=CORREL([.B32:.B39];[.L32:.L39])" office:value-type="float" office:value="0.470773995372071" calcext:value-type="float">
            <text:p>0.4707739954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660706560664745" calcext:value-type="float">
            <text:p>-0.6607065607</text:p>
          </table:table-cell>
          <table:table-cell table:style-name="ce1" table:formula="of:=CORREL([.B32:.B39];[.P32:.P39])" office:value-type="float" office:value="0.669445879934677" calcext:value-type="float">
            <text:p>0.6694458799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8026" calcext:value-type="float">
            <text:p>1.58026</text:p>
          </table:table-cell>
          <table:table-cell table:formula="of:=1/[.C43]" office:value-type="float" office:value="0.632807259564882" calcext:value-type="float">
            <text:p>0.6328072596</text:p>
          </table:table-cell>
          <table:table-cell office:value-type="float" office:value="1.75171" calcext:value-type="float">
            <text:p>1.75171</text:p>
          </table:table-cell>
          <table:table-cell table:formula="of:=1/[.E43]" office:value-type="float" office:value="0.570870749153684" calcext:value-type="float">
            <text:p>0.5708707492</text:p>
          </table:table-cell>
          <table:table-cell office:value-type="float" office:value="1.70168" calcext:value-type="float">
            <text:p>1.70168</text:p>
          </table:table-cell>
          <table:table-cell table:formula="of:=1/[.G43]" office:value-type="float" office:value="0.587654553147478" calcext:value-type="float">
            <text:p>0.5876545531</text:p>
          </table:table-cell>
          <table:table-cell office:value-type="float" office:value="1.7163" calcext:value-type="float">
            <text:p>1.7163</text:p>
          </table:table-cell>
          <table:table-cell table:formula="of:=1/[.I43]" office:value-type="float" office:value="0.582648721086057" calcext:value-type="float">
            <text:p>0.5826487211</text:p>
          </table:table-cell>
          <table:table-cell office:value-type="float" office:value="1.76667" calcext:value-type="float">
            <text:p>1.76667</text:p>
          </table:table-cell>
          <table:table-cell table:formula="of:=1/[.K43]" office:value-type="float" office:value="0.566036667855344" calcext:value-type="float">
            <text:p>0.5660366679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72747" calcext:value-type="float">
            <text:p>1.72747</text:p>
          </table:table-cell>
          <table:table-cell table:formula="of:=1/[.O43]" office:value-type="float" office:value="0.578881254088349" calcext:value-type="float">
            <text:p>0.57888125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5754" calcext:value-type="float">
            <text:p>1.5754</text:p>
          </table:table-cell>
          <table:table-cell table:formula="of:=1/[.C44]" office:value-type="float" office:value="0.634759426177479" calcext:value-type="float">
            <text:p>0.6347594262</text:p>
          </table:table-cell>
          <table:table-cell office:value-type="float" office:value="1.72651" calcext:value-type="float">
            <text:p>1.72651</text:p>
          </table:table-cell>
          <table:table-cell table:formula="of:=1/[.E44]" office:value-type="float" office:value="0.57920313233054" calcext:value-type="float">
            <text:p>0.5792031323</text:p>
          </table:table-cell>
          <table:table-cell office:value-type="float" office:value="1.68097" calcext:value-type="float">
            <text:p>1.68097</text:p>
          </table:table-cell>
          <table:table-cell table:formula="of:=1/[.G44]" office:value-type="float" office:value="0.594894614419056" calcext:value-type="float">
            <text:p>0.5948946144</text:p>
          </table:table-cell>
          <table:table-cell office:value-type="float" office:value="1.69896" calcext:value-type="float">
            <text:p>1.69896</text:p>
          </table:table-cell>
          <table:table-cell table:formula="of:=1/[.I44]" office:value-type="float" office:value="0.588595375994726" calcext:value-type="float">
            <text:p>0.588595376</text:p>
          </table:table-cell>
          <table:table-cell office:value-type="float" office:value="1.74143" calcext:value-type="float">
            <text:p>1.74143</text:p>
          </table:table-cell>
          <table:table-cell table:formula="of:=1/[.K44]" office:value-type="float" office:value="0.57424071022091" calcext:value-type="float">
            <text:p>0.5742407102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70566" calcext:value-type="float">
            <text:p>1.70566</text:p>
          </table:table-cell>
          <table:table-cell table:formula="of:=1/[.O44]" office:value-type="float" office:value="0.586283315549406" calcext:value-type="float">
            <text:p>0.586283315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45075" calcext:value-type="float">
            <text:p>1.45075</text:p>
          </table:table-cell>
          <table:table-cell table:formula="of:=1/[.C45]" office:value-type="float" office:value="0.689298638635189" calcext:value-type="float">
            <text:p>0.6892986386</text:p>
          </table:table-cell>
          <table:table-cell office:value-type="float" office:value="1.59542" calcext:value-type="float">
            <text:p>1.59542</text:p>
          </table:table-cell>
          <table:table-cell table:formula="of:=1/[.E45]" office:value-type="float" office:value="0.6267941983929" calcext:value-type="float">
            <text:p>0.6267941984</text:p>
          </table:table-cell>
          <table:table-cell office:value-type="float" office:value="1.55586" calcext:value-type="float">
            <text:p>1.55586</text:p>
          </table:table-cell>
          <table:table-cell table:formula="of:=1/[.G45]" office:value-type="float" office:value="0.642731351149846" calcext:value-type="float">
            <text:p>0.6427313511</text:p>
          </table:table-cell>
          <table:table-cell office:value-type="float" office:value="1.5581" calcext:value-type="float">
            <text:p>1.5581</text:p>
          </table:table-cell>
          <table:table-cell table:formula="of:=1/[.I45]" office:value-type="float" office:value="0.641807329439702" calcext:value-type="float">
            <text:p>0.6418073294</text:p>
          </table:table-cell>
          <table:table-cell office:value-type="float" office:value="1.60578" calcext:value-type="float">
            <text:p>1.60578</text:p>
          </table:table-cell>
          <table:table-cell table:formula="of:=1/[.K45]" office:value-type="float" office:value="0.622750314488909" calcext:value-type="float">
            <text:p>0.6227503145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57386" calcext:value-type="float">
            <text:p>1.57386</text:p>
          </table:table-cell>
          <table:table-cell table:formula="of:=1/[.O45]" office:value-type="float" office:value="0.635380529399057" calcext:value-type="float">
            <text:p>0.635380529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56994" calcext:value-type="float">
            <text:p>1.56994</text:p>
          </table:table-cell>
          <table:table-cell table:formula="of:=1/[.C46]" office:value-type="float" office:value="0.636967017847816" calcext:value-type="float">
            <text:p>0.6369670178</text:p>
          </table:table-cell>
          <table:table-cell office:value-type="float" office:value="1.87646" calcext:value-type="float">
            <text:p>1.87646</text:p>
          </table:table-cell>
          <table:table-cell table:formula="of:=1/[.E46]" office:value-type="float" office:value="0.532918367564456" calcext:value-type="float">
            <text:p>0.5329183676</text:p>
          </table:table-cell>
          <table:table-cell office:value-type="float" office:value="1.73684" calcext:value-type="float">
            <text:p>1.73684</text:p>
          </table:table-cell>
          <table:table-cell table:formula="of:=1/[.G46]" office:value-type="float" office:value="0.575758273646392" calcext:value-type="float">
            <text:p>0.5757582736</text:p>
          </table:table-cell>
          <table:table-cell office:value-type="float" office:value="1.70789" calcext:value-type="float">
            <text:p>1.70789</text:p>
          </table:table-cell>
          <table:table-cell table:formula="of:=1/[.I46]" office:value-type="float" office:value="0.58551780266879" calcext:value-type="float">
            <text:p>0.5855178027</text:p>
          </table:table-cell>
          <table:table-cell office:value-type="float" office:value="1.93929" calcext:value-type="float">
            <text:p>1.93929</text:p>
          </table:table-cell>
          <table:table-cell table:formula="of:=1/[.K46]" office:value-type="float" office:value="0.515652635758448" calcext:value-type="float">
            <text:p>0.515652635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71936" calcext:value-type="float">
            <text:p>1.71936</text:p>
          </table:table-cell>
          <table:table-cell table:formula="of:=1/[.O46]" office:value-type="float" office:value="0.581611762516285" calcext:value-type="float">
            <text:p>0.581611762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4596" calcext:value-type="float">
            <text:p>1.4596</text:p>
          </table:table-cell>
          <table:table-cell table:formula="of:=1/[.C47]" office:value-type="float" office:value="0.685119210742669" calcext:value-type="float">
            <text:p>0.6851192107</text:p>
          </table:table-cell>
          <table:table-cell office:value-type="float" office:value="1.57024" calcext:value-type="float">
            <text:p>1.57024</text:p>
          </table:table-cell>
          <table:table-cell table:formula="of:=1/[.E47]" office:value-type="float" office:value="0.636845323007948" calcext:value-type="float">
            <text:p>0.636845323</text:p>
          </table:table-cell>
          <table:table-cell office:value-type="float" office:value="1.54174" calcext:value-type="float">
            <text:p>1.54174</text:p>
          </table:table-cell>
          <table:table-cell table:formula="of:=1/[.G47]" office:value-type="float" office:value="0.648617795477837" calcext:value-type="float">
            <text:p>0.6486177955</text:p>
          </table:table-cell>
          <table:table-cell office:value-type="float" office:value="1.54779" calcext:value-type="float">
            <text:p>1.54779</text:p>
          </table:table-cell>
          <table:table-cell table:formula="of:=1/[.I47]" office:value-type="float" office:value="0.646082478889255" calcext:value-type="float">
            <text:p>0.6460824789</text:p>
          </table:table-cell>
          <table:table-cell office:value-type="float" office:value="1.57824" calcext:value-type="float">
            <text:p>1.57824</text:p>
          </table:table-cell>
          <table:table-cell table:formula="of:=1/[.K47]" office:value-type="float" office:value="0.633617193836172" calcext:value-type="float">
            <text:p>0.6336171938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56435" calcext:value-type="float">
            <text:p>1.56435</text:p>
          </table:table-cell>
          <table:table-cell table:formula="of:=1/[.O47]" office:value-type="float" office:value="0.639243136126826" calcext:value-type="float">
            <text:p>0.639243136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9344" calcext:value-type="float">
            <text:p>1.79344</text:p>
          </table:table-cell>
          <table:table-cell table:formula="of:=1/[.C48]" office:value-type="float" office:value="0.557587652779017" calcext:value-type="float">
            <text:p>0.5575876528</text:p>
          </table:table-cell>
          <table:table-cell office:value-type="float" office:value="2.0149" calcext:value-type="float">
            <text:p>2.0149</text:p>
          </table:table-cell>
          <table:table-cell table:formula="of:=1/[.E48]" office:value-type="float" office:value="0.496302546032061" calcext:value-type="float">
            <text:p>0.496302546</text:p>
          </table:table-cell>
          <table:table-cell office:value-type="float" office:value="1.94394" calcext:value-type="float">
            <text:p>1.94394</text:p>
          </table:table-cell>
          <table:table-cell table:formula="of:=1/[.G48]" office:value-type="float" office:value="0.514419169315925" calcext:value-type="float">
            <text:p>0.5144191693</text:p>
          </table:table-cell>
          <table:table-cell office:value-type="float" office:value="1.97403" calcext:value-type="float">
            <text:p>1.97403</text:p>
          </table:table-cell>
          <table:table-cell table:formula="of:=1/[.I48]" office:value-type="float" office:value="0.506577914216096" calcext:value-type="float">
            <text:p>0.5065779142</text:p>
          </table:table-cell>
          <table:table-cell office:value-type="float" office:value="2.03706" calcext:value-type="float">
            <text:p>2.03706</text:p>
          </table:table-cell>
          <table:table-cell table:formula="of:=1/[.K48]" office:value-type="float" office:value="0.490903557087175" calcext:value-type="float">
            <text:p>0.4909035571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8374" calcext:value-type="float">
            <text:p>1.98374</text:p>
          </table:table-cell>
          <table:table-cell table:formula="of:=1/[.O48]" office:value-type="float" office:value="0.504098319336203" calcext:value-type="float">
            <text:p>0.504098319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8751" calcext:value-type="float">
            <text:p>1.38751</text:p>
          </table:table-cell>
          <table:table-cell table:formula="of:=1/[.C49]" office:value-type="float" office:value="0.720715526374585" calcext:value-type="float">
            <text:p>0.7207155264</text:p>
          </table:table-cell>
          <table:table-cell office:value-type="float" office:value="1.45837" calcext:value-type="float">
            <text:p>1.45837</text:p>
          </table:table-cell>
          <table:table-cell table:formula="of:=1/[.E49]" office:value-type="float" office:value="0.685697045331432" calcext:value-type="float">
            <text:p>0.6856970453</text:p>
          </table:table-cell>
          <table:table-cell office:value-type="float" office:value="1.44078" calcext:value-type="float">
            <text:p>1.44078</text:p>
          </table:table-cell>
          <table:table-cell table:formula="of:=1/[.G49]" office:value-type="float" office:value="0.69406849067866" calcext:value-type="float">
            <text:p>0.6940684907</text:p>
          </table:table-cell>
          <table:table-cell office:value-type="float" office:value="1.4407" calcext:value-type="float">
            <text:p>1.4407</text:p>
          </table:table-cell>
          <table:table-cell table:formula="of:=1/[.I49]" office:value-type="float" office:value="0.694107031304227" calcext:value-type="float">
            <text:p>0.6941070313</text:p>
          </table:table-cell>
          <table:table-cell office:value-type="float" office:value="1.46035" calcext:value-type="float">
            <text:p>1.46035</text:p>
          </table:table-cell>
          <table:table-cell table:formula="of:=1/[.K49]" office:value-type="float" office:value="0.684767350292738" calcext:value-type="float">
            <text:p>0.6847673503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5708" calcext:value-type="float">
            <text:p>1.45708</text:p>
          </table:table-cell>
          <table:table-cell table:formula="of:=1/[.O49]" office:value-type="float" office:value="0.686304115079474" calcext:value-type="float">
            <text:p>0.686304115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708027445550497" calcext:value-type="float">
            <text:p>-0.7080274456</text:p>
          </table:table-cell>
          <table:table-cell table:style-name="ce1" table:formula="of:=CORREL([.B42:.B49];[.D42:.D49])" office:value-type="float" office:value="0.74241178241815" calcext:value-type="float">
            <text:p>0.7424117824</text:p>
          </table:table-cell>
          <table:table-cell table:style-name="ce2" table:formula="of:=CORREL([.B42:.B49];[.E42:.E49])" office:value-type="float" office:value="-0.783635111304441" calcext:value-type="float">
            <text:p>-0.7836351113</text:p>
          </table:table-cell>
          <table:table-cell table:style-name="ce1" table:formula="of:=CORREL([.B42:.B49];[.F42:.F49])" office:value-type="float" office:value="0.814130831167417" calcext:value-type="float">
            <text:p>0.8141308312</text:p>
          </table:table-cell>
          <table:table-cell table:style-name="ce2" table:formula="of:=CORREL([.B42:.B49];[.G42:.G49])" office:value-type="float" office:value="-0.760276413419269" calcext:value-type="float">
            <text:p>-0.7602764134</text:p>
          </table:table-cell>
          <table:table-cell table:style-name="ce1" table:formula="of:=CORREL([.B42:.B49];[.H42:.H49])" office:value-type="float" office:value="0.794605486058225" calcext:value-type="float">
            <text:p>0.7946054861</text:p>
          </table:table-cell>
          <table:table-cell table:style-name="ce2" table:formula="of:=CORREL([.B42:.B49];[.I42:.I49])" office:value-type="float" office:value="-0.740764862164736" calcext:value-type="float">
            <text:p>-0.7407648622</text:p>
          </table:table-cell>
          <table:table-cell table:style-name="ce1" table:formula="of:=CORREL([.B42:.B49];[.J42:.J49])" office:value-type="float" office:value="0.780194986336495" calcext:value-type="float">
            <text:p>0.7801949863</text:p>
          </table:table-cell>
          <table:table-cell table:style-name="ce2" table:formula="of:=CORREL([.B42:.B49];[.K42:.K49])" office:value-type="float" office:value="-0.786027277069318" calcext:value-type="float">
            <text:p>-0.7860272771</text:p>
          </table:table-cell>
          <table:table-cell table:style-name="ce1" table:formula="of:=CORREL([.B42:.B49];[.L42:.L49])" office:value-type="float" office:value="0.815876358326388" calcext:value-type="float">
            <text:p>0.8158763583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733875764341609" calcext:value-type="float">
            <text:p>-0.7338757643</text:p>
          </table:table-cell>
          <table:table-cell table:style-name="ce1" table:formula="of:=CORREL([.B42:.B49];[.P42:.P49])" office:value-type="float" office:value="0.77326518261726" calcext:value-type="float">
            <text:p>0.7732651826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7618" calcext:value-type="float">
            <text:p>1.47618</text:p>
          </table:table-cell>
          <table:table-cell table:formula="of:=1/[.C53]" office:value-type="float" office:value="0.677424162365023" calcext:value-type="float">
            <text:p>0.6774241624</text:p>
          </table:table-cell>
          <table:table-cell office:value-type="float" office:value="1.52233" calcext:value-type="float">
            <text:p>1.52233</text:p>
          </table:table-cell>
          <table:table-cell table:formula="of:=1/[.E53]" office:value-type="float" office:value="0.656887796995395" calcext:value-type="float">
            <text:p>0.656887797</text:p>
          </table:table-cell>
          <table:table-cell office:value-type="float" office:value="1.51369" calcext:value-type="float">
            <text:p>1.51369</text:p>
          </table:table-cell>
          <table:table-cell table:formula="of:=1/[.G53]" office:value-type="float" office:value="0.660637250692017" calcext:value-type="float">
            <text:p>0.6606372507</text:p>
          </table:table-cell>
          <table:table-cell office:value-type="float" office:value="1.50994" calcext:value-type="float">
            <text:p>1.50994</text:p>
          </table:table-cell>
          <table:table-cell table:formula="of:=1/[.I53]" office:value-type="float" office:value="0.662277971310118" calcext:value-type="float">
            <text:p>0.6622779713</text:p>
          </table:table-cell>
          <table:table-cell office:value-type="float" office:value="1.52415" calcext:value-type="float">
            <text:p>1.52415</text:p>
          </table:table-cell>
          <table:table-cell table:formula="of:=1/[.K53]" office:value-type="float" office:value="0.656103401896139" calcext:value-type="float">
            <text:p>0.6561034019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647" calcext:value-type="float">
            <text:p>1.5647</text:p>
          </table:table-cell>
          <table:table-cell table:formula="of:=1/[.O53]" office:value-type="float" office:value="0.639100146993034" calcext:value-type="float">
            <text:p>0.6391001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7448" calcext:value-type="float">
            <text:p>2.07448</text:p>
          </table:table-cell>
          <table:table-cell table:formula="of:=1/[.C54]" office:value-type="float" office:value="0.482048513362385" calcext:value-type="float">
            <text:p>0.4820485134</text:p>
          </table:table-cell>
          <table:table-cell office:value-type="float" office:value="2.16877" calcext:value-type="float">
            <text:p>2.16877</text:p>
          </table:table-cell>
          <table:table-cell table:formula="of:=1/[.E54]" office:value-type="float" office:value="0.461090848729925" calcext:value-type="float">
            <text:p>0.4610908487</text:p>
          </table:table-cell>
          <table:table-cell office:value-type="float" office:value="2.14039" calcext:value-type="float">
            <text:p>2.14039</text:p>
          </table:table-cell>
          <table:table-cell table:formula="of:=1/[.G54]" office:value-type="float" office:value="0.467204574867197" calcext:value-type="float">
            <text:p>0.4672045749</text:p>
          </table:table-cell>
          <table:table-cell office:value-type="float" office:value="2.1271" calcext:value-type="float">
            <text:p>2.1271</text:p>
          </table:table-cell>
          <table:table-cell table:formula="of:=1/[.I54]" office:value-type="float" office:value="0.470123642517982" calcext:value-type="float">
            <text:p>0.4701236425</text:p>
          </table:table-cell>
          <table:table-cell office:value-type="float" office:value="2.17371" calcext:value-type="float">
            <text:p>2.17371</text:p>
          </table:table-cell>
          <table:table-cell table:formula="of:=1/[.K54]" office:value-type="float" office:value="0.460042968013213" calcext:value-type="float">
            <text:p>0.460042968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9697" calcext:value-type="float">
            <text:p>2.29697</text:p>
          </table:table-cell>
          <table:table-cell table:formula="of:=1/[.O54]" office:value-type="float" office:value="0.435356143092857" calcext:value-type="float">
            <text:p>0.43535614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193" calcext:value-type="float">
            <text:p>2.54193</text:p>
          </table:table-cell>
          <table:table-cell table:formula="of:=1/[.C55]" office:value-type="float" office:value="0.393401863938031" calcext:value-type="float">
            <text:p>0.3934018639</text:p>
          </table:table-cell>
          <table:table-cell office:value-type="float" office:value="2.65715" calcext:value-type="float">
            <text:p>2.65715</text:p>
          </table:table-cell>
          <table:table-cell table:formula="of:=1/[.E55]" office:value-type="float" office:value="0.376343074346574" calcext:value-type="float">
            <text:p>0.3763430743</text:p>
          </table:table-cell>
          <table:table-cell office:value-type="float" office:value="2.61718" calcext:value-type="float">
            <text:p>2.61718</text:p>
          </table:table-cell>
          <table:table-cell table:formula="of:=1/[.G55]" office:value-type="float" office:value="0.382090647185138" calcext:value-type="float">
            <text:p>0.3820906472</text:p>
          </table:table-cell>
          <table:table-cell office:value-type="float" office:value="2.59244" calcext:value-type="float">
            <text:p>2.59244</text:p>
          </table:table-cell>
          <table:table-cell table:formula="of:=1/[.I55]" office:value-type="float" office:value="0.385736989091358" calcext:value-type="float">
            <text:p>0.3857369891</text:p>
          </table:table-cell>
          <table:table-cell office:value-type="float" office:value="2.66629" calcext:value-type="float">
            <text:p>2.66629</text:p>
          </table:table-cell>
          <table:table-cell table:formula="of:=1/[.K55]" office:value-type="float" office:value="0.375052976232893" calcext:value-type="float">
            <text:p>0.3750529762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4622" calcext:value-type="float">
            <text:p>2.84622</text:p>
          </table:table-cell>
          <table:table-cell table:formula="of:=1/[.O55]" office:value-type="float" office:value="0.351343184996241" calcext:value-type="float">
            <text:p>0.3513431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3.03281" calcext:value-type="float">
            <text:p>3.03281</text:p>
          </table:table-cell>
          <table:table-cell table:formula="of:=1/[.C56]" office:value-type="float" office:value="0.329727216673646" calcext:value-type="float">
            <text:p>0.3297272167</text:p>
          </table:table-cell>
          <table:table-cell office:value-type="float" office:value="3.25761" calcext:value-type="float">
            <text:p>3.25761</text:p>
          </table:table-cell>
          <table:table-cell table:formula="of:=1/[.E56]" office:value-type="float" office:value="0.306973517394654" calcext:value-type="float">
            <text:p>0.3069735174</text:p>
          </table:table-cell>
          <table:table-cell office:value-type="float" office:value="3.18712" calcext:value-type="float">
            <text:p>3.18712</text:p>
          </table:table-cell>
          <table:table-cell table:formula="of:=1/[.G56]" office:value-type="float" office:value="0.313762895655011" calcext:value-type="float">
            <text:p>0.3137628957</text:p>
          </table:table-cell>
          <table:table-cell office:value-type="float" office:value="3.12737" calcext:value-type="float">
            <text:p>3.12737</text:p>
          </table:table-cell>
          <table:table-cell table:formula="of:=1/[.I56]" office:value-type="float" office:value="0.319757495915098" calcext:value-type="float">
            <text:p>0.3197574959</text:p>
          </table:table-cell>
          <table:table-cell office:value-type="float" office:value="3.28186" calcext:value-type="float">
            <text:p>3.28186</text:p>
          </table:table-cell>
          <table:table-cell table:formula="of:=1/[.K56]" office:value-type="float" office:value="0.304705258603353" calcext:value-type="float">
            <text:p>0.3047052586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50152" calcext:value-type="float">
            <text:p>3.50152</text:p>
          </table:table-cell>
          <table:table-cell table:formula="of:=1/[.O56]" office:value-type="float" office:value="0.285590257945121" calcext:value-type="float">
            <text:p>0.28559025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7019" calcext:value-type="float">
            <text:p>2.87019</text:p>
          </table:table-cell>
          <table:table-cell table:formula="of:=1/[.C57]" office:value-type="float" office:value="0.348408990345587" calcext:value-type="float">
            <text:p>0.3484089903</text:p>
          </table:table-cell>
          <table:table-cell office:value-type="float" office:value="3.11594" calcext:value-type="float">
            <text:p>3.11594</text:p>
          </table:table-cell>
          <table:table-cell table:formula="of:=1/[.E57]" office:value-type="float" office:value="0.320930441536101" calcext:value-type="float">
            <text:p>0.3209304415</text:p>
          </table:table-cell>
          <table:table-cell office:value-type="float" office:value="3.05547" calcext:value-type="float">
            <text:p>3.05547</text:p>
          </table:table-cell>
          <table:table-cell table:formula="of:=1/[.G57]" office:value-type="float" office:value="0.32728189116568" calcext:value-type="float">
            <text:p>0.3272818912</text:p>
          </table:table-cell>
          <table:table-cell office:value-type="float" office:value="3.00832" calcext:value-type="float">
            <text:p>3.00832</text:p>
          </table:table-cell>
          <table:table-cell table:formula="of:=1/[.I57]" office:value-type="float" office:value="0.332411445590895" calcext:value-type="float">
            <text:p>0.3324114456</text:p>
          </table:table-cell>
          <table:table-cell office:value-type="float" office:value="3.13596" calcext:value-type="float">
            <text:p>3.13596</text:p>
          </table:table-cell>
          <table:table-cell table:formula="of:=1/[.K57]" office:value-type="float" office:value="0.31888161838799" calcext:value-type="float">
            <text:p>0.3188816184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33852" calcext:value-type="float">
            <text:p>3.33852</text:p>
          </table:table-cell>
          <table:table-cell table:formula="of:=1/[.O57]" office:value-type="float" office:value="0.29953392521237" calcext:value-type="float">
            <text:p>0.29953392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7649" calcext:value-type="float">
            <text:p>2.17649</text:p>
          </table:table-cell>
          <table:table-cell table:formula="of:=1/[.C58]" office:value-type="float" office:value="0.459455361614342" calcext:value-type="float">
            <text:p>0.4594553616</text:p>
          </table:table-cell>
          <table:table-cell office:value-type="float" office:value="2.36042" calcext:value-type="float">
            <text:p>2.36042</text:p>
          </table:table-cell>
          <table:table-cell table:formula="of:=1/[.E58]" office:value-type="float" office:value="0.42365341761212" calcext:value-type="float">
            <text:p>0.4236534176</text:p>
          </table:table-cell>
          <table:table-cell office:value-type="float" office:value="2.31166" calcext:value-type="float">
            <text:p>2.31166</text:p>
          </table:table-cell>
          <table:table-cell table:formula="of:=1/[.G58]" office:value-type="float" office:value="0.432589567669986" calcext:value-type="float">
            <text:p>0.4325895677</text:p>
          </table:table-cell>
          <table:table-cell office:value-type="float" office:value="2.26609" calcext:value-type="float">
            <text:p>2.26609</text:p>
          </table:table-cell>
          <table:table-cell table:formula="of:=1/[.I58]" office:value-type="float" office:value="0.441288739635231" calcext:value-type="float">
            <text:p>0.4412887396</text:p>
          </table:table-cell>
          <table:table-cell office:value-type="float" office:value="2.37991" calcext:value-type="float">
            <text:p>2.37991</text:p>
          </table:table-cell>
          <table:table-cell table:formula="of:=1/[.K58]" office:value-type="float" office:value="0.420183956536172" calcext:value-type="float">
            <text:p>0.4201839565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6375" calcext:value-type="float">
            <text:p>2.46375</text:p>
          </table:table-cell>
          <table:table-cell table:formula="of:=1/[.O58]" office:value-type="float" office:value="0.405885337392187" calcext:value-type="float">
            <text:p>0.40588533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9144" calcext:value-type="float">
            <text:p>1.9144</text:p>
          </table:table-cell>
          <table:table-cell table:formula="of:=1/[.C59]" office:value-type="float" office:value="0.522356874216465" calcext:value-type="float">
            <text:p>0.5223568742</text:p>
          </table:table-cell>
          <table:table-cell office:value-type="float" office:value="2.0225" calcext:value-type="float">
            <text:p>2.0225</text:p>
          </table:table-cell>
          <table:table-cell table:formula="of:=1/[.E59]" office:value-type="float" office:value="0.494437577255871" calcext:value-type="float">
            <text:p>0.4944375773</text:p>
          </table:table-cell>
          <table:table-cell office:value-type="float" office:value="1.9934" calcext:value-type="float">
            <text:p>1.9934</text:p>
          </table:table-cell>
          <table:table-cell table:formula="of:=1/[.G59]" office:value-type="float" office:value="0.501655463027992" calcext:value-type="float">
            <text:p>0.501655463</text:p>
          </table:table-cell>
          <table:table-cell office:value-type="float" office:value="1.96694" calcext:value-type="float">
            <text:p>1.96694</text:p>
          </table:table-cell>
          <table:table-cell table:formula="of:=1/[.I59]" office:value-type="float" office:value="0.508403916743775" calcext:value-type="float">
            <text:p>0.5084039167</text:p>
          </table:table-cell>
          <table:table-cell office:value-type="float" office:value="2.03165" calcext:value-type="float">
            <text:p>2.03165</text:p>
          </table:table-cell>
          <table:table-cell table:formula="of:=1/[.K59]" office:value-type="float" office:value="0.492210764649423" calcext:value-type="float">
            <text:p>0.4922107646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11113" calcext:value-type="float">
            <text:p>2.11113</text:p>
          </table:table-cell>
          <table:table-cell table:formula="of:=1/[.O59]" office:value-type="float" office:value="0.47367997233709" calcext:value-type="float">
            <text:p>0.47367997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3159" calcext:value-type="float">
            <text:p>2.3159</text:p>
          </table:table-cell>
          <table:table-cell table:formula="of:=1/[.C60]" office:value-type="float" office:value="0.431797573297638" calcext:value-type="float">
            <text:p>0.4317975733</text:p>
          </table:table-cell>
          <table:table-cell office:value-type="float" office:value="2.44698" calcext:value-type="float">
            <text:p>2.44698</text:p>
          </table:table-cell>
          <table:table-cell table:formula="of:=1/[.E60]" office:value-type="float" office:value="0.408667009946955" calcext:value-type="float">
            <text:p>0.4086670099</text:p>
          </table:table-cell>
          <table:table-cell office:value-type="float" office:value="2.41173" calcext:value-type="float">
            <text:p>2.41173</text:p>
          </table:table-cell>
          <table:table-cell table:formula="of:=1/[.G60]" office:value-type="float" office:value="0.414640113113823" calcext:value-type="float">
            <text:p>0.4146401131</text:p>
          </table:table-cell>
          <table:table-cell office:value-type="float" office:value="2.37647" calcext:value-type="float">
            <text:p>2.37647</text:p>
          </table:table-cell>
          <table:table-cell table:formula="of:=1/[.I60]" office:value-type="float" office:value="0.420792183364402" calcext:value-type="float">
            <text:p>0.4207921834</text:p>
          </table:table-cell>
          <table:table-cell office:value-type="float" office:value="2.46175" calcext:value-type="float">
            <text:p>2.46175</text:p>
          </table:table-cell>
          <table:table-cell table:formula="of:=1/[.K60]" office:value-type="float" office:value="0.406215090890627" calcext:value-type="float">
            <text:p>0.4062150909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9554" calcext:value-type="float">
            <text:p>2.59554</text:p>
          </table:table-cell>
          <table:table-cell table:formula="of:=1/[.O60]" office:value-type="float" office:value="0.385276281621551" calcext:value-type="float">
            <text:p>0.38527628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40846" calcext:value-type="float">
            <text:p>2.40846</text:p>
          </table:table-cell>
          <table:table-cell table:formula="of:=1/[.C61]" office:value-type="float" office:value="0.415203075824386" calcext:value-type="float">
            <text:p>0.4152030758</text:p>
          </table:table-cell>
          <table:table-cell office:value-type="float" office:value="2.5642" calcext:value-type="float">
            <text:p>2.5642</text:p>
          </table:table-cell>
          <table:table-cell table:formula="of:=1/[.E61]" office:value-type="float" office:value="0.389985180563139" calcext:value-type="float">
            <text:p>0.3899851806</text:p>
          </table:table-cell>
          <table:table-cell office:value-type="float" office:value="2.52262" calcext:value-type="float">
            <text:p>2.52262</text:p>
          </table:table-cell>
          <table:table-cell table:formula="of:=1/[.G61]" office:value-type="float" office:value="0.396413252887871" calcext:value-type="float">
            <text:p>0.3964132529</text:p>
          </table:table-cell>
          <table:table-cell office:value-type="float" office:value="2.48602" calcext:value-type="float">
            <text:p>2.48602</text:p>
          </table:table-cell>
          <table:table-cell table:formula="of:=1/[.I61]" office:value-type="float" office:value="0.40224937852471" calcext:value-type="float">
            <text:p>0.4022493785</text:p>
          </table:table-cell>
          <table:table-cell office:value-type="float" office:value="2.57494" calcext:value-type="float">
            <text:p>2.57494</text:p>
          </table:table-cell>
          <table:table-cell table:formula="of:=1/[.K61]" office:value-type="float" office:value="0.388358563694688" calcext:value-type="float">
            <text:p>0.3883585637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71738" calcext:value-type="float">
            <text:p>2.71738</text:p>
          </table:table-cell>
          <table:table-cell table:formula="of:=1/[.O61]" office:value-type="float" office:value="0.368001530886368" calcext:value-type="float">
            <text:p>0.36800153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9946" calcext:value-type="float">
            <text:p>2.39946</text:p>
          </table:table-cell>
          <table:table-cell table:formula="of:=1/[.C62]" office:value-type="float" office:value="0.416760437765164" calcext:value-type="float">
            <text:p>0.4167604378</text:p>
          </table:table-cell>
          <table:table-cell office:value-type="float" office:value="2.58437" calcext:value-type="float">
            <text:p>2.58437</text:p>
          </table:table-cell>
          <table:table-cell table:formula="of:=1/[.E62]" office:value-type="float" office:value="0.38694149831487" calcext:value-type="float">
            <text:p>0.3869414983</text:p>
          </table:table-cell>
          <table:table-cell office:value-type="float" office:value="2.53177" calcext:value-type="float">
            <text:p>2.53177</text:p>
          </table:table-cell>
          <table:table-cell table:formula="of:=1/[.G62]" office:value-type="float" office:value="0.394980586704163" calcext:value-type="float">
            <text:p>0.3949805867</text:p>
          </table:table-cell>
          <table:table-cell office:value-type="float" office:value="2.4875" calcext:value-type="float">
            <text:p>2.4875</text:p>
          </table:table-cell>
          <table:table-cell table:formula="of:=1/[.I62]" office:value-type="float" office:value="0.402010050251256" calcext:value-type="float">
            <text:p>0.4020100503</text:p>
          </table:table-cell>
          <table:table-cell office:value-type="float" office:value="2.59823" calcext:value-type="float">
            <text:p>2.59823</text:p>
          </table:table-cell>
          <table:table-cell table:formula="of:=1/[.K62]" office:value-type="float" office:value="0.384877397305088" calcext:value-type="float">
            <text:p>0.3848773973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71981" calcext:value-type="float">
            <text:p>2.71981</text:p>
          </table:table-cell>
          <table:table-cell table:formula="of:=1/[.O62]" office:value-type="float" office:value="0.367672741845938" calcext:value-type="float">
            <text:p>0.36767274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52795" calcext:value-type="float">
            <text:p>3.52795</text:p>
          </table:table-cell>
          <table:table-cell table:formula="of:=1/[.C63]" office:value-type="float" office:value="0.283450729177001" calcext:value-type="float">
            <text:p>0.2834507292</text:p>
          </table:table-cell>
          <table:table-cell office:value-type="float" office:value="3.8726" calcext:value-type="float">
            <text:p>3.8726</text:p>
          </table:table-cell>
          <table:table-cell table:formula="of:=1/[.E63]" office:value-type="float" office:value="0.258224448690802" calcext:value-type="float">
            <text:p>0.2582244487</text:p>
          </table:table-cell>
          <table:table-cell office:value-type="float" office:value="3.78644" calcext:value-type="float">
            <text:p>3.78644</text:p>
          </table:table-cell>
          <table:table-cell table:formula="of:=1/[.G63]" office:value-type="float" office:value="0.264100315863978" calcext:value-type="float">
            <text:p>0.2641003159</text:p>
          </table:table-cell>
          <table:table-cell office:value-type="float" office:value="3.71079" calcext:value-type="float">
            <text:p>3.71079</text:p>
          </table:table-cell>
          <table:table-cell table:formula="of:=1/[.I63]" office:value-type="float" office:value="0.269484395506078" calcext:value-type="float">
            <text:p>0.2694843955</text:p>
          </table:table-cell>
          <table:table-cell office:value-type="float" office:value="3.90637" calcext:value-type="float">
            <text:p>3.90637</text:p>
          </table:table-cell>
          <table:table-cell table:formula="of:=1/[.K63]" office:value-type="float" office:value="0.255992135921584" calcext:value-type="float">
            <text:p>0.2559921359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14914" calcext:value-type="float">
            <text:p>4.14914</text:p>
          </table:table-cell>
          <table:table-cell table:formula="of:=1/[.O63]" office:value-type="float" office:value="0.241013800450214" calcext:value-type="float">
            <text:p>0.24101380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32478" calcext:value-type="float">
            <text:p>4.32478</text:p>
          </table:table-cell>
          <table:table-cell table:formula="of:=1/[.C64]" office:value-type="float" office:value="0.231225634598754" calcext:value-type="float">
            <text:p>0.2312256346</text:p>
          </table:table-cell>
          <table:table-cell office:value-type="float" office:value="4.69774" calcext:value-type="float">
            <text:p>4.69774</text:p>
          </table:table-cell>
          <table:table-cell table:formula="of:=1/[.E64]" office:value-type="float" office:value="0.212868315402726" calcext:value-type="float">
            <text:p>0.2128683154</text:p>
          </table:table-cell>
          <table:table-cell office:value-type="float" office:value="4.61148" calcext:value-type="float">
            <text:p>4.61148</text:p>
          </table:table-cell>
          <table:table-cell table:formula="of:=1/[.G64]" office:value-type="float" office:value="0.216850121869768" calcext:value-type="float">
            <text:p>0.2168501219</text:p>
          </table:table-cell>
          <table:table-cell office:value-type="float" office:value="4.55213" calcext:value-type="float">
            <text:p>4.55213</text:p>
          </table:table-cell>
          <table:table-cell table:formula="of:=1/[.I64]" office:value-type="float" office:value="0.219677381797093" calcext:value-type="float">
            <text:p>0.2196773818</text:p>
          </table:table-cell>
          <table:table-cell office:value-type="float" office:value="4.73397" calcext:value-type="float">
            <text:p>4.73397</text:p>
          </table:table-cell>
          <table:table-cell table:formula="of:=1/[.K64]" office:value-type="float" office:value="0.211239192474815" calcext:value-type="float">
            <text:p>0.2112391925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11574" calcext:value-type="float">
            <text:p>5.11574</text:p>
          </table:table-cell>
          <table:table-cell table:formula="of:=1/[.O64]" office:value-type="float" office:value="0.195475141426265" calcext:value-type="float">
            <text:p>0.19547514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27901" calcext:value-type="float">
            <text:p>4.27901</text:p>
          </table:table-cell>
          <table:table-cell table:formula="of:=1/[.C65]" office:value-type="float" office:value="0.233698916338125" calcext:value-type="float">
            <text:p>0.2336989163</text:p>
          </table:table-cell>
          <table:table-cell office:value-type="float" office:value="4.87903" calcext:value-type="float">
            <text:p>4.87903</text:p>
          </table:table-cell>
          <table:table-cell table:formula="of:=1/[.E65]" office:value-type="float" office:value="0.204958772542903" calcext:value-type="float">
            <text:p>0.2049587725</text:p>
          </table:table-cell>
          <table:table-cell office:value-type="float" office:value="4.72803" calcext:value-type="float">
            <text:p>4.72803</text:p>
          </table:table-cell>
          <table:table-cell table:formula="of:=1/[.G65]" office:value-type="float" office:value="0.211504580131683" calcext:value-type="float">
            <text:p>0.2115045801</text:p>
          </table:table-cell>
          <table:table-cell office:value-type="float" office:value="4.60596" calcext:value-type="float">
            <text:p>4.60596</text:p>
          </table:table-cell>
          <table:table-cell table:formula="of:=1/[.I65]" office:value-type="float" office:value="0.217110005297484" calcext:value-type="float">
            <text:p>0.2171100053</text:p>
          </table:table-cell>
          <table:table-cell office:value-type="float" office:value="4.94654" calcext:value-type="float">
            <text:p>4.94654</text:p>
          </table:table-cell>
          <table:table-cell table:formula="of:=1/[.K65]" office:value-type="float" office:value="0.202161510874268" calcext:value-type="float">
            <text:p>0.2021615109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21671" calcext:value-type="float">
            <text:p>5.21671</text:p>
          </table:table-cell>
          <table:table-cell table:formula="of:=1/[.O65]" office:value-type="float" office:value="0.191691698407617" calcext:value-type="float">
            <text:p>0.19169169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77349" calcext:value-type="float">
            <text:p>3.77349</text:p>
          </table:table-cell>
          <table:table-cell table:formula="of:=1/[.C66]" office:value-type="float" office:value="0.265006664917623" calcext:value-type="float">
            <text:p>0.2650066649</text:p>
          </table:table-cell>
          <table:table-cell office:value-type="float" office:value="4.24533" calcext:value-type="float">
            <text:p>4.24533</text:p>
          </table:table-cell>
          <table:table-cell table:formula="of:=1/[.E66]" office:value-type="float" office:value="0.235552948769589" calcext:value-type="float">
            <text:p>0.2355529488</text:p>
          </table:table-cell>
          <table:table-cell office:value-type="float" office:value="4.12422" calcext:value-type="float">
            <text:p>4.12422</text:p>
          </table:table-cell>
          <table:table-cell table:formula="of:=1/[.G66]" office:value-type="float" office:value="0.242470091314236" calcext:value-type="float">
            <text:p>0.2424700913</text:p>
          </table:table-cell>
          <table:table-cell office:value-type="float" office:value="4.02364" calcext:value-type="float">
            <text:p>4.02364</text:p>
          </table:table-cell>
          <table:table-cell table:formula="of:=1/[.I66]" office:value-type="float" office:value="0.248531180721933" calcext:value-type="float">
            <text:p>0.2485311807</text:p>
          </table:table-cell>
          <table:table-cell office:value-type="float" office:value="4.30002" calcext:value-type="float">
            <text:p>4.30002</text:p>
          </table:table-cell>
          <table:table-cell table:formula="of:=1/[.K66]" office:value-type="float" office:value="0.232557057874149" calcext:value-type="float">
            <text:p>0.2325570579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54424" calcext:value-type="float">
            <text:p>4.54424</text:p>
          </table:table-cell>
          <table:table-cell table:formula="of:=1/[.O66]" office:value-type="float" office:value="0.220058799711283" calcext:value-type="float">
            <text:p>0.22005879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28896" calcext:value-type="float">
            <text:p>3.28896</text:p>
          </table:table-cell>
          <table:table-cell table:formula="of:=1/[.C67]" office:value-type="float" office:value="0.304047480054485" calcext:value-type="float">
            <text:p>0.3040474801</text:p>
          </table:table-cell>
          <table:table-cell office:value-type="float" office:value="3.51441" calcext:value-type="float">
            <text:p>3.51441</text:p>
          </table:table-cell>
          <table:table-cell table:formula="of:=1/[.E67]" office:value-type="float" office:value="0.284542782430052" calcext:value-type="float">
            <text:p>0.2845427824</text:p>
          </table:table-cell>
          <table:table-cell office:value-type="float" office:value="3.43261" calcext:value-type="float">
            <text:p>3.43261</text:p>
          </table:table-cell>
          <table:table-cell table:formula="of:=1/[.G67]" office:value-type="float" office:value="0.291323511846671" calcext:value-type="float">
            <text:p>0.2913235118</text:p>
          </table:table-cell>
          <table:table-cell office:value-type="float" office:value="3.38149" calcext:value-type="float">
            <text:p>3.38149</text:p>
          </table:table-cell>
          <table:table-cell table:formula="of:=1/[.I67]" office:value-type="float" office:value="0.295727623030084" calcext:value-type="float">
            <text:p>0.295727623</text:p>
          </table:table-cell>
          <table:table-cell office:value-type="float" office:value="3.52943" calcext:value-type="float">
            <text:p>3.52943</text:p>
          </table:table-cell>
          <table:table-cell table:formula="of:=1/[.K67]" office:value-type="float" office:value="0.283331869452008" calcext:value-type="float">
            <text:p>0.2833318695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8939" calcext:value-type="float">
            <text:p>3.78939</text:p>
          </table:table-cell>
          <table:table-cell table:formula="of:=1/[.O67]" office:value-type="float" office:value="0.26389471656388" calcext:value-type="float">
            <text:p>0.26389471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8917" calcext:value-type="float">
            <text:p>2.68917</text:p>
          </table:table-cell>
          <table:table-cell table:formula="of:=1/[.C68]" office:value-type="float" office:value="0.371861949969693" calcext:value-type="float">
            <text:p>0.37186195</text:p>
          </table:table-cell>
          <table:table-cell office:value-type="float" office:value="2.94088" calcext:value-type="float">
            <text:p>2.94088</text:p>
          </table:table-cell>
          <table:table-cell table:formula="of:=1/[.E68]" office:value-type="float" office:value="0.340034275454966" calcext:value-type="float">
            <text:p>0.3400342755</text:p>
          </table:table-cell>
          <table:table-cell office:value-type="float" office:value="2.8675" calcext:value-type="float">
            <text:p>2.8675</text:p>
          </table:table-cell>
          <table:table-cell table:formula="of:=1/[.G68]" office:value-type="float" office:value="0.3487358326068" calcext:value-type="float">
            <text:p>0.3487358326</text:p>
          </table:table-cell>
          <table:table-cell office:value-type="float" office:value="2.8188" calcext:value-type="float">
            <text:p>2.8188</text:p>
          </table:table-cell>
          <table:table-cell table:formula="of:=1/[.I68]" office:value-type="float" office:value="0.354760891159359" calcext:value-type="float">
            <text:p>0.3547608912</text:p>
          </table:table-cell>
          <table:table-cell office:value-type="float" office:value="2.97666" calcext:value-type="float">
            <text:p>2.97666</text:p>
          </table:table-cell>
          <table:table-cell table:formula="of:=1/[.K68]" office:value-type="float" office:value="0.335947001001122" calcext:value-type="float">
            <text:p>0.335947001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13316" calcext:value-type="float">
            <text:p>3.13316</text:p>
          </table:table-cell>
          <table:table-cell table:formula="of:=1/[.O68]" office:value-type="float" office:value="0.319166592194462" calcext:value-type="float">
            <text:p>0.31916659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7939" calcext:value-type="float">
            <text:p>2.07939</text:p>
          </table:table-cell>
          <table:table-cell table:formula="of:=1/[.C69]" office:value-type="float" office:value="0.480910266953289" calcext:value-type="float">
            <text:p>0.480910267</text:p>
          </table:table-cell>
          <table:table-cell office:value-type="float" office:value="2.18758" calcext:value-type="float">
            <text:p>2.18758</text:p>
          </table:table-cell>
          <table:table-cell table:formula="of:=1/[.E69]" office:value-type="float" office:value="0.457126139386902" calcext:value-type="float">
            <text:p>0.4571261394</text:p>
          </table:table-cell>
          <table:table-cell office:value-type="float" office:value="2.15925" calcext:value-type="float">
            <text:p>2.15925</text:p>
          </table:table-cell>
          <table:table-cell table:formula="of:=1/[.G69]" office:value-type="float" office:value="0.463123769827486" calcext:value-type="float">
            <text:p>0.4631237698</text:p>
          </table:table-cell>
          <table:table-cell office:value-type="float" office:value="2.14278" calcext:value-type="float">
            <text:p>2.14278</text:p>
          </table:table-cell>
          <table:table-cell table:formula="of:=1/[.I69]" office:value-type="float" office:value="0.466683467271488" calcext:value-type="float">
            <text:p>0.4666834673</text:p>
          </table:table-cell>
          <table:table-cell office:value-type="float" office:value="2.19583" calcext:value-type="float">
            <text:p>2.19583</text:p>
          </table:table-cell>
          <table:table-cell table:formula="of:=1/[.K69]" office:value-type="float" office:value="0.455408660961914" calcext:value-type="float">
            <text:p>0.455408661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32936" calcext:value-type="float">
            <text:p>2.32936</text:p>
          </table:table-cell>
          <table:table-cell table:formula="of:=1/[.O69]" office:value-type="float" office:value="0.429302469347804" calcext:value-type="float">
            <text:p>0.42930246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73106" calcext:value-type="float">
            <text:p>1.73106</text:p>
          </table:table-cell>
          <table:table-cell table:formula="of:=1/[.C70]" office:value-type="float" office:value="0.577680727415572" calcext:value-type="float">
            <text:p>0.5776807274</text:p>
          </table:table-cell>
          <table:table-cell office:value-type="float" office:value="1.76665" calcext:value-type="float">
            <text:p>1.76665</text:p>
          </table:table-cell>
          <table:table-cell table:formula="of:=1/[.E70]" office:value-type="float" office:value="0.566043075878074" calcext:value-type="float">
            <text:p>0.5660430759</text:p>
          </table:table-cell>
          <table:table-cell office:value-type="float" office:value="1.7553" calcext:value-type="float">
            <text:p>1.7553</text:p>
          </table:table-cell>
          <table:table-cell table:formula="of:=1/[.G70]" office:value-type="float" office:value="0.569703184640802" calcext:value-type="float">
            <text:p>0.5697031846</text:p>
          </table:table-cell>
          <table:table-cell office:value-type="float" office:value="1.75419" calcext:value-type="float">
            <text:p>1.75419</text:p>
          </table:table-cell>
          <table:table-cell table:formula="of:=1/[.I70]" office:value-type="float" office:value="0.570063676112622" calcext:value-type="float">
            <text:p>0.5700636761</text:p>
          </table:table-cell>
          <table:table-cell office:value-type="float" office:value="1.76778" calcext:value-type="float">
            <text:p>1.76778</text:p>
          </table:table-cell>
          <table:table-cell table:formula="of:=1/[.K70]" office:value-type="float" office:value="0.56568124992929" calcext:value-type="float">
            <text:p>0.5656812499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7337" calcext:value-type="float">
            <text:p>1.87337</text:p>
          </table:table-cell>
          <table:table-cell table:formula="of:=1/[.O70]" office:value-type="float" office:value="0.533797381190048" calcext:value-type="float">
            <text:p>0.53379738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8213" calcext:value-type="float">
            <text:p>1.58213</text:p>
          </table:table-cell>
          <table:table-cell table:formula="of:=1/[.C71]" office:value-type="float" office:value="0.63205931244588" calcext:value-type="float">
            <text:p>0.6320593124</text:p>
          </table:table-cell>
          <table:table-cell office:value-type="float" office:value="1.54776" calcext:value-type="float">
            <text:p>1.54776</text:p>
          </table:table-cell>
          <table:table-cell table:formula="of:=1/[.E71]" office:value-type="float" office:value="0.646095001809066" calcext:value-type="float">
            <text:p>0.6460950018</text:p>
          </table:table-cell>
          <table:table-cell office:value-type="float" office:value="1.55666" calcext:value-type="float">
            <text:p>1.55666</text:p>
          </table:table-cell>
          <table:table-cell table:formula="of:=1/[.G71]" office:value-type="float" office:value="0.642401038120078" calcext:value-type="float">
            <text:p>0.6424010381</text:p>
          </table:table-cell>
          <table:table-cell office:value-type="float" office:value="1.56216" calcext:value-type="float">
            <text:p>1.56216</text:p>
          </table:table-cell>
          <table:table-cell table:formula="of:=1/[.I71]" office:value-type="float" office:value="0.640139294310442" calcext:value-type="float">
            <text:p>0.6401392943</text:p>
          </table:table-cell>
          <table:table-cell office:value-type="float" office:value="1.55114" calcext:value-type="float">
            <text:p>1.55114</text:p>
          </table:table-cell>
          <table:table-cell table:formula="of:=1/[.K71]" office:value-type="float" office:value="0.644687133334193" calcext:value-type="float">
            <text:p>0.6446871333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6424" calcext:value-type="float">
            <text:p>1.6424</text:p>
          </table:table-cell>
          <table:table-cell table:formula="of:=1/[.O71]" office:value-type="float" office:value="0.608865075499269" calcext:value-type="float">
            <text:p>0.60886507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8732" calcext:value-type="float">
            <text:p>1.68732</text:p>
          </table:table-cell>
          <table:table-cell table:formula="of:=1/[.C72]" office:value-type="float" office:value="0.592655809212242" calcext:value-type="float">
            <text:p>0.5926558092</text:p>
          </table:table-cell>
          <table:table-cell office:value-type="float" office:value="1.62202" calcext:value-type="float">
            <text:p>1.62202</text:p>
          </table:table-cell>
          <table:table-cell table:formula="of:=1/[.E72]" office:value-type="float" office:value="0.616515209430217" calcext:value-type="float">
            <text:p>0.6165152094</text:p>
          </table:table-cell>
          <table:table-cell office:value-type="float" office:value="1.63174" calcext:value-type="float">
            <text:p>1.63174</text:p>
          </table:table-cell>
          <table:table-cell table:formula="of:=1/[.G72]" office:value-type="float" office:value="0.612842732298038" calcext:value-type="float">
            <text:p>0.6128427323</text:p>
          </table:table-cell>
          <table:table-cell office:value-type="float" office:value="1.63395" calcext:value-type="float">
            <text:p>1.63395</text:p>
          </table:table-cell>
          <table:table-cell table:formula="of:=1/[.I72]" office:value-type="float" office:value="0.612013831512592" calcext:value-type="float">
            <text:p>0.6120138315</text:p>
          </table:table-cell>
          <table:table-cell office:value-type="float" office:value="1.62701" calcext:value-type="float">
            <text:p>1.62701</text:p>
          </table:table-cell>
          <table:table-cell table:formula="of:=1/[.K72]" office:value-type="float" office:value="0.61462437231486" calcext:value-type="float">
            <text:p>0.6146243723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3184" calcext:value-type="float">
            <text:p>1.73184</text:p>
          </table:table-cell>
          <table:table-cell table:formula="of:=1/[.O72]" office:value-type="float" office:value="0.577420546932742" calcext:value-type="float">
            <text:p>0.577420546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51172" calcext:value-type="float">
            <text:p>1.51172</text:p>
          </table:table-cell>
          <table:table-cell table:formula="of:=1/[.C73]" office:value-type="float" office:value="0.661498161035112" calcext:value-type="float">
            <text:p>0.661498161</text:p>
          </table:table-cell>
          <table:table-cell office:value-type="float" office:value="1.49164" calcext:value-type="float">
            <text:p>1.49164</text:p>
          </table:table-cell>
          <table:table-cell table:formula="of:=1/[.E73]" office:value-type="float" office:value="0.670403046311442" calcext:value-type="float">
            <text:p>0.6704030463</text:p>
          </table:table-cell>
          <table:table-cell office:value-type="float" office:value="1.49569" calcext:value-type="float">
            <text:p>1.49569</text:p>
          </table:table-cell>
          <table:table-cell table:formula="of:=1/[.G73]" office:value-type="float" office:value="0.668587742112336" calcext:value-type="float">
            <text:p>0.6685877421</text:p>
          </table:table-cell>
          <table:table-cell office:value-type="float" office:value="1.49995" calcext:value-type="float">
            <text:p>1.49995</text:p>
          </table:table-cell>
          <table:table-cell table:formula="of:=1/[.I73]" office:value-type="float" office:value="0.666688889629654" calcext:value-type="float">
            <text:p>0.6666888896</text:p>
          </table:table-cell>
          <table:table-cell office:value-type="float" office:value="1.49016" calcext:value-type="float">
            <text:p>1.49016</text:p>
          </table:table-cell>
          <table:table-cell table:formula="of:=1/[.K73]" office:value-type="float" office:value="0.67106887850969" calcext:value-type="float">
            <text:p>0.6710688785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7551" calcext:value-type="float">
            <text:p>1.57551</text:p>
          </table:table-cell>
          <table:table-cell table:formula="of:=1/[.O73]" office:value-type="float" office:value="0.634715108123719" calcext:value-type="float">
            <text:p>0.634715108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5106" calcext:value-type="float">
            <text:p>1.65106</text:p>
          </table:table-cell>
          <table:table-cell table:formula="of:=1/[.C74]" office:value-type="float" office:value="0.605671508000921" calcext:value-type="float">
            <text:p>0.605671508</text:p>
          </table:table-cell>
          <table:table-cell office:value-type="float" office:value="1.65807" calcext:value-type="float">
            <text:p>1.65807</text:p>
          </table:table-cell>
          <table:table-cell table:formula="of:=1/[.E74]" office:value-type="float" office:value="0.603110845742339" calcext:value-type="float">
            <text:p>0.6031108457</text:p>
          </table:table-cell>
          <table:table-cell office:value-type="float" office:value="1.64778" calcext:value-type="float">
            <text:p>1.64778</text:p>
          </table:table-cell>
          <table:table-cell table:formula="of:=1/[.G74]" office:value-type="float" office:value="0.606877131655925" calcext:value-type="float">
            <text:p>0.6068771317</text:p>
          </table:table-cell>
          <table:table-cell office:value-type="float" office:value="1.64191" calcext:value-type="float">
            <text:p>1.64191</text:p>
          </table:table-cell>
          <table:table-cell table:formula="of:=1/[.I74]" office:value-type="float" office:value="0.60904678088324" calcext:value-type="float">
            <text:p>0.6090467809</text:p>
          </table:table-cell>
          <table:table-cell office:value-type="float" office:value="1.66144" calcext:value-type="float">
            <text:p>1.66144</text:p>
          </table:table-cell>
          <table:table-cell table:formula="of:=1/[.K74]" office:value-type="float" office:value="0.601887519260401" calcext:value-type="float">
            <text:p>0.6018875193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4569" calcext:value-type="float">
            <text:p>1.74569</text:p>
          </table:table-cell>
          <table:table-cell table:formula="of:=1/[.O74]" office:value-type="float" office:value="0.572839393019379" calcext:value-type="float">
            <text:p>0.57283939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65890010041819" calcext:value-type="float">
            <text:p>-0.56589001</text:p>
          </table:table-cell>
          <table:table-cell table:style-name="ce1" table:formula="of:=CORREL([.B53:.B74];[.D53:.D74])" office:value-type="float" office:value="0.547758700300136" calcext:value-type="float">
            <text:p>0.5477587003</text:p>
          </table:table-cell>
          <table:table-cell table:style-name="ce2" table:formula="of:=CORREL([.B53:.B74];[.E53:.E74])" office:value-type="float" office:value="-0.563487173581359" calcext:value-type="float">
            <text:p>-0.5634871736</text:p>
          </table:table-cell>
          <table:table-cell table:style-name="ce1" table:formula="of:=CORREL([.B53:.B74];[.F53:.F74])" office:value-type="float" office:value="0.528454533807859" calcext:value-type="float">
            <text:p>0.5284545338</text:p>
          </table:table-cell>
          <table:table-cell table:style-name="ce2" table:formula="of:=CORREL([.B53:.B74];[.G53:.G74])" office:value-type="float" office:value="-0.562059607129251" calcext:value-type="float">
            <text:p>-0.5620596071</text:p>
          </table:table-cell>
          <table:table-cell table:style-name="ce1" table:formula="of:=CORREL([.B53:.B74];[.H53:.H74])" office:value-type="float" office:value="0.532486529250005" calcext:value-type="float">
            <text:p>0.5324865293</text:p>
          </table:table-cell>
          <table:table-cell table:style-name="ce2" table:formula="of:=CORREL([.B53:.B74];[.I53:.I74])" office:value-type="float" office:value="-0.560832311826859" calcext:value-type="float">
            <text:p>-0.5608323118</text:p>
          </table:table-cell>
          <table:table-cell table:style-name="ce1" table:formula="of:=CORREL([.B53:.B74];[.J53:.J74])" office:value-type="float" office:value="0.53619781279101" calcext:value-type="float">
            <text:p>0.5361978128</text:p>
          </table:table-cell>
          <table:table-cell table:style-name="ce2" table:formula="of:=CORREL([.B53:.B74];[.K53:.K74])" office:value-type="float" office:value="-0.56377828265411" calcext:value-type="float">
            <text:p>-0.5637782827</text:p>
          </table:table-cell>
          <table:table-cell table:style-name="ce1" table:formula="of:=CORREL([.B53:.B74];[.L53:.L74])" office:value-type="float" office:value="0.527400803164728" calcext:value-type="float">
            <text:p>0.5274008032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64157821831307" calcext:value-type="float">
            <text:p>-0.5641578218</text:p>
          </table:table-cell>
          <table:table-cell table:style-name="ce1" table:formula="of:=CORREL([.B53:.B74];[.P53:.P74])" office:value-type="float" office:value="0.531798352956214" calcext:value-type="float">
            <text:p>0.531798353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5465" calcext:value-type="float">
            <text:p>1.45465</text:p>
          </table:table-cell>
          <table:table-cell table:formula="of:=1/[.C79]" office:value-type="float" office:value="0.687450589488881" calcext:value-type="float">
            <text:p>0.6874505895</text:p>
          </table:table-cell>
          <table:table-cell office:value-type="float" office:value="1.5207" calcext:value-type="float">
            <text:p>1.5207</text:p>
          </table:table-cell>
          <table:table-cell table:formula="of:=1/[.E79]" office:value-type="float" office:value="0.657591898467811" calcext:value-type="float">
            <text:p>0.6575918985</text:p>
          </table:table-cell>
          <table:table-cell office:value-type="float" office:value="1.51923" calcext:value-type="float">
            <text:p>1.51923</text:p>
          </table:table-cell>
          <table:table-cell table:formula="of:=1/[.G79]" office:value-type="float" office:value="0.658228181381358" calcext:value-type="float">
            <text:p>0.6582281814</text:p>
          </table:table-cell>
          <table:table-cell office:value-type="float" office:value="1.51217" calcext:value-type="float">
            <text:p>1.51217</text:p>
          </table:table-cell>
          <table:table-cell table:formula="of:=1/[.I79]" office:value-type="float" office:value="0.66130130871529" calcext:value-type="float">
            <text:p>0.6613013087</text:p>
          </table:table-cell>
          <table:table-cell office:value-type="float" office:value="1.52311" calcext:value-type="float">
            <text:p>1.52311</text:p>
          </table:table-cell>
          <table:table-cell table:formula="of:=1/[.K79]" office:value-type="float" office:value="0.656551398126202" calcext:value-type="float">
            <text:p>0.6565513981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4307" calcext:value-type="float">
            <text:p>1.54307</text:p>
          </table:table-cell>
          <table:table-cell table:formula="of:=1/[.O79]" office:value-type="float" office:value="0.648058740044197" calcext:value-type="float">
            <text:p>0.648058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4239" calcext:value-type="float">
            <text:p>1.4239</text:p>
          </table:table-cell>
          <table:table-cell table:formula="of:=1/[.C80]" office:value-type="float" office:value="0.702296509586347" calcext:value-type="float">
            <text:p>0.7022965096</text:p>
          </table:table-cell>
          <table:table-cell office:value-type="float" office:value="1.50907" calcext:value-type="float">
            <text:p>1.50907</text:p>
          </table:table-cell>
          <table:table-cell table:formula="of:=1/[.E80]" office:value-type="float" office:value="0.662659783840379" calcext:value-type="float">
            <text:p>0.6626597838</text:p>
          </table:table-cell>
          <table:table-cell office:value-type="float" office:value="1.49786" calcext:value-type="float">
            <text:p>1.49786</text:p>
          </table:table-cell>
          <table:table-cell table:formula="of:=1/[.G80]" office:value-type="float" office:value="0.667619136634933" calcext:value-type="float">
            <text:p>0.6676191366</text:p>
          </table:table-cell>
          <table:table-cell office:value-type="float" office:value="1.48728" calcext:value-type="float">
            <text:p>1.48728</text:p>
          </table:table-cell>
          <table:table-cell table:formula="of:=1/[.I80]" office:value-type="float" office:value="0.672368350277016" calcext:value-type="float">
            <text:p>0.6723683503</text:p>
          </table:table-cell>
          <table:table-cell office:value-type="float" office:value="1.51308" calcext:value-type="float">
            <text:p>1.51308</text:p>
          </table:table-cell>
          <table:table-cell table:formula="of:=1/[.K80]" office:value-type="float" office:value="0.660903587384672" calcext:value-type="float">
            <text:p>0.6609035874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51912" calcext:value-type="float">
            <text:p>1.51912</text:p>
          </table:table-cell>
          <table:table-cell table:formula="of:=1/[.O80]" office:value-type="float" office:value="0.658275843909632" calcext:value-type="float">
            <text:p>0.65827584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49171" calcext:value-type="float">
            <text:p>1.49171</text:p>
          </table:table-cell>
          <table:table-cell table:formula="of:=1/[.C81]" office:value-type="float" office:value="0.670371586970658" calcext:value-type="float">
            <text:p>0.670371587</text:p>
          </table:table-cell>
          <table:table-cell office:value-type="float" office:value="1.58551" calcext:value-type="float">
            <text:p>1.58551</text:p>
          </table:table-cell>
          <table:table-cell table:formula="of:=1/[.E81]" office:value-type="float" office:value="0.63071188450404" calcext:value-type="float">
            <text:p>0.6307118845</text:p>
          </table:table-cell>
          <table:table-cell office:value-type="float" office:value="1.5693" calcext:value-type="float">
            <text:p>1.5693</text:p>
          </table:table-cell>
          <table:table-cell table:formula="of:=1/[.G81]" office:value-type="float" office:value="0.63722678901421" calcext:value-type="float">
            <text:p>0.637226789</text:p>
          </table:table-cell>
          <table:table-cell office:value-type="float" office:value="1.55974" calcext:value-type="float">
            <text:p>1.55974</text:p>
          </table:table-cell>
          <table:table-cell table:formula="of:=1/[.I81]" office:value-type="float" office:value="0.641132496441715" calcext:value-type="float">
            <text:p>0.6411324964</text:p>
          </table:table-cell>
          <table:table-cell office:value-type="float" office:value="1.58963" calcext:value-type="float">
            <text:p>1.58963</text:p>
          </table:table-cell>
          <table:table-cell table:formula="of:=1/[.K81]" office:value-type="float" office:value="0.629077206645572" calcext:value-type="float">
            <text:p>0.6290772066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59512" calcext:value-type="float">
            <text:p>1.59512</text:p>
          </table:table-cell>
          <table:table-cell table:formula="of:=1/[.O81]" office:value-type="float" office:value="0.626912081849641" calcext:value-type="float">
            <text:p>0.62691208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49325" calcext:value-type="float">
            <text:p>1.49325</text:p>
          </table:table-cell>
          <table:table-cell table:formula="of:=1/[.C82]" office:value-type="float" office:value="0.669680227691277" calcext:value-type="float">
            <text:p>0.6696802277</text:p>
          </table:table-cell>
          <table:table-cell office:value-type="float" office:value="1.59349" calcext:value-type="float">
            <text:p>1.59349</text:p>
          </table:table-cell>
          <table:table-cell table:formula="of:=1/[.E82]" office:value-type="float" office:value="0.62755335772424" calcext:value-type="float">
            <text:p>0.6275533577</text:p>
          </table:table-cell>
          <table:table-cell office:value-type="float" office:value="1.57451" calcext:value-type="float">
            <text:p>1.57451</text:p>
          </table:table-cell>
          <table:table-cell table:formula="of:=1/[.G82]" office:value-type="float" office:value="0.635118227258004" calcext:value-type="float">
            <text:p>0.6351182273</text:p>
          </table:table-cell>
          <table:table-cell office:value-type="float" office:value="1.56633" calcext:value-type="float">
            <text:p>1.56633</text:p>
          </table:table-cell>
          <table:table-cell table:formula="of:=1/[.I82]" office:value-type="float" office:value="0.638435067961413" calcext:value-type="float">
            <text:p>0.638435068</text:p>
          </table:table-cell>
          <table:table-cell office:value-type="float" office:value="1.59837" calcext:value-type="float">
            <text:p>1.59837</text:p>
          </table:table-cell>
          <table:table-cell table:formula="of:=1/[.K82]" office:value-type="float" office:value="0.62563736806872" calcext:value-type="float">
            <text:p>0.625637368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59996" calcext:value-type="float">
            <text:p>1.59996</text:p>
          </table:table-cell>
          <table:table-cell table:formula="of:=1/[.O82]" office:value-type="float" office:value="0.625015625390635" calcext:value-type="float">
            <text:p>0.62501562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46479" calcext:value-type="float">
            <text:p>1.46479</text:p>
          </table:table-cell>
          <table:table-cell table:formula="of:=1/[.C83]" office:value-type="float" office:value="0.682691716901399" calcext:value-type="float">
            <text:p>0.6826917169</text:p>
          </table:table-cell>
          <table:table-cell office:value-type="float" office:value="1.55971" calcext:value-type="float">
            <text:p>1.55971</text:p>
          </table:table-cell>
          <table:table-cell table:formula="of:=1/[.E83]" office:value-type="float" office:value="0.641144828205243" calcext:value-type="float">
            <text:p>0.6411448282</text:p>
          </table:table-cell>
          <table:table-cell office:value-type="float" office:value="1.5423" calcext:value-type="float">
            <text:p>1.5423</text:p>
          </table:table-cell>
          <table:table-cell table:formula="of:=1/[.G83]" office:value-type="float" office:value="0.648382286195941" calcext:value-type="float">
            <text:p>0.6483822862</text:p>
          </table:table-cell>
          <table:table-cell office:value-type="float" office:value="1.53519" calcext:value-type="float">
            <text:p>1.53519</text:p>
          </table:table-cell>
          <table:table-cell table:formula="of:=1/[.I83]" office:value-type="float" office:value="0.651385170565207" calcext:value-type="float">
            <text:p>0.6513851706</text:p>
          </table:table-cell>
          <table:table-cell office:value-type="float" office:value="1.56423" calcext:value-type="float">
            <text:p>1.56423</text:p>
          </table:table-cell>
          <table:table-cell table:formula="of:=1/[.K83]" office:value-type="float" office:value="0.639292175703061" calcext:value-type="float">
            <text:p>0.6392921757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56704" calcext:value-type="float">
            <text:p>1.56704</text:p>
          </table:table-cell>
          <table:table-cell table:formula="of:=1/[.O83]" office:value-type="float" office:value="0.638145803553196" calcext:value-type="float">
            <text:p>0.63814580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367" calcext:value-type="float">
            <text:p>1.367</text:p>
          </table:table-cell>
          <table:table-cell table:formula="of:=1/[.C84]" office:value-type="float" office:value="0.731528895391368" calcext:value-type="float">
            <text:p>0.7315288954</text:p>
          </table:table-cell>
          <table:table-cell office:value-type="float" office:value="1.46066" calcext:value-type="float">
            <text:p>1.46066</text:p>
          </table:table-cell>
          <table:table-cell table:formula="of:=1/[.E84]" office:value-type="float" office:value="0.684622020182657" calcext:value-type="float">
            <text:p>0.6846220202</text:p>
          </table:table-cell>
          <table:table-cell office:value-type="float" office:value="1.43833" calcext:value-type="float">
            <text:p>1.43833</text:p>
          </table:table-cell>
          <table:table-cell table:formula="of:=1/[.G84]" office:value-type="float" office:value="0.695250742180167" calcext:value-type="float">
            <text:p>0.6952507422</text:p>
          </table:table-cell>
          <table:table-cell office:value-type="float" office:value="1.42871" calcext:value-type="float">
            <text:p>1.42871</text:p>
          </table:table-cell>
          <table:table-cell table:formula="of:=1/[.I84]" office:value-type="float" office:value="0.699932106585661" calcext:value-type="float">
            <text:p>0.6999321066</text:p>
          </table:table-cell>
          <table:table-cell office:value-type="float" office:value="1.46569" calcext:value-type="float">
            <text:p>1.46569</text:p>
          </table:table-cell>
          <table:table-cell table:formula="of:=1/[.K84]" office:value-type="float" office:value="0.682272513287257" calcext:value-type="float">
            <text:p>0.6822725133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45424" calcext:value-type="float">
            <text:p>1.45424</text:p>
          </table:table-cell>
          <table:table-cell table:formula="of:=1/[.O84]" office:value-type="float" office:value="0.687644405325118" calcext:value-type="float">
            <text:p>0.68764440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32081" calcext:value-type="float">
            <text:p>1.32081</text:p>
          </table:table-cell>
          <table:table-cell table:formula="of:=1/[.C85]" office:value-type="float" office:value="0.757111166632597" calcext:value-type="float">
            <text:p>0.7571111666</text:p>
          </table:table-cell>
          <table:table-cell office:value-type="float" office:value="1.4098" calcext:value-type="float">
            <text:p>1.4098</text:p>
          </table:table-cell>
          <table:table-cell table:formula="of:=1/[.E85]" office:value-type="float" office:value="0.709320470988793" calcext:value-type="float">
            <text:p>0.709320471</text:p>
          </table:table-cell>
          <table:table-cell office:value-type="float" office:value="1.38719" calcext:value-type="float">
            <text:p>1.38719</text:p>
          </table:table-cell>
          <table:table-cell table:formula="of:=1/[.G85]" office:value-type="float" office:value="0.720881782596472" calcext:value-type="float">
            <text:p>0.7208817826</text:p>
          </table:table-cell>
          <table:table-cell office:value-type="float" office:value="1.37879" calcext:value-type="float">
            <text:p>1.37879</text:p>
          </table:table-cell>
          <table:table-cell table:formula="of:=1/[.I85]" office:value-type="float" office:value="0.725273609469172" calcext:value-type="float">
            <text:p>0.7252736095</text:p>
          </table:table-cell>
          <table:table-cell office:value-type="float" office:value="1.41479" calcext:value-type="float">
            <text:p>1.41479</text:p>
          </table:table-cell>
          <table:table-cell table:formula="of:=1/[.K85]" office:value-type="float" office:value="0.70681867980407" calcext:value-type="float">
            <text:p>0.7068186798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40012" calcext:value-type="float">
            <text:p>1.40012</text:p>
          </table:table-cell>
          <table:table-cell table:formula="of:=1/[.O85]" office:value-type="float" office:value="0.714224495043282" calcext:value-type="float">
            <text:p>0.7142244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40919" calcext:value-type="float">
            <text:p>1.40919</text:p>
          </table:table-cell>
          <table:table-cell table:formula="of:=1/[.C86]" office:value-type="float" office:value="0.70962751651658" calcext:value-type="float">
            <text:p>0.7096275165</text:p>
          </table:table-cell>
          <table:table-cell office:value-type="float" office:value="1.4828" calcext:value-type="float">
            <text:p>1.4828</text:p>
          </table:table-cell>
          <table:table-cell table:formula="of:=1/[.E86]" office:value-type="float" office:value="0.674399784192069" calcext:value-type="float">
            <text:p>0.6743997842</text:p>
          </table:table-cell>
          <table:table-cell office:value-type="float" office:value="1.46717" calcext:value-type="float">
            <text:p>1.46717</text:p>
          </table:table-cell>
          <table:table-cell table:formula="of:=1/[.G86]" office:value-type="float" office:value="0.681584274487619" calcext:value-type="float">
            <text:p>0.6815842745</text:p>
          </table:table-cell>
          <table:table-cell office:value-type="float" office:value="1.46223" calcext:value-type="float">
            <text:p>1.46223</text:p>
          </table:table-cell>
          <table:table-cell table:formula="of:=1/[.I86]" office:value-type="float" office:value="0.683886939811111" calcext:value-type="float">
            <text:p>0.6838869398</text:p>
          </table:table-cell>
          <table:table-cell office:value-type="float" office:value="1.48648" calcext:value-type="float">
            <text:p>1.48648</text:p>
          </table:table-cell>
          <table:table-cell table:formula="of:=1/[.K86]" office:value-type="float" office:value="0.672730208277272" calcext:value-type="float">
            <text:p>0.6727302083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487" calcext:value-type="float">
            <text:p>1.487</text:p>
          </table:table-cell>
          <table:table-cell table:formula="of:=1/[.O86]" office:value-type="float" office:value="0.672494956287828" calcext:value-type="float">
            <text:p>0.67249495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51543" calcext:value-type="float">
            <text:p>1.51543</text:p>
          </table:table-cell>
          <table:table-cell table:formula="of:=1/[.C87]" office:value-type="float" office:value="0.659878714292313" calcext:value-type="float">
            <text:p>0.6598787143</text:p>
          </table:table-cell>
          <table:table-cell office:value-type="float" office:value="1.61157" calcext:value-type="float">
            <text:p>1.61157</text:p>
          </table:table-cell>
          <table:table-cell table:formula="of:=1/[.E87]" office:value-type="float" office:value="0.620512915976346" calcext:value-type="float">
            <text:p>0.620512916</text:p>
          </table:table-cell>
          <table:table-cell office:value-type="float" office:value="1.59576" calcext:value-type="float">
            <text:p>1.59576</text:p>
          </table:table-cell>
          <table:table-cell table:formula="of:=1/[.G87]" office:value-type="float" office:value="0.62666065072442" calcext:value-type="float">
            <text:p>0.6266606507</text:p>
          </table:table-cell>
          <table:table-cell office:value-type="float" office:value="1.59269" calcext:value-type="float">
            <text:p>1.59269</text:p>
          </table:table-cell>
          <table:table-cell table:formula="of:=1/[.I87]" office:value-type="float" office:value="0.627868574549975" calcext:value-type="float">
            <text:p>0.6278685745</text:p>
          </table:table-cell>
          <table:table-cell office:value-type="float" office:value="1.61628" calcext:value-type="float">
            <text:p>1.61628</text:p>
          </table:table-cell>
          <table:table-cell table:formula="of:=1/[.K87]" office:value-type="float" office:value="0.618704679882199" calcext:value-type="float">
            <text:p>0.6187046799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62791" calcext:value-type="float">
            <text:p>1.62791</text:p>
          </table:table-cell>
          <table:table-cell table:formula="of:=1/[.O87]" office:value-type="float" office:value="0.614284573471506" calcext:value-type="float">
            <text:p>0.61428457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078" calcext:value-type="float">
            <text:p>1.65078</text:p>
          </table:table-cell>
          <table:table-cell table:formula="of:=1/[.C88]" office:value-type="float" office:value="0.605774240056216" calcext:value-type="float">
            <text:p>0.6057742401</text:p>
          </table:table-cell>
          <table:table-cell office:value-type="float" office:value="1.70241" calcext:value-type="float">
            <text:p>1.70241</text:p>
          </table:table-cell>
          <table:table-cell table:formula="of:=1/[.E88]" office:value-type="float" office:value="0.587402564599597" calcext:value-type="float">
            <text:p>0.5874025646</text:p>
          </table:table-cell>
          <table:table-cell office:value-type="float" office:value="1.68705" calcext:value-type="float">
            <text:p>1.68705</text:p>
          </table:table-cell>
          <table:table-cell table:formula="of:=1/[.G88]" office:value-type="float" office:value="0.592750659435109" calcext:value-type="float">
            <text:p>0.5927506594</text:p>
          </table:table-cell>
          <table:table-cell office:value-type="float" office:value="1.68031" calcext:value-type="float">
            <text:p>1.68031</text:p>
          </table:table-cell>
          <table:table-cell table:formula="of:=1/[.I88]" office:value-type="float" office:value="0.595128279900733" calcext:value-type="float">
            <text:p>0.5951282799</text:p>
          </table:table-cell>
          <table:table-cell office:value-type="float" office:value="1.71127" calcext:value-type="float">
            <text:p>1.71127</text:p>
          </table:table-cell>
          <table:table-cell table:formula="of:=1/[.K88]" office:value-type="float" office:value="0.5843613222928" calcext:value-type="float">
            <text:p>0.5843613223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73402" calcext:value-type="float">
            <text:p>1.73402</text:p>
          </table:table-cell>
          <table:table-cell table:formula="of:=1/[.O88]" office:value-type="float" office:value="0.576694617132444" calcext:value-type="float">
            <text:p>0.57669461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94286" calcext:value-type="float">
            <text:p>1.94286</text:p>
          </table:table-cell>
          <table:table-cell table:formula="of:=1/[.C89]" office:value-type="float" office:value="0.514705125433639" calcext:value-type="float">
            <text:p>0.5147051254</text:p>
          </table:table-cell>
          <table:table-cell office:value-type="float" office:value="1.99413" calcext:value-type="float">
            <text:p>1.99413</text:p>
          </table:table-cell>
          <table:table-cell table:formula="of:=1/[.E89]" office:value-type="float" office:value="0.501471819791087" calcext:value-type="float">
            <text:p>0.5014718198</text:p>
          </table:table-cell>
          <table:table-cell office:value-type="float" office:value="1.99564" calcext:value-type="float">
            <text:p>1.99564</text:p>
          </table:table-cell>
          <table:table-cell table:formula="of:=1/[.G89]" office:value-type="float" office:value="0.501092381391433" calcext:value-type="float">
            <text:p>0.5010923814</text:p>
          </table:table-cell>
          <table:table-cell office:value-type="float" office:value="1.9886" calcext:value-type="float">
            <text:p>1.9886</text:p>
          </table:table-cell>
          <table:table-cell table:formula="of:=1/[.I89]" office:value-type="float" office:value="0.502866338127326" calcext:value-type="float">
            <text:p>0.5028663381</text:p>
          </table:table-cell>
          <table:table-cell office:value-type="float" office:value="1.99607" calcext:value-type="float">
            <text:p>1.99607</text:p>
          </table:table-cell>
          <table:table-cell table:formula="of:=1/[.K89]" office:value-type="float" office:value="0.500984434413623" calcext:value-type="float">
            <text:p>0.5009844344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2.05945" calcext:value-type="float">
            <text:p>2.05945</text:p>
          </table:table-cell>
          <table:table-cell table:formula="of:=1/[.O89]" office:value-type="float" office:value="0.485566534754425" calcext:value-type="float">
            <text:p>0.48556653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2999" calcext:value-type="float">
            <text:p>1.2999</text:p>
          </table:table-cell>
          <table:table-cell table:formula="of:=1/[.C101]" office:value-type="float" office:value="0.769289945380414" calcext:value-type="float">
            <text:p>0.7692899454</text:p>
          </table:table-cell>
          <table:table-cell office:value-type="float" office:value="1.32179" calcext:value-type="float">
            <text:p>1.32179</text:p>
          </table:table-cell>
          <table:table-cell table:formula="of:=1/[.E101]" office:value-type="float" office:value="0.756549830154563" calcext:value-type="float">
            <text:p>0.7565498302</text:p>
          </table:table-cell>
          <table:table-cell office:value-type="float" office:value="1.32729" calcext:value-type="float">
            <text:p>1.32729</text:p>
          </table:table-cell>
          <table:table-cell table:formula="of:=1/[.G101]" office:value-type="float" office:value="0.753414852820408" calcext:value-type="float">
            <text:p>0.7534148528</text:p>
          </table:table-cell>
          <table:table-cell office:value-type="float" office:value="1.32793" calcext:value-type="float">
            <text:p>1.32793</text:p>
          </table:table-cell>
          <table:table-cell table:formula="of:=1/[.I101]" office:value-type="float" office:value="0.753051742185206" calcext:value-type="float">
            <text:p>0.7530517422</text:p>
          </table:table-cell>
          <table:table-cell office:value-type="float" office:value="1.32299" calcext:value-type="float">
            <text:p>1.32299</text:p>
          </table:table-cell>
          <table:table-cell table:formula="of:=1/[.K101]" office:value-type="float" office:value="0.755863611969856" calcext:value-type="float">
            <text:p>0.755863612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34178" calcext:value-type="float">
            <text:p>1.34178</text:p>
          </table:table-cell>
          <table:table-cell table:formula="of:=1/[.O101]" office:value-type="float" office:value="0.745278659690858" calcext:value-type="float">
            <text:p>0.74527865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34418" calcext:value-type="float">
            <text:p>1.34418</text:p>
          </table:table-cell>
          <table:table-cell table:formula="of:=1/[.C102]" office:value-type="float" office:value="0.743947983157018" calcext:value-type="float">
            <text:p>0.7439479832</text:p>
          </table:table-cell>
          <table:table-cell office:value-type="float" office:value="1.37528" calcext:value-type="float">
            <text:p>1.37528</text:p>
          </table:table-cell>
          <table:table-cell table:formula="of:=1/[.E102]" office:value-type="float" office:value="0.727124658251411" calcext:value-type="float">
            <text:p>0.7271246583</text:p>
          </table:table-cell>
          <table:table-cell office:value-type="float" office:value="1.38484" calcext:value-type="float">
            <text:p>1.38484</text:p>
          </table:table-cell>
          <table:table-cell table:formula="of:=1/[.G102]" office:value-type="float" office:value="0.722105080731348" calcext:value-type="float">
            <text:p>0.7221050807</text:p>
          </table:table-cell>
          <table:table-cell office:value-type="float" office:value="1.38767" calcext:value-type="float">
            <text:p>1.38767</text:p>
          </table:table-cell>
          <table:table-cell table:formula="of:=1/[.I102]" office:value-type="float" office:value="0.720632427017951" calcext:value-type="float">
            <text:p>0.720632427</text:p>
          </table:table-cell>
          <table:table-cell office:value-type="float" office:value="1.37787" calcext:value-type="float">
            <text:p>1.37787</text:p>
          </table:table-cell>
          <table:table-cell table:formula="of:=1/[.K102]" office:value-type="float" office:value="0.725757872658524" calcext:value-type="float">
            <text:p>0.7257578727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41032" calcext:value-type="float">
            <text:p>1.41032</text:p>
          </table:table-cell>
          <table:table-cell table:formula="of:=1/[.O102]" office:value-type="float" office:value="0.709058936978842" calcext:value-type="float">
            <text:p>0.7090589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31296" calcext:value-type="float">
            <text:p>1.31296</text:p>
          </table:table-cell>
          <table:table-cell table:formula="of:=1/[.C103]" office:value-type="float" office:value="0.76163782598099" calcext:value-type="float">
            <text:p>0.761637826</text:p>
          </table:table-cell>
          <table:table-cell office:value-type="float" office:value="1.34532" calcext:value-type="float">
            <text:p>1.34532</text:p>
          </table:table-cell>
          <table:table-cell table:formula="of:=1/[.E103]" office:value-type="float" office:value="0.743317575000743" calcext:value-type="float">
            <text:p>0.743317575</text:p>
          </table:table-cell>
          <table:table-cell office:value-type="float" office:value="1.35021" calcext:value-type="float">
            <text:p>1.35021</text:p>
          </table:table-cell>
          <table:table-cell table:formula="of:=1/[.G103]" office:value-type="float" office:value="0.740625532324601" calcext:value-type="float">
            <text:p>0.7406255323</text:p>
          </table:table-cell>
          <table:table-cell office:value-type="float" office:value="1.34634" calcext:value-type="float">
            <text:p>1.34634</text:p>
          </table:table-cell>
          <table:table-cell table:formula="of:=1/[.I103]" office:value-type="float" office:value="0.742754430530178" calcext:value-type="float">
            <text:p>0.7427544305</text:p>
          </table:table-cell>
          <table:table-cell office:value-type="float" office:value="1.34712" calcext:value-type="float">
            <text:p>1.34712</text:p>
          </table:table-cell>
          <table:table-cell table:formula="of:=1/[.K103]" office:value-type="float" office:value="0.742324366054991" calcext:value-type="float">
            <text:p>0.7423243661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36502" calcext:value-type="float">
            <text:p>1.36502</text:p>
          </table:table-cell>
          <table:table-cell table:formula="of:=1/[.O103]" office:value-type="float" office:value="0.732589998681338" calcext:value-type="float">
            <text:p>0.73258999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3493" calcext:value-type="float">
            <text:p>1.3493</text:p>
          </table:table-cell>
          <table:table-cell table:formula="of:=1/[.C104]" office:value-type="float" office:value="0.741125027792189" calcext:value-type="float">
            <text:p>0.7411250278</text:p>
          </table:table-cell>
          <table:table-cell office:value-type="float" office:value="1.38296" calcext:value-type="float">
            <text:p>1.38296</text:p>
          </table:table-cell>
          <table:table-cell table:formula="of:=1/[.E104]" office:value-type="float" office:value="0.72308671255857" calcext:value-type="float">
            <text:p>0.7230867126</text:p>
          </table:table-cell>
          <table:table-cell office:value-type="float" office:value="1.3941" calcext:value-type="float">
            <text:p>1.3941</text:p>
          </table:table-cell>
          <table:table-cell table:formula="of:=1/[.G104]" office:value-type="float" office:value="0.717308657915501" calcext:value-type="float">
            <text:p>0.7173086579</text:p>
          </table:table-cell>
          <table:table-cell office:value-type="float" office:value="1.39273" calcext:value-type="float">
            <text:p>1.39273</text:p>
          </table:table-cell>
          <table:table-cell table:formula="of:=1/[.I104]" office:value-type="float" office:value="0.718014259763199" calcext:value-type="float">
            <text:p>0.7180142598</text:p>
          </table:table-cell>
          <table:table-cell office:value-type="float" office:value="1.38491" calcext:value-type="float">
            <text:p>1.38491</text:p>
          </table:table-cell>
          <table:table-cell table:formula="of:=1/[.K104]" office:value-type="float" office:value="0.722068582073925" calcext:value-type="float">
            <text:p>0.7220685821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41125" calcext:value-type="float">
            <text:p>1.41125</text:p>
          </table:table-cell>
          <table:table-cell table:formula="of:=1/[.O104]" office:value-type="float" office:value="0.70859167404783" calcext:value-type="float">
            <text:p>0.7085916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40912" calcext:value-type="float">
            <text:p>1.40912</text:p>
          </table:table-cell>
          <table:table-cell table:formula="of:=1/[.C105]" office:value-type="float" office:value="0.709662768252526" calcext:value-type="float">
            <text:p>0.7096627683</text:p>
          </table:table-cell>
          <table:table-cell office:value-type="float" office:value="1.44093" calcext:value-type="float">
            <text:p>1.44093</text:p>
          </table:table-cell>
          <table:table-cell table:formula="of:=1/[.E105]" office:value-type="float" office:value="0.693996238540387" calcext:value-type="float">
            <text:p>0.6939962385</text:p>
          </table:table-cell>
          <table:table-cell office:value-type="float" office:value="1.45237" calcext:value-type="float">
            <text:p>1.45237</text:p>
          </table:table-cell>
          <table:table-cell table:formula="of:=1/[.G105]" office:value-type="float" office:value="0.688529782355736" calcext:value-type="float">
            <text:p>0.6885297824</text:p>
          </table:table-cell>
          <table:table-cell office:value-type="float" office:value="1.44812" calcext:value-type="float">
            <text:p>1.44812</text:p>
          </table:table-cell>
          <table:table-cell table:formula="of:=1/[.I105]" office:value-type="float" office:value="0.690550506864072" calcext:value-type="float">
            <text:p>0.6905505069</text:p>
          </table:table-cell>
          <table:table-cell office:value-type="float" office:value="1.44282" calcext:value-type="float">
            <text:p>1.44282</text:p>
          </table:table-cell>
          <table:table-cell table:formula="of:=1/[.K105]" office:value-type="float" office:value="0.693087148778087" calcext:value-type="float">
            <text:p>0.6930871488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47299" calcext:value-type="float">
            <text:p>1.47299</text:p>
          </table:table-cell>
          <table:table-cell table:formula="of:=1/[.O105]" office:value-type="float" office:value="0.678891234835267" calcext:value-type="float">
            <text:p>0.67889123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31733" calcext:value-type="float">
            <text:p>1.31733</text:p>
          </table:table-cell>
          <table:table-cell table:formula="of:=1/[.C106]" office:value-type="float" office:value="0.759111232568908" calcext:value-type="float">
            <text:p>0.7591112326</text:p>
          </table:table-cell>
          <table:table-cell office:value-type="float" office:value="1.35086" calcext:value-type="float">
            <text:p>1.35086</text:p>
          </table:table-cell>
          <table:table-cell table:formula="of:=1/[.E106]" office:value-type="float" office:value="0.740269161867255" calcext:value-type="float">
            <text:p>0.7402691619</text:p>
          </table:table-cell>
          <table:table-cell office:value-type="float" office:value="1.35946" calcext:value-type="float">
            <text:p>1.35946</text:p>
          </table:table-cell>
          <table:table-cell table:formula="of:=1/[.G106]" office:value-type="float" office:value="0.735586188633722" calcext:value-type="float">
            <text:p>0.7355861886</text:p>
          </table:table-cell>
          <table:table-cell office:value-type="float" office:value="1.3539" calcext:value-type="float">
            <text:p>1.3539</text:p>
          </table:table-cell>
          <table:table-cell table:formula="of:=1/[.I106]" office:value-type="float" office:value="0.738606987222099" calcext:value-type="float">
            <text:p>0.7386069872</text:p>
          </table:table-cell>
          <table:table-cell office:value-type="float" office:value="1.3525" calcext:value-type="float">
            <text:p>1.3525</text:p>
          </table:table-cell>
          <table:table-cell table:formula="of:=1/[.K106]" office:value-type="float" office:value="0.739371534195934" calcext:value-type="float">
            <text:p>0.7393715342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37601" calcext:value-type="float">
            <text:p>1.37601</text:p>
          </table:table-cell>
          <table:table-cell table:formula="of:=1/[.O106]" office:value-type="float" office:value="0.726738904513775" calcext:value-type="float">
            <text:p>0.72673890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36966" calcext:value-type="float">
            <text:p>1.36966</text:p>
          </table:table-cell>
          <table:table-cell table:formula="of:=1/[.C107]" office:value-type="float" office:value="0.730108202035542" calcext:value-type="float">
            <text:p>0.730108202</text:p>
          </table:table-cell>
          <table:table-cell office:value-type="float" office:value="1.39147" calcext:value-type="float">
            <text:p>1.39147</text:p>
          </table:table-cell>
          <table:table-cell table:formula="of:=1/[.E107]" office:value-type="float" office:value="0.718664434015825" calcext:value-type="float">
            <text:p>0.718664434</text:p>
          </table:table-cell>
          <table:table-cell office:value-type="float" office:value="1.39936" calcext:value-type="float">
            <text:p>1.39936</text:p>
          </table:table-cell>
          <table:table-cell table:formula="of:=1/[.G107]" office:value-type="float" office:value="0.714612394237366" calcext:value-type="float">
            <text:p>0.7146123942</text:p>
          </table:table-cell>
          <table:table-cell office:value-type="float" office:value="1.39559" calcext:value-type="float">
            <text:p>1.39559</text:p>
          </table:table-cell>
          <table:table-cell table:formula="of:=1/[.I107]" office:value-type="float" office:value="0.716542824181887" calcext:value-type="float">
            <text:p>0.7165428242</text:p>
          </table:table-cell>
          <table:table-cell office:value-type="float" office:value="1.39236" calcext:value-type="float">
            <text:p>1.39236</text:p>
          </table:table-cell>
          <table:table-cell table:formula="of:=1/[.K107]" office:value-type="float" office:value="0.718205061909276" calcext:value-type="float">
            <text:p>0.718205061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41951" calcext:value-type="float">
            <text:p>1.41951</text:p>
          </table:table-cell>
          <table:table-cell table:formula="of:=1/[.O107]" office:value-type="float" office:value="0.704468443336081" calcext:value-type="float">
            <text:p>0.70446844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461" calcext:value-type="float">
            <text:p>1.461</text:p>
          </table:table-cell>
          <table:table-cell table:formula="of:=1/[.C108]" office:value-type="float" office:value="0.684462696783025" calcext:value-type="float">
            <text:p>0.6844626968</text:p>
          </table:table-cell>
          <table:table-cell office:value-type="float" office:value="1.48341" calcext:value-type="float">
            <text:p>1.48341</text:p>
          </table:table-cell>
          <table:table-cell table:formula="of:=1/[.E108]" office:value-type="float" office:value="0.674122461086281" calcext:value-type="float">
            <text:p>0.6741224611</text:p>
          </table:table-cell>
          <table:table-cell office:value-type="float" office:value="1.49671" calcext:value-type="float">
            <text:p>1.49671</text:p>
          </table:table-cell>
          <table:table-cell table:formula="of:=1/[.G108]" office:value-type="float" office:value="0.668132103079421" calcext:value-type="float">
            <text:p>0.6681321031</text:p>
          </table:table-cell>
          <table:table-cell office:value-type="float" office:value="1.49359" calcext:value-type="float">
            <text:p>1.49359</text:p>
          </table:table-cell>
          <table:table-cell table:formula="of:=1/[.I108]" office:value-type="float" office:value="0.669527782055316" calcext:value-type="float">
            <text:p>0.6695277821</text:p>
          </table:table-cell>
          <table:table-cell office:value-type="float" office:value="1.48427" calcext:value-type="float">
            <text:p>1.48427</text:p>
          </table:table-cell>
          <table:table-cell table:formula="of:=1/[.K108]" office:value-type="float" office:value="0.673731868191097" calcext:value-type="float">
            <text:p>0.6737318682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52408" calcext:value-type="float">
            <text:p>1.52408</text:p>
          </table:table-cell>
          <table:table-cell table:formula="of:=1/[.O108]" office:value-type="float" office:value="0.656133536297307" calcext:value-type="float">
            <text:p>0.65613353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41448" calcext:value-type="float">
            <text:p>1.41448</text:p>
          </table:table-cell>
          <table:table-cell table:formula="of:=1/[.C109]" office:value-type="float" office:value="0.706973587466772" calcext:value-type="float">
            <text:p>0.7069735875</text:p>
          </table:table-cell>
          <table:table-cell office:value-type="float" office:value="1.45608" calcext:value-type="float">
            <text:p>1.45608</text:p>
          </table:table-cell>
          <table:table-cell table:formula="of:=1/[.E109]" office:value-type="float" office:value="0.686775451898247" calcext:value-type="float">
            <text:p>0.6867754519</text:p>
          </table:table-cell>
          <table:table-cell office:value-type="float" office:value="1.46906" calcext:value-type="float">
            <text:p>1.46906</text:p>
          </table:table-cell>
          <table:table-cell table:formula="of:=1/[.G109]" office:value-type="float" office:value="0.680707391120853" calcext:value-type="float">
            <text:p>0.6807073911</text:p>
          </table:table-cell>
          <table:table-cell office:value-type="float" office:value="1.4591" calcext:value-type="float">
            <text:p>1.4591</text:p>
          </table:table-cell>
          <table:table-cell table:formula="of:=1/[.I109]" office:value-type="float" office:value="0.685353985333425" calcext:value-type="float">
            <text:p>0.6853539853</text:p>
          </table:table-cell>
          <table:table-cell office:value-type="float" office:value="1.4576" calcext:value-type="float">
            <text:p>1.4576</text:p>
          </table:table-cell>
          <table:table-cell table:formula="of:=1/[.K109]" office:value-type="float" office:value="0.686059275521405" calcext:value-type="float">
            <text:p>0.6860592755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9343" calcext:value-type="float">
            <text:p>1.49343</text:p>
          </table:table-cell>
          <table:table-cell table:formula="of:=1/[.O109]" office:value-type="float" office:value="0.669599512531555" calcext:value-type="float">
            <text:p>0.66959951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4565" calcext:value-type="float">
            <text:p>1.4565</text:p>
          </table:table-cell>
          <table:table-cell table:formula="of:=1/[.C110]" office:value-type="float" office:value="0.686577411603158" calcext:value-type="float">
            <text:p>0.6865774116</text:p>
          </table:table-cell>
          <table:table-cell office:value-type="float" office:value="1.4963" calcext:value-type="float">
            <text:p>1.4963</text:p>
          </table:table-cell>
          <table:table-cell table:formula="of:=1/[.E110]" office:value-type="float" office:value="0.66831517743768" calcext:value-type="float">
            <text:p>0.6683151774</text:p>
          </table:table-cell>
          <table:table-cell office:value-type="float" office:value="1.51235" calcext:value-type="float">
            <text:p>1.51235</text:p>
          </table:table-cell>
          <table:table-cell table:formula="of:=1/[.G110]" office:value-type="float" office:value="0.661222600588488" calcext:value-type="float">
            <text:p>0.6612226006</text:p>
          </table:table-cell>
          <table:table-cell office:value-type="float" office:value="1.50571" calcext:value-type="float">
            <text:p>1.50571</text:p>
          </table:table-cell>
          <table:table-cell table:formula="of:=1/[.I110]" office:value-type="float" office:value="0.664138512728215" calcext:value-type="float">
            <text:p>0.6641385127</text:p>
          </table:table-cell>
          <table:table-cell office:value-type="float" office:value="1.49784" calcext:value-type="float">
            <text:p>1.49784</text:p>
          </table:table-cell>
          <table:table-cell table:formula="of:=1/[.K110]" office:value-type="float" office:value="0.667628051060193" calcext:value-type="float">
            <text:p>0.6676280511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53925" calcext:value-type="float">
            <text:p>1.53925</text:p>
          </table:table-cell>
          <table:table-cell table:formula="of:=1/[.O110]" office:value-type="float" office:value="0.64966704563911" calcext:value-type="float">
            <text:p>0.64966704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665" calcext:value-type="float">
            <text:p>1.4665</text:p>
          </table:table-cell>
          <table:table-cell table:formula="of:=1/[.C111]" office:value-type="float" office:value="0.681895669962496" calcext:value-type="float">
            <text:p>0.68189567</text:p>
          </table:table-cell>
          <table:table-cell office:value-type="float" office:value="1.51484" calcext:value-type="float">
            <text:p>1.51484</text:p>
          </table:table-cell>
          <table:table-cell table:formula="of:=1/[.E111]" office:value-type="float" office:value="0.660135723904835" calcext:value-type="float">
            <text:p>0.6601357239</text:p>
          </table:table-cell>
          <table:table-cell office:value-type="float" office:value="1.52721" calcext:value-type="float">
            <text:p>1.52721</text:p>
          </table:table-cell>
          <table:table-cell table:formula="of:=1/[.G111]" office:value-type="float" office:value="0.654788797873246" calcext:value-type="float">
            <text:p>0.6547887979</text:p>
          </table:table-cell>
          <table:table-cell office:value-type="float" office:value="1.51607" calcext:value-type="float">
            <text:p>1.51607</text:p>
          </table:table-cell>
          <table:table-cell table:formula="of:=1/[.I111]" office:value-type="float" office:value="0.659600150388834" calcext:value-type="float">
            <text:p>0.6596001504</text:p>
          </table:table-cell>
          <table:table-cell office:value-type="float" office:value="1.51672" calcext:value-type="float">
            <text:p>1.51672</text:p>
          </table:table-cell>
          <table:table-cell table:formula="of:=1/[.K111]" office:value-type="float" office:value="0.659317474550346" calcext:value-type="float">
            <text:p>0.6593174746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5484" calcext:value-type="float">
            <text:p>1.55484</text:p>
          </table:table-cell>
          <table:table-cell table:formula="of:=1/[.O111]" office:value-type="float" office:value="0.643152993234031" calcext:value-type="float">
            <text:p>0.64315299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4287" calcext:value-type="float">
            <text:p>1.4287</text:p>
          </table:table-cell>
          <table:table-cell table:formula="of:=1/[.C112]" office:value-type="float" office:value="0.69993700566949" calcext:value-type="float">
            <text:p>0.6999370057</text:p>
          </table:table-cell>
          <table:table-cell office:value-type="float" office:value="1.46785" calcext:value-type="float">
            <text:p>1.46785</text:p>
          </table:table-cell>
          <table:table-cell table:formula="of:=1/[.E112]" office:value-type="float" office:value="0.681268521987942" calcext:value-type="float">
            <text:p>0.681268522</text:p>
          </table:table-cell>
          <table:table-cell office:value-type="float" office:value="1.48318" calcext:value-type="float">
            <text:p>1.48318</text:p>
          </table:table-cell>
          <table:table-cell table:formula="of:=1/[.G112]" office:value-type="float" office:value="0.674226998745938" calcext:value-type="float">
            <text:p>0.6742269987</text:p>
          </table:table-cell>
          <table:table-cell office:value-type="float" office:value="1.47544" calcext:value-type="float">
            <text:p>1.47544</text:p>
          </table:table-cell>
          <table:table-cell table:formula="of:=1/[.I112]" office:value-type="float" office:value="0.677763921270943" calcext:value-type="float">
            <text:p>0.6777639213</text:p>
          </table:table-cell>
          <table:table-cell office:value-type="float" office:value="1.46967" calcext:value-type="float">
            <text:p>1.46967</text:p>
          </table:table-cell>
          <table:table-cell table:formula="of:=1/[.K112]" office:value-type="float" office:value="0.680424857280886" calcext:value-type="float">
            <text:p>0.6804248573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50744" calcext:value-type="float">
            <text:p>1.50744</text:p>
          </table:table-cell>
          <table:table-cell table:formula="of:=1/[.O112]" office:value-type="float" office:value="0.663376320118877" calcext:value-type="float">
            <text:p>0.66337632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43994" calcext:value-type="float">
            <text:p>1.43994</text:p>
          </table:table-cell>
          <table:table-cell table:formula="of:=1/[.C113]" office:value-type="float" office:value="0.694473380835313" calcext:value-type="float">
            <text:p>0.6944733808</text:p>
          </table:table-cell>
          <table:table-cell office:value-type="float" office:value="1.48897" calcext:value-type="float">
            <text:p>1.48897</text:p>
          </table:table-cell>
          <table:table-cell table:formula="of:=1/[.E113]" office:value-type="float" office:value="0.671605203597117" calcext:value-type="float">
            <text:p>0.6716052036</text:p>
          </table:table-cell>
          <table:table-cell office:value-type="float" office:value="1.50125" calcext:value-type="float">
            <text:p>1.50125</text:p>
          </table:table-cell>
          <table:table-cell table:formula="of:=1/[.G113]" office:value-type="float" office:value="0.666111573688593" calcext:value-type="float">
            <text:p>0.6661115737</text:p>
          </table:table-cell>
          <table:table-cell office:value-type="float" office:value="1.48998" calcext:value-type="float">
            <text:p>1.48998</text:p>
          </table:table-cell>
          <table:table-cell table:formula="of:=1/[.I113]" office:value-type="float" office:value="0.671149948321454" calcext:value-type="float">
            <text:p>0.6711499483</text:p>
          </table:table-cell>
          <table:table-cell office:value-type="float" office:value="1.49121" calcext:value-type="float">
            <text:p>1.49121</text:p>
          </table:table-cell>
          <table:table-cell table:formula="of:=1/[.K113]" office:value-type="float" office:value="0.670596361344143" calcext:value-type="float">
            <text:p>0.6705963613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5256" calcext:value-type="float">
            <text:p>1.5256</text:p>
          </table:table-cell>
          <table:table-cell table:formula="of:=1/[.O113]" office:value-type="float" office:value="0.655479811221814" calcext:value-type="float">
            <text:p>0.65547981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5136" calcext:value-type="float">
            <text:p>1.45136</text:p>
          </table:table-cell>
          <table:table-cell table:formula="of:=1/[.C114]" office:value-type="float" office:value="0.689008929555727" calcext:value-type="float">
            <text:p>0.6890089296</text:p>
          </table:table-cell>
          <table:table-cell office:value-type="float" office:value="1.48716" calcext:value-type="float">
            <text:p>1.48716</text:p>
          </table:table-cell>
          <table:table-cell table:formula="of:=1/[.E114]" office:value-type="float" office:value="0.672422604158261" calcext:value-type="float">
            <text:p>0.6724226042</text:p>
          </table:table-cell>
          <table:table-cell office:value-type="float" office:value="1.49959" calcext:value-type="float">
            <text:p>1.49959</text:p>
          </table:table-cell>
          <table:table-cell table:formula="of:=1/[.G114]" office:value-type="float" office:value="0.666848938709914" calcext:value-type="float">
            <text:p>0.6668489387</text:p>
          </table:table-cell>
          <table:table-cell office:value-type="float" office:value="1.48919" calcext:value-type="float">
            <text:p>1.48919</text:p>
          </table:table-cell>
          <table:table-cell table:formula="of:=1/[.I114]" office:value-type="float" office:value="0.671505986475869" calcext:value-type="float">
            <text:p>0.6715059865</text:p>
          </table:table-cell>
          <table:table-cell office:value-type="float" office:value="1.48886" calcext:value-type="float">
            <text:p>1.48886</text:p>
          </table:table-cell>
          <table:table-cell table:formula="of:=1/[.K114]" office:value-type="float" office:value="0.671654823153285" calcext:value-type="float">
            <text:p>0.6716548232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5253" calcext:value-type="float">
            <text:p>1.5253</text:p>
          </table:table-cell>
          <table:table-cell table:formula="of:=1/[.O114]" office:value-type="float" office:value="0.65560873270832" calcext:value-type="float">
            <text:p>0.65560873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5792" calcext:value-type="float">
            <text:p>1.45792</text:p>
          </table:table-cell>
          <table:table-cell table:formula="of:=1/[.C115]" office:value-type="float" office:value="0.685908691834943" calcext:value-type="float">
            <text:p>0.6859086918</text:p>
          </table:table-cell>
          <table:table-cell office:value-type="float" office:value="1.497" calcext:value-type="float">
            <text:p>1.497</text:p>
          </table:table-cell>
          <table:table-cell table:formula="of:=1/[.E115]" office:value-type="float" office:value="0.668002672010688" calcext:value-type="float">
            <text:p>0.668002672</text:p>
          </table:table-cell>
          <table:table-cell office:value-type="float" office:value="1.50653" calcext:value-type="float">
            <text:p>1.50653</text:p>
          </table:table-cell>
          <table:table-cell table:formula="of:=1/[.G115]" office:value-type="float" office:value="0.66377702402209" calcext:value-type="float">
            <text:p>0.663777024</text:p>
          </table:table-cell>
          <table:table-cell office:value-type="float" office:value="1.4982" calcext:value-type="float">
            <text:p>1.4982</text:p>
          </table:table-cell>
          <table:table-cell table:formula="of:=1/[.I115]" office:value-type="float" office:value="0.667467627820051" calcext:value-type="float">
            <text:p>0.6674676278</text:p>
          </table:table-cell>
          <table:table-cell office:value-type="float" office:value="1.4989" calcext:value-type="float">
            <text:p>1.4989</text:p>
          </table:table-cell>
          <table:table-cell table:formula="of:=1/[.K115]" office:value-type="float" office:value="0.667155914337181" calcext:value-type="float">
            <text:p>0.667155914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53282" calcext:value-type="float">
            <text:p>1.53282</text:p>
          </table:table-cell>
          <table:table-cell table:formula="of:=1/[.O115]" office:value-type="float" office:value="0.652392322647147" calcext:value-type="float">
            <text:p>0.65239232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9342" calcext:value-type="float">
            <text:p>1.59342</text:p>
          </table:table-cell>
          <table:table-cell table:formula="of:=1/[.C116]" office:value-type="float" office:value="0.62758092656048" calcext:value-type="float">
            <text:p>0.6275809266</text:p>
          </table:table-cell>
          <table:table-cell office:value-type="float" office:value="1.63668" calcext:value-type="float">
            <text:p>1.63668</text:p>
          </table:table-cell>
          <table:table-cell table:formula="of:=1/[.E116]" office:value-type="float" office:value="0.610992985800523" calcext:value-type="float">
            <text:p>0.6109929858</text:p>
          </table:table-cell>
          <table:table-cell office:value-type="float" office:value="1.65011" calcext:value-type="float">
            <text:p>1.65011</text:p>
          </table:table-cell>
          <table:table-cell table:formula="of:=1/[.G116]" office:value-type="float" office:value="0.606020204713625" calcext:value-type="float">
            <text:p>0.6060202047</text:p>
          </table:table-cell>
          <table:table-cell office:value-type="float" office:value="1.64356" calcext:value-type="float">
            <text:p>1.64356</text:p>
          </table:table-cell>
          <table:table-cell table:formula="of:=1/[.I116]" office:value-type="float" office:value="0.608435347659958" calcext:value-type="float">
            <text:p>0.6084353477</text:p>
          </table:table-cell>
          <table:table-cell office:value-type="float" office:value="1.63857" calcext:value-type="float">
            <text:p>1.63857</text:p>
          </table:table-cell>
          <table:table-cell table:formula="of:=1/[.K116]" office:value-type="float" office:value="0.610288239135344" calcext:value-type="float">
            <text:p>0.6102882391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8622" calcext:value-type="float">
            <text:p>1.68622</text:p>
          </table:table-cell>
          <table:table-cell table:formula="of:=1/[.O116]" office:value-type="float" office:value="0.593042426255174" calcext:value-type="float">
            <text:p>0.5930424263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8937" calcext:value-type="float">
            <text:p>1.48937</text:p>
          </table:table-cell>
          <table:table-cell table:formula="of:=1/[.C121]" office:value-type="float" office:value="0.671424830633086" calcext:value-type="float">
            <text:p>0.6714248306</text:p>
          </table:table-cell>
          <table:table-cell office:value-type="float" office:value="1.52387" calcext:value-type="float">
            <text:p>1.52387</text:p>
          </table:table-cell>
          <table:table-cell table:formula="of:=1/[.E121]" office:value-type="float" office:value="0.656223956111742" calcext:value-type="float">
            <text:p>0.6562239561</text:p>
          </table:table-cell>
          <table:table-cell office:value-type="float" office:value="1.53964" calcext:value-type="float">
            <text:p>1.53964</text:p>
          </table:table-cell>
          <table:table-cell table:formula="of:=1/[.G121]" office:value-type="float" office:value="0.649502481099478" calcext:value-type="float">
            <text:p>0.6495024811</text:p>
          </table:table-cell>
          <table:table-cell office:value-type="float" office:value="1.53828" calcext:value-type="float">
            <text:p>1.53828</text:p>
          </table:table-cell>
          <table:table-cell table:formula="of:=1/[.I121]" office:value-type="float" office:value="0.650076709051668" calcext:value-type="float">
            <text:p>0.6500767091</text:p>
          </table:table-cell>
          <table:table-cell office:value-type="float" office:value="1.52539" calcext:value-type="float">
            <text:p>1.52539</text:p>
          </table:table-cell>
          <table:table-cell table:formula="of:=1/[.K121]" office:value-type="float" office:value="0.655570050937793" calcext:value-type="float">
            <text:p>0.6555700509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5691" calcext:value-type="float">
            <text:p>1.5691</text:p>
          </table:table-cell>
          <table:table-cell table:formula="of:=1/[.O121]" office:value-type="float" office:value="0.637308010961698" calcext:value-type="float">
            <text:p>0.63730801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31612" calcext:value-type="float">
            <text:p>1.31612</text:p>
          </table:table-cell>
          <table:table-cell table:formula="of:=1/[.C122]" office:value-type="float" office:value="0.759809135945051" calcext:value-type="float">
            <text:p>0.7598091359</text:p>
          </table:table-cell>
          <table:table-cell office:value-type="float" office:value="1.35343" calcext:value-type="float">
            <text:p>1.35343</text:p>
          </table:table-cell>
          <table:table-cell table:formula="of:=1/[.E122]" office:value-type="float" office:value="0.738863480194764" calcext:value-type="float">
            <text:p>0.7388634802</text:p>
          </table:table-cell>
          <table:table-cell office:value-type="float" office:value="1.36214" calcext:value-type="float">
            <text:p>1.36214</text:p>
          </table:table-cell>
          <table:table-cell table:formula="of:=1/[.G122]" office:value-type="float" office:value="0.73413892845082" calcext:value-type="float">
            <text:p>0.7341389285</text:p>
          </table:table-cell>
          <table:table-cell office:value-type="float" office:value="1.35653" calcext:value-type="float">
            <text:p>1.35653</text:p>
          </table:table-cell>
          <table:table-cell table:formula="of:=1/[.I122]" office:value-type="float" office:value="0.737174997972769" calcext:value-type="float">
            <text:p>0.737174998</text:p>
          </table:table-cell>
          <table:table-cell office:value-type="float" office:value="1.35549" calcext:value-type="float">
            <text:p>1.35549</text:p>
          </table:table-cell>
          <table:table-cell table:formula="of:=1/[.K122]" office:value-type="float" office:value="0.737740595651757" calcext:value-type="float">
            <text:p>0.7377405957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799" calcext:value-type="float">
            <text:p>1.3799</text:p>
          </table:table-cell>
          <table:table-cell table:formula="of:=1/[.O122]" office:value-type="float" office:value="0.724690194941662" calcext:value-type="float">
            <text:p>0.724690194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8135" calcext:value-type="float">
            <text:p>1.38135</text:p>
          </table:table-cell>
          <table:table-cell table:formula="of:=1/[.C123]" office:value-type="float" office:value="0.723929489267745" calcext:value-type="float">
            <text:p>0.7239294893</text:p>
          </table:table-cell>
          <table:table-cell office:value-type="float" office:value="1.42634" calcext:value-type="float">
            <text:p>1.42634</text:p>
          </table:table-cell>
          <table:table-cell table:formula="of:=1/[.E123]" office:value-type="float" office:value="0.701095110562699" calcext:value-type="float">
            <text:p>0.7010951106</text:p>
          </table:table-cell>
          <table:table-cell office:value-type="float" office:value="1.43333" calcext:value-type="float">
            <text:p>1.43333</text:p>
          </table:table-cell>
          <table:table-cell table:formula="of:=1/[.G123]" office:value-type="float" office:value="0.697676041107072" calcext:value-type="float">
            <text:p>0.6976760411</text:p>
          </table:table-cell>
          <table:table-cell office:value-type="float" office:value="1.42477" calcext:value-type="float">
            <text:p>1.42477</text:p>
          </table:table-cell>
          <table:table-cell table:formula="of:=1/[.I123]" office:value-type="float" office:value="0.701867669869523" calcext:value-type="float">
            <text:p>0.7018676699</text:p>
          </table:table-cell>
          <table:table-cell office:value-type="float" office:value="1.42839" calcext:value-type="float">
            <text:p>1.42839</text:p>
          </table:table-cell>
          <table:table-cell table:formula="of:=1/[.K123]" office:value-type="float" office:value="0.700088911291734" calcext:value-type="float">
            <text:p>0.7000889113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45547" calcext:value-type="float">
            <text:p>1.45547</text:p>
          </table:table-cell>
          <table:table-cell table:formula="of:=1/[.O123]" office:value-type="float" office:value="0.687063285399218" calcext:value-type="float">
            <text:p>0.687063285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35586" calcext:value-type="float">
            <text:p>1.35586</text:p>
          </table:table-cell>
          <table:table-cell table:formula="of:=1/[.C124]" office:value-type="float" office:value="0.737539273966339" calcext:value-type="float">
            <text:p>0.737539274</text:p>
          </table:table-cell>
          <table:table-cell office:value-type="float" office:value="1.37545" calcext:value-type="float">
            <text:p>1.37545</text:p>
          </table:table-cell>
          <table:table-cell table:formula="of:=1/[.E124]" office:value-type="float" office:value="0.727034788614635" calcext:value-type="float">
            <text:p>0.7270347886</text:p>
          </table:table-cell>
          <table:table-cell office:value-type="float" office:value="1.3763" calcext:value-type="float">
            <text:p>1.3763</text:p>
          </table:table-cell>
          <table:table-cell table:formula="of:=1/[.G124]" office:value-type="float" office:value="0.726585773450556" calcext:value-type="float">
            <text:p>0.7265857735</text:p>
          </table:table-cell>
          <table:table-cell office:value-type="float" office:value="1.37573" calcext:value-type="float">
            <text:p>1.37573</text:p>
          </table:table-cell>
          <table:table-cell table:formula="of:=1/[.I124]" office:value-type="float" office:value="0.72688681645381" calcext:value-type="float">
            <text:p>0.7268868165</text:p>
          </table:table-cell>
          <table:table-cell office:value-type="float" office:value="1.37665" calcext:value-type="float">
            <text:p>1.37665</text:p>
          </table:table-cell>
          <table:table-cell table:formula="of:=1/[.K124]" office:value-type="float" office:value="0.726401046017506" calcext:value-type="float">
            <text:p>0.726401046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39516" calcext:value-type="float">
            <text:p>1.39516</text:p>
          </table:table-cell>
          <table:table-cell table:formula="of:=1/[.O124]" office:value-type="float" office:value="0.716763668683162" calcext:value-type="float">
            <text:p>0.716763668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1348" calcext:value-type="float">
            <text:p>1.31348</text:p>
          </table:table-cell>
          <table:table-cell table:formula="of:=1/[.C125]" office:value-type="float" office:value="0.761336297469318" calcext:value-type="float">
            <text:p>0.7613362975</text:p>
          </table:table-cell>
          <table:table-cell office:value-type="float" office:value="1.33041" calcext:value-type="float">
            <text:p>1.33041</text:p>
          </table:table-cell>
          <table:table-cell table:formula="of:=1/[.E125]" office:value-type="float" office:value="0.751647988214159" calcext:value-type="float">
            <text:p>0.7516479882</text:p>
          </table:table-cell>
          <table:table-cell office:value-type="float" office:value="1.33655" calcext:value-type="float">
            <text:p>1.33655</text:p>
          </table:table-cell>
          <table:table-cell table:formula="of:=1/[.G125]" office:value-type="float" office:value="0.748194979611687" calcext:value-type="float">
            <text:p>0.7481949796</text:p>
          </table:table-cell>
          <table:table-cell office:value-type="float" office:value="1.33705" calcext:value-type="float">
            <text:p>1.33705</text:p>
          </table:table-cell>
          <table:table-cell table:formula="of:=1/[.I125]" office:value-type="float" office:value="0.74791518641786" calcext:value-type="float">
            <text:p>0.7479151864</text:p>
          </table:table-cell>
          <table:table-cell office:value-type="float" office:value="1.33144" calcext:value-type="float">
            <text:p>1.33144</text:p>
          </table:table-cell>
          <table:table-cell table:formula="of:=1/[.K125]" office:value-type="float" office:value="0.75106651445052" calcext:value-type="float">
            <text:p>0.7510665145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5213" calcext:value-type="float">
            <text:p>1.35213</text:p>
          </table:table-cell>
          <table:table-cell table:formula="of:=1/[.O125]" office:value-type="float" office:value="0.739573857543284" calcext:value-type="float">
            <text:p>0.739573857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8453" calcext:value-type="float">
            <text:p>1.38453</text:p>
          </table:table-cell>
          <table:table-cell table:formula="of:=1/[.C126]" office:value-type="float" office:value="0.722266762005879" calcext:value-type="float">
            <text:p>0.722266762</text:p>
          </table:table-cell>
          <table:table-cell office:value-type="float" office:value="1.42942" calcext:value-type="float">
            <text:p>1.42942</text:p>
          </table:table-cell>
          <table:table-cell table:formula="of:=1/[.E126]" office:value-type="float" office:value="0.699584446838578" calcext:value-type="float">
            <text:p>0.6995844468</text:p>
          </table:table-cell>
          <table:table-cell office:value-type="float" office:value="1.43921" calcext:value-type="float">
            <text:p>1.43921</text:p>
          </table:table-cell>
          <table:table-cell table:formula="of:=1/[.G126]" office:value-type="float" office:value="0.694825633507271" calcext:value-type="float">
            <text:p>0.6948256335</text:p>
          </table:table-cell>
          <table:table-cell office:value-type="float" office:value="1.43306" calcext:value-type="float">
            <text:p>1.43306</text:p>
          </table:table-cell>
          <table:table-cell table:formula="of:=1/[.I126]" office:value-type="float" office:value="0.697807488869971" calcext:value-type="float">
            <text:p>0.6978074889</text:p>
          </table:table-cell>
          <table:table-cell office:value-type="float" office:value="1.43262" calcext:value-type="float">
            <text:p>1.43262</text:p>
          </table:table-cell>
          <table:table-cell table:formula="of:=1/[.K126]" office:value-type="float" office:value="0.698021806201226" calcext:value-type="float">
            <text:p>0.6980218062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5865" calcext:value-type="float">
            <text:p>1.45865</text:p>
          </table:table-cell>
          <table:table-cell table:formula="of:=1/[.O126]" office:value-type="float" office:value="0.685565420080211" calcext:value-type="float">
            <text:p>0.685565420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4607" calcext:value-type="float">
            <text:p>1.34607</text:p>
          </table:table-cell>
          <table:table-cell table:formula="of:=1/[.C127]" office:value-type="float" office:value="0.742903415126999" calcext:value-type="float">
            <text:p>0.7429034151</text:p>
          </table:table-cell>
          <table:table-cell office:value-type="float" office:value="1.36792" calcext:value-type="float">
            <text:p>1.36792</text:p>
          </table:table-cell>
          <table:table-cell table:formula="of:=1/[.E127]" office:value-type="float" office:value="0.73103690274285" calcext:value-type="float">
            <text:p>0.7310369027</text:p>
          </table:table-cell>
          <table:table-cell office:value-type="float" office:value="1.3803" calcext:value-type="float">
            <text:p>1.3803</text:p>
          </table:table-cell>
          <table:table-cell table:formula="of:=1/[.G127]" office:value-type="float" office:value="0.724480185466927" calcext:value-type="float">
            <text:p>0.7244801855</text:p>
          </table:table-cell>
          <table:table-cell office:value-type="float" office:value="1.37982" calcext:value-type="float">
            <text:p>1.37982</text:p>
          </table:table-cell>
          <table:table-cell table:formula="of:=1/[.I127]" office:value-type="float" office:value="0.72473221144787" calcext:value-type="float">
            <text:p>0.7247322114</text:p>
          </table:table-cell>
          <table:table-cell office:value-type="float" office:value="1.37008" calcext:value-type="float">
            <text:p>1.37008</text:p>
          </table:table-cell>
          <table:table-cell table:formula="of:=1/[.K127]" office:value-type="float" office:value="0.729884386313208" calcext:value-type="float">
            <text:p>0.7298843863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9662" calcext:value-type="float">
            <text:p>1.39662</text:p>
          </table:table-cell>
          <table:table-cell table:formula="of:=1/[.O127]" office:value-type="float" office:value="0.716014377568702" calcext:value-type="float">
            <text:p>0.716014377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6807" calcext:value-type="float">
            <text:p>1.36807</text:p>
          </table:table-cell>
          <table:table-cell table:formula="of:=1/[.C128]" office:value-type="float" office:value="0.730956749289145" calcext:value-type="float">
            <text:p>0.7309567493</text:p>
          </table:table-cell>
          <table:table-cell office:value-type="float" office:value="1.39292" calcext:value-type="float">
            <text:p>1.39292</text:p>
          </table:table-cell>
          <table:table-cell table:formula="of:=1/[.E128]" office:value-type="float" office:value="0.717916319673779" calcext:value-type="float">
            <text:p>0.7179163197</text:p>
          </table:table-cell>
          <table:table-cell office:value-type="float" office:value="1.402" calcext:value-type="float">
            <text:p>1.402</text:p>
          </table:table-cell>
          <table:table-cell table:formula="of:=1/[.G128]" office:value-type="float" office:value="0.713266761768901" calcext:value-type="float">
            <text:p>0.7132667618</text:p>
          </table:table-cell>
          <table:table-cell office:value-type="float" office:value="1.40189" calcext:value-type="float">
            <text:p>1.40189</text:p>
          </table:table-cell>
          <table:table-cell table:formula="of:=1/[.I128]" office:value-type="float" office:value="0.713322728602101" calcext:value-type="float">
            <text:p>0.7133227286</text:p>
          </table:table-cell>
          <table:table-cell office:value-type="float" office:value="1.39429" calcext:value-type="float">
            <text:p>1.39429</text:p>
          </table:table-cell>
          <table:table-cell table:formula="of:=1/[.K128]" office:value-type="float" office:value="0.717210910212366" calcext:value-type="float">
            <text:p>0.717210910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42053" calcext:value-type="float">
            <text:p>1.42053</text:p>
          </table:table-cell>
          <table:table-cell table:formula="of:=1/[.O128]" office:value-type="float" office:value="0.703962605506395" calcext:value-type="float">
            <text:p>0.703962605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4468" calcext:value-type="float">
            <text:p>1.34468</text:p>
          </table:table-cell>
          <table:table-cell table:formula="of:=1/[.C129]" office:value-type="float" office:value="0.743671356754023" calcext:value-type="float">
            <text:p>0.7436713568</text:p>
          </table:table-cell>
          <table:table-cell office:value-type="float" office:value="1.36111" calcext:value-type="float">
            <text:p>1.36111</text:p>
          </table:table-cell>
          <table:table-cell table:formula="of:=1/[.E129]" office:value-type="float" office:value="0.734694477301614" calcext:value-type="float">
            <text:p>0.7346944773</text:p>
          </table:table-cell>
          <table:table-cell office:value-type="float" office:value="1.37383" calcext:value-type="float">
            <text:p>1.37383</text:p>
          </table:table-cell>
          <table:table-cell table:formula="of:=1/[.G129]" office:value-type="float" office:value="0.7278920972755" calcext:value-type="float">
            <text:p>0.7278920973</text:p>
          </table:table-cell>
          <table:table-cell office:value-type="float" office:value="1.3785" calcext:value-type="float">
            <text:p>1.3785</text:p>
          </table:table-cell>
          <table:table-cell table:formula="of:=1/[.I129]" office:value-type="float" office:value="0.725426187885383" calcext:value-type="float">
            <text:p>0.7254261879</text:p>
          </table:table-cell>
          <table:table-cell office:value-type="float" office:value="1.36227" calcext:value-type="float">
            <text:p>1.36227</text:p>
          </table:table-cell>
          <table:table-cell table:formula="of:=1/[.K129]" office:value-type="float" office:value="0.734068870341415" calcext:value-type="float">
            <text:p>0.7340688703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898" calcext:value-type="float">
            <text:p>1.3898</text:p>
          </table:table-cell>
          <table:table-cell table:formula="of:=1/[.O129]" office:value-type="float" office:value="0.719527989638797" calcext:value-type="float">
            <text:p>0.719527989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8249" calcext:value-type="float">
            <text:p>1.28249</text:p>
          </table:table-cell>
          <table:table-cell table:formula="of:=1/[.C130]" office:value-type="float" office:value="0.77973317530741" calcext:value-type="float">
            <text:p>0.7797331753</text:p>
          </table:table-cell>
          <table:table-cell office:value-type="float" office:value="1.29676" calcext:value-type="float">
            <text:p>1.29676</text:p>
          </table:table-cell>
          <table:table-cell table:formula="of:=1/[.E130]" office:value-type="float" office:value="0.771152719084488" calcext:value-type="float">
            <text:p>0.7711527191</text:p>
          </table:table-cell>
          <table:table-cell office:value-type="float" office:value="1.30588" calcext:value-type="float">
            <text:p>1.30588</text:p>
          </table:table-cell>
          <table:table-cell table:formula="of:=1/[.G130]" office:value-type="float" office:value="0.765767145526388" calcext:value-type="float">
            <text:p>0.7657671455</text:p>
          </table:table-cell>
          <table:table-cell office:value-type="float" office:value="1.31021" calcext:value-type="float">
            <text:p>1.31021</text:p>
          </table:table-cell>
          <table:table-cell table:formula="of:=1/[.I130]" office:value-type="float" office:value="0.763236427748224" calcext:value-type="float">
            <text:p>0.7632364277</text:p>
          </table:table-cell>
          <table:table-cell office:value-type="float" office:value="1.29771" calcext:value-type="float">
            <text:p>1.29771</text:p>
          </table:table-cell>
          <table:table-cell table:formula="of:=1/[.K130]" office:value-type="float" office:value="0.770588189965401" calcext:value-type="float">
            <text:p>0.7705881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938" calcext:value-type="float">
            <text:p>1.31938</text:p>
          </table:table-cell>
          <table:table-cell table:formula="of:=1/[.O130]" office:value-type="float" office:value="0.757931755824705" calcext:value-type="float">
            <text:p>0.757931755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30080848763494" calcext:value-type="float">
            <text:p>-0.3008084876</text:p>
          </table:table-cell>
          <table:table-cell table:style-name="ce1" table:formula="of:=CORREL([.B78:.B130];[.D78:.D130])" office:value-type="float" office:value="0.35996915969952" calcext:value-type="float">
            <text:p>0.3599691597</text:p>
          </table:table-cell>
          <table:table-cell table:style-name="ce2" table:formula="of:=CORREL([.B78:.B130];[.E78:.E130])" office:value-type="float" office:value="-0.413253831510341" calcext:value-type="float">
            <text:p>-0.4132538315</text:p>
          </table:table-cell>
          <table:table-cell table:style-name="ce1" table:formula="of:=CORREL([.B78:.B130];[.F78:.F130])" office:value-type="float" office:value="0.482846439071577" calcext:value-type="float">
            <text:p>0.4828464391</text:p>
          </table:table-cell>
          <table:table-cell table:style-name="ce2" table:formula="of:=CORREL([.B78:.B130];[.G78:.G130])" office:value-type="float" office:value="-0.365147864698683" calcext:value-type="float">
            <text:p>-0.3651478647</text:p>
          </table:table-cell>
          <table:table-cell table:style-name="ce1" table:formula="of:=CORREL([.B78:.B130];[.H78:.H130])" office:value-type="float" office:value="0.430490739523356" calcext:value-type="float">
            <text:p>0.4304907395</text:p>
          </table:table-cell>
          <table:table-cell table:style-name="ce2" table:formula="of:=CORREL([.B78:.B130];[.I78:.I130])" office:value-type="float" office:value="-0.352383508174269" calcext:value-type="float">
            <text:p>-0.3523835082</text:p>
          </table:table-cell>
          <table:table-cell table:style-name="ce1" table:formula="of:=CORREL([.B78:.B130];[.J78:.J130])" office:value-type="float" office:value="0.416302770587615" calcext:value-type="float">
            <text:p>0.4163027706</text:p>
          </table:table-cell>
          <table:table-cell table:style-name="ce2" table:formula="of:=CORREL([.B78:.B130];[.K78:.K130])" office:value-type="float" office:value="-0.417330938799347" calcext:value-type="float">
            <text:p>-0.4173309388</text:p>
          </table:table-cell>
          <table:table-cell table:style-name="ce1" table:formula="of:=CORREL([.B78:.B130];[.L78:.L130])" office:value-type="float" office:value="0.486961905036778" calcext:value-type="float">
            <text:p>0.486961905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352316660998195" calcext:value-type="float">
            <text:p>-0.352316661</text:p>
          </table:table-cell>
          <table:table-cell table:style-name="ce1" table:formula="of:=CORREL([.B78:.B130];[.P78:.P130])" office:value-type="float" office:value="0.419988315436631" calcext:value-type="float">
            <text:p>0.4199883154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7132" calcext:value-type="float">
            <text:p>1.7132</text:p>
          </table:table-cell>
          <table:table-cell table:formula="of:=1/[.C134]" office:value-type="float" office:value="0.583703011907541" calcext:value-type="float">
            <text:p>0.5837030119</text:p>
          </table:table-cell>
          <table:table-cell office:value-type="float" office:value="1.82982" calcext:value-type="float">
            <text:p>1.82982</text:p>
          </table:table-cell>
          <table:table-cell table:formula="of:=1/[.E134]" office:value-type="float" office:value="0.546501841711206" calcext:value-type="float">
            <text:p>0.5465018417</text:p>
          </table:table-cell>
          <table:table-cell office:value-type="float" office:value="1.83424" calcext:value-type="float">
            <text:p>1.83424</text:p>
          </table:table-cell>
          <table:table-cell table:formula="of:=1/[.G134]" office:value-type="float" office:value="0.545184926727146" calcext:value-type="float">
            <text:p>0.5451849267</text:p>
          </table:table-cell>
          <table:table-cell office:value-type="float" office:value="1.80804" calcext:value-type="float">
            <text:p>1.80804</text:p>
          </table:table-cell>
          <table:table-cell table:formula="of:=1/[.I134]" office:value-type="float" office:value="0.553085108736532" calcext:value-type="float">
            <text:p>0.5530851087</text:p>
          </table:table-cell>
          <table:table-cell office:value-type="float" office:value="1.84955" calcext:value-type="float">
            <text:p>1.84955</text:p>
          </table:table-cell>
          <table:table-cell table:formula="of:=1/[.K134]" office:value-type="float" office:value="0.540672055364818" calcext:value-type="float">
            <text:p>0.5406720554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90576" calcext:value-type="float">
            <text:p>1.90576</text:p>
          </table:table-cell>
          <table:table-cell table:formula="of:=1/[.O134]" office:value-type="float" office:value="0.524725044076904" calcext:value-type="float">
            <text:p>0.52472504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80723" calcext:value-type="float">
            <text:p>1.80723</text:p>
          </table:table-cell>
          <table:table-cell table:formula="of:=1/[.C135]" office:value-type="float" office:value="0.553333001333532" calcext:value-type="float">
            <text:p>0.5533330013</text:p>
          </table:table-cell>
          <table:table-cell office:value-type="float" office:value="1.92583" calcext:value-type="float">
            <text:p>1.92583</text:p>
          </table:table-cell>
          <table:table-cell table:formula="of:=1/[.E135]" office:value-type="float" office:value="0.519256632205335" calcext:value-type="float">
            <text:p>0.5192566322</text:p>
          </table:table-cell>
          <table:table-cell office:value-type="float" office:value="1.93263" calcext:value-type="float">
            <text:p>1.93263</text:p>
          </table:table-cell>
          <table:table-cell table:formula="of:=1/[.G135]" office:value-type="float" office:value="0.517429616636397" calcext:value-type="float">
            <text:p>0.5174296166</text:p>
          </table:table-cell>
          <table:table-cell office:value-type="float" office:value="1.92377" calcext:value-type="float">
            <text:p>1.92377</text:p>
          </table:table-cell>
          <table:table-cell table:formula="of:=1/[.I135]" office:value-type="float" office:value="0.51981265951751" calcext:value-type="float">
            <text:p>0.5198126595</text:p>
          </table:table-cell>
          <table:table-cell office:value-type="float" office:value="1.94604" calcext:value-type="float">
            <text:p>1.94604</text:p>
          </table:table-cell>
          <table:table-cell table:formula="of:=1/[.K135]" office:value-type="float" office:value="0.513864052126369" calcext:value-type="float">
            <text:p>0.5138640521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2.0219" calcext:value-type="float">
            <text:p>2.0219</text:p>
          </table:table-cell>
          <table:table-cell table:formula="of:=1/[.O135]" office:value-type="float" office:value="0.494584301894258" calcext:value-type="float">
            <text:p>0.49458430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51075" calcext:value-type="float">
            <text:p>1.51075</text:p>
          </table:table-cell>
          <table:table-cell table:formula="of:=1/[.C136]" office:value-type="float" office:value="0.661922885983783" calcext:value-type="float">
            <text:p>0.661922886</text:p>
          </table:table-cell>
          <table:table-cell office:value-type="float" office:value="1.5896" calcext:value-type="float">
            <text:p>1.5896</text:p>
          </table:table-cell>
          <table:table-cell table:formula="of:=1/[.E136]" office:value-type="float" office:value="0.629089079013588" calcext:value-type="float">
            <text:p>0.629089079</text:p>
          </table:table-cell>
          <table:table-cell office:value-type="float" office:value="1.59426" calcext:value-type="float">
            <text:p>1.59426</text:p>
          </table:table-cell>
          <table:table-cell table:formula="of:=1/[.G136]" office:value-type="float" office:value="0.627250260308858" calcext:value-type="float">
            <text:p>0.6272502603</text:p>
          </table:table-cell>
          <table:table-cell office:value-type="float" office:value="1.58652" calcext:value-type="float">
            <text:p>1.58652</text:p>
          </table:table-cell>
          <table:table-cell table:formula="of:=1/[.I136]" office:value-type="float" office:value="0.630310364823639" calcext:value-type="float">
            <text:p>0.6303103648</text:p>
          </table:table-cell>
          <table:table-cell office:value-type="float" office:value="1.5964" calcext:value-type="float">
            <text:p>1.5964</text:p>
          </table:table-cell>
          <table:table-cell table:formula="of:=1/[.K136]" office:value-type="float" office:value="0.626409421197695" calcext:value-type="float">
            <text:p>0.6264094212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6296" calcext:value-type="float">
            <text:p>1.6296</text:p>
          </table:table-cell>
          <table:table-cell table:formula="of:=1/[.O136]" office:value-type="float" office:value="0.613647520864016" calcext:value-type="float">
            <text:p>0.61364752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9139" calcext:value-type="float">
            <text:p>1.9139</text:p>
          </table:table-cell>
          <table:table-cell table:formula="of:=1/[.C137]" office:value-type="float" office:value="0.522493338209938" calcext:value-type="float">
            <text:p>0.5224933382</text:p>
          </table:table-cell>
          <table:table-cell office:value-type="float" office:value="2.02822" calcext:value-type="float">
            <text:p>2.02822</text:p>
          </table:table-cell>
          <table:table-cell table:formula="of:=1/[.E137]" office:value-type="float" office:value="0.493043160998314" calcext:value-type="float">
            <text:p>0.493043161</text:p>
          </table:table-cell>
          <table:table-cell office:value-type="float" office:value="2.03828" calcext:value-type="float">
            <text:p>2.03828</text:p>
          </table:table-cell>
          <table:table-cell table:formula="of:=1/[.G137]" office:value-type="float" office:value="0.490609729772161" calcext:value-type="float">
            <text:p>0.4906097298</text:p>
          </table:table-cell>
          <table:table-cell office:value-type="float" office:value="2.0147" calcext:value-type="float">
            <text:p>2.0147</text:p>
          </table:table-cell>
          <table:table-cell table:formula="of:=1/[.I137]" office:value-type="float" office:value="0.496351814165881" calcext:value-type="float">
            <text:p>0.4963518142</text:p>
          </table:table-cell>
          <table:table-cell office:value-type="float" office:value="2.05615" calcext:value-type="float">
            <text:p>2.05615</text:p>
          </table:table-cell>
          <table:table-cell table:formula="of:=1/[.K137]" office:value-type="float" office:value="0.486345840527199" calcext:value-type="float">
            <text:p>0.4863458405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2.13235" calcext:value-type="float">
            <text:p>2.13235</text:p>
          </table:table-cell>
          <table:table-cell table:formula="of:=1/[.O137]" office:value-type="float" office:value="0.468966164091261" calcext:value-type="float">
            <text:p>0.46896616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48128" calcext:value-type="float">
            <text:p>1.48128</text:p>
          </table:table-cell>
          <table:table-cell table:formula="of:=1/[.C138]" office:value-type="float" office:value="0.675091812486498" calcext:value-type="float">
            <text:p>0.6750918125</text:p>
          </table:table-cell>
          <table:table-cell office:value-type="float" office:value="1.57101" calcext:value-type="float">
            <text:p>1.57101</text:p>
          </table:table-cell>
          <table:table-cell table:formula="of:=1/[.E138]" office:value-type="float" office:value="0.636533185657634" calcext:value-type="float">
            <text:p>0.6365331857</text:p>
          </table:table-cell>
          <table:table-cell office:value-type="float" office:value="1.58708" calcext:value-type="float">
            <text:p>1.58708</text:p>
          </table:table-cell>
          <table:table-cell table:formula="of:=1/[.G138]" office:value-type="float" office:value="0.630087960279255" calcext:value-type="float">
            <text:p>0.6300879603</text:p>
          </table:table-cell>
          <table:table-cell office:value-type="float" office:value="1.55722" calcext:value-type="float">
            <text:p>1.55722</text:p>
          </table:table-cell>
          <table:table-cell table:formula="of:=1/[.I138]" office:value-type="float" office:value="0.642170020934743" calcext:value-type="float">
            <text:p>0.6421700209</text:p>
          </table:table-cell>
          <table:table-cell office:value-type="float" office:value="1.58931" calcext:value-type="float">
            <text:p>1.58931</text:p>
          </table:table-cell>
          <table:table-cell table:formula="of:=1/[.K138]" office:value-type="float" office:value="0.629203868345383" calcext:value-type="float">
            <text:p>0.629203868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63638" calcext:value-type="float">
            <text:p>1.63638</text:p>
          </table:table-cell>
          <table:table-cell table:formula="of:=1/[.O138]" office:value-type="float" office:value="0.611105000061111" calcext:value-type="float">
            <text:p>0.6111050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46579" calcext:value-type="float">
            <text:p>1.46579</text:p>
          </table:table-cell>
          <table:table-cell table:formula="of:=1/[.C139]" office:value-type="float" office:value="0.682225966884751" calcext:value-type="float">
            <text:p>0.6822259669</text:p>
          </table:table-cell>
          <table:table-cell office:value-type="float" office:value="1.55286" calcext:value-type="float">
            <text:p>1.55286</text:p>
          </table:table-cell>
          <table:table-cell table:formula="of:=1/[.E139]" office:value-type="float" office:value="0.64397305616733" calcext:value-type="float">
            <text:p>0.6439730562</text:p>
          </table:table-cell>
          <table:table-cell office:value-type="float" office:value="1.54892" calcext:value-type="float">
            <text:p>1.54892</text:p>
          </table:table-cell>
          <table:table-cell table:formula="of:=1/[.G139]" office:value-type="float" office:value="0.645611135500865" calcext:value-type="float">
            <text:p>0.6456111355</text:p>
          </table:table-cell>
          <table:table-cell office:value-type="float" office:value="1.5352" calcext:value-type="float">
            <text:p>1.5352</text:p>
          </table:table-cell>
          <table:table-cell table:formula="of:=1/[.I139]" office:value-type="float" office:value="0.651380927566441" calcext:value-type="float">
            <text:p>0.6513809276</text:p>
          </table:table-cell>
          <table:table-cell office:value-type="float" office:value="1.57632" calcext:value-type="float">
            <text:p>1.57632</text:p>
          </table:table-cell>
          <table:table-cell table:formula="of:=1/[.K139]" office:value-type="float" office:value="0.634388956557044" calcext:value-type="float">
            <text:p>0.634388956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62612" calcext:value-type="float">
            <text:p>1.62612</text:p>
          </table:table-cell>
          <table:table-cell table:formula="of:=1/[.O139]" office:value-type="float" office:value="0.614960765503161" calcext:value-type="float">
            <text:p>0.61496076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3427" calcext:value-type="float">
            <text:p>1.3427</text:p>
          </table:table-cell>
          <table:table-cell table:formula="of:=1/[.C140]" office:value-type="float" office:value="0.744768004766515" calcext:value-type="float">
            <text:p>0.7447680048</text:p>
          </table:table-cell>
          <table:table-cell office:value-type="float" office:value="1.38068" calcext:value-type="float">
            <text:p>1.38068</text:p>
          </table:table-cell>
          <table:table-cell table:formula="of:=1/[.E140]" office:value-type="float" office:value="0.724280789176348" calcext:value-type="float">
            <text:p>0.7242807892</text:p>
          </table:table-cell>
          <table:table-cell office:value-type="float" office:value="1.37457" calcext:value-type="float">
            <text:p>1.37457</text:p>
          </table:table-cell>
          <table:table-cell table:formula="of:=1/[.G140]" office:value-type="float" office:value="0.727500236437577" calcext:value-type="float">
            <text:p>0.7275002364</text:p>
          </table:table-cell>
          <table:table-cell office:value-type="float" office:value="1.36813" calcext:value-type="float">
            <text:p>1.36813</text:p>
          </table:table-cell>
          <table:table-cell table:formula="of:=1/[.I140]" office:value-type="float" office:value="0.730924692828898" calcext:value-type="float">
            <text:p>0.7309246928</text:p>
          </table:table-cell>
          <table:table-cell office:value-type="float" office:value="1.38247" calcext:value-type="float">
            <text:p>1.38247</text:p>
          </table:table-cell>
          <table:table-cell table:formula="of:=1/[.K140]" office:value-type="float" office:value="0.723343002018127" calcext:value-type="float">
            <text:p>0.723343002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41178" calcext:value-type="float">
            <text:p>1.41178</text:p>
          </table:table-cell>
          <table:table-cell table:formula="of:=1/[.O140]" office:value-type="float" office:value="0.708325659805352" calcext:value-type="float">
            <text:p>0.708325659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61714" calcext:value-type="float">
            <text:p>1.61714</text:p>
          </table:table-cell>
          <table:table-cell table:formula="of:=1/[.C141]" office:value-type="float" office:value="0.618375650840372" calcext:value-type="float">
            <text:p>0.6183756508</text:p>
          </table:table-cell>
          <table:table-cell office:value-type="float" office:value="1.78127" calcext:value-type="float">
            <text:p>1.78127</text:p>
          </table:table-cell>
          <table:table-cell table:formula="of:=1/[.E141]" office:value-type="float" office:value="0.561397205364712" calcext:value-type="float">
            <text:p>0.5613972054</text:p>
          </table:table-cell>
          <table:table-cell office:value-type="float" office:value="1.74846" calcext:value-type="float">
            <text:p>1.74846</text:p>
          </table:table-cell>
          <table:table-cell table:formula="of:=1/[.G141]" office:value-type="float" office:value="0.57193187147547" calcext:value-type="float">
            <text:p>0.5719318715</text:p>
          </table:table-cell>
          <table:table-cell office:value-type="float" office:value="1.71351" calcext:value-type="float">
            <text:p>1.71351</text:p>
          </table:table-cell>
          <table:table-cell table:formula="of:=1/[.I141]" office:value-type="float" office:value="0.583597411161884" calcext:value-type="float">
            <text:p>0.5835974112</text:p>
          </table:table-cell>
          <table:table-cell office:value-type="float" office:value="1.8179" calcext:value-type="float">
            <text:p>1.8179</text:p>
          </table:table-cell>
          <table:table-cell table:formula="of:=1/[.K141]" office:value-type="float" office:value="0.550085263215798" calcext:value-type="float">
            <text:p>0.5500852632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80081" calcext:value-type="float">
            <text:p>1.80081</text:p>
          </table:table-cell>
          <table:table-cell table:formula="of:=1/[.O141]" office:value-type="float" office:value="0.555305668004953" calcext:value-type="float">
            <text:p>0.55530566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51596" calcext:value-type="float">
            <text:p>1.51596</text:p>
          </table:table-cell>
          <table:table-cell table:formula="of:=1/[.C142]" office:value-type="float" office:value="0.659648011820892" calcext:value-type="float">
            <text:p>0.6596480118</text:p>
          </table:table-cell>
          <table:table-cell office:value-type="float" office:value="1.60953" calcext:value-type="float">
            <text:p>1.60953</text:p>
          </table:table-cell>
          <table:table-cell table:formula="of:=1/[.E142]" office:value-type="float" office:value="0.621299385534908" calcext:value-type="float">
            <text:p>0.6212993855</text:p>
          </table:table-cell>
          <table:table-cell office:value-type="float" office:value="1.62325" calcext:value-type="float">
            <text:p>1.62325</text:p>
          </table:table-cell>
          <table:table-cell table:formula="of:=1/[.G142]" office:value-type="float" office:value="0.616048051748036" calcext:value-type="float">
            <text:p>0.6160480517</text:p>
          </table:table-cell>
          <table:table-cell office:value-type="float" office:value="1.59274" calcext:value-type="float">
            <text:p>1.59274</text:p>
          </table:table-cell>
          <table:table-cell table:formula="of:=1/[.I142]" office:value-type="float" office:value="0.627848864221405" calcext:value-type="float">
            <text:p>0.6278488642</text:p>
          </table:table-cell>
          <table:table-cell office:value-type="float" office:value="1.62329" calcext:value-type="float">
            <text:p>1.62329</text:p>
          </table:table-cell>
          <table:table-cell table:formula="of:=1/[.K142]" office:value-type="float" office:value="0.616032871514024" calcext:value-type="float">
            <text:p>0.6160328715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6693" calcext:value-type="float">
            <text:p>1.6693</text:p>
          </table:table-cell>
          <table:table-cell table:formula="of:=1/[.O142]" office:value-type="float" office:value="0.599053495477146" calcext:value-type="float">
            <text:p>0.59905349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794" calcext:value-type="float">
            <text:p>1.7794</text:p>
          </table:table-cell>
          <table:table-cell table:formula="of:=1/[.C143]" office:value-type="float" office:value="0.561987186692143" calcext:value-type="float">
            <text:p>0.5619871867</text:p>
          </table:table-cell>
          <table:table-cell office:value-type="float" office:value="1.93187" calcext:value-type="float">
            <text:p>1.93187</text:p>
          </table:table-cell>
          <table:table-cell table:formula="of:=1/[.E143]" office:value-type="float" office:value="0.51763317407486" calcext:value-type="float">
            <text:p>0.5176331741</text:p>
          </table:table-cell>
          <table:table-cell office:value-type="float" office:value="1.96392" calcext:value-type="float">
            <text:p>1.96392</text:p>
          </table:table-cell>
          <table:table-cell table:formula="of:=1/[.G143]" office:value-type="float" office:value="0.509185710212229" calcext:value-type="float">
            <text:p>0.5091857102</text:p>
          </table:table-cell>
          <table:table-cell office:value-type="float" office:value="1.92621" calcext:value-type="float">
            <text:p>1.92621</text:p>
          </table:table-cell>
          <table:table-cell table:formula="of:=1/[.I143]" office:value-type="float" office:value="0.519154193987156" calcext:value-type="float">
            <text:p>0.519154194</text:p>
          </table:table-cell>
          <table:table-cell office:value-type="float" office:value="1.95447" calcext:value-type="float">
            <text:p>1.95447</text:p>
          </table:table-cell>
          <table:table-cell table:formula="of:=1/[.K143]" office:value-type="float" office:value="0.511647658956136" calcext:value-type="float">
            <text:p>0.511647659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2.0532" calcext:value-type="float">
            <text:p>2.0532</text:p>
          </table:table-cell>
          <table:table-cell table:formula="of:=1/[.O143]" office:value-type="float" office:value="0.487044613286577" calcext:value-type="float">
            <text:p>0.48704461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54157" calcext:value-type="float">
            <text:p>1.54157</text:p>
          </table:table-cell>
          <table:table-cell table:formula="of:=1/[.C144]" office:value-type="float" office:value="0.648689323222429" calcext:value-type="float">
            <text:p>0.6486893232</text:p>
          </table:table-cell>
          <table:table-cell office:value-type="float" office:value="1.62131" calcext:value-type="float">
            <text:p>1.62131</text:p>
          </table:table-cell>
          <table:table-cell table:formula="of:=1/[.E144]" office:value-type="float" office:value="0.616785192221105" calcext:value-type="float">
            <text:p>0.6167851922</text:p>
          </table:table-cell>
          <table:table-cell office:value-type="float" office:value="1.60665" calcext:value-type="float">
            <text:p>1.60665</text:p>
          </table:table-cell>
          <table:table-cell table:formula="of:=1/[.G144]" office:value-type="float" office:value="0.622413095571531" calcext:value-type="float">
            <text:p>0.6224130956</text:p>
          </table:table-cell>
          <table:table-cell office:value-type="float" office:value="1.59723" calcext:value-type="float">
            <text:p>1.59723</text:p>
          </table:table-cell>
          <table:table-cell table:formula="of:=1/[.I144]" office:value-type="float" office:value="0.626083907765319" calcext:value-type="float">
            <text:p>0.6260839078</text:p>
          </table:table-cell>
          <table:table-cell office:value-type="float" office:value="1.62669" calcext:value-type="float">
            <text:p>1.62669</text:p>
          </table:table-cell>
          <table:table-cell table:formula="of:=1/[.K144]" office:value-type="float" office:value="0.614745280293111" calcext:value-type="float">
            <text:p>0.6147452803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64185" calcext:value-type="float">
            <text:p>1.64185</text:p>
          </table:table-cell>
          <table:table-cell table:formula="of:=1/[.O144]" office:value-type="float" office:value="0.609069037975454" calcext:value-type="float">
            <text:p>0.60906903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85883" calcext:value-type="float">
            <text:p>1.85883</text:p>
          </table:table-cell>
          <table:table-cell table:formula="of:=1/[.C145]" office:value-type="float" office:value="0.537972810854139" calcext:value-type="float">
            <text:p>0.5379728109</text:p>
          </table:table-cell>
          <table:table-cell office:value-type="float" office:value="2.03526" calcext:value-type="float">
            <text:p>2.03526</text:p>
          </table:table-cell>
          <table:table-cell table:formula="of:=1/[.E145]" office:value-type="float" office:value="0.491337716065761" calcext:value-type="float">
            <text:p>0.4913377161</text:p>
          </table:table-cell>
          <table:table-cell office:value-type="float" office:value="2.04918" calcext:value-type="float">
            <text:p>2.04918</text:p>
          </table:table-cell>
          <table:table-cell table:formula="of:=1/[.G145]" office:value-type="float" office:value="0.488000078080013" calcext:value-type="float">
            <text:p>0.4880000781</text:p>
          </table:table-cell>
          <table:table-cell office:value-type="float" office:value="2.00752" calcext:value-type="float">
            <text:p>2.00752</text:p>
          </table:table-cell>
          <table:table-cell table:formula="of:=1/[.I145]" office:value-type="float" office:value="0.498127042320874" calcext:value-type="float">
            <text:p>0.4981270423</text:p>
          </table:table-cell>
          <table:table-cell office:value-type="float" office:value="2.06479" calcext:value-type="float">
            <text:p>2.06479</text:p>
          </table:table-cell>
          <table:table-cell table:formula="of:=1/[.K145]" office:value-type="float" office:value="0.484310753151652" calcext:value-type="float">
            <text:p>0.4843107532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2.16274" calcext:value-type="float">
            <text:p>2.16274</text:p>
          </table:table-cell>
          <table:table-cell table:formula="of:=1/[.O145]" office:value-type="float" office:value="0.462376429899109" calcext:value-type="float">
            <text:p>0.462376429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8927" calcext:value-type="float">
            <text:p>1.68927</text:p>
          </table:table-cell>
          <table:table-cell table:formula="of:=1/[.C146]" office:value-type="float" office:value="0.591971680074825" calcext:value-type="float">
            <text:p>0.5919716801</text:p>
          </table:table-cell>
          <table:table-cell office:value-type="float" office:value="1.69668" calcext:value-type="float">
            <text:p>1.69668</text:p>
          </table:table-cell>
          <table:table-cell table:formula="of:=1/[.E146]" office:value-type="float" office:value="0.589386330952213" calcext:value-type="float">
            <text:p>0.589386331</text:p>
          </table:table-cell>
          <table:table-cell office:value-type="float" office:value="1.64658" calcext:value-type="float">
            <text:p>1.64658</text:p>
          </table:table-cell>
          <table:table-cell table:formula="of:=1/[.G146]" office:value-type="float" office:value="0.607319413572374" calcext:value-type="float">
            <text:p>0.6073194136</text:p>
          </table:table-cell>
          <table:table-cell office:value-type="float" office:value="1.66181" calcext:value-type="float">
            <text:p>1.66181</text:p>
          </table:table-cell>
          <table:table-cell table:formula="of:=1/[.I146]" office:value-type="float" office:value="0.601753509727345" calcext:value-type="float">
            <text:p>0.6017535097</text:p>
          </table:table-cell>
          <table:table-cell office:value-type="float" office:value="1.69484" calcext:value-type="float">
            <text:p>1.69484</text:p>
          </table:table-cell>
          <table:table-cell table:formula="of:=1/[.K146]" office:value-type="float" office:value="0.590026197163154" calcext:value-type="float">
            <text:p>0.5900261972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74706" calcext:value-type="float">
            <text:p>1.74706</text:p>
          </table:table-cell>
          <table:table-cell table:formula="of:=1/[.O146]" office:value-type="float" office:value="0.572390186942635" calcext:value-type="float">
            <text:p>0.572390186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110084146796" calcext:value-type="float">
            <text:p>-0.6811008415</text:p>
          </table:table-cell>
          <table:table-cell table:style-name="ce1" table:formula="of:=CORREL([.B133:.B146];[.D133:.D146])" office:value-type="float" office:value="0.656158955423739" calcext:value-type="float">
            <text:p>0.6561589554</text:p>
          </table:table-cell>
          <table:table-cell table:style-name="ce2" table:formula="of:=CORREL([.B133:.B146];[.E133:.E146])" office:value-type="float" office:value="-0.647996770884999" calcext:value-type="float">
            <text:p>-0.6479967709</text:p>
          </table:table-cell>
          <table:table-cell table:style-name="ce1" table:formula="of:=CORREL([.B133:.B146];[.F133:.F146])" office:value-type="float" office:value="0.625311533486359" calcext:value-type="float">
            <text:p>0.6253115335</text:p>
          </table:table-cell>
          <table:table-cell table:style-name="ce2" table:formula="of:=CORREL([.B133:.B146];[.G133:.G146])" office:value-type="float" office:value="-0.638619081707309" calcext:value-type="float">
            <text:p>-0.6386190817</text:p>
          </table:table-cell>
          <table:table-cell table:style-name="ce1" table:formula="of:=CORREL([.B133:.B146];[.H133:.H146])" office:value-type="float" office:value="0.617435317461137" calcext:value-type="float">
            <text:p>0.6174353175</text:p>
          </table:table-cell>
          <table:table-cell table:style-name="ce2" table:formula="of:=CORREL([.B133:.B146];[.I133:.I146])" office:value-type="float" office:value="-0.644512463847112" calcext:value-type="float">
            <text:p>-0.6445124638</text:p>
          </table:table-cell>
          <table:table-cell table:style-name="ce1" table:formula="of:=CORREL([.B133:.B146];[.J133:.J146])" office:value-type="float" office:value="0.622359453036284" calcext:value-type="float">
            <text:p>0.622359453</text:p>
          </table:table-cell>
          <table:table-cell table:style-name="ce2" table:formula="of:=CORREL([.B133:.B146];[.K133:.K146])" office:value-type="float" office:value="-0.642715935565445" calcext:value-type="float">
            <text:p>-0.6427159356</text:p>
          </table:table-cell>
          <table:table-cell table:style-name="ce1" table:formula="of:=CORREL([.B133:.B146];[.L133:.L146])" office:value-type="float" office:value="0.61778183919038" calcext:value-type="float">
            <text:p>0.6177818392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621448683820907" calcext:value-type="float">
            <text:p>-0.6214486838</text:p>
          </table:table-cell>
          <table:table-cell table:style-name="ce1" table:formula="of:=CORREL([.B133:.B146];[.P133:.P146])" office:value-type="float" office:value="0.60148882370544" calcext:value-type="float">
            <text:p>0.6014888237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7099" calcext:value-type="float">
            <text:p>1.27099</text:p>
          </table:table-cell>
          <table:table-cell table:formula="of:=1/[.C150]" office:value-type="float" office:value="0.786788251677826" calcext:value-type="float">
            <text:p>0.7867882517</text:p>
          </table:table-cell>
          <table:table-cell office:value-type="float" office:value="1.28291" calcext:value-type="float">
            <text:p>1.28291</text:p>
          </table:table-cell>
          <table:table-cell table:formula="of:=1/[.E150]" office:value-type="float" office:value="0.779477905698763" calcext:value-type="float">
            <text:p>0.7794779057</text:p>
          </table:table-cell>
          <table:table-cell office:value-type="float" office:value="1.28611" calcext:value-type="float">
            <text:p>1.28611</text:p>
          </table:table-cell>
          <table:table-cell table:formula="of:=1/[.G150]" office:value-type="float" office:value="0.77753846871574" calcext:value-type="float">
            <text:p>0.7775384687</text:p>
          </table:table-cell>
          <table:table-cell office:value-type="float" office:value="1.28977" calcext:value-type="float">
            <text:p>1.28977</text:p>
          </table:table-cell>
          <table:table-cell table:formula="of:=1/[.I150]" office:value-type="float" office:value="0.775332035944393" calcext:value-type="float">
            <text:p>0.7753320359</text:p>
          </table:table-cell>
          <table:table-cell office:value-type="float" office:value="1.28546" calcext:value-type="float">
            <text:p>1.28546</text:p>
          </table:table-cell>
          <table:table-cell table:formula="of:=1/[.K150]" office:value-type="float" office:value="0.777931635367884" calcext:value-type="float">
            <text:p>0.7779316354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30935" calcext:value-type="float">
            <text:p>1.30935</text:p>
          </table:table-cell>
          <table:table-cell table:formula="of:=1/[.O150]" office:value-type="float" office:value="0.763737732462672" calcext:value-type="float">
            <text:p>0.76373773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31534" calcext:value-type="float">
            <text:p>1.31534</text:p>
          </table:table-cell>
          <table:table-cell table:formula="of:=1/[.C151]" office:value-type="float" office:value="0.760259704715131" calcext:value-type="float">
            <text:p>0.7602597047</text:p>
          </table:table-cell>
          <table:table-cell office:value-type="float" office:value="1.33075" calcext:value-type="float">
            <text:p>1.33075</text:p>
          </table:table-cell>
          <table:table-cell table:formula="of:=1/[.E151]" office:value-type="float" office:value="0.751455945895172" calcext:value-type="float">
            <text:p>0.7514559459</text:p>
          </table:table-cell>
          <table:table-cell office:value-type="float" office:value="1.33545" calcext:value-type="float">
            <text:p>1.33545</text:p>
          </table:table-cell>
          <table:table-cell table:formula="of:=1/[.G151]" office:value-type="float" office:value="0.748811262121382" calcext:value-type="float">
            <text:p>0.7488112621</text:p>
          </table:table-cell>
          <table:table-cell office:value-type="float" office:value="1.33625" calcext:value-type="float">
            <text:p>1.33625</text:p>
          </table:table-cell>
          <table:table-cell table:formula="of:=1/[.I151]" office:value-type="float" office:value="0.748362956033676" calcext:value-type="float">
            <text:p>0.748362956</text:p>
          </table:table-cell>
          <table:table-cell office:value-type="float" office:value="1.33486" calcext:value-type="float">
            <text:p>1.33486</text:p>
          </table:table-cell>
          <table:table-cell table:formula="of:=1/[.K151]" office:value-type="float" office:value="0.749142232144195" calcext:value-type="float">
            <text:p>0.7491422321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6521" calcext:value-type="float">
            <text:p>1.36521</text:p>
          </table:table-cell>
          <table:table-cell table:formula="of:=1/[.O151]" office:value-type="float" office:value="0.732488042132712" calcext:value-type="float">
            <text:p>0.73248804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7157" calcext:value-type="float">
            <text:p>1.7157</text:p>
          </table:table-cell>
          <table:table-cell table:formula="of:=1/[.C152]" office:value-type="float" office:value="0.582852480037303" calcext:value-type="float">
            <text:p>0.58285248</text:p>
          </table:table-cell>
          <table:table-cell office:value-type="float" office:value="1.73159" calcext:value-type="float">
            <text:p>1.73159</text:p>
          </table:table-cell>
          <table:table-cell table:formula="of:=1/[.E152]" office:value-type="float" office:value="0.577503912589008" calcext:value-type="float">
            <text:p>0.5775039126</text:p>
          </table:table-cell>
          <table:table-cell office:value-type="float" office:value="1.73364" calcext:value-type="float">
            <text:p>1.73364</text:p>
          </table:table-cell>
          <table:table-cell table:formula="of:=1/[.G152]" office:value-type="float" office:value="0.576821023972682" calcext:value-type="float">
            <text:p>0.576821024</text:p>
          </table:table-cell>
          <table:table-cell office:value-type="float" office:value="1.73755" calcext:value-type="float">
            <text:p>1.73755</text:p>
          </table:table-cell>
          <table:table-cell table:formula="of:=1/[.I152]" office:value-type="float" office:value="0.575523006532186" calcext:value-type="float">
            <text:p>0.5755230065</text:p>
          </table:table-cell>
          <table:table-cell office:value-type="float" office:value="1.73597" calcext:value-type="float">
            <text:p>1.73597</text:p>
          </table:table-cell>
          <table:table-cell table:formula="of:=1/[.K152]" office:value-type="float" office:value="0.576046821085618" calcext:value-type="float">
            <text:p>0.5760468211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80437" calcext:value-type="float">
            <text:p>1.80437</text:p>
          </table:table-cell>
          <table:table-cell table:formula="of:=1/[.O152]" office:value-type="float" office:value="0.554210056695689" calcext:value-type="float">
            <text:p>0.55421005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77392" calcext:value-type="float">
            <text:p>1.77392</text:p>
          </table:table-cell>
          <table:table-cell table:formula="of:=1/[.C153]" office:value-type="float" office:value="0.563723279516551" calcext:value-type="float">
            <text:p>0.5637232795</text:p>
          </table:table-cell>
          <table:table-cell office:value-type="float" office:value="1.79607" calcext:value-type="float">
            <text:p>1.79607</text:p>
          </table:table-cell>
          <table:table-cell table:formula="of:=1/[.E153]" office:value-type="float" office:value="0.556771172615767" calcext:value-type="float">
            <text:p>0.5567711726</text:p>
          </table:table-cell>
          <table:table-cell office:value-type="float" office:value="1.79597" calcext:value-type="float">
            <text:p>1.79597</text:p>
          </table:table-cell>
          <table:table-cell table:formula="of:=1/[.G153]" office:value-type="float" office:value="0.556802173755686" calcext:value-type="float">
            <text:p>0.5568021738</text:p>
          </table:table-cell>
          <table:table-cell office:value-type="float" office:value="1.80034" calcext:value-type="float">
            <text:p>1.80034</text:p>
          </table:table-cell>
          <table:table-cell table:formula="of:=1/[.I153]" office:value-type="float" office:value="0.555450637101881" calcext:value-type="float">
            <text:p>0.5554506371</text:p>
          </table:table-cell>
          <table:table-cell office:value-type="float" office:value="1.79965" calcext:value-type="float">
            <text:p>1.79965</text:p>
          </table:table-cell>
          <table:table-cell table:formula="of:=1/[.K153]" office:value-type="float" office:value="0.5556636012558" calcext:value-type="float">
            <text:p>0.5556636013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87185" calcext:value-type="float">
            <text:p>1.87185</text:p>
          </table:table-cell>
          <table:table-cell table:formula="of:=1/[.O153]" office:value-type="float" office:value="0.534230841146459" calcext:value-type="float">
            <text:p>0.53423084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58792" calcext:value-type="float">
            <text:p>1.58792</text:p>
          </table:table-cell>
          <table:table-cell table:formula="of:=1/[.C154]" office:value-type="float" office:value="0.629754647589299" calcext:value-type="float">
            <text:p>0.6297546476</text:p>
          </table:table-cell>
          <table:table-cell office:value-type="float" office:value="1.55454" calcext:value-type="float">
            <text:p>1.55454</text:p>
          </table:table-cell>
          <table:table-cell table:formula="of:=1/[.E154]" office:value-type="float" office:value="0.643277110913839" calcext:value-type="float">
            <text:p>0.6432771109</text:p>
          </table:table-cell>
          <table:table-cell office:value-type="float" office:value="1.5642" calcext:value-type="float">
            <text:p>1.5642</text:p>
          </table:table-cell>
          <table:table-cell table:formula="of:=1/[.G154]" office:value-type="float" office:value="0.639304436772791" calcext:value-type="float">
            <text:p>0.6393044368</text:p>
          </table:table-cell>
          <table:table-cell office:value-type="float" office:value="1.53512" calcext:value-type="float">
            <text:p>1.53512</text:p>
          </table:table-cell>
          <table:table-cell table:formula="of:=1/[.I154]" office:value-type="float" office:value="0.651414873104383" calcext:value-type="float">
            <text:p>0.6514148731</text:p>
          </table:table-cell>
          <table:table-cell office:value-type="float" office:value="1.55422" calcext:value-type="float">
            <text:p>1.55422</text:p>
          </table:table-cell>
          <table:table-cell table:formula="of:=1/[.K154]" office:value-type="float" office:value="0.643409555918725" calcext:value-type="float">
            <text:p>0.6434095559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61137" calcext:value-type="float">
            <text:p>1.61137</text:p>
          </table:table-cell>
          <table:table-cell table:formula="of:=1/[.O154]" office:value-type="float" office:value="0.62058993279011" calcext:value-type="float">
            <text:p>0.620589932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31461" calcext:value-type="float">
            <text:p>1.31461</text:p>
          </table:table-cell>
          <table:table-cell table:formula="of:=1/[.C155]" office:value-type="float" office:value="0.760681875232959" calcext:value-type="float">
            <text:p>0.7606818752</text:p>
          </table:table-cell>
          <table:table-cell office:value-type="float" office:value="1.32499" calcext:value-type="float">
            <text:p>1.32499</text:p>
          </table:table-cell>
          <table:table-cell table:formula="of:=1/[.E155]" office:value-type="float" office:value="0.75472267715228" calcext:value-type="float">
            <text:p>0.7547226772</text:p>
          </table:table-cell>
          <table:table-cell office:value-type="float" office:value="1.33076" calcext:value-type="float">
            <text:p>1.33076</text:p>
          </table:table-cell>
          <table:table-cell table:formula="of:=1/[.G155]" office:value-type="float" office:value="0.751450299077219" calcext:value-type="float">
            <text:p>0.7514502991</text:p>
          </table:table-cell>
          <table:table-cell office:value-type="float" office:value="1.33472" calcext:value-type="float">
            <text:p>1.33472</text:p>
          </table:table-cell>
          <table:table-cell table:formula="of:=1/[.I155]" office:value-type="float" office:value="0.749220810357229" calcext:value-type="float">
            <text:p>0.7492208104</text:p>
          </table:table-cell>
          <table:table-cell office:value-type="float" office:value="1.32914" calcext:value-type="float">
            <text:p>1.32914</text:p>
          </table:table-cell>
          <table:table-cell table:formula="of:=1/[.K155]" office:value-type="float" office:value="0.752366191672811" calcext:value-type="float">
            <text:p>0.7523661917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36353" calcext:value-type="float">
            <text:p>1.36353</text:p>
          </table:table-cell>
          <table:table-cell table:formula="of:=1/[.O155]" office:value-type="float" office:value="0.733390537795281" calcext:value-type="float">
            <text:p>0.73339053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57454" calcext:value-type="float">
            <text:p>1.57454</text:p>
          </table:table-cell>
          <table:table-cell table:formula="of:=1/[.C156]" office:value-type="float" office:value="0.635106126233694" calcext:value-type="float">
            <text:p>0.6351061262</text:p>
          </table:table-cell>
          <table:table-cell office:value-type="float" office:value="1.60079" calcext:value-type="float">
            <text:p>1.60079</text:p>
          </table:table-cell>
          <table:table-cell table:formula="of:=1/[.E156]" office:value-type="float" office:value="0.624691558542969" calcext:value-type="float">
            <text:p>0.6246915585</text:p>
          </table:table-cell>
          <table:table-cell office:value-type="float" office:value="1.60497" calcext:value-type="float">
            <text:p>1.60497</text:p>
          </table:table-cell>
          <table:table-cell table:formula="of:=1/[.G156]" office:value-type="float" office:value="0.623064605568951" calcext:value-type="float">
            <text:p>0.6230646056</text:p>
          </table:table-cell>
          <table:table-cell office:value-type="float" office:value="1.61352" calcext:value-type="float">
            <text:p>1.61352</text:p>
          </table:table-cell>
          <table:table-cell table:formula="of:=1/[.I156]" office:value-type="float" office:value="0.619763002627795" calcext:value-type="float">
            <text:p>0.6197630026</text:p>
          </table:table-cell>
          <table:table-cell office:value-type="float" office:value="1.60595" calcext:value-type="float">
            <text:p>1.60595</text:p>
          </table:table-cell>
          <table:table-cell table:formula="of:=1/[.K156]" office:value-type="float" office:value="0.622684392415704" calcext:value-type="float">
            <text:p>0.622684392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66884" calcext:value-type="float">
            <text:p>1.66884</text:p>
          </table:table-cell>
          <table:table-cell table:formula="of:=1/[.O156]" office:value-type="float" office:value="0.599218618920927" calcext:value-type="float">
            <text:p>0.599218618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74948" calcext:value-type="float">
            <text:p>1.74948</text:p>
          </table:table-cell>
          <table:table-cell table:formula="of:=1/[.C157]" office:value-type="float" office:value="0.571598417815579" calcext:value-type="float">
            <text:p>0.5715984178</text:p>
          </table:table-cell>
          <table:table-cell office:value-type="float" office:value="1.77248" calcext:value-type="float">
            <text:p>1.77248</text:p>
          </table:table-cell>
          <table:table-cell table:formula="of:=1/[.E157]" office:value-type="float" office:value="0.564181260155263" calcext:value-type="float">
            <text:p>0.5641812602</text:p>
          </table:table-cell>
          <table:table-cell office:value-type="float" office:value="1.77165" calcext:value-type="float">
            <text:p>1.77165</text:p>
          </table:table-cell>
          <table:table-cell table:formula="of:=1/[.G157]" office:value-type="float" office:value="0.564445573335591" calcext:value-type="float">
            <text:p>0.5644455733</text:p>
          </table:table-cell>
          <table:table-cell office:value-type="float" office:value="1.77251" calcext:value-type="float">
            <text:p>1.77251</text:p>
          </table:table-cell>
          <table:table-cell table:formula="of:=1/[.I157]" office:value-type="float" office:value="0.564171711302052" calcext:value-type="float">
            <text:p>0.5641717113</text:p>
          </table:table-cell>
          <table:table-cell office:value-type="float" office:value="1.77668" calcext:value-type="float">
            <text:p>1.77668</text:p>
          </table:table-cell>
          <table:table-cell table:formula="of:=1/[.K157]" office:value-type="float" office:value="0.562847558367292" calcext:value-type="float">
            <text:p>0.5628475584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85308" calcext:value-type="float">
            <text:p>1.85308</text:p>
          </table:table-cell>
          <table:table-cell table:formula="of:=1/[.O157]" office:value-type="float" office:value="0.539642109353077" calcext:value-type="float">
            <text:p>0.53964210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79114" calcext:value-type="float">
            <text:p>1.79114</text:p>
          </table:table-cell>
          <table:table-cell table:formula="of:=1/[.C158]" office:value-type="float" office:value="0.558303650189265" calcext:value-type="float">
            <text:p>0.5583036502</text:p>
          </table:table-cell>
          <table:table-cell office:value-type="float" office:value="1.80748" calcext:value-type="float">
            <text:p>1.80748</text:p>
          </table:table-cell>
          <table:table-cell table:formula="of:=1/[.E158]" office:value-type="float" office:value="0.553256467568106" calcext:value-type="float">
            <text:p>0.5532564676</text:p>
          </table:table-cell>
          <table:table-cell office:value-type="float" office:value="1.80635" calcext:value-type="float">
            <text:p>1.80635</text:p>
          </table:table-cell>
          <table:table-cell table:formula="of:=1/[.G158]" office:value-type="float" office:value="0.553602568715919" calcext:value-type="float">
            <text:p>0.5536025687</text:p>
          </table:table-cell>
          <table:table-cell office:value-type="float" office:value="1.80793" calcext:value-type="float">
            <text:p>1.80793</text:p>
          </table:table-cell>
          <table:table-cell table:formula="of:=1/[.I158]" office:value-type="float" office:value="0.553118760128987" calcext:value-type="float">
            <text:p>0.5531187601</text:p>
          </table:table-cell>
          <table:table-cell office:value-type="float" office:value="1.81078" calcext:value-type="float">
            <text:p>1.81078</text:p>
          </table:table-cell>
          <table:table-cell table:formula="of:=1/[.K158]" office:value-type="float" office:value="0.552248202432101" calcext:value-type="float">
            <text:p>0.5522482024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89718" calcext:value-type="float">
            <text:p>1.89718</text:p>
          </table:table-cell>
          <table:table-cell table:formula="of:=1/[.O158]" office:value-type="float" office:value="0.527098114042948" calcext:value-type="float">
            <text:p>0.52709811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99536" calcext:value-type="float">
            <text:p>2.99536</text:p>
          </table:table-cell>
          <table:table-cell table:formula="of:=1/[.C159]" office:value-type="float" office:value="0.333849687516692" calcext:value-type="float">
            <text:p>0.3338496875</text:p>
          </table:table-cell>
          <table:table-cell office:value-type="float" office:value="3.05653" calcext:value-type="float">
            <text:p>3.05653</text:p>
          </table:table-cell>
          <table:table-cell table:formula="of:=1/[.E159]" office:value-type="float" office:value="0.327168390298803" calcext:value-type="float">
            <text:p>0.3271683903</text:p>
          </table:table-cell>
          <table:table-cell office:value-type="float" office:value="3.04707" calcext:value-type="float">
            <text:p>3.04707</text:p>
          </table:table-cell>
          <table:table-cell table:formula="of:=1/[.G159]" office:value-type="float" office:value="0.328184124421165" calcext:value-type="float">
            <text:p>0.3281841244</text:p>
          </table:table-cell>
          <table:table-cell office:value-type="float" office:value="3.02899" calcext:value-type="float">
            <text:p>3.02899</text:p>
          </table:table-cell>
          <table:table-cell table:formula="of:=1/[.I159]" office:value-type="float" office:value="0.330143050983991" calcext:value-type="float">
            <text:p>0.330143051</text:p>
          </table:table-cell>
          <table:table-cell office:value-type="float" office:value="3.06576" calcext:value-type="float">
            <text:p>3.06576</text:p>
          </table:table-cell>
          <table:table-cell table:formula="of:=1/[.K159]" office:value-type="float" office:value="0.326183393351078" calcext:value-type="float">
            <text:p>0.3261833934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3.25921" calcext:value-type="float">
            <text:p>3.25921</text:p>
          </table:table-cell>
          <table:table-cell table:formula="of:=1/[.O159]" office:value-type="float" office:value="0.306822819026697" calcext:value-type="float">
            <text:p>0.30682281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64857" calcext:value-type="float">
            <text:p>1.64857</text:p>
          </table:table-cell>
          <table:table-cell table:formula="of:=1/[.C160]" office:value-type="float" office:value="0.606586314199579" calcext:value-type="float">
            <text:p>0.6065863142</text:p>
          </table:table-cell>
          <table:table-cell office:value-type="float" office:value="1.66206" calcext:value-type="float">
            <text:p>1.66206</text:p>
          </table:table-cell>
          <table:table-cell table:formula="of:=1/[.E160]" office:value-type="float" office:value="0.601662996522388" calcext:value-type="float">
            <text:p>0.6016629965</text:p>
          </table:table-cell>
          <table:table-cell office:value-type="float" office:value="1.66186" calcext:value-type="float">
            <text:p>1.66186</text:p>
          </table:table-cell>
          <table:table-cell table:formula="of:=1/[.G160]" office:value-type="float" office:value="0.601735404907754" calcext:value-type="float">
            <text:p>0.6017354049</text:p>
          </table:table-cell>
          <table:table-cell office:value-type="float" office:value="1.66271" calcext:value-type="float">
            <text:p>1.66271</text:p>
          </table:table-cell>
          <table:table-cell table:formula="of:=1/[.I160]" office:value-type="float" office:value="0.601427789572445" calcext:value-type="float">
            <text:p>0.6014277896</text:p>
          </table:table-cell>
          <table:table-cell office:value-type="float" office:value="1.66598" calcext:value-type="float">
            <text:p>1.66598</text:p>
          </table:table-cell>
          <table:table-cell table:formula="of:=1/[.K160]" office:value-type="float" office:value="0.600247301888378" calcext:value-type="float">
            <text:p>0.6002473019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73188" calcext:value-type="float">
            <text:p>1.73188</text:p>
          </table:table-cell>
          <table:table-cell table:formula="of:=1/[.O160]" office:value-type="float" office:value="0.577407210661247" calcext:value-type="float">
            <text:p>0.57740721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5194" calcext:value-type="float">
            <text:p>1.5194</text:p>
          </table:table-cell>
          <table:table-cell table:formula="of:=1/[.C161]" office:value-type="float" office:value="0.658154534684744" calcext:value-type="float">
            <text:p>0.6581545347</text:p>
          </table:table-cell>
          <table:table-cell office:value-type="float" office:value="1.53387" calcext:value-type="float">
            <text:p>1.53387</text:p>
          </table:table-cell>
          <table:table-cell table:formula="of:=1/[.E161]" office:value-type="float" office:value="0.651945732037265" calcext:value-type="float">
            <text:p>0.651945732</text:p>
          </table:table-cell>
          <table:table-cell office:value-type="float" office:value="1.53865" calcext:value-type="float">
            <text:p>1.53865</text:p>
          </table:table-cell>
          <table:table-cell table:formula="of:=1/[.G161]" office:value-type="float" office:value="0.649920384752868" calcext:value-type="float">
            <text:p>0.6499203848</text:p>
          </table:table-cell>
          <table:table-cell office:value-type="float" office:value="1.54112" calcext:value-type="float">
            <text:p>1.54112</text:p>
          </table:table-cell>
          <table:table-cell table:formula="of:=1/[.I161]" office:value-type="float" office:value="0.648878737541528" calcext:value-type="float">
            <text:p>0.6488787375</text:p>
          </table:table-cell>
          <table:table-cell office:value-type="float" office:value="1.54025" calcext:value-type="float">
            <text:p>1.54025</text:p>
          </table:table-cell>
          <table:table-cell table:formula="of:=1/[.K161]" office:value-type="float" office:value="0.649245252394092" calcext:value-type="float">
            <text:p>0.6492452524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61135" calcext:value-type="float">
            <text:p>1.61135</text:p>
          </table:table-cell>
          <table:table-cell table:formula="of:=1/[.O161]" office:value-type="float" office:value="0.620597635523009" calcext:value-type="float">
            <text:p>0.620597635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53329" calcext:value-type="float">
            <text:p>1.53329</text:p>
          </table:table-cell>
          <table:table-cell table:formula="of:=1/[.C162]" office:value-type="float" office:value="0.65219234456626" calcext:value-type="float">
            <text:p>0.6521923446</text:p>
          </table:table-cell>
          <table:table-cell office:value-type="float" office:value="1.53614" calcext:value-type="float">
            <text:p>1.53614</text:p>
          </table:table-cell>
          <table:table-cell table:formula="of:=1/[.E162]" office:value-type="float" office:value="0.6509823323395" calcext:value-type="float">
            <text:p>0.6509823323</text:p>
          </table:table-cell>
          <table:table-cell office:value-type="float" office:value="1.53971" calcext:value-type="float">
            <text:p>1.53971</text:p>
          </table:table-cell>
          <table:table-cell table:formula="of:=1/[.G162]" office:value-type="float" office:value="0.649472952698885" calcext:value-type="float">
            <text:p>0.6494729527</text:p>
          </table:table-cell>
          <table:table-cell office:value-type="float" office:value="1.54036" calcext:value-type="float">
            <text:p>1.54036</text:p>
          </table:table-cell>
          <table:table-cell table:formula="of:=1/[.I162]" office:value-type="float" office:value="0.649198888571503" calcext:value-type="float">
            <text:p>0.6491988886</text:p>
          </table:table-cell>
          <table:table-cell office:value-type="float" office:value="1.53804" calcext:value-type="float">
            <text:p>1.53804</text:p>
          </table:table-cell>
          <table:table-cell table:formula="of:=1/[.K162]" office:value-type="float" office:value="0.650178148812775" calcext:value-type="float">
            <text:p>0.6501781488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58507" calcext:value-type="float">
            <text:p>1.58507</text:p>
          </table:table-cell>
          <table:table-cell table:formula="of:=1/[.O162]" office:value-type="float" office:value="0.630886963982663" calcext:value-type="float">
            <text:p>0.63088696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67806" calcext:value-type="float">
            <text:p>2.67806</text:p>
          </table:table-cell>
          <table:table-cell table:formula="of:=1/[.C163]" office:value-type="float" office:value="0.373404628723778" calcext:value-type="float">
            <text:p>0.3734046287</text:p>
          </table:table-cell>
          <table:table-cell office:value-type="float" office:value="2.70779" calcext:value-type="float">
            <text:p>2.70779</text:p>
          </table:table-cell>
          <table:table-cell table:formula="of:=1/[.E163]" office:value-type="float" office:value="0.36930485746679" calcext:value-type="float">
            <text:p>0.3693048575</text:p>
          </table:table-cell>
          <table:table-cell office:value-type="float" office:value="2.74412" calcext:value-type="float">
            <text:p>2.74412</text:p>
          </table:table-cell>
          <table:table-cell table:formula="of:=1/[.G163]" office:value-type="float" office:value="0.364415550340364" calcext:value-type="float">
            <text:p>0.3644155503</text:p>
          </table:table-cell>
          <table:table-cell office:value-type="float" office:value="2.74395" calcext:value-type="float">
            <text:p>2.74395</text:p>
          </table:table-cell>
          <table:table-cell table:formula="of:=1/[.I163]" office:value-type="float" office:value="0.364438127516901" calcext:value-type="float">
            <text:p>0.3644381275</text:p>
          </table:table-cell>
          <table:table-cell office:value-type="float" office:value="2.72018" calcext:value-type="float">
            <text:p>2.72018</text:p>
          </table:table-cell>
          <table:table-cell table:formula="of:=1/[.K163]" office:value-type="float" office:value="0.367622730848694" calcext:value-type="float">
            <text:p>0.3676227308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99427" calcext:value-type="float">
            <text:p>2.99427</text:p>
          </table:table-cell>
          <table:table-cell table:formula="of:=1/[.O163]" office:value-type="float" office:value="0.333971218360402" calcext:value-type="float">
            <text:p>0.333971218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08907645574227" calcext:value-type="float">
            <text:p>-0.6089076456</text:p>
          </table:table-cell>
          <table:table-cell table:style-name="ce1" table:formula="of:=CORREL([.B150:.B163];[.D150:.D163])" office:value-type="float" office:value="0.69540365812736" calcext:value-type="float">
            <text:p>0.6954036581</text:p>
          </table:table-cell>
          <table:table-cell table:style-name="ce2" table:formula="of:=CORREL([.B150:.B163];[.E150:.E163])" office:value-type="float" office:value="-0.617112371550324" calcext:value-type="float">
            <text:p>-0.6171123716</text:p>
          </table:table-cell>
          <table:table-cell table:style-name="ce1" table:formula="of:=CORREL([.B150:.B163];[.F150:.F163])" office:value-type="float" office:value="0.709605239021846" calcext:value-type="float">
            <text:p>0.709605239</text:p>
          </table:table-cell>
          <table:table-cell table:style-name="ce2" table:formula="of:=CORREL([.B150:.B163];[.G150:.G163])" office:value-type="float" office:value="-0.612458892499236" calcext:value-type="float">
            <text:p>-0.6124588925</text:p>
          </table:table-cell>
          <table:table-cell table:style-name="ce1" table:formula="of:=CORREL([.B150:.B163];[.H150:.H163])" office:value-type="float" office:value="0.704784090220098" calcext:value-type="float">
            <text:p>0.7047840902</text:p>
          </table:table-cell>
          <table:table-cell table:style-name="ce2" table:formula="of:=CORREL([.B150:.B163];[.I150:.I163])" office:value-type="float" office:value="-0.62104264602066" calcext:value-type="float">
            <text:p>-0.621042646</text:p>
          </table:table-cell>
          <table:table-cell table:style-name="ce1" table:formula="of:=CORREL([.B150:.B163];[.J150:.J163])" office:value-type="float" office:value="0.717467371522223" calcext:value-type="float">
            <text:p>0.7174673715</text:p>
          </table:table-cell>
          <table:table-cell table:style-name="ce2" table:formula="of:=CORREL([.B150:.B163];[.K150:.K163])" office:value-type="float" office:value="-0.616948442837392" calcext:value-type="float">
            <text:p>-0.6169484428</text:p>
          </table:table-cell>
          <table:table-cell table:style-name="ce1" table:formula="of:=CORREL([.B150:.B163];[.L150:.L163])" office:value-type="float" office:value="0.710050726849982" calcext:value-type="float">
            <text:p>0.7100507268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09158878110667" calcext:value-type="float">
            <text:p>-0.6091588781</text:p>
          </table:table-cell>
          <table:table-cell table:style-name="ce1" table:formula="of:=CORREL([.B150:.B163];[.P150:.P163])" office:value-type="float" office:value="0.707889194623247" calcext:value-type="float">
            <text:p>0.707889194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table:style-name="ce2"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table:style-name="ce2"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167:.O167])" office:value-type="float" office:value="0.226770353442628" calcext:value-type="float">
            <text:p>0.2267703534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table:style-name="ce2"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168:.O168])" office:value-type="float" office:value="0.712631983242977" calcext:value-type="float">
            <text:p>0.7126319832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table:style-name="ce2"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169:.O169])" office:value-type="float" office:value="0.683685054011167" calcext:value-type="float">
            <text:p>0.683685054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table:style-name="ce2"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170:.O170])" office:value-type="float" office:value="0.815876358326388" calcext:value-type="float">
            <text:p>0.8158763583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table:style-name="ce2"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171:.O171])" office:value-type="float" office:value="0.547758700300136" calcext:value-type="float">
            <text:p>0.5477587003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table:style-name="ce2"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172:.O172])" office:value-type="float" office:value="0.486961905036778" calcext:value-type="float">
            <text:p>0.486961905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table:style-name="ce2"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173:.O173])" office:value-type="float" office:value="0.656158955423739" calcext:value-type="float">
            <text:p>0.6561589554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table:style-name="ce2"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174:.O174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53495860041014" calcext:value-type="float">
            <text:p>-0.55349586</text:p>
          </table:table-cell>
          <table:table-cell table:style-name="ce1" table:formula="of:=AVERAGE([.C167:.C174])" office:value-type="float" office:value="0.569315372937133" calcext:value-type="float">
            <text:p>0.5693153729</text:p>
          </table:table-cell>
          <table:table-cell table:formula="of:=AVERAGE([.D167:.D174])" office:value-type="float" office:value="-0.54674216195778" calcext:value-type="float">
            <text:p>-0.546742162</text:p>
          </table:table-cell>
          <table:table-cell table:style-name="ce1" table:formula="of:=AVERAGE([.E167:.E174])" office:value-type="float" office:value="0.571256839062512" calcext:value-type="float">
            <text:p>0.5712568391</text:p>
          </table:table-cell>
          <table:table-cell table:style-name="ce2" table:formula="of:=AVERAGE([.F167:.F174])" office:value-type="float" office:value="-0.538207714612998" calcext:value-type="float">
            <text:p>-0.5382077146</text:p>
          </table:table-cell>
          <table:table-cell table:style-name="ce1" table:formula="of:=AVERAGE([.G167:.G174])" office:value-type="float" office:value="0.561905852673138" calcext:value-type="float">
            <text:p>0.5619058527</text:p>
          </table:table-cell>
          <table:table-cell table:style-name="ce2" table:formula="of:=AVERAGE([.H167:.H174])" office:value-type="float" office:value="-0.533797577631203" calcext:value-type="float">
            <text:p>-0.5337975776</text:p>
          </table:table-cell>
          <table:table-cell table:style-name="ce1" table:formula="of:=AVERAGE([.I167:.I174])" office:value-type="float" office:value="0.55948263052108" calcext:value-type="float">
            <text:p>0.5594826305</text:p>
          </table:table-cell>
          <table:table-cell table:style-name="ce2" table:formula="of:=AVERAGE([.J167:.J174])" office:value-type="float" office:value="-0.543497559416067" calcext:value-type="float">
            <text:p>-0.5434975594</text:p>
          </table:table-cell>
          <table:table-cell table:style-name="ce1" table:formula="of:=AVERAGE([.K167:.K174])" office:value-type="float" office:value="0.568342097271677" calcext:value-type="float">
            <text:p>0.5683420973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53225214641766" calcext:value-type="float">
            <text:p>-0.5532252146</text:p>
          </table:table-cell>
          <table:table-cell table:style-name="ce1" table:formula="of:=AVERAGE([.O167:.O174])" office:value-type="float" office:value="0.575379832724178" calcext:value-type="float">
            <text:p>0.5753798327</text:p>
          </table:table-cell>
          <table:table-cell table:style-name="ce4" table:formula="of:=AVERAGE([.P167:.P174])" office:value-type="float" office:value="0.612342997391833" calcext:value-type="float">
            <text:p>0.6123429974</text:p>
          </table:table-cell>
        </table:table-row>
      </table:table>
      <table:table table:name="%rgb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3738" calcext:value-type="float">
            <text:p>0.443738</text:p>
          </table:table-cell>
          <table:table-cell table:formula="of:=1-[.C3]" office:value-type="float" office:value="0.556262" calcext:value-type="float">
            <text:p>0.55626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430404" calcext:value-type="float">
            <text:p>0.430404</text:p>
          </table:table-cell>
          <table:table-cell table:formula="of:=1-[.G3]" office:value-type="float" office:value="0.569596" calcext:value-type="float">
            <text:p>0.569596</text:p>
          </table:table-cell>
          <table:table-cell office:value-type="float" office:value="0.422575" calcext:value-type="float">
            <text:p>0.422575</text:p>
          </table:table-cell>
          <table:table-cell table:formula="of:=1-[.I3]" office:value-type="float" office:value="0.577425" calcext:value-type="float">
            <text:p>0.577425</text:p>
          </table:table-cell>
          <table:table-cell office:value-type="float" office:value="0.440216" calcext:value-type="float">
            <text:p>0.440216</text:p>
          </table:table-cell>
          <table:table-cell table:formula="of:=1-[.K3]" office:value-type="float" office:value="0.559784" calcext:value-type="float">
            <text:p>0.559784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31783" calcext:value-type="float">
            <text:p>0.31783</text:p>
          </table:table-cell>
          <table:table-cell table:formula="of:=1-[.C4]" office:value-type="float" office:value="0.68217" calcext:value-type="float">
            <text:p>0.68217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320472" calcext:value-type="float">
            <text:p>0.320472</text:p>
          </table:table-cell>
          <table:table-cell table:formula="of:=1-[.G4]" office:value-type="float" office:value="0.679528" calcext:value-type="float">
            <text:p>0.679528</text:p>
          </table:table-cell>
          <table:table-cell office:value-type="float" office:value="0.310573" calcext:value-type="float">
            <text:p>0.310573</text:p>
          </table:table-cell>
          <table:table-cell table:formula="of:=1-[.I4]" office:value-type="float" office:value="0.689427" calcext:value-type="float">
            <text:p>0.689427</text:p>
          </table:table-cell>
          <table:table-cell office:value-type="float" office:value="0.327184" calcext:value-type="float">
            <text:p>0.327184</text:p>
          </table:table-cell>
          <table:table-cell table:formula="of:=1-[.K4]" office:value-type="float" office:value="0.672816" calcext:value-type="float">
            <text:p>0.672816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47232" calcext:value-type="float">
            <text:p>0.547232</text:p>
          </table:table-cell>
          <table:table-cell table:formula="of:=1-[.O4]" office:value-type="float" office:value="0.452768" calcext:value-type="float">
            <text:p>0.4527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0171989" calcext:value-type="float">
            <text:p>0.0171989</text:p>
          </table:table-cell>
          <table:table-cell table:formula="of:=1-[.C5]" office:value-type="float" office:value="0.9828011" calcext:value-type="float">
            <text:p>0.9828011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-0.00275819" calcext:value-type="float">
            <text:p>-0.00275819</text:p>
          </table:table-cell>
          <table:table-cell table:formula="of:=1-[.G5]" office:value-type="float" office:value="1.00275819" calcext:value-type="float">
            <text:p>1.00275819</text:p>
          </table:table-cell>
          <table:table-cell office:value-type="float" office:value="-0.00290668" calcext:value-type="float">
            <text:p>-0.00290668</text:p>
          </table:table-cell>
          <table:table-cell table:formula="of:=1-[.I5]" office:value-type="float" office:value="1.00290668" calcext:value-type="float">
            <text:p>1.00290668</text:p>
          </table:table-cell>
          <table:table-cell office:value-type="float" office:value="0.00280505" calcext:value-type="float">
            <text:p>0.00280505</text:p>
          </table:table-cell>
          <table:table-cell table:formula="of:=1-[.K5]" office:value-type="float" office:value="0.99719495" calcext:value-type="float">
            <text:p>0.99719495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92788" calcext:value-type="float">
            <text:p>0.492788</text:p>
          </table:table-cell>
          <table:table-cell table:formula="of:=1-[.O5]" office:value-type="float" office:value="0.507212" calcext:value-type="float">
            <text:p>0.5072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214186" calcext:value-type="float">
            <text:p>0.214186</text:p>
          </table:table-cell>
          <table:table-cell table:formula="of:=1-[.C6]" office:value-type="float" office:value="0.785814" calcext:value-type="float">
            <text:p>0.785814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208831" calcext:value-type="float">
            <text:p>0.208831</text:p>
          </table:table-cell>
          <table:table-cell table:formula="of:=1-[.G6]" office:value-type="float" office:value="0.791169" calcext:value-type="float">
            <text:p>0.791169</text:p>
          </table:table-cell>
          <table:table-cell office:value-type="float" office:value="0.196429" calcext:value-type="float">
            <text:p>0.196429</text:p>
          </table:table-cell>
          <table:table-cell table:formula="of:=1-[.I6]" office:value-type="float" office:value="0.803571" calcext:value-type="float">
            <text:p>0.803571</text:p>
          </table:table-cell>
          <table:table-cell office:value-type="float" office:value="0.214363" calcext:value-type="float">
            <text:p>0.214363</text:p>
          </table:table-cell>
          <table:table-cell table:formula="of:=1-[.K6]" office:value-type="float" office:value="0.785637" calcext:value-type="float">
            <text:p>0.785637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406015" calcext:value-type="float">
            <text:p>0.406015</text:p>
          </table:table-cell>
          <table:table-cell table:formula="of:=1-[.O6]" office:value-type="float" office:value="0.593985" calcext:value-type="float">
            <text:p>0.5939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441157" calcext:value-type="float">
            <text:p>0.441157</text:p>
          </table:table-cell>
          <table:table-cell table:formula="of:=1-[.C7]" office:value-type="float" office:value="0.558843" calcext:value-type="float">
            <text:p>0.5588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414814" calcext:value-type="float">
            <text:p>0.414814</text:p>
          </table:table-cell>
          <table:table-cell table:formula="of:=1-[.G7]" office:value-type="float" office:value="0.585186" calcext:value-type="float">
            <text:p>0.585186</text:p>
          </table:table-cell>
          <table:table-cell office:value-type="float" office:value="0.395152" calcext:value-type="float">
            <text:p>0.395152</text:p>
          </table:table-cell>
          <table:table-cell table:formula="of:=1-[.I7]" office:value-type="float" office:value="0.604848" calcext:value-type="float">
            <text:p>0.604848</text:p>
          </table:table-cell>
          <table:table-cell office:value-type="float" office:value="0.419595" calcext:value-type="float">
            <text:p>0.419595</text:p>
          </table:table-cell>
          <table:table-cell table:formula="of:=1-[.K7]" office:value-type="float" office:value="0.580405" calcext:value-type="float">
            <text:p>0.580405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9719" calcext:value-type="float">
            <text:p>0.59719</text:p>
          </table:table-cell>
          <table:table-cell table:formula="of:=1-[.O7]" office:value-type="float" office:value="0.40281" calcext:value-type="float">
            <text:p>0.402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58905" calcext:value-type="float">
            <text:p>0.358905</text:p>
          </table:table-cell>
          <table:table-cell table:formula="of:=1-[.C8]" office:value-type="float" office:value="0.641095" calcext:value-type="float">
            <text:p>0.641095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346829" calcext:value-type="float">
            <text:p>0.346829</text:p>
          </table:table-cell>
          <table:table-cell table:formula="of:=1-[.G8]" office:value-type="float" office:value="0.653171" calcext:value-type="float">
            <text:p>0.653171</text:p>
          </table:table-cell>
          <table:table-cell office:value-type="float" office:value="0.335255" calcext:value-type="float">
            <text:p>0.335255</text:p>
          </table:table-cell>
          <table:table-cell table:formula="of:=1-[.I8]" office:value-type="float" office:value="0.664745" calcext:value-type="float">
            <text:p>0.664745</text:p>
          </table:table-cell>
          <table:table-cell office:value-type="float" office:value="0.353533" calcext:value-type="float">
            <text:p>0.353533</text:p>
          </table:table-cell>
          <table:table-cell table:formula="of:=1-[.K8]" office:value-type="float" office:value="0.646467" calcext:value-type="float">
            <text:p>0.646467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4536" calcext:value-type="float">
            <text:p>0.54536</text:p>
          </table:table-cell>
          <table:table-cell table:formula="of:=1-[.O8]" office:value-type="float" office:value="0.45464" calcext:value-type="float">
            <text:p>0.454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18872" calcext:value-type="float">
            <text:p>0.418872</text:p>
          </table:table-cell>
          <table:table-cell table:formula="of:=1-[.C9]" office:value-type="float" office:value="0.581128" calcext:value-type="float">
            <text:p>0.58112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405313" calcext:value-type="float">
            <text:p>0.405313</text:p>
          </table:table-cell>
          <table:table-cell table:formula="of:=1-[.G9]" office:value-type="float" office:value="0.594687" calcext:value-type="float">
            <text:p>0.594687</text:p>
          </table:table-cell>
          <table:table-cell office:value-type="float" office:value="0.401745" calcext:value-type="float">
            <text:p>0.401745</text:p>
          </table:table-cell>
          <table:table-cell table:formula="of:=1-[.I9]" office:value-type="float" office:value="0.598255" calcext:value-type="float">
            <text:p>0.598255</text:p>
          </table:table-cell>
          <table:table-cell office:value-type="float" office:value="0.40663" calcext:value-type="float">
            <text:p>0.40663</text:p>
          </table:table-cell>
          <table:table-cell table:formula="of:=1-[.K9]" office:value-type="float" office:value="0.59337" calcext:value-type="float">
            <text:p>0.5933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506053" calcext:value-type="float">
            <text:p>0.506053</text:p>
          </table:table-cell>
          <table:table-cell table:formula="of:=1-[.O9]" office:value-type="float" office:value="0.493947" calcext:value-type="float">
            <text:p>0.4939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4718" calcext:value-type="float">
            <text:p>0.274718</text:p>
          </table:table-cell>
          <table:table-cell table:formula="of:=1-[.C10]" office:value-type="float" office:value="0.725282" calcext:value-type="float">
            <text:p>0.725282</text:p>
          </table:table-cell>
          <table:table-cell office:value-type="float" office:value="0.505626" calcext:value-type="float">
            <text:p>0.505626</text:p>
          </table:table-cell>
          <table:table-cell table:formula="of:=1-[.E10]" office:value-type="float" office:value="0.494374" calcext:value-type="float">
            <text:p>0.494374</text:p>
          </table:table-cell>
          <table:table-cell office:value-type="float" office:value="0.263721" calcext:value-type="float">
            <text:p>0.263721</text:p>
          </table:table-cell>
          <table:table-cell table:formula="of:=1-[.G10]" office:value-type="float" office:value="0.736279" calcext:value-type="float">
            <text:p>0.736279</text:p>
          </table:table-cell>
          <table:table-cell office:value-type="float" office:value="0.259408" calcext:value-type="float">
            <text:p>0.259408</text:p>
          </table:table-cell>
          <table:table-cell table:formula="of:=1-[.I10]" office:value-type="float" office:value="0.740592" calcext:value-type="float">
            <text:p>0.740592</text:p>
          </table:table-cell>
          <table:table-cell office:value-type="float" office:value="0.268065" calcext:value-type="float">
            <text:p>0.268065</text:p>
          </table:table-cell>
          <table:table-cell table:formula="of:=1-[.K10]" office:value-type="float" office:value="0.731935" calcext:value-type="float">
            <text:p>0.731935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69103" calcext:value-type="float">
            <text:p>0.569103</text:p>
          </table:table-cell>
          <table:table-cell table:formula="of:=1-[.O10]" office:value-type="float" office:value="0.430897" calcext:value-type="float">
            <text:p>0.4308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654081" calcext:value-type="float">
            <text:p>0.654081</text:p>
          </table:table-cell>
          <table:table-cell table:formula="of:=1-[.C11]" office:value-type="float" office:value="0.345919" calcext:value-type="float">
            <text:p>0.345919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19178" calcext:value-type="float">
            <text:p>0.619178</text:p>
          </table:table-cell>
          <table:table-cell table:formula="of:=1-[.G11]" office:value-type="float" office:value="0.380822" calcext:value-type="float">
            <text:p>0.380822</text:p>
          </table:table-cell>
          <table:table-cell office:value-type="float" office:value="0.605619" calcext:value-type="float">
            <text:p>0.605619</text:p>
          </table:table-cell>
          <table:table-cell table:formula="of:=1-[.I11]" office:value-type="float" office:value="0.394381" calcext:value-type="float">
            <text:p>0.394381</text:p>
          </table:table-cell>
          <table:table-cell office:value-type="float" office:value="0.616963" calcext:value-type="float">
            <text:p>0.616963</text:p>
          </table:table-cell>
          <table:table-cell table:formula="of:=1-[.K11]" office:value-type="float" office:value="0.383037" calcext:value-type="float">
            <text:p>0.383037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707036" calcext:value-type="float">
            <text:p>0.707036</text:p>
          </table:table-cell>
          <table:table-cell table:formula="of:=1-[.O11]" office:value-type="float" office:value="0.292964" calcext:value-type="float">
            <text:p>0.2929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46144" calcext:value-type="float">
            <text:p>0.646144</text:p>
          </table:table-cell>
          <table:table-cell table:formula="of:=1-[.C12]" office:value-type="float" office:value="0.353856" calcext:value-type="float">
            <text:p>0.353856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17797" calcext:value-type="float">
            <text:p>0.617797</text:p>
          </table:table-cell>
          <table:table-cell table:formula="of:=1-[.G12]" office:value-type="float" office:value="0.382203" calcext:value-type="float">
            <text:p>0.382203</text:p>
          </table:table-cell>
          <table:table-cell office:value-type="float" office:value="0.605286" calcext:value-type="float">
            <text:p>0.605286</text:p>
          </table:table-cell>
          <table:table-cell table:formula="of:=1-[.I12]" office:value-type="float" office:value="0.394714" calcext:value-type="float">
            <text:p>0.394714</text:p>
          </table:table-cell>
          <table:table-cell office:value-type="float" office:value="0.628536" calcext:value-type="float">
            <text:p>0.628536</text:p>
          </table:table-cell>
          <table:table-cell table:formula="of:=1-[.K12]" office:value-type="float" office:value="0.371464" calcext:value-type="float">
            <text:p>0.371464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13119" calcext:value-type="float">
            <text:p>0.13119</text:p>
          </table:table-cell>
          <table:table-cell table:formula="of:=1-[.C13]" office:value-type="float" office:value="0.86881" calcext:value-type="float">
            <text:p>0.86881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153583" calcext:value-type="float">
            <text:p>0.153583</text:p>
          </table:table-cell>
          <table:table-cell table:formula="of:=1-[.G13]" office:value-type="float" office:value="0.846417" calcext:value-type="float">
            <text:p>0.846417</text:p>
          </table:table-cell>
          <table:table-cell office:value-type="float" office:value="0.145413" calcext:value-type="float">
            <text:p>0.145413</text:p>
          </table:table-cell>
          <table:table-cell table:formula="of:=1-[.I13]" office:value-type="float" office:value="0.854587" calcext:value-type="float">
            <text:p>0.854587</text:p>
          </table:table-cell>
          <table:table-cell office:value-type="float" office:value="0.184946" calcext:value-type="float">
            <text:p>0.184946</text:p>
          </table:table-cell>
          <table:table-cell table:formula="of:=1-[.K13]" office:value-type="float" office:value="0.815054" calcext:value-type="float">
            <text:p>0.815054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584784" calcext:value-type="float">
            <text:p>0.584784</text:p>
          </table:table-cell>
          <table:table-cell table:formula="of:=1-[.O13]" office:value-type="float" office:value="0.415216" calcext:value-type="float">
            <text:p>0.4152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42706" calcext:value-type="float">
            <text:p>0.542706</text:p>
          </table:table-cell>
          <table:table-cell table:formula="of:=1-[.C14]" office:value-type="float" office:value="0.457294" calcext:value-type="float">
            <text:p>0.457294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49787" calcext:value-type="float">
            <text:p>0.49787</text:p>
          </table:table-cell>
          <table:table-cell table:formula="of:=1-[.G14]" office:value-type="float" office:value="0.50213" calcext:value-type="float">
            <text:p>0.50213</text:p>
          </table:table-cell>
          <table:table-cell office:value-type="float" office:value="0.480253" calcext:value-type="float">
            <text:p>0.480253</text:p>
          </table:table-cell>
          <table:table-cell table:formula="of:=1-[.I14]" office:value-type="float" office:value="0.519747" calcext:value-type="float">
            <text:p>0.519747</text:p>
          </table:table-cell>
          <table:table-cell office:value-type="float" office:value="0.494203" calcext:value-type="float">
            <text:p>0.494203</text:p>
          </table:table-cell>
          <table:table-cell table:formula="of:=1-[.K14]" office:value-type="float" office:value="0.505797" calcext:value-type="float">
            <text:p>0.505797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647" calcext:value-type="float">
            <text:p>0.554647</text:p>
          </table:table-cell>
          <table:table-cell table:formula="of:=1-[.O14]" office:value-type="float" office:value="0.445353" calcext:value-type="float">
            <text:p>0.44535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110520756290507" calcext:value-type="float">
            <text:p>0.1105207563</text:p>
          </table:table-cell>
          <table:table-cell table:style-name="ce1" table:formula="of:=CORREL([.B3:.B14];[.D3:.D14])" office:value-type="float" office:value="-0.110520756290507" calcext:value-type="float">
            <text:p>-0.1105207563</text:p>
          </table:table-cell>
          <table:table-cell table:formula="of:=CORREL([.B3:.B14];[.E3:.E14])" office:value-type="float" office:value="-0.319487008501248" calcext:value-type="float">
            <text:p>-0.3194870085</text:p>
          </table:table-cell>
          <table:table-cell table:style-name="ce1" table:formula="of:=CORREL([.B3:.B14];[.F3:.F14])" office:value-type="float" office:value="0.319487008501248" calcext:value-type="float">
            <text:p>0.3194870085</text:p>
          </table:table-cell>
          <table:table-cell table:style-name="ce2" table:formula="of:=CORREL([.B3:.B14];[.G3:.G14])" office:value-type="float" office:value="0.123770123258965" calcext:value-type="float">
            <text:p>0.1237701233</text:p>
          </table:table-cell>
          <table:table-cell table:style-name="ce1" table:formula="of:=CORREL([.B3:.B14];[.H3:.H14])" office:value-type="float" office:value="-0.123770123258965" calcext:value-type="float">
            <text:p>-0.1237701233</text:p>
          </table:table-cell>
          <table:table-cell table:style-name="ce2" table:formula="of:=CORREL([.B3:.B14];[.I3:.I14])" office:value-type="float" office:value="0.121892191040583" calcext:value-type="float">
            <text:p>0.121892191</text:p>
          </table:table-cell>
          <table:table-cell table:style-name="ce1" table:formula="of:=CORREL([.B3:.B14];[.J3:.J14])" office:value-type="float" office:value="-0.121892191040583" calcext:value-type="float">
            <text:p>-0.121892191</text:p>
          </table:table-cell>
          <table:table-cell table:style-name="ce2" table:formula="of:=CORREL([.B3:.B14];[.K3:.K14])" office:value-type="float" office:value="0.12193427042222" calcext:value-type="float">
            <text:p>0.1219342704</text:p>
          </table:table-cell>
          <table:table-cell table:style-name="ce1" table:formula="of:=CORREL([.B3:.B14];[.L3:.L14])" office:value-type="float" office:value="-0.12193427042222" calcext:value-type="float">
            <text:p>-0.1219342704</text:p>
          </table:table-cell>
          <table:table-cell table:style-name="ce1" table:formula="of:=CORREL([.B3:.B14];[.M3:.M14])" office:value-type="float" office:value="0.1292075118187" calcext:value-type="float">
            <text:p>0.1292075118</text:p>
          </table:table-cell>
          <table:table-cell table:style-name="ce2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533512267928872" calcext:value-type="float">
            <text:p>-0.5335122679</text:p>
          </table:table-cell>
          <table:table-cell table:style-name="ce1" table:formula="of:=CORREL([.B3:.B14];[.P3:.P14])" office:value-type="float" office:value="0.533512267928872" calcext:value-type="float">
            <text:p>0.5335122679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221573" calcext:value-type="float">
            <text:p>0.221573</text:p>
          </table:table-cell>
          <table:table-cell table:formula="of:=1-[.C18]" office:value-type="float" office:value="0.778427" calcext:value-type="float">
            <text:p>0.778427</text:p>
          </table:table-cell>
          <table:table-cell office:value-type="float" office:value="0.380495" calcext:value-type="float">
            <text:p>0.380495</text:p>
          </table:table-cell>
          <table:table-cell table:formula="of:=1-[.E18]" office:value-type="float" office:value="0.619505" calcext:value-type="float">
            <text:p>0.619505</text:p>
          </table:table-cell>
          <table:table-cell office:value-type="float" office:value="0.2193" calcext:value-type="float">
            <text:p>0.2193</text:p>
          </table:table-cell>
          <table:table-cell table:formula="of:=1-[.G18]" office:value-type="float" office:value="0.7807" calcext:value-type="float">
            <text:p>0.7807</text:p>
          </table:table-cell>
          <table:table-cell office:value-type="float" office:value="0.197574" calcext:value-type="float">
            <text:p>0.197574</text:p>
          </table:table-cell>
          <table:table-cell table:formula="of:=1-[.I18]" office:value-type="float" office:value="0.802426" calcext:value-type="float">
            <text:p>0.802426</text:p>
          </table:table-cell>
          <table:table-cell office:value-type="float" office:value="0.255847" calcext:value-type="float">
            <text:p>0.255847</text:p>
          </table:table-cell>
          <table:table-cell table:formula="of:=1-[.K18]" office:value-type="float" office:value="0.744153" calcext:value-type="float">
            <text:p>0.744153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74353" calcext:value-type="float">
            <text:p>0.374353</text:p>
          </table:table-cell>
          <table:table-cell table:formula="of:=1-[.O18]" office:value-type="float" office:value="0.625647" calcext:value-type="float">
            <text:p>0.6256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227299" calcext:value-type="float">
            <text:p>0.227299</text:p>
          </table:table-cell>
          <table:table-cell table:formula="of:=1-[.C19]" office:value-type="float" office:value="0.772701" calcext:value-type="float">
            <text:p>0.772701</text:p>
          </table:table-cell>
          <table:table-cell office:value-type="float" office:value="0.449331" calcext:value-type="float">
            <text:p>0.449331</text:p>
          </table:table-cell>
          <table:table-cell table:formula="of:=1-[.E19]" office:value-type="float" office:value="0.550669" calcext:value-type="float">
            <text:p>0.550669</text:p>
          </table:table-cell>
          <table:table-cell office:value-type="float" office:value="0.201529" calcext:value-type="float">
            <text:p>0.201529</text:p>
          </table:table-cell>
          <table:table-cell table:formula="of:=1-[.G19]" office:value-type="float" office:value="0.798471" calcext:value-type="float">
            <text:p>0.798471</text:p>
          </table:table-cell>
          <table:table-cell office:value-type="float" office:value="0.20289" calcext:value-type="float">
            <text:p>0.20289</text:p>
          </table:table-cell>
          <table:table-cell table:formula="of:=1-[.I19]" office:value-type="float" office:value="0.79711" calcext:value-type="float">
            <text:p>0.79711</text:p>
          </table:table-cell>
          <table:table-cell office:value-type="float" office:value="0.254499" calcext:value-type="float">
            <text:p>0.254499</text:p>
          </table:table-cell>
          <table:table-cell table:formula="of:=1-[.K19]" office:value-type="float" office:value="0.745501" calcext:value-type="float">
            <text:p>0.745501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9778" calcext:value-type="float">
            <text:p>0.439778</text:p>
          </table:table-cell>
          <table:table-cell table:formula="of:=1-[.O19]" office:value-type="float" office:value="0.560222" calcext:value-type="float">
            <text:p>0.560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298367" calcext:value-type="float">
            <text:p>0.298367</text:p>
          </table:table-cell>
          <table:table-cell table:formula="of:=1-[.C20]" office:value-type="float" office:value="0.701633" calcext:value-type="float">
            <text:p>0.701633</text:p>
          </table:table-cell>
          <table:table-cell office:value-type="float" office:value="0.455858" calcext:value-type="float">
            <text:p>0.455858</text:p>
          </table:table-cell>
          <table:table-cell table:formula="of:=1-[.E20]" office:value-type="float" office:value="0.544142" calcext:value-type="float">
            <text:p>0.544142</text:p>
          </table:table-cell>
          <table:table-cell office:value-type="float" office:value="0.284399" calcext:value-type="float">
            <text:p>0.284399</text:p>
          </table:table-cell>
          <table:table-cell table:formula="of:=1-[.G20]" office:value-type="float" office:value="0.715601" calcext:value-type="float">
            <text:p>0.715601</text:p>
          </table:table-cell>
          <table:table-cell office:value-type="float" office:value="0.295311" calcext:value-type="float">
            <text:p>0.295311</text:p>
          </table:table-cell>
          <table:table-cell table:formula="of:=1-[.I20]" office:value-type="float" office:value="0.704689" calcext:value-type="float">
            <text:p>0.704689</text:p>
          </table:table-cell>
          <table:table-cell office:value-type="float" office:value="0.31498" calcext:value-type="float">
            <text:p>0.31498</text:p>
          </table:table-cell>
          <table:table-cell table:formula="of:=1-[.K20]" office:value-type="float" office:value="0.68502" calcext:value-type="float">
            <text:p>0.68502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44972" calcext:value-type="float">
            <text:p>0.444972</text:p>
          </table:table-cell>
          <table:table-cell table:formula="of:=1-[.O20]" office:value-type="float" office:value="0.555028" calcext:value-type="float">
            <text:p>0.5550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22707" calcext:value-type="float">
            <text:p>0.622707</text:p>
          </table:table-cell>
          <table:table-cell table:formula="of:=1-[.C21]" office:value-type="float" office:value="0.377293" calcext:value-type="float">
            <text:p>0.377293</text:p>
          </table:table-cell>
          <table:table-cell office:value-type="float" office:value="0.628394" calcext:value-type="float">
            <text:p>0.628394</text:p>
          </table:table-cell>
          <table:table-cell table:formula="of:=1-[.E21]" office:value-type="float" office:value="0.371606" calcext:value-type="float">
            <text:p>0.371606</text:p>
          </table:table-cell>
          <table:table-cell office:value-type="float" office:value="0.610905" calcext:value-type="float">
            <text:p>0.610905</text:p>
          </table:table-cell>
          <table:table-cell table:formula="of:=1-[.G21]" office:value-type="float" office:value="0.389095" calcext:value-type="float">
            <text:p>0.389095</text:p>
          </table:table-cell>
          <table:table-cell office:value-type="float" office:value="0.603073" calcext:value-type="float">
            <text:p>0.603073</text:p>
          </table:table-cell>
          <table:table-cell table:formula="of:=1-[.I21]" office:value-type="float" office:value="0.396927" calcext:value-type="float">
            <text:p>0.396927</text:p>
          </table:table-cell>
          <table:table-cell office:value-type="float" office:value="0.611532" calcext:value-type="float">
            <text:p>0.611532</text:p>
          </table:table-cell>
          <table:table-cell table:formula="of:=1-[.K21]" office:value-type="float" office:value="0.388468" calcext:value-type="float">
            <text:p>0.388468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-[.O21]" office:value-type="float" office:value="0.371389" calcext:value-type="float">
            <text:p>0.3713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table:formula="of:=1-[.E22]" office:value-type="float" office:value="0.330985" calcext:value-type="float">
            <text:p>0.330985</text:p>
          </table:table-cell>
          <table:table-cell office:value-type="float" office:value="0.670364" calcext:value-type="float">
            <text:p>0.670364</text:p>
          </table:table-cell>
          <table:table-cell table:formula="of:=1-[.G22]" office:value-type="float" office:value="0.329636" calcext:value-type="float">
            <text:p>0.329636</text:p>
          </table:table-cell>
          <table:table-cell office:value-type="float" office:value="0.671627" calcext:value-type="float">
            <text:p>0.671627</text:p>
          </table:table-cell>
          <table:table-cell table:formula="of:=1-[.I22]" office:value-type="float" office:value="0.328373" calcext:value-type="float">
            <text:p>0.328373</text:p>
          </table:table-cell>
          <table:table-cell office:value-type="float" office:value="0.667107" calcext:value-type="float">
            <text:p>0.667107</text:p>
          </table:table-cell>
          <table:table-cell table:formula="of:=1-[.K22]" office:value-type="float" office:value="0.332893" calcext:value-type="float">
            <text:p>0.332893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-[.O22]" office:value-type="float" office:value="0.326381" calcext:value-type="float">
            <text:p>0.326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table:formula="of:=1-[.E23]" office:value-type="float" office:value="0.364224" calcext:value-type="float">
            <text:p>0.364224</text:p>
          </table:table-cell>
          <table:table-cell office:value-type="float" office:value="0.636145" calcext:value-type="float">
            <text:p>0.636145</text:p>
          </table:table-cell>
          <table:table-cell table:formula="of:=1-[.G23]" office:value-type="float" office:value="0.363855" calcext:value-type="float">
            <text:p>0.363855</text:p>
          </table:table-cell>
          <table:table-cell office:value-type="float" office:value="0.635326" calcext:value-type="float">
            <text:p>0.635326</text:p>
          </table:table-cell>
          <table:table-cell table:formula="of:=1-[.I23]" office:value-type="float" office:value="0.364674" calcext:value-type="float">
            <text:p>0.364674</text:p>
          </table:table-cell>
          <table:table-cell office:value-type="float" office:value="0.634167" calcext:value-type="float">
            <text:p>0.634167</text:p>
          </table:table-cell>
          <table:table-cell table:formula="of:=1-[.K23]" office:value-type="float" office:value="0.365833" calcext:value-type="float">
            <text:p>0.36583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-[.O23]" office:value-type="float" office:value="0.361097" calcext:value-type="float">
            <text:p>0.3610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42877" calcext:value-type="float">
            <text:p>0.642877</text:p>
          </table:table-cell>
          <table:table-cell table:formula="of:=1-[.C24]" office:value-type="float" office:value="0.357123" calcext:value-type="float">
            <text:p>0.357123</text:p>
          </table:table-cell>
          <table:table-cell office:value-type="float" office:value="0.630237" calcext:value-type="float">
            <text:p>0.630237</text:p>
          </table:table-cell>
          <table:table-cell table:formula="of:=1-[.E24]" office:value-type="float" office:value="0.369763" calcext:value-type="float">
            <text:p>0.369763</text:p>
          </table:table-cell>
          <table:table-cell office:value-type="float" office:value="0.598225" calcext:value-type="float">
            <text:p>0.598225</text:p>
          </table:table-cell>
          <table:table-cell table:formula="of:=1-[.G24]" office:value-type="float" office:value="0.401775" calcext:value-type="float">
            <text:p>0.401775</text:p>
          </table:table-cell>
          <table:table-cell office:value-type="float" office:value="0.585366" calcext:value-type="float">
            <text:p>0.585366</text:p>
          </table:table-cell>
          <table:table-cell table:formula="of:=1-[.I24]" office:value-type="float" office:value="0.414634" calcext:value-type="float">
            <text:p>0.414634</text:p>
          </table:table-cell>
          <table:table-cell office:value-type="float" office:value="0.597868" calcext:value-type="float">
            <text:p>0.597868</text:p>
          </table:table-cell>
          <table:table-cell table:formula="of:=1-[.K24]" office:value-type="float" office:value="0.402132" calcext:value-type="float">
            <text:p>0.402132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329" calcext:value-type="float">
            <text:p>0.633329</text:p>
          </table:table-cell>
          <table:table-cell table:formula="of:=1-[.O24]" office:value-type="float" office:value="0.366671" calcext:value-type="float">
            <text:p>0.3666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21933" calcext:value-type="float">
            <text:p>0.621933</text:p>
          </table:table-cell>
          <table:table-cell table:formula="of:=1-[.C25]" office:value-type="float" office:value="0.378067" calcext:value-type="float">
            <text:p>0.378067</text:p>
          </table:table-cell>
          <table:table-cell office:value-type="float" office:value="0.609444" calcext:value-type="float">
            <text:p>0.609444</text:p>
          </table:table-cell>
          <table:table-cell table:formula="of:=1-[.E25]" office:value-type="float" office:value="0.390556" calcext:value-type="float">
            <text:p>0.390556</text:p>
          </table:table-cell>
          <table:table-cell office:value-type="float" office:value="0.58013" calcext:value-type="float">
            <text:p>0.58013</text:p>
          </table:table-cell>
          <table:table-cell table:formula="of:=1-[.G25]" office:value-type="float" office:value="0.41987" calcext:value-type="float">
            <text:p>0.41987</text:p>
          </table:table-cell>
          <table:table-cell office:value-type="float" office:value="0.567159" calcext:value-type="float">
            <text:p>0.567159</text:p>
          </table:table-cell>
          <table:table-cell table:formula="of:=1-[.I25]" office:value-type="float" office:value="0.432841" calcext:value-type="float">
            <text:p>0.432841</text:p>
          </table:table-cell>
          <table:table-cell office:value-type="float" office:value="0.577992" calcext:value-type="float">
            <text:p>0.577992</text:p>
          </table:table-cell>
          <table:table-cell table:formula="of:=1-[.K25]" office:value-type="float" office:value="0.422008" calcext:value-type="float">
            <text:p>0.422008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-[.O25]" office:value-type="float" office:value="0.386116" calcext:value-type="float">
            <text:p>0.386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73791" calcext:value-type="float">
            <text:p>0.673791</text:p>
          </table:table-cell>
          <table:table-cell table:formula="of:=1-[.C26]" office:value-type="float" office:value="0.326209" calcext:value-type="float">
            <text:p>0.326209</text:p>
          </table:table-cell>
          <table:table-cell office:value-type="float" office:value="0.67059" calcext:value-type="float">
            <text:p>0.67059</text:p>
          </table:table-cell>
          <table:table-cell table:formula="of:=1-[.E26]" office:value-type="float" office:value="0.32941" calcext:value-type="float">
            <text:p>0.32941</text:p>
          </table:table-cell>
          <table:table-cell office:value-type="float" office:value="0.654908" calcext:value-type="float">
            <text:p>0.654908</text:p>
          </table:table-cell>
          <table:table-cell table:formula="of:=1-[.G26]" office:value-type="float" office:value="0.345092" calcext:value-type="float">
            <text:p>0.345092</text:p>
          </table:table-cell>
          <table:table-cell office:value-type="float" office:value="0.653396" calcext:value-type="float">
            <text:p>0.653396</text:p>
          </table:table-cell>
          <table:table-cell table:formula="of:=1-[.I26]" office:value-type="float" office:value="0.346604" calcext:value-type="float">
            <text:p>0.346604</text:p>
          </table:table-cell>
          <table:table-cell office:value-type="float" office:value="0.657183" calcext:value-type="float">
            <text:p>0.657183</text:p>
          </table:table-cell>
          <table:table-cell table:formula="of:=1-[.K26]" office:value-type="float" office:value="0.342817" calcext:value-type="float">
            <text:p>0.342817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-[.O26]" office:value-type="float" office:value="0.331156" calcext:value-type="float">
            <text:p>0.3311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158303" calcext:value-type="float">
            <text:p>0.158303</text:p>
          </table:table-cell>
          <table:table-cell table:formula="of:=1-[.C27]" office:value-type="float" office:value="0.841697" calcext:value-type="float">
            <text:p>0.841697</text:p>
          </table:table-cell>
          <table:table-cell office:value-type="float" office:value="0.387245" calcext:value-type="float">
            <text:p>0.387245</text:p>
          </table:table-cell>
          <table:table-cell table:formula="of:=1-[.E27]" office:value-type="float" office:value="0.612755" calcext:value-type="float">
            <text:p>0.612755</text:p>
          </table:table-cell>
          <table:table-cell office:value-type="float" office:value="0.150966" calcext:value-type="float">
            <text:p>0.150966</text:p>
          </table:table-cell>
          <table:table-cell table:formula="of:=1-[.G27]" office:value-type="float" office:value="0.849034" calcext:value-type="float">
            <text:p>0.849034</text:p>
          </table:table-cell>
          <table:table-cell office:value-type="float" office:value="0.150392" calcext:value-type="float">
            <text:p>0.150392</text:p>
          </table:table-cell>
          <table:table-cell table:formula="of:=1-[.I27]" office:value-type="float" office:value="0.849608" calcext:value-type="float">
            <text:p>0.849608</text:p>
          </table:table-cell>
          <table:table-cell office:value-type="float" office:value="0.159377" calcext:value-type="float">
            <text:p>0.159377</text:p>
          </table:table-cell>
          <table:table-cell table:formula="of:=1-[.K27]" office:value-type="float" office:value="0.840623" calcext:value-type="float">
            <text:p>0.840623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9915" calcext:value-type="float">
            <text:p>0.389915</text:p>
          </table:table-cell>
          <table:table-cell table:formula="of:=1-[.O27]" office:value-type="float" office:value="0.610085" calcext:value-type="float">
            <text:p>0.6100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14398" calcext:value-type="float">
            <text:p>0.414398</text:p>
          </table:table-cell>
          <table:table-cell table:formula="of:=1-[.C28]" office:value-type="float" office:value="0.585602" calcext:value-type="float">
            <text:p>0.585602</text:p>
          </table:table-cell>
          <table:table-cell office:value-type="float" office:value="0.472619" calcext:value-type="float">
            <text:p>0.472619</text:p>
          </table:table-cell>
          <table:table-cell table:formula="of:=1-[.E28]" office:value-type="float" office:value="0.527381" calcext:value-type="float">
            <text:p>0.527381</text:p>
          </table:table-cell>
          <table:table-cell office:value-type="float" office:value="0.408773" calcext:value-type="float">
            <text:p>0.408773</text:p>
          </table:table-cell>
          <table:table-cell table:formula="of:=1-[.G28]" office:value-type="float" office:value="0.591227" calcext:value-type="float">
            <text:p>0.591227</text:p>
          </table:table-cell>
          <table:table-cell office:value-type="float" office:value="0.405495" calcext:value-type="float">
            <text:p>0.405495</text:p>
          </table:table-cell>
          <table:table-cell table:formula="of:=1-[.I28]" office:value-type="float" office:value="0.594505" calcext:value-type="float">
            <text:p>0.594505</text:p>
          </table:table-cell>
          <table:table-cell office:value-type="float" office:value="0.416645" calcext:value-type="float">
            <text:p>0.416645</text:p>
          </table:table-cell>
          <table:table-cell table:formula="of:=1-[.K28]" office:value-type="float" office:value="0.583355" calcext:value-type="float">
            <text:p>0.583355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7968" calcext:value-type="float">
            <text:p>0.467968</text:p>
          </table:table-cell>
          <table:table-cell table:formula="of:=1-[.O28]" office:value-type="float" office:value="0.532032" calcext:value-type="float">
            <text:p>0.53203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816330086620755" calcext:value-type="float">
            <text:p>-0.8163300866</text:p>
          </table:table-cell>
          <table:table-cell table:style-name="ce1" table:formula="of:=CORREL([.B17:.B28];[.D17:.D28])" office:value-type="float" office:value="0.816330086620755" calcext:value-type="float">
            <text:p>0.8163300866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41079930027511" calcext:value-type="float">
            <text:p>0.74107993</text:p>
          </table:table-cell>
          <table:table-cell table:formula="of:=CORREL([.B17:.B28];[.G17:.G28])" office:value-type="float" office:value="-0.810412858938133" calcext:value-type="float">
            <text:p>-0.8104128589</text:p>
          </table:table-cell>
          <table:table-cell table:style-name="ce1" table:formula="of:=CORREL([.B17:.B28];[.H17:.H28])" office:value-type="float" office:value="0.810412858938133" calcext:value-type="float">
            <text:p>0.8104128589</text:p>
          </table:table-cell>
          <table:table-cell table:style-name="ce2" table:formula="of:=CORREL([.B17:.B28];[.I17:.I28])" office:value-type="float" office:value="-0.804155499841337" calcext:value-type="float">
            <text:p>-0.8041554998</text:p>
          </table:table-cell>
          <table:table-cell table:style-name="ce1" table:formula="of:=CORREL([.B17:.B28];[.J17:.J28])" office:value-type="float" office:value="0.804155499841337" calcext:value-type="float">
            <text:p>0.8041554998</text:p>
          </table:table-cell>
          <table:table-cell table:style-name="ce2" table:formula="of:=CORREL([.B17:.B28];[.K17:.K28])" office:value-type="float" office:value="-0.813604785377671" calcext:value-type="float">
            <text:p>-0.8136047854</text:p>
          </table:table-cell>
          <table:table-cell table:style-name="ce1" table:formula="of:=CORREL([.B17:.B28];[.L17:.L28])" office:value-type="float" office:value="0.813604785377671" calcext:value-type="float">
            <text:p>0.8136047854</text:p>
          </table:table-cell>
          <table:table-cell table:style-name="ce1" table:formula="of:=CORREL([.B17:.B28];[.M17:.M28])" office:value-type="float" office:value="0.818764447788318" calcext:value-type="float">
            <text:p>0.8187644478</text:p>
          </table:table-cell>
          <table:table-cell table:style-name="ce2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6811633040557" calcext:value-type="float">
            <text:p>-0.736811633</text:p>
          </table:table-cell>
          <table:table-cell table:style-name="ce1" table:formula="of:=CORREL([.B17:.B28];[.P17:.P28])" office:value-type="float" office:value="0.736811633040557" calcext:value-type="float">
            <text:p>0.736811633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475802" calcext:value-type="float">
            <text:p>0.475802</text:p>
          </table:table-cell>
          <table:table-cell table:formula="of:=1-[.C32]" office:value-type="float" office:value="0.524198" calcext:value-type="float">
            <text:p>0.524198</text:p>
          </table:table-cell>
          <table:table-cell office:value-type="float" office:value="0.588166" calcext:value-type="float">
            <text:p>0.588166</text:p>
          </table:table-cell>
          <table:table-cell table:formula="of:=1-[.E32]" office:value-type="float" office:value="0.411834" calcext:value-type="float">
            <text:p>0.411834</text:p>
          </table:table-cell>
          <table:table-cell office:value-type="float" office:value="0.473144" calcext:value-type="float">
            <text:p>0.473144</text:p>
          </table:table-cell>
          <table:table-cell table:formula="of:=1-[.G32]" office:value-type="float" office:value="0.526856" calcext:value-type="float">
            <text:p>0.526856</text:p>
          </table:table-cell>
          <table:table-cell office:value-type="float" office:value="0.470169" calcext:value-type="float">
            <text:p>0.470169</text:p>
          </table:table-cell>
          <table:table-cell table:formula="of:=1-[.I32]" office:value-type="float" office:value="0.529831" calcext:value-type="float">
            <text:p>0.529831</text:p>
          </table:table-cell>
          <table:table-cell office:value-type="float" office:value="0.471702" calcext:value-type="float">
            <text:p>0.471702</text:p>
          </table:table-cell>
          <table:table-cell table:formula="of:=1-[.K32]" office:value-type="float" office:value="0.528298" calcext:value-type="float">
            <text:p>0.528298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7285" calcext:value-type="float">
            <text:p>0.587285</text:p>
          </table:table-cell>
          <table:table-cell table:formula="of:=1-[.O32]" office:value-type="float" office:value="0.412715" calcext:value-type="float">
            <text:p>0.4127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1874" calcext:value-type="float">
            <text:p>0.51874</text:p>
          </table:table-cell>
          <table:table-cell table:formula="of:=1-[.C33]" office:value-type="float" office:value="0.48126" calcext:value-type="float">
            <text:p>0.48126</text:p>
          </table:table-cell>
          <table:table-cell office:value-type="float" office:value="0.568712" calcext:value-type="float">
            <text:p>0.568712</text:p>
          </table:table-cell>
          <table:table-cell table:formula="of:=1-[.E33]" office:value-type="float" office:value="0.431288" calcext:value-type="float">
            <text:p>0.431288</text:p>
          </table:table-cell>
          <table:table-cell office:value-type="float" office:value="0.519268" calcext:value-type="float">
            <text:p>0.519268</text:p>
          </table:table-cell>
          <table:table-cell table:formula="of:=1-[.G33]" office:value-type="float" office:value="0.480732" calcext:value-type="float">
            <text:p>0.480732</text:p>
          </table:table-cell>
          <table:table-cell office:value-type="float" office:value="0.516341" calcext:value-type="float">
            <text:p>0.516341</text:p>
          </table:table-cell>
          <table:table-cell table:formula="of:=1-[.I33]" office:value-type="float" office:value="0.483659" calcext:value-type="float">
            <text:p>0.483659</text:p>
          </table:table-cell>
          <table:table-cell office:value-type="float" office:value="0.519909" calcext:value-type="float">
            <text:p>0.519909</text:p>
          </table:table-cell>
          <table:table-cell table:formula="of:=1-[.K33]" office:value-type="float" office:value="0.480091" calcext:value-type="float">
            <text:p>0.480091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8454" calcext:value-type="float">
            <text:p>0.568454</text:p>
          </table:table-cell>
          <table:table-cell table:formula="of:=1-[.O33]" office:value-type="float" office:value="0.431546" calcext:value-type="float">
            <text:p>0.4315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546207" calcext:value-type="float">
            <text:p>0.546207</text:p>
          </table:table-cell>
          <table:table-cell table:formula="of:=1-[.C34]" office:value-type="float" office:value="0.453793" calcext:value-type="float">
            <text:p>0.453793</text:p>
          </table:table-cell>
          <table:table-cell office:value-type="float" office:value="0.575486" calcext:value-type="float">
            <text:p>0.575486</text:p>
          </table:table-cell>
          <table:table-cell table:formula="of:=1-[.E34]" office:value-type="float" office:value="0.424514" calcext:value-type="float">
            <text:p>0.424514</text:p>
          </table:table-cell>
          <table:table-cell office:value-type="float" office:value="0.535176" calcext:value-type="float">
            <text:p>0.535176</text:p>
          </table:table-cell>
          <table:table-cell table:formula="of:=1-[.G34]" office:value-type="float" office:value="0.464824" calcext:value-type="float">
            <text:p>0.464824</text:p>
          </table:table-cell>
          <table:table-cell office:value-type="float" office:value="0.531481" calcext:value-type="float">
            <text:p>0.531481</text:p>
          </table:table-cell>
          <table:table-cell table:formula="of:=1-[.I34]" office:value-type="float" office:value="0.468519" calcext:value-type="float">
            <text:p>0.468519</text:p>
          </table:table-cell>
          <table:table-cell office:value-type="float" office:value="0.534042" calcext:value-type="float">
            <text:p>0.534042</text:p>
          </table:table-cell>
          <table:table-cell table:formula="of:=1-[.K34]" office:value-type="float" office:value="0.465958" calcext:value-type="float">
            <text:p>0.465958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213" calcext:value-type="float">
            <text:p>0.576213</text:p>
          </table:table-cell>
          <table:table-cell table:formula="of:=1-[.O34]" office:value-type="float" office:value="0.423787" calcext:value-type="float">
            <text:p>0.4237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4045" calcext:value-type="float">
            <text:p>0.404045</text:p>
          </table:table-cell>
          <table:table-cell table:formula="of:=1-[.C35]" office:value-type="float" office:value="0.595955" calcext:value-type="float">
            <text:p>0.595955</text:p>
          </table:table-cell>
          <table:table-cell office:value-type="float" office:value="0.539237" calcext:value-type="float">
            <text:p>0.539237</text:p>
          </table:table-cell>
          <table:table-cell table:formula="of:=1-[.E35]" office:value-type="float" office:value="0.460763" calcext:value-type="float">
            <text:p>0.460763</text:p>
          </table:table-cell>
          <table:table-cell office:value-type="float" office:value="0.405225" calcext:value-type="float">
            <text:p>0.405225</text:p>
          </table:table-cell>
          <table:table-cell table:formula="of:=1-[.G35]" office:value-type="float" office:value="0.594775" calcext:value-type="float">
            <text:p>0.594775</text:p>
          </table:table-cell>
          <table:table-cell office:value-type="float" office:value="0.400914" calcext:value-type="float">
            <text:p>0.400914</text:p>
          </table:table-cell>
          <table:table-cell table:formula="of:=1-[.I35]" office:value-type="float" office:value="0.599086" calcext:value-type="float">
            <text:p>0.599086</text:p>
          </table:table-cell>
          <table:table-cell office:value-type="float" office:value="0.402824" calcext:value-type="float">
            <text:p>0.402824</text:p>
          </table:table-cell>
          <table:table-cell table:formula="of:=1-[.K35]" office:value-type="float" office:value="0.597176" calcext:value-type="float">
            <text:p>0.597176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40804" calcext:value-type="float">
            <text:p>0.540804</text:p>
          </table:table-cell>
          <table:table-cell table:formula="of:=1-[.O35]" office:value-type="float" office:value="0.459196" calcext:value-type="float">
            <text:p>0.4591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74466" calcext:value-type="float">
            <text:p>0.474466</text:p>
          </table:table-cell>
          <table:table-cell table:formula="of:=1-[.C36]" office:value-type="float" office:value="0.525534" calcext:value-type="float">
            <text:p>0.525534</text:p>
          </table:table-cell>
          <table:table-cell office:value-type="float" office:value="0.561592" calcext:value-type="float">
            <text:p>0.561592</text:p>
          </table:table-cell>
          <table:table-cell table:formula="of:=1-[.E36]" office:value-type="float" office:value="0.438408" calcext:value-type="float">
            <text:p>0.438408</text:p>
          </table:table-cell>
          <table:table-cell office:value-type="float" office:value="0.473696" calcext:value-type="float">
            <text:p>0.473696</text:p>
          </table:table-cell>
          <table:table-cell table:formula="of:=1-[.G36]" office:value-type="float" office:value="0.526304" calcext:value-type="float">
            <text:p>0.526304</text:p>
          </table:table-cell>
          <table:table-cell office:value-type="float" office:value="0.471477" calcext:value-type="float">
            <text:p>0.471477</text:p>
          </table:table-cell>
          <table:table-cell table:formula="of:=1-[.I36]" office:value-type="float" office:value="0.528523" calcext:value-type="float">
            <text:p>0.528523</text:p>
          </table:table-cell>
          <table:table-cell office:value-type="float" office:value="0.473104" calcext:value-type="float">
            <text:p>0.473104</text:p>
          </table:table-cell>
          <table:table-cell table:formula="of:=1-[.K36]" office:value-type="float" office:value="0.526896" calcext:value-type="float">
            <text:p>0.526896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-[.O36]" office:value-type="float" office:value="0.439984" calcext:value-type="float">
            <text:p>0.4399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11805" calcext:value-type="float">
            <text:p>0.511805</text:p>
          </table:table-cell>
          <table:table-cell table:formula="of:=1-[.C37]" office:value-type="float" office:value="0.488195" calcext:value-type="float">
            <text:p>0.488195</text:p>
          </table:table-cell>
          <table:table-cell office:value-type="float" office:value="0.588504" calcext:value-type="float">
            <text:p>0.588504</text:p>
          </table:table-cell>
          <table:table-cell table:formula="of:=1-[.E37]" office:value-type="float" office:value="0.411496" calcext:value-type="float">
            <text:p>0.411496</text:p>
          </table:table-cell>
          <table:table-cell office:value-type="float" office:value="0.510438" calcext:value-type="float">
            <text:p>0.510438</text:p>
          </table:table-cell>
          <table:table-cell table:formula="of:=1-[.G37]" office:value-type="float" office:value="0.489562" calcext:value-type="float">
            <text:p>0.489562</text:p>
          </table:table-cell>
          <table:table-cell office:value-type="float" office:value="0.505951" calcext:value-type="float">
            <text:p>0.505951</text:p>
          </table:table-cell>
          <table:table-cell table:formula="of:=1-[.I37]" office:value-type="float" office:value="0.494049" calcext:value-type="float">
            <text:p>0.494049</text:p>
          </table:table-cell>
          <table:table-cell office:value-type="float" office:value="0.511585" calcext:value-type="float">
            <text:p>0.511585</text:p>
          </table:table-cell>
          <table:table-cell table:formula="of:=1-[.K37]" office:value-type="float" office:value="0.488415" calcext:value-type="float">
            <text:p>0.488415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7039" calcext:value-type="float">
            <text:p>0.587039</text:p>
          </table:table-cell>
          <table:table-cell table:formula="of:=1-[.O37]" office:value-type="float" office:value="0.412961" calcext:value-type="float">
            <text:p>0.4129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460686" calcext:value-type="float">
            <text:p>0.460686</text:p>
          </table:table-cell>
          <table:table-cell table:formula="of:=1-[.C38]" office:value-type="float" office:value="0.539314" calcext:value-type="float">
            <text:p>0.539314</text:p>
          </table:table-cell>
          <table:table-cell office:value-type="float" office:value="0.583128" calcext:value-type="float">
            <text:p>0.583128</text:p>
          </table:table-cell>
          <table:table-cell table:formula="of:=1-[.E38]" office:value-type="float" office:value="0.416872" calcext:value-type="float">
            <text:p>0.416872</text:p>
          </table:table-cell>
          <table:table-cell office:value-type="float" office:value="0.459385" calcext:value-type="float">
            <text:p>0.459385</text:p>
          </table:table-cell>
          <table:table-cell table:formula="of:=1-[.G38]" office:value-type="float" office:value="0.540615" calcext:value-type="float">
            <text:p>0.540615</text:p>
          </table:table-cell>
          <table:table-cell office:value-type="float" office:value="0.457119" calcext:value-type="float">
            <text:p>0.457119</text:p>
          </table:table-cell>
          <table:table-cell table:formula="of:=1-[.I38]" office:value-type="float" office:value="0.542881" calcext:value-type="float">
            <text:p>0.542881</text:p>
          </table:table-cell>
          <table:table-cell office:value-type="float" office:value="0.457532" calcext:value-type="float">
            <text:p>0.457532</text:p>
          </table:table-cell>
          <table:table-cell table:formula="of:=1-[.K38]" office:value-type="float" office:value="0.542468" calcext:value-type="float">
            <text:p>0.542468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4947" calcext:value-type="float">
            <text:p>0.584947</text:p>
          </table:table-cell>
          <table:table-cell table:formula="of:=1-[.O38]" office:value-type="float" office:value="0.415053" calcext:value-type="float">
            <text:p>0.4150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452893" calcext:value-type="float">
            <text:p>0.452893</text:p>
          </table:table-cell>
          <table:table-cell table:formula="of:=1-[.C39]" office:value-type="float" office:value="0.547107" calcext:value-type="float">
            <text:p>0.547107</text:p>
          </table:table-cell>
          <table:table-cell office:value-type="float" office:value="0.563023" calcext:value-type="float">
            <text:p>0.563023</text:p>
          </table:table-cell>
          <table:table-cell table:formula="of:=1-[.E39]" office:value-type="float" office:value="0.436977" calcext:value-type="float">
            <text:p>0.436977</text:p>
          </table:table-cell>
          <table:table-cell office:value-type="float" office:value="0.452312" calcext:value-type="float">
            <text:p>0.452312</text:p>
          </table:table-cell>
          <table:table-cell table:formula="of:=1-[.G39]" office:value-type="float" office:value="0.547688" calcext:value-type="float">
            <text:p>0.547688</text:p>
          </table:table-cell>
          <table:table-cell office:value-type="float" office:value="0.450199" calcext:value-type="float">
            <text:p>0.450199</text:p>
          </table:table-cell>
          <table:table-cell table:formula="of:=1-[.I39]" office:value-type="float" office:value="0.549801" calcext:value-type="float">
            <text:p>0.549801</text:p>
          </table:table-cell>
          <table:table-cell office:value-type="float" office:value="0.45054" calcext:value-type="float">
            <text:p>0.45054</text:p>
          </table:table-cell>
          <table:table-cell table:formula="of:=1-[.K39]" office:value-type="float" office:value="0.54946" calcext:value-type="float">
            <text:p>0.54946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661" calcext:value-type="float">
            <text:p>0.561661</text:p>
          </table:table-cell>
          <table:table-cell table:formula="of:=1-[.O39]" office:value-type="float" office:value="0.438339" calcext:value-type="float">
            <text:p>0.43833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00798928897543308" calcext:value-type="float">
            <text:p>-0.007989289</text:p>
          </table:table-cell>
          <table:table-cell table:style-name="ce1" table:formula="of:=CORREL([.B32:.B39];[.D32:.D39])" office:value-type="float" office:value="0.00798928897543319" calcext:value-type="float">
            <text:p>0.007989289</text:p>
          </table:table-cell>
          <table:table-cell table:formula="of:=CORREL([.B32:.B39];[.E32:.E39])" office:value-type="float" office:value="-0.186359984935067" calcext:value-type="float">
            <text:p>-0.1863599849</text:p>
          </table:table-cell>
          <table:table-cell table:style-name="ce1" table:formula="of:=CORREL([.B32:.B39];[.F32:.F39])" office:value-type="float" office:value="0.186359984935067" calcext:value-type="float">
            <text:p>0.1863599849</text:p>
          </table:table-cell>
          <table:table-cell table:formula="of:=CORREL([.B32:.B39];[.G32:.G39])" office:value-type="float" office:value="0.0549302992534663" calcext:value-type="float">
            <text:p>0.0549302993</text:p>
          </table:table-cell>
          <table:table-cell table:style-name="ce1" table:formula="of:=CORREL([.B32:.B39];[.H32:.H39])" office:value-type="float" office:value="-0.0549302992534661" calcext:value-type="float">
            <text:p>-0.0549302993</text:p>
          </table:table-cell>
          <table:table-cell table:style-name="ce2" table:formula="of:=CORREL([.B32:.B39];[.I32:.I39])" office:value-type="float" office:value="0.0520880990677153" calcext:value-type="float">
            <text:p>0.0520880991</text:p>
          </table:table-cell>
          <table:table-cell table:style-name="ce1" table:formula="of:=CORREL([.B32:.B39];[.J32:.J39])" office:value-type="float" office:value="-0.052088099067715" calcext:value-type="float">
            <text:p>-0.0520880991</text:p>
          </table:table-cell>
          <table:table-cell table:style-name="ce2" table:formula="of:=CORREL([.B32:.B39];[.K32:.K39])" office:value-type="float" office:value="0.0711092801307706" calcext:value-type="float">
            <text:p>0.0711092801</text:p>
          </table:table-cell>
          <table:table-cell table:style-name="ce1" table:formula="of:=CORREL([.B32:.B39];[.L32:.L39])" office:value-type="float" office:value="-0.0711092801307706" calcext:value-type="float">
            <text:p>-0.0711092801</text:p>
          </table:table-cell>
          <table:table-cell table:style-name="ce1" table:formula="of:=CORREL([.B32:.B39];[.M32:.M39])" office:value-type="float" office:value="0.229063825591456" calcext:value-type="float">
            <text:p>0.2290638256</text:p>
          </table:table-cell>
          <table:table-cell table:style-name="ce2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199293402489509" calcext:value-type="float">
            <text:p>-0.1992934025</text:p>
          </table:table-cell>
          <table:table-cell table:style-name="ce1" table:formula="of:=CORREL([.B32:.B39];[.P32:.P39])" office:value-type="float" office:value="0.199293402489509" calcext:value-type="float">
            <text:p>0.1992934025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388191" calcext:value-type="float">
            <text:p>0.388191</text:p>
          </table:table-cell>
          <table:table-cell table:formula="of:=1-[.C43]" office:value-type="float" office:value="0.611809" calcext:value-type="float">
            <text:p>0.611809</text:p>
          </table:table-cell>
          <table:table-cell office:value-type="float" office:value="0.396321" calcext:value-type="float">
            <text:p>0.396321</text:p>
          </table:table-cell>
          <table:table-cell table:formula="of:=1-[.E43]" office:value-type="float" office:value="0.603679" calcext:value-type="float">
            <text:p>0.603679</text:p>
          </table:table-cell>
          <table:table-cell office:value-type="float" office:value="0.364029" calcext:value-type="float">
            <text:p>0.364029</text:p>
          </table:table-cell>
          <table:table-cell table:formula="of:=1-[.G43]" office:value-type="float" office:value="0.635971" calcext:value-type="float">
            <text:p>0.635971</text:p>
          </table:table-cell>
          <table:table-cell office:value-type="float" office:value="0.363906" calcext:value-type="float">
            <text:p>0.363906</text:p>
          </table:table-cell>
          <table:table-cell table:formula="of:=1-[.I43]" office:value-type="float" office:value="0.636094" calcext:value-type="float">
            <text:p>0.636094</text:p>
          </table:table-cell>
          <table:table-cell office:value-type="float" office:value="0.380084" calcext:value-type="float">
            <text:p>0.380084</text:p>
          </table:table-cell>
          <table:table-cell table:formula="of:=1-[.K43]" office:value-type="float" office:value="0.619916" calcext:value-type="float">
            <text:p>0.619916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-[.O43]" office:value-type="float" office:value="0.618667" calcext:value-type="float">
            <text:p>0.6186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7201" calcext:value-type="float">
            <text:p>0.337201</text:p>
          </table:table-cell>
          <table:table-cell table:formula="of:=1-[.C44]" office:value-type="float" office:value="0.662799" calcext:value-type="float">
            <text:p>0.662799</text:p>
          </table:table-cell>
          <table:table-cell office:value-type="float" office:value="0.379174" calcext:value-type="float">
            <text:p>0.379174</text:p>
          </table:table-cell>
          <table:table-cell table:formula="of:=1-[.E44]" office:value-type="float" office:value="0.620826" calcext:value-type="float">
            <text:p>0.620826</text:p>
          </table:table-cell>
          <table:table-cell office:value-type="float" office:value="0.318752" calcext:value-type="float">
            <text:p>0.318752</text:p>
          </table:table-cell>
          <table:table-cell table:formula="of:=1-[.G44]" office:value-type="float" office:value="0.681248" calcext:value-type="float">
            <text:p>0.681248</text:p>
          </table:table-cell>
          <table:table-cell office:value-type="float" office:value="0.31903" calcext:value-type="float">
            <text:p>0.31903</text:p>
          </table:table-cell>
          <table:table-cell table:formula="of:=1-[.I44]" office:value-type="float" office:value="0.68097" calcext:value-type="float">
            <text:p>0.68097</text:p>
          </table:table-cell>
          <table:table-cell office:value-type="float" office:value="0.331685" calcext:value-type="float">
            <text:p>0.331685</text:p>
          </table:table-cell>
          <table:table-cell table:formula="of:=1-[.K44]" office:value-type="float" office:value="0.668315" calcext:value-type="float">
            <text:p>0.668315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-[.O44]" office:value-type="float" office:value="0.634969" calcext:value-type="float">
            <text:p>0.6349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284619" calcext:value-type="float">
            <text:p>0.284619</text:p>
          </table:table-cell>
          <table:table-cell table:formula="of:=1-[.C45]" office:value-type="float" office:value="0.715381" calcext:value-type="float">
            <text:p>0.715381</text:p>
          </table:table-cell>
          <table:table-cell office:value-type="float" office:value="0.343491" calcext:value-type="float">
            <text:p>0.343491</text:p>
          </table:table-cell>
          <table:table-cell table:formula="of:=1-[.E45]" office:value-type="float" office:value="0.656509" calcext:value-type="float">
            <text:p>0.656509</text:p>
          </table:table-cell>
          <table:table-cell office:value-type="float" office:value="0.260746" calcext:value-type="float">
            <text:p>0.260746</text:p>
          </table:table-cell>
          <table:table-cell table:formula="of:=1-[.G45]" office:value-type="float" office:value="0.739254" calcext:value-type="float">
            <text:p>0.739254</text:p>
          </table:table-cell>
          <table:table-cell office:value-type="float" office:value="0.257686" calcext:value-type="float">
            <text:p>0.257686</text:p>
          </table:table-cell>
          <table:table-cell table:formula="of:=1-[.I45]" office:value-type="float" office:value="0.742314" calcext:value-type="float">
            <text:p>0.742314</text:p>
          </table:table-cell>
          <table:table-cell office:value-type="float" office:value="0.274458" calcext:value-type="float">
            <text:p>0.274458</text:p>
          </table:table-cell>
          <table:table-cell table:formula="of:=1-[.K45]" office:value-type="float" office:value="0.725542" calcext:value-type="float">
            <text:p>0.725542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-[.O45]" office:value-type="float" office:value="0.66998" calcext:value-type="float">
            <text:p>0.669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471771" calcext:value-type="float">
            <text:p>0.471771</text:p>
          </table:table-cell>
          <table:table-cell table:formula="of:=1-[.C46]" office:value-type="float" office:value="0.528229" calcext:value-type="float">
            <text:p>0.528229</text:p>
          </table:table-cell>
          <table:table-cell office:value-type="float" office:value="0.47587" calcext:value-type="float">
            <text:p>0.47587</text:p>
          </table:table-cell>
          <table:table-cell table:formula="of:=1-[.E46]" office:value-type="float" office:value="0.52413" calcext:value-type="float">
            <text:p>0.52413</text:p>
          </table:table-cell>
          <table:table-cell office:value-type="float" office:value="0.384744" calcext:value-type="float">
            <text:p>0.384744</text:p>
          </table:table-cell>
          <table:table-cell table:formula="of:=1-[.G46]" office:value-type="float" office:value="0.615256" calcext:value-type="float">
            <text:p>0.615256</text:p>
          </table:table-cell>
          <table:table-cell office:value-type="float" office:value="0.364856" calcext:value-type="float">
            <text:p>0.364856</text:p>
          </table:table-cell>
          <table:table-cell table:formula="of:=1-[.I46]" office:value-type="float" office:value="0.635144" calcext:value-type="float">
            <text:p>0.635144</text:p>
          </table:table-cell>
          <table:table-cell office:value-type="float" office:value="0.445555" calcext:value-type="float">
            <text:p>0.445555</text:p>
          </table:table-cell>
          <table:table-cell table:formula="of:=1-[.K46]" office:value-type="float" office:value="0.554445" calcext:value-type="float">
            <text:p>0.554445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-[.O46]" office:value-type="float" office:value="0.565734" calcext:value-type="float">
            <text:p>0.56573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280698" calcext:value-type="float">
            <text:p>0.280698</text:p>
          </table:table-cell>
          <table:table-cell table:formula="of:=1-[.C47]" office:value-type="float" office:value="0.719302" calcext:value-type="float">
            <text:p>0.719302</text:p>
          </table:table-cell>
          <table:table-cell office:value-type="float" office:value="0.336608" calcext:value-type="float">
            <text:p>0.336608</text:p>
          </table:table-cell>
          <table:table-cell table:formula="of:=1-[.E47]" office:value-type="float" office:value="0.663392" calcext:value-type="float">
            <text:p>0.663392</text:p>
          </table:table-cell>
          <table:table-cell office:value-type="float" office:value="0.262209" calcext:value-type="float">
            <text:p>0.262209</text:p>
          </table:table-cell>
          <table:table-cell table:formula="of:=1-[.G47]" office:value-type="float" office:value="0.737791" calcext:value-type="float">
            <text:p>0.737791</text:p>
          </table:table-cell>
          <table:table-cell office:value-type="float" office:value="0.260554" calcext:value-type="float">
            <text:p>0.260554</text:p>
          </table:table-cell>
          <table:table-cell table:formula="of:=1-[.I47]" office:value-type="float" office:value="0.739446" calcext:value-type="float">
            <text:p>0.739446</text:p>
          </table:table-cell>
          <table:table-cell office:value-type="float" office:value="0.270468" calcext:value-type="float">
            <text:p>0.270468</text:p>
          </table:table-cell>
          <table:table-cell table:formula="of:=1-[.K47]" office:value-type="float" office:value="0.729532" calcext:value-type="float">
            <text:p>0.729532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-[.O47]" office:value-type="float" office:value="0.673489" calcext:value-type="float">
            <text:p>0.67348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469707" calcext:value-type="float">
            <text:p>0.469707</text:p>
          </table:table-cell>
          <table:table-cell table:formula="of:=1-[.C48]" office:value-type="float" office:value="0.530293" calcext:value-type="float">
            <text:p>0.530293</text:p>
          </table:table-cell>
          <table:table-cell office:value-type="float" office:value="0.486919" calcext:value-type="float">
            <text:p>0.486919</text:p>
          </table:table-cell>
          <table:table-cell table:formula="of:=1-[.E48]" office:value-type="float" office:value="0.513081" calcext:value-type="float">
            <text:p>0.513081</text:p>
          </table:table-cell>
          <table:table-cell office:value-type="float" office:value="0.44339" calcext:value-type="float">
            <text:p>0.44339</text:p>
          </table:table-cell>
          <table:table-cell table:formula="of:=1-[.G48]" office:value-type="float" office:value="0.55661" calcext:value-type="float">
            <text:p>0.55661</text:p>
          </table:table-cell>
          <table:table-cell office:value-type="float" office:value="0.444087" calcext:value-type="float">
            <text:p>0.444087</text:p>
          </table:table-cell>
          <table:table-cell table:formula="of:=1-[.I48]" office:value-type="float" office:value="0.555913" calcext:value-type="float">
            <text:p>0.555913</text:p>
          </table:table-cell>
          <table:table-cell office:value-type="float" office:value="0.463467" calcext:value-type="float">
            <text:p>0.463467</text:p>
          </table:table-cell>
          <table:table-cell table:formula="of:=1-[.K48]" office:value-type="float" office:value="0.536533" calcext:value-type="float">
            <text:p>0.536533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8043" calcext:value-type="float">
            <text:p>0.468043</text:p>
          </table:table-cell>
          <table:table-cell table:formula="of:=1-[.O48]" office:value-type="float" office:value="0.531957" calcext:value-type="float">
            <text:p>0.53195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25732" calcext:value-type="float">
            <text:p>0.25732</text:p>
          </table:table-cell>
          <table:table-cell table:formula="of:=1-[.C49]" office:value-type="float" office:value="0.74268" calcext:value-type="float">
            <text:p>0.74268</text:p>
          </table:table-cell>
          <table:table-cell office:value-type="float" office:value="0.281002" calcext:value-type="float">
            <text:p>0.281002</text:p>
          </table:table-cell>
          <table:table-cell table:formula="of:=1-[.E49]" office:value-type="float" office:value="0.718998" calcext:value-type="float">
            <text:p>0.718998</text:p>
          </table:table-cell>
          <table:table-cell office:value-type="float" office:value="0.244895" calcext:value-type="float">
            <text:p>0.244895</text:p>
          </table:table-cell>
          <table:table-cell table:formula="of:=1-[.G49]" office:value-type="float" office:value="0.755105" calcext:value-type="float">
            <text:p>0.755105</text:p>
          </table:table-cell>
          <table:table-cell office:value-type="float" office:value="0.244135" calcext:value-type="float">
            <text:p>0.244135</text:p>
          </table:table-cell>
          <table:table-cell table:formula="of:=1-[.I49]" office:value-type="float" office:value="0.755865" calcext:value-type="float">
            <text:p>0.755865</text:p>
          </table:table-cell>
          <table:table-cell office:value-type="float" office:value="0.250484" calcext:value-type="float">
            <text:p>0.250484</text:p>
          </table:table-cell>
          <table:table-cell table:formula="of:=1-[.K49]" office:value-type="float" office:value="0.749516" calcext:value-type="float">
            <text:p>0.749516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-[.O49]" office:value-type="float" office:value="0.72507" calcext:value-type="float">
            <text:p>0.7250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718219286329221" calcext:value-type="float">
            <text:p>-0.7182192863</text:p>
          </table:table-cell>
          <table:table-cell table:style-name="ce1" table:formula="of:=CORREL([.B43:.B49];[.D43:.D49])" office:value-type="float" office:value="0.718219286329221" calcext:value-type="float">
            <text:p>0.7182192863</text:p>
          </table:table-cell>
          <table:table-cell table:formula="of:=CORREL([.B43:.B49];[.E43:.E49])" office:value-type="float" office:value="-0.761830129967098" calcext:value-type="float">
            <text:p>-0.76183013</text:p>
          </table:table-cell>
          <table:table-cell table:style-name="ce1" table:formula="of:=CORREL([.B43:.B49];[.F43:.F49])" office:value-type="float" office:value="0.761830129967098" calcext:value-type="float">
            <text:p>0.76183013</text:p>
          </table:table-cell>
          <table:table-cell table:formula="of:=CORREL([.B43:.B49];[.G43:.G49])" office:value-type="float" office:value="-0.715032111497583" calcext:value-type="float">
            <text:p>-0.7150321115</text:p>
          </table:table-cell>
          <table:table-cell table:style-name="ce1" table:formula="of:=CORREL([.B43:.B49];[.H43:.H49])" office:value-type="float" office:value="0.715032111497583" calcext:value-type="float">
            <text:p>0.7150321115</text:p>
          </table:table-cell>
          <table:table-cell table:formula="of:=CORREL([.B43:.B49];[.I43:.I49])" office:value-type="float" office:value="-0.70360211616223" calcext:value-type="float">
            <text:p>-0.7036021162</text:p>
          </table:table-cell>
          <table:table-cell table:style-name="ce1" table:formula="of:=CORREL([.B43:.B49];[.J43:.J49])" office:value-type="float" office:value="0.70360211616223" calcext:value-type="float">
            <text:p>0.7036021162</text:p>
          </table:table-cell>
          <table:table-cell table:formula="of:=CORREL([.B43:.B49];[.K43:.K49])" office:value-type="float" office:value="-0.727879576017057" calcext:value-type="float">
            <text:p>-0.727879576</text:p>
          </table:table-cell>
          <table:table-cell table:style-name="ce1" table:formula="of:=CORREL([.B43:.B49];[.L43:.L49])" office:value-type="float" office:value="0.727879576017058" calcext:value-type="float">
            <text:p>0.727879576</text:p>
          </table:table-cell>
          <table:table-cell table:style-name="ce1" table:formula="of:=CORREL([.B43:.B49];[.M43:.M49])" office:value-type="float" office:value="0.746678840426843" calcext:value-type="float">
            <text:p>0.7466788404</text:p>
          </table:table-cell>
          <table:table-cell table:style-name="ce2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59732767388033" calcext:value-type="float">
            <text:p>-0.7597327674</text:p>
          </table:table-cell>
          <table:table-cell table:style-name="ce1" table:formula="of:=CORREL([.B43:.B49];[.P43:.P49])" office:value-type="float" office:value="0.759732767388033" calcext:value-type="float">
            <text:p>0.7597327674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3211" calcext:value-type="float">
            <text:p>0.23211</text:p>
          </table:table-cell>
          <table:table-cell table:formula="of:=1-[.C53]" office:value-type="float" office:value="0.76789" calcext:value-type="float">
            <text:p>0.76789</text:p>
          </table:table-cell>
          <table:table-cell office:value-type="float" office:value="0.268703" calcext:value-type="float">
            <text:p>0.268703</text:p>
          </table:table-cell>
          <table:table-cell table:formula="of:=1-[.E53]" office:value-type="float" office:value="0.731297" calcext:value-type="float">
            <text:p>0.731297</text:p>
          </table:table-cell>
          <table:table-cell office:value-type="float" office:value="0.220725" calcext:value-type="float">
            <text:p>0.220725</text:p>
          </table:table-cell>
          <table:table-cell table:formula="of:=1-[.G53]" office:value-type="float" office:value="0.779275" calcext:value-type="float">
            <text:p>0.779275</text:p>
          </table:table-cell>
          <table:table-cell office:value-type="float" office:value="0.22017" calcext:value-type="float">
            <text:p>0.22017</text:p>
          </table:table-cell>
          <table:table-cell table:formula="of:=1-[.I53]" office:value-type="float" office:value="0.77983" calcext:value-type="float">
            <text:p>0.77983</text:p>
          </table:table-cell>
          <table:table-cell office:value-type="float" office:value="0.225698" calcext:value-type="float">
            <text:p>0.225698</text:p>
          </table:table-cell>
          <table:table-cell table:formula="of:=1-[.K53]" office:value-type="float" office:value="0.774302" calcext:value-type="float">
            <text:p>0.774302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755" calcext:value-type="float">
            <text:p>0.26755</text:p>
          </table:table-cell>
          <table:table-cell table:formula="of:=1-[.O53]" office:value-type="float" office:value="0.73245" calcext:value-type="float">
            <text:p>0.732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2427" calcext:value-type="float">
            <text:p>0.342427</text:p>
          </table:table-cell>
          <table:table-cell table:formula="of:=1-[.C54]" office:value-type="float" office:value="0.657573" calcext:value-type="float">
            <text:p>0.657573</text:p>
          </table:table-cell>
          <table:table-cell office:value-type="float" office:value="0.339048" calcext:value-type="float">
            <text:p>0.339048</text:p>
          </table:table-cell>
          <table:table-cell table:formula="of:=1-[.E54]" office:value-type="float" office:value="0.660952" calcext:value-type="float">
            <text:p>0.660952</text:p>
          </table:table-cell>
          <table:table-cell office:value-type="float" office:value="0.332798" calcext:value-type="float">
            <text:p>0.332798</text:p>
          </table:table-cell>
          <table:table-cell table:formula="of:=1-[.G54]" office:value-type="float" office:value="0.667202" calcext:value-type="float">
            <text:p>0.667202</text:p>
          </table:table-cell>
          <table:table-cell office:value-type="float" office:value="0.331798" calcext:value-type="float">
            <text:p>0.331798</text:p>
          </table:table-cell>
          <table:table-cell table:formula="of:=1-[.I54]" office:value-type="float" office:value="0.668202" calcext:value-type="float">
            <text:p>0.668202</text:p>
          </table:table-cell>
          <table:table-cell office:value-type="float" office:value="0.336393" calcext:value-type="float">
            <text:p>0.336393</text:p>
          </table:table-cell>
          <table:table-cell table:formula="of:=1-[.K54]" office:value-type="float" office:value="0.663607" calcext:value-type="float">
            <text:p>0.663607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5805" calcext:value-type="float">
            <text:p>0.335805</text:p>
          </table:table-cell>
          <table:table-cell table:formula="of:=1-[.O54]" office:value-type="float" office:value="0.664195" calcext:value-type="float">
            <text:p>0.6641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8389" calcext:value-type="float">
            <text:p>0.398389</text:p>
          </table:table-cell>
          <table:table-cell table:formula="of:=1-[.C55]" office:value-type="float" office:value="0.601611" calcext:value-type="float">
            <text:p>0.601611</text:p>
          </table:table-cell>
          <table:table-cell office:value-type="float" office:value="0.404422" calcext:value-type="float">
            <text:p>0.404422</text:p>
          </table:table-cell>
          <table:table-cell table:formula="of:=1-[.E55]" office:value-type="float" office:value="0.595578" calcext:value-type="float">
            <text:p>0.595578</text:p>
          </table:table-cell>
          <table:table-cell office:value-type="float" office:value="0.395725" calcext:value-type="float">
            <text:p>0.395725</text:p>
          </table:table-cell>
          <table:table-cell table:formula="of:=1-[.G55]" office:value-type="float" office:value="0.604275" calcext:value-type="float">
            <text:p>0.604275</text:p>
          </table:table-cell>
          <table:table-cell office:value-type="float" office:value="0.393513" calcext:value-type="float">
            <text:p>0.393513</text:p>
          </table:table-cell>
          <table:table-cell table:formula="of:=1-[.I55]" office:value-type="float" office:value="0.606487" calcext:value-type="float">
            <text:p>0.606487</text:p>
          </table:table-cell>
          <table:table-cell office:value-type="float" office:value="0.399499" calcext:value-type="float">
            <text:p>0.399499</text:p>
          </table:table-cell>
          <table:table-cell table:formula="of:=1-[.K55]" office:value-type="float" office:value="0.600501" calcext:value-type="float">
            <text:p>0.600501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691" calcext:value-type="float">
            <text:p>0.400691</text:p>
          </table:table-cell>
          <table:table-cell table:formula="of:=1-[.O55]" office:value-type="float" office:value="0.599309" calcext:value-type="float">
            <text:p>0.5993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14231" calcext:value-type="float">
            <text:p>0.414231</text:p>
          </table:table-cell>
          <table:table-cell table:formula="of:=1-[.C56]" office:value-type="float" office:value="0.585769" calcext:value-type="float">
            <text:p>0.585769</text:p>
          </table:table-cell>
          <table:table-cell office:value-type="float" office:value="0.425598" calcext:value-type="float">
            <text:p>0.425598</text:p>
          </table:table-cell>
          <table:table-cell table:formula="of:=1-[.E56]" office:value-type="float" office:value="0.574402" calcext:value-type="float">
            <text:p>0.574402</text:p>
          </table:table-cell>
          <table:table-cell office:value-type="float" office:value="0.41661" calcext:value-type="float">
            <text:p>0.41661</text:p>
          </table:table-cell>
          <table:table-cell table:formula="of:=1-[.G56]" office:value-type="float" office:value="0.58339" calcext:value-type="float">
            <text:p>0.58339</text:p>
          </table:table-cell>
          <table:table-cell office:value-type="float" office:value="0.413564" calcext:value-type="float">
            <text:p>0.413564</text:p>
          </table:table-cell>
          <table:table-cell table:formula="of:=1-[.I56]" office:value-type="float" office:value="0.586436" calcext:value-type="float">
            <text:p>0.586436</text:p>
          </table:table-cell>
          <table:table-cell office:value-type="float" office:value="0.420716" calcext:value-type="float">
            <text:p>0.420716</text:p>
          </table:table-cell>
          <table:table-cell table:formula="of:=1-[.K56]" office:value-type="float" office:value="0.579284" calcext:value-type="float">
            <text:p>0.579284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-[.O56]" office:value-type="float" office:value="0.578299" calcext:value-type="float">
            <text:p>0.5782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06138" calcext:value-type="float">
            <text:p>0.406138</text:p>
          </table:table-cell>
          <table:table-cell table:formula="of:=1-[.C57]" office:value-type="float" office:value="0.593862" calcext:value-type="float">
            <text:p>0.593862</text:p>
          </table:table-cell>
          <table:table-cell office:value-type="float" office:value="0.415179" calcext:value-type="float">
            <text:p>0.415179</text:p>
          </table:table-cell>
          <table:table-cell table:formula="of:=1-[.E57]" office:value-type="float" office:value="0.584821" calcext:value-type="float">
            <text:p>0.584821</text:p>
          </table:table-cell>
          <table:table-cell office:value-type="float" office:value="0.406822" calcext:value-type="float">
            <text:p>0.406822</text:p>
          </table:table-cell>
          <table:table-cell table:formula="of:=1-[.G57]" office:value-type="float" office:value="0.593178" calcext:value-type="float">
            <text:p>0.593178</text:p>
          </table:table-cell>
          <table:table-cell office:value-type="float" office:value="0.403518" calcext:value-type="float">
            <text:p>0.403518</text:p>
          </table:table-cell>
          <table:table-cell table:formula="of:=1-[.I57]" office:value-type="float" office:value="0.596482" calcext:value-type="float">
            <text:p>0.596482</text:p>
          </table:table-cell>
          <table:table-cell office:value-type="float" office:value="0.41128" calcext:value-type="float">
            <text:p>0.41128</text:p>
          </table:table-cell>
          <table:table-cell table:formula="of:=1-[.K57]" office:value-type="float" office:value="0.58872" calcext:value-type="float">
            <text:p>0.58872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-[.O57]" office:value-type="float" office:value="0.589066" calcext:value-type="float">
            <text:p>0.5890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298559" calcext:value-type="float">
            <text:p>0.298559</text:p>
          </table:table-cell>
          <table:table-cell table:formula="of:=1-[.C58]" office:value-type="float" office:value="0.701441" calcext:value-type="float">
            <text:p>0.701441</text:p>
          </table:table-cell>
          <table:table-cell office:value-type="float" office:value="0.306885" calcext:value-type="float">
            <text:p>0.306885</text:p>
          </table:table-cell>
          <table:table-cell table:formula="of:=1-[.E58]" office:value-type="float" office:value="0.693115" calcext:value-type="float">
            <text:p>0.693115</text:p>
          </table:table-cell>
          <table:table-cell office:value-type="float" office:value="0.299444" calcext:value-type="float">
            <text:p>0.299444</text:p>
          </table:table-cell>
          <table:table-cell table:formula="of:=1-[.G58]" office:value-type="float" office:value="0.700556" calcext:value-type="float">
            <text:p>0.700556</text:p>
          </table:table-cell>
          <table:table-cell office:value-type="float" office:value="0.296368" calcext:value-type="float">
            <text:p>0.296368</text:p>
          </table:table-cell>
          <table:table-cell table:formula="of:=1-[.I58]" office:value-type="float" office:value="0.703632" calcext:value-type="float">
            <text:p>0.703632</text:p>
          </table:table-cell>
          <table:table-cell office:value-type="float" office:value="0.303208" calcext:value-type="float">
            <text:p>0.303208</text:p>
          </table:table-cell>
          <table:table-cell table:formula="of:=1-[.K58]" office:value-type="float" office:value="0.696792" calcext:value-type="float">
            <text:p>0.696792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-[.O58]" office:value-type="float" office:value="0.697052" calcext:value-type="float">
            <text:p>0.6970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39325" calcext:value-type="float">
            <text:p>0.239325</text:p>
          </table:table-cell>
          <table:table-cell table:formula="of:=1-[.C59]" office:value-type="float" office:value="0.760675" calcext:value-type="float">
            <text:p>0.760675</text:p>
          </table:table-cell>
          <table:table-cell office:value-type="float" office:value="0.245808" calcext:value-type="float">
            <text:p>0.245808</text:p>
          </table:table-cell>
          <table:table-cell table:formula="of:=1-[.E59]" office:value-type="float" office:value="0.754192" calcext:value-type="float">
            <text:p>0.754192</text:p>
          </table:table-cell>
          <table:table-cell office:value-type="float" office:value="0.238196" calcext:value-type="float">
            <text:p>0.238196</text:p>
          </table:table-cell>
          <table:table-cell table:formula="of:=1-[.G59]" office:value-type="float" office:value="0.761804" calcext:value-type="float">
            <text:p>0.761804</text:p>
          </table:table-cell>
          <table:table-cell office:value-type="float" office:value="0.236418" calcext:value-type="float">
            <text:p>0.236418</text:p>
          </table:table-cell>
          <table:table-cell table:formula="of:=1-[.I59]" office:value-type="float" office:value="0.763582" calcext:value-type="float">
            <text:p>0.763582</text:p>
          </table:table-cell>
          <table:table-cell office:value-type="float" office:value="0.2406" calcext:value-type="float">
            <text:p>0.2406</text:p>
          </table:table-cell>
          <table:table-cell table:formula="of:=1-[.K59]" office:value-type="float" office:value="0.7594" calcext:value-type="float">
            <text:p>0.7594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542" calcext:value-type="float">
            <text:p>0.243542</text:p>
          </table:table-cell>
          <table:table-cell table:formula="of:=1-[.O59]" office:value-type="float" office:value="0.756458" calcext:value-type="float">
            <text:p>0.7564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0498" calcext:value-type="float">
            <text:p>0.30498</text:p>
          </table:table-cell>
          <table:table-cell table:formula="of:=1-[.C60]" office:value-type="float" office:value="0.69502" calcext:value-type="float">
            <text:p>0.69502</text:p>
          </table:table-cell>
          <table:table-cell office:value-type="float" office:value="0.311484" calcext:value-type="float">
            <text:p>0.311484</text:p>
          </table:table-cell>
          <table:table-cell table:formula="of:=1-[.E60]" office:value-type="float" office:value="0.688516" calcext:value-type="float">
            <text:p>0.688516</text:p>
          </table:table-cell>
          <table:table-cell office:value-type="float" office:value="0.304157" calcext:value-type="float">
            <text:p>0.304157</text:p>
          </table:table-cell>
          <table:table-cell table:formula="of:=1-[.G60]" office:value-type="float" office:value="0.695843" calcext:value-type="float">
            <text:p>0.695843</text:p>
          </table:table-cell>
          <table:table-cell office:value-type="float" office:value="0.302564" calcext:value-type="float">
            <text:p>0.302564</text:p>
          </table:table-cell>
          <table:table-cell table:formula="of:=1-[.I60]" office:value-type="float" office:value="0.697436" calcext:value-type="float">
            <text:p>0.697436</text:p>
          </table:table-cell>
          <table:table-cell office:value-type="float" office:value="0.306234" calcext:value-type="float">
            <text:p>0.306234</text:p>
          </table:table-cell>
          <table:table-cell table:formula="of:=1-[.K60]" office:value-type="float" office:value="0.693766" calcext:value-type="float">
            <text:p>0.693766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-[.O60]" office:value-type="float" office:value="0.690463" calcext:value-type="float">
            <text:p>0.690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40701" calcext:value-type="float">
            <text:p>0.340701</text:p>
          </table:table-cell>
          <table:table-cell table:formula="of:=1-[.C61]" office:value-type="float" office:value="0.659299" calcext:value-type="float">
            <text:p>0.659299</text:p>
          </table:table-cell>
          <table:table-cell office:value-type="float" office:value="0.351898" calcext:value-type="float">
            <text:p>0.351898</text:p>
          </table:table-cell>
          <table:table-cell table:formula="of:=1-[.E61]" office:value-type="float" office:value="0.648102" calcext:value-type="float">
            <text:p>0.648102</text:p>
          </table:table-cell>
          <table:table-cell office:value-type="float" office:value="0.341317" calcext:value-type="float">
            <text:p>0.341317</text:p>
          </table:table-cell>
          <table:table-cell table:formula="of:=1-[.G61]" office:value-type="float" office:value="0.658683" calcext:value-type="float">
            <text:p>0.658683</text:p>
          </table:table-cell>
          <table:table-cell office:value-type="float" office:value="0.339403" calcext:value-type="float">
            <text:p>0.339403</text:p>
          </table:table-cell>
          <table:table-cell table:formula="of:=1-[.I61]" office:value-type="float" office:value="0.660597" calcext:value-type="float">
            <text:p>0.660597</text:p>
          </table:table-cell>
          <table:table-cell office:value-type="float" office:value="0.343144" calcext:value-type="float">
            <text:p>0.343144</text:p>
          </table:table-cell>
          <table:table-cell table:formula="of:=1-[.K61]" office:value-type="float" office:value="0.656856" calcext:value-type="float">
            <text:p>0.656856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-[.O61]" office:value-type="float" office:value="0.650728" calcext:value-type="float">
            <text:p>0.6507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36183" calcext:value-type="float">
            <text:p>0.336183</text:p>
          </table:table-cell>
          <table:table-cell table:formula="of:=1-[.C62]" office:value-type="float" office:value="0.663817" calcext:value-type="float">
            <text:p>0.663817</text:p>
          </table:table-cell>
          <table:table-cell office:value-type="float" office:value="0.349417" calcext:value-type="float">
            <text:p>0.349417</text:p>
          </table:table-cell>
          <table:table-cell table:formula="of:=1-[.E62]" office:value-type="float" office:value="0.650583" calcext:value-type="float">
            <text:p>0.650583</text:p>
          </table:table-cell>
          <table:table-cell office:value-type="float" office:value="0.336989" calcext:value-type="float">
            <text:p>0.336989</text:p>
          </table:table-cell>
          <table:table-cell table:formula="of:=1-[.G62]" office:value-type="float" office:value="0.663011" calcext:value-type="float">
            <text:p>0.663011</text:p>
          </table:table-cell>
          <table:table-cell office:value-type="float" office:value="0.334526" calcext:value-type="float">
            <text:p>0.334526</text:p>
          </table:table-cell>
          <table:table-cell table:formula="of:=1-[.I62]" office:value-type="float" office:value="0.665474" calcext:value-type="float">
            <text:p>0.665474</text:p>
          </table:table-cell>
          <table:table-cell office:value-type="float" office:value="0.339747" calcext:value-type="float">
            <text:p>0.339747</text:p>
          </table:table-cell>
          <table:table-cell table:formula="of:=1-[.K62]" office:value-type="float" office:value="0.660253" calcext:value-type="float">
            <text:p>0.660253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371" calcext:value-type="float">
            <text:p>0.346371</text:p>
          </table:table-cell>
          <table:table-cell table:formula="of:=1-[.O62]" office:value-type="float" office:value="0.653629" calcext:value-type="float">
            <text:p>0.6536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24991" calcext:value-type="float">
            <text:p>0.524991</text:p>
          </table:table-cell>
          <table:table-cell table:formula="of:=1-[.C63]" office:value-type="float" office:value="0.475009" calcext:value-type="float">
            <text:p>0.475009</text:p>
          </table:table-cell>
          <table:table-cell office:value-type="float" office:value="0.538932" calcext:value-type="float">
            <text:p>0.538932</text:p>
          </table:table-cell>
          <table:table-cell table:formula="of:=1-[.E63]" office:value-type="float" office:value="0.461068" calcext:value-type="float">
            <text:p>0.461068</text:p>
          </table:table-cell>
          <table:table-cell office:value-type="float" office:value="0.527161" calcext:value-type="float">
            <text:p>0.527161</text:p>
          </table:table-cell>
          <table:table-cell table:formula="of:=1-[.G63]" office:value-type="float" office:value="0.472839" calcext:value-type="float">
            <text:p>0.472839</text:p>
          </table:table-cell>
          <table:table-cell office:value-type="float" office:value="0.524026" calcext:value-type="float">
            <text:p>0.524026</text:p>
          </table:table-cell>
          <table:table-cell table:formula="of:=1-[.I63]" office:value-type="float" office:value="0.475974" calcext:value-type="float">
            <text:p>0.475974</text:p>
          </table:table-cell>
          <table:table-cell office:value-type="float" office:value="0.530323" calcext:value-type="float">
            <text:p>0.530323</text:p>
          </table:table-cell>
          <table:table-cell table:formula="of:=1-[.K63]" office:value-type="float" office:value="0.469677" calcext:value-type="float">
            <text:p>0.469677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-[.O63]" office:value-type="float" office:value="0.464875" calcext:value-type="float">
            <text:p>0.4648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29451" calcext:value-type="float">
            <text:p>0.629451</text:p>
          </table:table-cell>
          <table:table-cell table:formula="of:=1-[.C64]" office:value-type="float" office:value="0.370549" calcext:value-type="float">
            <text:p>0.370549</text:p>
          </table:table-cell>
          <table:table-cell office:value-type="float" office:value="0.642633" calcext:value-type="float">
            <text:p>0.642633</text:p>
          </table:table-cell>
          <table:table-cell table:formula="of:=1-[.E64]" office:value-type="float" office:value="0.357367" calcext:value-type="float">
            <text:p>0.357367</text:p>
          </table:table-cell>
          <table:table-cell office:value-type="float" office:value="0.63579" calcext:value-type="float">
            <text:p>0.63579</text:p>
          </table:table-cell>
          <table:table-cell table:formula="of:=1-[.G64]" office:value-type="float" office:value="0.36421" calcext:value-type="float">
            <text:p>0.36421</text:p>
          </table:table-cell>
          <table:table-cell office:value-type="float" office:value="0.632832" calcext:value-type="float">
            <text:p>0.632832</text:p>
          </table:table-cell>
          <table:table-cell table:formula="of:=1-[.I64]" office:value-type="float" office:value="0.367168" calcext:value-type="float">
            <text:p>0.367168</text:p>
          </table:table-cell>
          <table:table-cell office:value-type="float" office:value="0.639622" calcext:value-type="float">
            <text:p>0.639622</text:p>
          </table:table-cell>
          <table:table-cell table:formula="of:=1-[.K64]" office:value-type="float" office:value="0.360378" calcext:value-type="float">
            <text:p>0.360378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-[.O64]" office:value-type="float" office:value="0.361366" calcext:value-type="float">
            <text:p>0.3613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28123" calcext:value-type="float">
            <text:p>0.628123</text:p>
          </table:table-cell>
          <table:table-cell table:formula="of:=1-[.C65]" office:value-type="float" office:value="0.371877" calcext:value-type="float">
            <text:p>0.371877</text:p>
          </table:table-cell>
          <table:table-cell office:value-type="float" office:value="0.657421" calcext:value-type="float">
            <text:p>0.657421</text:p>
          </table:table-cell>
          <table:table-cell table:formula="of:=1-[.E65]" office:value-type="float" office:value="0.342579" calcext:value-type="float">
            <text:p>0.342579</text:p>
          </table:table-cell>
          <table:table-cell office:value-type="float" office:value="0.640613" calcext:value-type="float">
            <text:p>0.640613</text:p>
          </table:table-cell>
          <table:table-cell table:formula="of:=1-[.G65]" office:value-type="float" office:value="0.359387" calcext:value-type="float">
            <text:p>0.359387</text:p>
          </table:table-cell>
          <table:table-cell office:value-type="float" office:value="0.636792" calcext:value-type="float">
            <text:p>0.636792</text:p>
          </table:table-cell>
          <table:table-cell table:formula="of:=1-[.I65]" office:value-type="float" office:value="0.363208" calcext:value-type="float">
            <text:p>0.363208</text:p>
          </table:table-cell>
          <table:table-cell office:value-type="float" office:value="0.645964" calcext:value-type="float">
            <text:p>0.645964</text:p>
          </table:table-cell>
          <table:table-cell table:formula="of:=1-[.K65]" office:value-type="float" office:value="0.354036" calcext:value-type="float">
            <text:p>0.354036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-[.O65]" office:value-type="float" office:value="0.349618" calcext:value-type="float">
            <text:p>0.3496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81372" calcext:value-type="float">
            <text:p>0.581372</text:p>
          </table:table-cell>
          <table:table-cell table:formula="of:=1-[.C66]" office:value-type="float" office:value="0.418628" calcext:value-type="float">
            <text:p>0.418628</text:p>
          </table:table-cell>
          <table:table-cell office:value-type="float" office:value="0.615818" calcext:value-type="float">
            <text:p>0.615818</text:p>
          </table:table-cell>
          <table:table-cell table:formula="of:=1-[.E66]" office:value-type="float" office:value="0.384182" calcext:value-type="float">
            <text:p>0.384182</text:p>
          </table:table-cell>
          <table:table-cell office:value-type="float" office:value="0.591832" calcext:value-type="float">
            <text:p>0.591832</text:p>
          </table:table-cell>
          <table:table-cell table:formula="of:=1-[.G66]" office:value-type="float" office:value="0.408168" calcext:value-type="float">
            <text:p>0.408168</text:p>
          </table:table-cell>
          <table:table-cell office:value-type="float" office:value="0.585399" calcext:value-type="float">
            <text:p>0.585399</text:p>
          </table:table-cell>
          <table:table-cell table:formula="of:=1-[.I66]" office:value-type="float" office:value="0.414601" calcext:value-type="float">
            <text:p>0.414601</text:p>
          </table:table-cell>
          <table:table-cell office:value-type="float" office:value="0.602487" calcext:value-type="float">
            <text:p>0.602487</text:p>
          </table:table-cell>
          <table:table-cell table:formula="of:=1-[.K66]" office:value-type="float" office:value="0.397513" calcext:value-type="float">
            <text:p>0.397513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463" calcext:value-type="float">
            <text:p>0.605463</text:p>
          </table:table-cell>
          <table:table-cell table:formula="of:=1-[.O66]" office:value-type="float" office:value="0.394537" calcext:value-type="float">
            <text:p>0.3945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14023" calcext:value-type="float">
            <text:p>0.514023</text:p>
          </table:table-cell>
          <table:table-cell table:formula="of:=1-[.C67]" office:value-type="float" office:value="0.485977" calcext:value-type="float">
            <text:p>0.485977</text:p>
          </table:table-cell>
          <table:table-cell office:value-type="float" office:value="0.527907" calcext:value-type="float">
            <text:p>0.527907</text:p>
          </table:table-cell>
          <table:table-cell table:formula="of:=1-[.E67]" office:value-type="float" office:value="0.472093" calcext:value-type="float">
            <text:p>0.472093</text:p>
          </table:table-cell>
          <table:table-cell office:value-type="float" office:value="0.511114" calcext:value-type="float">
            <text:p>0.511114</text:p>
          </table:table-cell>
          <table:table-cell table:formula="of:=1-[.G67]" office:value-type="float" office:value="0.488886" calcext:value-type="float">
            <text:p>0.488886</text:p>
          </table:table-cell>
          <table:table-cell office:value-type="float" office:value="0.507302" calcext:value-type="float">
            <text:p>0.507302</text:p>
          </table:table-cell>
          <table:table-cell table:formula="of:=1-[.I67]" office:value-type="float" office:value="0.492698" calcext:value-type="float">
            <text:p>0.492698</text:p>
          </table:table-cell>
          <table:table-cell office:value-type="float" office:value="0.517845" calcext:value-type="float">
            <text:p>0.517845</text:p>
          </table:table-cell>
          <table:table-cell table:formula="of:=1-[.K67]" office:value-type="float" office:value="0.482155" calcext:value-type="float">
            <text:p>0.482155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-[.O67]" office:value-type="float" office:value="0.477813" calcext:value-type="float">
            <text:p>0.4778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18334" calcext:value-type="float">
            <text:p>0.418334</text:p>
          </table:table-cell>
          <table:table-cell table:formula="of:=1-[.C68]" office:value-type="float" office:value="0.581666" calcext:value-type="float">
            <text:p>0.581666</text:p>
          </table:table-cell>
          <table:table-cell office:value-type="float" office:value="0.432991" calcext:value-type="float">
            <text:p>0.432991</text:p>
          </table:table-cell>
          <table:table-cell table:formula="of:=1-[.E68]" office:value-type="float" office:value="0.567009" calcext:value-type="float">
            <text:p>0.567009</text:p>
          </table:table-cell>
          <table:table-cell office:value-type="float" office:value="0.411446" calcext:value-type="float">
            <text:p>0.411446</text:p>
          </table:table-cell>
          <table:table-cell table:formula="of:=1-[.G68]" office:value-type="float" office:value="0.588554" calcext:value-type="float">
            <text:p>0.588554</text:p>
          </table:table-cell>
          <table:table-cell office:value-type="float" office:value="0.408551" calcext:value-type="float">
            <text:p>0.408551</text:p>
          </table:table-cell>
          <table:table-cell table:formula="of:=1-[.I68]" office:value-type="float" office:value="0.591449" calcext:value-type="float">
            <text:p>0.591449</text:p>
          </table:table-cell>
          <table:table-cell office:value-type="float" office:value="0.418456" calcext:value-type="float">
            <text:p>0.418456</text:p>
          </table:table-cell>
          <table:table-cell table:formula="of:=1-[.K68]" office:value-type="float" office:value="0.581544" calcext:value-type="float">
            <text:p>0.581544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-[.O68]" office:value-type="float" office:value="0.572445" calcext:value-type="float">
            <text:p>0.5724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42533" calcext:value-type="float">
            <text:p>0.342533</text:p>
          </table:table-cell>
          <table:table-cell table:formula="of:=1-[.C69]" office:value-type="float" office:value="0.657467" calcext:value-type="float">
            <text:p>0.657467</text:p>
          </table:table-cell>
          <table:table-cell office:value-type="float" office:value="0.342086" calcext:value-type="float">
            <text:p>0.342086</text:p>
          </table:table-cell>
          <table:table-cell table:formula="of:=1-[.E69]" office:value-type="float" office:value="0.657914" calcext:value-type="float">
            <text:p>0.657914</text:p>
          </table:table-cell>
          <table:table-cell office:value-type="float" office:value="0.33055" calcext:value-type="float">
            <text:p>0.33055</text:p>
          </table:table-cell>
          <table:table-cell table:formula="of:=1-[.G69]" office:value-type="float" office:value="0.66945" calcext:value-type="float">
            <text:p>0.66945</text:p>
          </table:table-cell>
          <table:table-cell office:value-type="float" office:value="0.33009" calcext:value-type="float">
            <text:p>0.33009</text:p>
          </table:table-cell>
          <table:table-cell table:formula="of:=1-[.I69]" office:value-type="float" office:value="0.66991" calcext:value-type="float">
            <text:p>0.66991</text:p>
          </table:table-cell>
          <table:table-cell office:value-type="float" office:value="0.333392" calcext:value-type="float">
            <text:p>0.333392</text:p>
          </table:table-cell>
          <table:table-cell table:formula="of:=1-[.K69]" office:value-type="float" office:value="0.666608" calcext:value-type="float">
            <text:p>0.666608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-[.O69]" office:value-type="float" office:value="0.660525" calcext:value-type="float">
            <text:p>0.6605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54584" calcext:value-type="float">
            <text:p>0.254584</text:p>
          </table:table-cell>
          <table:table-cell table:formula="of:=1-[.C70]" office:value-type="float" office:value="0.745416" calcext:value-type="float">
            <text:p>0.745416</text:p>
          </table:table-cell>
          <table:table-cell office:value-type="float" office:value="0.283589" calcext:value-type="float">
            <text:p>0.283589</text:p>
          </table:table-cell>
          <table:table-cell table:formula="of:=1-[.E70]" office:value-type="float" office:value="0.716411" calcext:value-type="float">
            <text:p>0.716411</text:p>
          </table:table-cell>
          <table:table-cell office:value-type="float" office:value="0.238691" calcext:value-type="float">
            <text:p>0.238691</text:p>
          </table:table-cell>
          <table:table-cell table:formula="of:=1-[.G70]" office:value-type="float" office:value="0.761309" calcext:value-type="float">
            <text:p>0.761309</text:p>
          </table:table-cell>
          <table:table-cell office:value-type="float" office:value="0.242765" calcext:value-type="float">
            <text:p>0.242765</text:p>
          </table:table-cell>
          <table:table-cell table:formula="of:=1-[.I70]" office:value-type="float" office:value="0.757235" calcext:value-type="float">
            <text:p>0.757235</text:p>
          </table:table-cell>
          <table:table-cell office:value-type="float" office:value="0.230074" calcext:value-type="float">
            <text:p>0.230074</text:p>
          </table:table-cell>
          <table:table-cell table:formula="of:=1-[.K70]" office:value-type="float" office:value="0.769926" calcext:value-type="float">
            <text:p>0.769926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5857" calcext:value-type="float">
            <text:p>0.285857</text:p>
          </table:table-cell>
          <table:table-cell table:formula="of:=1-[.O70]" office:value-type="float" office:value="0.714143" calcext:value-type="float">
            <text:p>0.71414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178615" calcext:value-type="float">
            <text:p>0.178615</text:p>
          </table:table-cell>
          <table:table-cell table:formula="of:=1-[.C71]" office:value-type="float" office:value="0.821385" calcext:value-type="float">
            <text:p>0.821385</text:p>
          </table:table-cell>
          <table:table-cell office:value-type="float" office:value="0.267516" calcext:value-type="float">
            <text:p>0.267516</text:p>
          </table:table-cell>
          <table:table-cell table:formula="of:=1-[.E71]" office:value-type="float" office:value="0.732484" calcext:value-type="float">
            <text:p>0.732484</text:p>
          </table:table-cell>
          <table:table-cell office:value-type="float" office:value="0.163514" calcext:value-type="float">
            <text:p>0.163514</text:p>
          </table:table-cell>
          <table:table-cell table:formula="of:=1-[.G71]" office:value-type="float" office:value="0.836486" calcext:value-type="float">
            <text:p>0.836486</text:p>
          </table:table-cell>
          <table:table-cell office:value-type="float" office:value="0.168856" calcext:value-type="float">
            <text:p>0.168856</text:p>
          </table:table-cell>
          <table:table-cell table:formula="of:=1-[.I71]" office:value-type="float" office:value="0.831144" calcext:value-type="float">
            <text:p>0.831144</text:p>
          </table:table-cell>
          <table:table-cell office:value-type="float" office:value="0.150935" calcext:value-type="float">
            <text:p>0.150935</text:p>
          </table:table-cell>
          <table:table-cell table:formula="of:=1-[.K71]" office:value-type="float" office:value="0.849065" calcext:value-type="float">
            <text:p>0.849065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85115" calcext:value-type="float">
            <text:p>0.285115</text:p>
          </table:table-cell>
          <table:table-cell table:formula="of:=1-[.O71]" office:value-type="float" office:value="0.714885" calcext:value-type="float">
            <text:p>0.7148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33352" calcext:value-type="float">
            <text:p>0.233352</text:p>
          </table:table-cell>
          <table:table-cell table:formula="of:=1-[.C72]" office:value-type="float" office:value="0.766648" calcext:value-type="float">
            <text:p>0.766648</text:p>
          </table:table-cell>
          <table:table-cell office:value-type="float" office:value="0.24956" calcext:value-type="float">
            <text:p>0.24956</text:p>
          </table:table-cell>
          <table:table-cell table:formula="of:=1-[.E72]" office:value-type="float" office:value="0.75044" calcext:value-type="float">
            <text:p>0.75044</text:p>
          </table:table-cell>
          <table:table-cell office:value-type="float" office:value="0.221156" calcext:value-type="float">
            <text:p>0.221156</text:p>
          </table:table-cell>
          <table:table-cell table:formula="of:=1-[.G72]" office:value-type="float" office:value="0.778844" calcext:value-type="float">
            <text:p>0.778844</text:p>
          </table:table-cell>
          <table:table-cell office:value-type="float" office:value="0.223606" calcext:value-type="float">
            <text:p>0.223606</text:p>
          </table:table-cell>
          <table:table-cell table:formula="of:=1-[.I72]" office:value-type="float" office:value="0.776394" calcext:value-type="float">
            <text:p>0.776394</text:p>
          </table:table-cell>
          <table:table-cell office:value-type="float" office:value="0.218597" calcext:value-type="float">
            <text:p>0.218597</text:p>
          </table:table-cell>
          <table:table-cell table:formula="of:=1-[.K72]" office:value-type="float" office:value="0.781403" calcext:value-type="float">
            <text:p>0.781403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2496" calcext:value-type="float">
            <text:p>0.252496</text:p>
          </table:table-cell>
          <table:table-cell table:formula="of:=1-[.O72]" office:value-type="float" office:value="0.747504" calcext:value-type="float">
            <text:p>0.7475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149289" calcext:value-type="float">
            <text:p>0.149289</text:p>
          </table:table-cell>
          <table:table-cell table:formula="of:=1-[.C73]" office:value-type="float" office:value="0.850711" calcext:value-type="float">
            <text:p>0.850711</text:p>
          </table:table-cell>
          <table:table-cell office:value-type="float" office:value="0.238971" calcext:value-type="float">
            <text:p>0.238971</text:p>
          </table:table-cell>
          <table:table-cell table:formula="of:=1-[.E73]" office:value-type="float" office:value="0.761029" calcext:value-type="float">
            <text:p>0.761029</text:p>
          </table:table-cell>
          <table:table-cell office:value-type="float" office:value="0.128647" calcext:value-type="float">
            <text:p>0.128647</text:p>
          </table:table-cell>
          <table:table-cell table:formula="of:=1-[.G73]" office:value-type="float" office:value="0.871353" calcext:value-type="float">
            <text:p>0.871353</text:p>
          </table:table-cell>
          <table:table-cell office:value-type="float" office:value="0.136514" calcext:value-type="float">
            <text:p>0.136514</text:p>
          </table:table-cell>
          <table:table-cell table:formula="of:=1-[.I73]" office:value-type="float" office:value="0.863486" calcext:value-type="float">
            <text:p>0.863486</text:p>
          </table:table-cell>
          <table:table-cell office:value-type="float" office:value="0.10715" calcext:value-type="float">
            <text:p>0.10715</text:p>
          </table:table-cell>
          <table:table-cell table:formula="of:=1-[.K73]" office:value-type="float" office:value="0.89285" calcext:value-type="float">
            <text:p>0.89285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7565" calcext:value-type="float">
            <text:p>0.27565</text:p>
          </table:table-cell>
          <table:table-cell table:formula="of:=1-[.O73]" office:value-type="float" office:value="0.72435" calcext:value-type="float">
            <text:p>0.7243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08948" calcext:value-type="float">
            <text:p>0.208948</text:p>
          </table:table-cell>
          <table:table-cell table:formula="of:=1-[.C74]" office:value-type="float" office:value="0.791052" calcext:value-type="float">
            <text:p>0.791052</text:p>
          </table:table-cell>
          <table:table-cell office:value-type="float" office:value="0.211683" calcext:value-type="float">
            <text:p>0.211683</text:p>
          </table:table-cell>
          <table:table-cell table:formula="of:=1-[.E74]" office:value-type="float" office:value="0.788317" calcext:value-type="float">
            <text:p>0.788317</text:p>
          </table:table-cell>
          <table:table-cell office:value-type="float" office:value="0.201351" calcext:value-type="float">
            <text:p>0.201351</text:p>
          </table:table-cell>
          <table:table-cell table:formula="of:=1-[.G74]" office:value-type="float" office:value="0.798649" calcext:value-type="float">
            <text:p>0.798649</text:p>
          </table:table-cell>
          <table:table-cell office:value-type="float" office:value="0.201985" calcext:value-type="float">
            <text:p>0.201985</text:p>
          </table:table-cell>
          <table:table-cell table:formula="of:=1-[.I74]" office:value-type="float" office:value="0.798015" calcext:value-type="float">
            <text:p>0.798015</text:p>
          </table:table-cell>
          <table:table-cell office:value-type="float" office:value="0.201806" calcext:value-type="float">
            <text:p>0.201806</text:p>
          </table:table-cell>
          <table:table-cell table:formula="of:=1-[.K74]" office:value-type="float" office:value="0.798194" calcext:value-type="float">
            <text:p>0.798194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159" calcext:value-type="float">
            <text:p>0.21159</text:p>
          </table:table-cell>
          <table:table-cell table:formula="of:=1-[.O74]" office:value-type="float" office:value="0.78841" calcext:value-type="float">
            <text:p>0.7884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97806928727395" calcext:value-type="float">
            <text:p>-0.5978069287</text:p>
          </table:table-cell>
          <table:table-cell table:style-name="ce1" table:formula="of:=CORREL([.B53:.B74];[.D53:.D74])" office:value-type="float" office:value="0.597806928727395" calcext:value-type="float">
            <text:p>0.5978069287</text:p>
          </table:table-cell>
          <table:table-cell table:formula="of:=CORREL([.B53:.B74];[.E53:.E74])" office:value-type="float" office:value="-0.618204702372982" calcext:value-type="float">
            <text:p>-0.6182047024</text:p>
          </table:table-cell>
          <table:table-cell table:style-name="ce1" table:formula="of:=CORREL([.B53:.B74];[.F53:.F74])" office:value-type="float" office:value="0.618204702372982" calcext:value-type="float">
            <text:p>0.6182047024</text:p>
          </table:table-cell>
          <table:table-cell table:formula="of:=CORREL([.B53:.B74];[.G53:.G74])" office:value-type="float" office:value="-0.596933560146118" calcext:value-type="float">
            <text:p>-0.5969335601</text:p>
          </table:table-cell>
          <table:table-cell table:style-name="ce1" table:formula="of:=CORREL([.B53:.B74];[.H53:.H74])" office:value-type="float" office:value="0.596933560146118" calcext:value-type="float">
            <text:p>0.5969335601</text:p>
          </table:table-cell>
          <table:table-cell table:formula="of:=CORREL([.B53:.B74];[.I53:.I74])" office:value-type="float" office:value="-0.597548482385064" calcext:value-type="float">
            <text:p>-0.5975484824</text:p>
          </table:table-cell>
          <table:table-cell table:style-name="ce1" table:formula="of:=CORREL([.B53:.B74];[.J53:.J74])" office:value-type="float" office:value="0.597548482385064" calcext:value-type="float">
            <text:p>0.5975484824</text:p>
          </table:table-cell>
          <table:table-cell table:formula="of:=CORREL([.B53:.B74];[.K53:.K74])" office:value-type="float" office:value="-0.595853016038119" calcext:value-type="float">
            <text:p>-0.595853016</text:p>
          </table:table-cell>
          <table:table-cell table:style-name="ce1" table:formula="of:=CORREL([.B53:.B74];[.L53:.L74])" office:value-type="float" office:value="0.595853016038119" calcext:value-type="float">
            <text:p>0.595853016</text:p>
          </table:table-cell>
          <table:table-cell table:style-name="ce1" table:formula="of:=CORREL([.B53:.B74];[.M53:.M74])" office:value-type="float" office:value="0.380289494622577" calcext:value-type="float">
            <text:p>0.3802894946</text:p>
          </table:table-cell>
          <table:table-cell table:style-name="ce2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4915157208182" calcext:value-type="float">
            <text:p>-0.6149151572</text:p>
          </table:table-cell>
          <table:table-cell table:style-name="ce1" table:formula="of:=CORREL([.B53:.B74];[.P53:.P74])" office:value-type="float" office:value="0.614915157208182" calcext:value-type="float">
            <text:p>0.6149151572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357671" calcext:value-type="float">
            <text:p>0.357671</text:p>
          </table:table-cell>
          <table:table-cell table:formula="of:=1-[.E78]" office:value-type="float" office:value="0.642329" calcext:value-type="float">
            <text:p>0.642329</text:p>
          </table:table-cell>
          <table:table-cell office:value-type="float" office:value="0.358307" calcext:value-type="float">
            <text:p>0.358307</text:p>
          </table:table-cell>
          <table:table-cell table:formula="of:=1-[.G78]" office:value-type="float" office:value="0.641693" calcext:value-type="float">
            <text:p>0.641693</text:p>
          </table:table-cell>
          <table:table-cell office:value-type="float" office:value="0.355924" calcext:value-type="float">
            <text:p>0.355924</text:p>
          </table:table-cell>
          <table:table-cell table:formula="of:=1-[.I78]" office:value-type="float" office:value="0.644076" calcext:value-type="float">
            <text:p>0.644076</text:p>
          </table:table-cell>
          <table:table-cell office:value-type="float" office:value="0.356316" calcext:value-type="float">
            <text:p>0.356316</text:p>
          </table:table-cell>
          <table:table-cell table:formula="of:=1-[.K78]" office:value-type="float" office:value="0.643684" calcext:value-type="float">
            <text:p>0.643684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-[.O78]" office:value-type="float" office:value="0.639599" calcext:value-type="float">
            <text:p>0.6395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29363" calcext:value-type="float">
            <text:p>0.329363</text:p>
          </table:table-cell>
          <table:table-cell table:formula="of:=1-[.C79]" office:value-type="float" office:value="0.670637" calcext:value-type="float">
            <text:p>0.670637</text:p>
          </table:table-cell>
          <table:table-cell office:value-type="float" office:value="0.318781" calcext:value-type="float">
            <text:p>0.318781</text:p>
          </table:table-cell>
          <table:table-cell table:formula="of:=1-[.E79]" office:value-type="float" office:value="0.681219" calcext:value-type="float">
            <text:p>0.681219</text:p>
          </table:table-cell>
          <table:table-cell office:value-type="float" office:value="0.291154" calcext:value-type="float">
            <text:p>0.291154</text:p>
          </table:table-cell>
          <table:table-cell table:formula="of:=1-[.G79]" office:value-type="float" office:value="0.708846" calcext:value-type="float">
            <text:p>0.708846</text:p>
          </table:table-cell>
          <table:table-cell office:value-type="float" office:value="0.288496" calcext:value-type="float">
            <text:p>0.288496</text:p>
          </table:table-cell>
          <table:table-cell table:formula="of:=1-[.I79]" office:value-type="float" office:value="0.711504" calcext:value-type="float">
            <text:p>0.711504</text:p>
          </table:table-cell>
          <table:table-cell office:value-type="float" office:value="0.292101" calcext:value-type="float">
            <text:p>0.292101</text:p>
          </table:table-cell>
          <table:table-cell table:formula="of:=1-[.K79]" office:value-type="float" office:value="0.707899" calcext:value-type="float">
            <text:p>0.707899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-[.O79]" office:value-type="float" office:value="0.677919" calcext:value-type="float">
            <text:p>0.6779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24986" calcext:value-type="float">
            <text:p>0.24986</text:p>
          </table:table-cell>
          <table:table-cell table:formula="of:=1-[.C80]" office:value-type="float" office:value="0.75014" calcext:value-type="float">
            <text:p>0.75014</text:p>
          </table:table-cell>
          <table:table-cell office:value-type="float" office:value="0.302346" calcext:value-type="float">
            <text:p>0.302346</text:p>
          </table:table-cell>
          <table:table-cell table:formula="of:=1-[.E80]" office:value-type="float" office:value="0.697654" calcext:value-type="float">
            <text:p>0.697654</text:p>
          </table:table-cell>
          <table:table-cell office:value-type="float" office:value="0.220245" calcext:value-type="float">
            <text:p>0.220245</text:p>
          </table:table-cell>
          <table:table-cell table:formula="of:=1-[.G80]" office:value-type="float" office:value="0.779755" calcext:value-type="float">
            <text:p>0.779755</text:p>
          </table:table-cell>
          <table:table-cell office:value-type="float" office:value="0.21504" calcext:value-type="float">
            <text:p>0.21504</text:p>
          </table:table-cell>
          <table:table-cell table:formula="of:=1-[.I80]" office:value-type="float" office:value="0.78496" calcext:value-type="float">
            <text:p>0.78496</text:p>
          </table:table-cell>
          <table:table-cell office:value-type="float" office:value="0.22566" calcext:value-type="float">
            <text:p>0.22566</text:p>
          </table:table-cell>
          <table:table-cell table:formula="of:=1-[.K80]" office:value-type="float" office:value="0.77434" calcext:value-type="float">
            <text:p>0.77434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503" calcext:value-type="float">
            <text:p>0.304503</text:p>
          </table:table-cell>
          <table:table-cell table:formula="of:=1-[.O80]" office:value-type="float" office:value="0.695497" calcext:value-type="float">
            <text:p>0.6954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260914" calcext:value-type="float">
            <text:p>0.260914</text:p>
          </table:table-cell>
          <table:table-cell table:formula="of:=1-[.C81]" office:value-type="float" office:value="0.739086" calcext:value-type="float">
            <text:p>0.739086</text:p>
          </table:table-cell>
          <table:table-cell office:value-type="float" office:value="0.34149" calcext:value-type="float">
            <text:p>0.34149</text:p>
          </table:table-cell>
          <table:table-cell table:formula="of:=1-[.E81]" office:value-type="float" office:value="0.65851" calcext:value-type="float">
            <text:p>0.65851</text:p>
          </table:table-cell>
          <table:table-cell office:value-type="float" office:value="0.23669" calcext:value-type="float">
            <text:p>0.23669</text:p>
          </table:table-cell>
          <table:table-cell table:formula="of:=1-[.G81]" office:value-type="float" office:value="0.76331" calcext:value-type="float">
            <text:p>0.76331</text:p>
          </table:table-cell>
          <table:table-cell office:value-type="float" office:value="0.230925" calcext:value-type="float">
            <text:p>0.230925</text:p>
          </table:table-cell>
          <table:table-cell table:formula="of:=1-[.I81]" office:value-type="float" office:value="0.769075" calcext:value-type="float">
            <text:p>0.769075</text:p>
          </table:table-cell>
          <table:table-cell office:value-type="float" office:value="0.24482" calcext:value-type="float">
            <text:p>0.24482</text:p>
          </table:table-cell>
          <table:table-cell table:formula="of:=1-[.K81]" office:value-type="float" office:value="0.75518" calcext:value-type="float">
            <text:p>0.75518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9" calcext:value-type="float">
            <text:p>0.339869</text:p>
          </table:table-cell>
          <table:table-cell table:formula="of:=1-[.O81]" office:value-type="float" office:value="0.660131" calcext:value-type="float">
            <text:p>0.6601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234638" calcext:value-type="float">
            <text:p>0.234638</text:p>
          </table:table-cell>
          <table:table-cell table:formula="of:=1-[.C82]" office:value-type="float" office:value="0.765362" calcext:value-type="float">
            <text:p>0.765362</text:p>
          </table:table-cell>
          <table:table-cell office:value-type="float" office:value="0.370751" calcext:value-type="float">
            <text:p>0.370751</text:p>
          </table:table-cell>
          <table:table-cell table:formula="of:=1-[.E82]" office:value-type="float" office:value="0.629249" calcext:value-type="float">
            <text:p>0.629249</text:p>
          </table:table-cell>
          <table:table-cell office:value-type="float" office:value="0.212625" calcext:value-type="float">
            <text:p>0.212625</text:p>
          </table:table-cell>
          <table:table-cell table:formula="of:=1-[.G82]" office:value-type="float" office:value="0.787375" calcext:value-type="float">
            <text:p>0.787375</text:p>
          </table:table-cell>
          <table:table-cell office:value-type="float" office:value="0.2068" calcext:value-type="float">
            <text:p>0.2068</text:p>
          </table:table-cell>
          <table:table-cell table:formula="of:=1-[.I82]" office:value-type="float" office:value="0.7932" calcext:value-type="float">
            <text:p>0.7932</text:p>
          </table:table-cell>
          <table:table-cell office:value-type="float" office:value="0.221458" calcext:value-type="float">
            <text:p>0.221458</text:p>
          </table:table-cell>
          <table:table-cell table:formula="of:=1-[.K82]" office:value-type="float" office:value="0.778542" calcext:value-type="float">
            <text:p>0.778542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70241" calcext:value-type="float">
            <text:p>0.370241</text:p>
          </table:table-cell>
          <table:table-cell table:formula="of:=1-[.O82]" office:value-type="float" office:value="0.629759" calcext:value-type="float">
            <text:p>0.6297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151886" calcext:value-type="float">
            <text:p>0.151886</text:p>
          </table:table-cell>
          <table:table-cell table:formula="of:=1-[.C83]" office:value-type="float" office:value="0.848114" calcext:value-type="float">
            <text:p>0.848114</text:p>
          </table:table-cell>
          <table:table-cell office:value-type="float" office:value="0.378155" calcext:value-type="float">
            <text:p>0.378155</text:p>
          </table:table-cell>
          <table:table-cell table:formula="of:=1-[.E83]" office:value-type="float" office:value="0.621845" calcext:value-type="float">
            <text:p>0.621845</text:p>
          </table:table-cell>
          <table:table-cell office:value-type="float" office:value="0.136807" calcext:value-type="float">
            <text:p>0.136807</text:p>
          </table:table-cell>
          <table:table-cell table:formula="of:=1-[.G83]" office:value-type="float" office:value="0.863193" calcext:value-type="float">
            <text:p>0.863193</text:p>
          </table:table-cell>
          <table:table-cell office:value-type="float" office:value="0.132287" calcext:value-type="float">
            <text:p>0.132287</text:p>
          </table:table-cell>
          <table:table-cell table:formula="of:=1-[.I83]" office:value-type="float" office:value="0.867713" calcext:value-type="float">
            <text:p>0.867713</text:p>
          </table:table-cell>
          <table:table-cell office:value-type="float" office:value="0.146844" calcext:value-type="float">
            <text:p>0.146844</text:p>
          </table:table-cell>
          <table:table-cell table:formula="of:=1-[.K83]" office:value-type="float" office:value="0.853156" calcext:value-type="float">
            <text:p>0.853156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82287" calcext:value-type="float">
            <text:p>0.382287</text:p>
          </table:table-cell>
          <table:table-cell table:formula="of:=1-[.O83]" office:value-type="float" office:value="0.617713" calcext:value-type="float">
            <text:p>0.6177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0772253" calcext:value-type="float">
            <text:p>0.0772253</text:p>
          </table:table-cell>
          <table:table-cell table:formula="of:=1-[.C84]" office:value-type="float" office:value="0.9227747" calcext:value-type="float">
            <text:p>0.9227747</text:p>
          </table:table-cell>
          <table:table-cell office:value-type="float" office:value="0.345186" calcext:value-type="float">
            <text:p>0.345186</text:p>
          </table:table-cell>
          <table:table-cell table:formula="of:=1-[.E84]" office:value-type="float" office:value="0.654814" calcext:value-type="float">
            <text:p>0.654814</text:p>
          </table:table-cell>
          <table:table-cell office:value-type="float" office:value="0.0687515" calcext:value-type="float">
            <text:p>0.0687515</text:p>
          </table:table-cell>
          <table:table-cell table:formula="of:=1-[.G84]" office:value-type="float" office:value="0.9312485" calcext:value-type="float">
            <text:p>0.9312485</text:p>
          </table:table-cell>
          <table:table-cell office:value-type="float" office:value="0.0611957" calcext:value-type="float">
            <text:p>0.0611957</text:p>
          </table:table-cell>
          <table:table-cell table:formula="of:=1-[.I84]" office:value-type="float" office:value="0.9388043" calcext:value-type="float">
            <text:p>0.9388043</text:p>
          </table:table-cell>
          <table:table-cell office:value-type="float" office:value="0.0878834" calcext:value-type="float">
            <text:p>0.0878834</text:p>
          </table:table-cell>
          <table:table-cell table:formula="of:=1-[.K84]" office:value-type="float" office:value="0.9121166" calcext:value-type="float">
            <text:p>0.9121166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52036" calcext:value-type="float">
            <text:p>0.352036</text:p>
          </table:table-cell>
          <table:table-cell table:formula="of:=1-[.O84]" office:value-type="float" office:value="0.647964" calcext:value-type="float">
            <text:p>0.6479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-0.0365806" calcext:value-type="float">
            <text:p>-0.0365806</text:p>
          </table:table-cell>
          <table:table-cell table:formula="of:=1-[.C85]" office:value-type="float" office:value="1.0365806" calcext:value-type="float">
            <text:p>1.0365806</text:p>
          </table:table-cell>
          <table:table-cell office:value-type="float" office:value="0.334005" calcext:value-type="float">
            <text:p>0.334005</text:p>
          </table:table-cell>
          <table:table-cell table:formula="of:=1-[.E85]" office:value-type="float" office:value="0.665995" calcext:value-type="float">
            <text:p>0.665995</text:p>
          </table:table-cell>
          <table:table-cell office:value-type="float" office:value="-0.0341972" calcext:value-type="float">
            <text:p>-0.0341972</text:p>
          </table:table-cell>
          <table:table-cell table:formula="of:=1-[.G85]" office:value-type="float" office:value="1.0341972" calcext:value-type="float">
            <text:p>1.0341972</text:p>
          </table:table-cell>
          <table:table-cell office:value-type="float" office:value="-0.0409325" calcext:value-type="float">
            <text:p>-0.0409325</text:p>
          </table:table-cell>
          <table:table-cell table:formula="of:=1-[.I85]" office:value-type="float" office:value="1.0409325" calcext:value-type="float">
            <text:p>1.0409325</text:p>
          </table:table-cell>
          <table:table-cell office:value-type="float" office:value="-0.0158053" calcext:value-type="float">
            <text:p>-0.0158053</text:p>
          </table:table-cell>
          <table:table-cell table:formula="of:=1-[.K85]" office:value-type="float" office:value="1.0158053" calcext:value-type="float">
            <text:p>1.0158053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44676" calcext:value-type="float">
            <text:p>0.344676</text:p>
          </table:table-cell>
          <table:table-cell table:formula="of:=1-[.O85]" office:value-type="float" office:value="0.655324" calcext:value-type="float">
            <text:p>0.6553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130646" calcext:value-type="float">
            <text:p>0.130646</text:p>
          </table:table-cell>
          <table:table-cell table:formula="of:=1-[.C86]" office:value-type="float" office:value="0.869354" calcext:value-type="float">
            <text:p>0.869354</text:p>
          </table:table-cell>
          <table:table-cell office:value-type="float" office:value="0.322088" calcext:value-type="float">
            <text:p>0.322088</text:p>
          </table:table-cell>
          <table:table-cell table:formula="of:=1-[.E86]" office:value-type="float" office:value="0.677912" calcext:value-type="float">
            <text:p>0.677912</text:p>
          </table:table-cell>
          <table:table-cell office:value-type="float" office:value="0.11381" calcext:value-type="float">
            <text:p>0.11381</text:p>
          </table:table-cell>
          <table:table-cell table:formula="of:=1-[.G86]" office:value-type="float" office:value="0.88619" calcext:value-type="float">
            <text:p>0.88619</text:p>
          </table:table-cell>
          <table:table-cell office:value-type="float" office:value="0.109211" calcext:value-type="float">
            <text:p>0.109211</text:p>
          </table:table-cell>
          <table:table-cell table:formula="of:=1-[.I86]" office:value-type="float" office:value="0.890789" calcext:value-type="float">
            <text:p>0.890789</text:p>
          </table:table-cell>
          <table:table-cell office:value-type="float" office:value="0.125814" calcext:value-type="float">
            <text:p>0.125814</text:p>
          </table:table-cell>
          <table:table-cell table:formula="of:=1-[.K86]" office:value-type="float" office:value="0.874186" calcext:value-type="float">
            <text:p>0.874186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4987" calcext:value-type="float">
            <text:p>0.324987</text:p>
          </table:table-cell>
          <table:table-cell table:formula="of:=1-[.O86]" office:value-type="float" office:value="0.675013" calcext:value-type="float">
            <text:p>0.6750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159308" calcext:value-type="float">
            <text:p>0.159308</text:p>
          </table:table-cell>
          <table:table-cell table:formula="of:=1-[.C87]" office:value-type="float" office:value="0.840692" calcext:value-type="float">
            <text:p>0.840692</text:p>
          </table:table-cell>
          <table:table-cell office:value-type="float" office:value="0.3803" calcext:value-type="float">
            <text:p>0.3803</text:p>
          </table:table-cell>
          <table:table-cell table:formula="of:=1-[.E87]" office:value-type="float" office:value="0.6197" calcext:value-type="float">
            <text:p>0.6197</text:p>
          </table:table-cell>
          <table:table-cell office:value-type="float" office:value="0.150606" calcext:value-type="float">
            <text:p>0.150606</text:p>
          </table:table-cell>
          <table:table-cell table:formula="of:=1-[.G87]" office:value-type="float" office:value="0.849394" calcext:value-type="float">
            <text:p>0.849394</text:p>
          </table:table-cell>
          <table:table-cell office:value-type="float" office:value="0.146781" calcext:value-type="float">
            <text:p>0.146781</text:p>
          </table:table-cell>
          <table:table-cell table:formula="of:=1-[.I87]" office:value-type="float" office:value="0.853219" calcext:value-type="float">
            <text:p>0.853219</text:p>
          </table:table-cell>
          <table:table-cell office:value-type="float" office:value="0.163871" calcext:value-type="float">
            <text:p>0.163871</text:p>
          </table:table-cell>
          <table:table-cell table:formula="of:=1-[.K87]" office:value-type="float" office:value="0.836129" calcext:value-type="float">
            <text:p>0.836129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88113" calcext:value-type="float">
            <text:p>0.388113</text:p>
          </table:table-cell>
          <table:table-cell table:formula="of:=1-[.O87]" office:value-type="float" office:value="0.611887" calcext:value-type="float">
            <text:p>0.6118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01891" calcext:value-type="float">
            <text:p>0.101891</text:p>
          </table:table-cell>
          <table:table-cell table:formula="of:=1-[.C88]" office:value-type="float" office:value="0.898109" calcext:value-type="float">
            <text:p>0.898109</text:p>
          </table:table-cell>
          <table:table-cell office:value-type="float" office:value="0.414863" calcext:value-type="float">
            <text:p>0.414863</text:p>
          </table:table-cell>
          <table:table-cell table:formula="of:=1-[.E88]" office:value-type="float" office:value="0.585137" calcext:value-type="float">
            <text:p>0.585137</text:p>
          </table:table-cell>
          <table:table-cell office:value-type="float" office:value="0.101125" calcext:value-type="float">
            <text:p>0.101125</text:p>
          </table:table-cell>
          <table:table-cell table:formula="of:=1-[.G88]" office:value-type="float" office:value="0.898875" calcext:value-type="float">
            <text:p>0.898875</text:p>
          </table:table-cell>
          <table:table-cell office:value-type="float" office:value="0.0944263" calcext:value-type="float">
            <text:p>0.0944263</text:p>
          </table:table-cell>
          <table:table-cell table:formula="of:=1-[.I88]" office:value-type="float" office:value="0.9055737" calcext:value-type="float">
            <text:p>0.9055737</text:p>
          </table:table-cell>
          <table:table-cell office:value-type="float" office:value="0.118033" calcext:value-type="float">
            <text:p>0.118033</text:p>
          </table:table-cell>
          <table:table-cell table:formula="of:=1-[.K88]" office:value-type="float" office:value="0.881967" calcext:value-type="float">
            <text:p>0.881967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28674" calcext:value-type="float">
            <text:p>0.428674</text:p>
          </table:table-cell>
          <table:table-cell table:formula="of:=1-[.O88]" office:value-type="float" office:value="0.571326" calcext:value-type="float">
            <text:p>0.5713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200677" calcext:value-type="float">
            <text:p>0.200677</text:p>
          </table:table-cell>
          <table:table-cell table:formula="of:=1-[.C89]" office:value-type="float" office:value="0.799323" calcext:value-type="float">
            <text:p>0.799323</text:p>
          </table:table-cell>
          <table:table-cell office:value-type="float" office:value="0.482934" calcext:value-type="float">
            <text:p>0.482934</text:p>
          </table:table-cell>
          <table:table-cell table:formula="of:=1-[.E89]" office:value-type="float" office:value="0.517066" calcext:value-type="float">
            <text:p>0.517066</text:p>
          </table:table-cell>
          <table:table-cell office:value-type="float" office:value="0.188437" calcext:value-type="float">
            <text:p>0.188437</text:p>
          </table:table-cell>
          <table:table-cell table:formula="of:=1-[.G89]" office:value-type="float" office:value="0.811563" calcext:value-type="float">
            <text:p>0.811563</text:p>
          </table:table-cell>
          <table:table-cell office:value-type="float" office:value="0.188897" calcext:value-type="float">
            <text:p>0.188897</text:p>
          </table:table-cell>
          <table:table-cell table:formula="of:=1-[.I89]" office:value-type="float" office:value="0.811103" calcext:value-type="float">
            <text:p>0.811103</text:p>
          </table:table-cell>
          <table:table-cell office:value-type="float" office:value="0.189751" calcext:value-type="float">
            <text:p>0.189751</text:p>
          </table:table-cell>
          <table:table-cell table:formula="of:=1-[.K89]" office:value-type="float" office:value="0.810249" calcext:value-type="float">
            <text:p>0.810249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95835" calcext:value-type="float">
            <text:p>0.495835</text:p>
          </table:table-cell>
          <table:table-cell table:formula="of:=1-[.O89]" office:value-type="float" office:value="0.504165" calcext:value-type="float">
            <text:p>0.5041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-0.0547131" calcext:value-type="float">
            <text:p>-0.0547131</text:p>
          </table:table-cell>
          <table:table-cell table:formula="of:=1-[.C101]" office:value-type="float" office:value="1.0547131" calcext:value-type="float">
            <text:p>1.0547131</text:p>
          </table:table-cell>
          <table:table-cell office:value-type="float" office:value="0.360426" calcext:value-type="float">
            <text:p>0.360426</text:p>
          </table:table-cell>
          <table:table-cell table:formula="of:=1-[.E101]" office:value-type="float" office:value="0.639574" calcext:value-type="float">
            <text:p>0.639574</text:p>
          </table:table-cell>
          <table:table-cell office:value-type="float" office:value="-0.0575106" calcext:value-type="float">
            <text:p>-0.0575106</text:p>
          </table:table-cell>
          <table:table-cell table:formula="of:=1-[.G101]" office:value-type="float" office:value="1.0575106" calcext:value-type="float">
            <text:p>1.0575106</text:p>
          </table:table-cell>
          <table:table-cell office:value-type="float" office:value="-0.0577811" calcext:value-type="float">
            <text:p>-0.0577811</text:p>
          </table:table-cell>
          <table:table-cell table:formula="of:=1-[.I101]" office:value-type="float" office:value="1.0577811" calcext:value-type="float">
            <text:p>1.0577811</text:p>
          </table:table-cell>
          <table:table-cell office:value-type="float" office:value="-0.060385" calcext:value-type="float">
            <text:p>-0.060385</text:p>
          </table:table-cell>
          <table:table-cell table:formula="of:=1-[.K101]" office:value-type="float" office:value="1.060385" calcext:value-type="float">
            <text:p>1.060385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86302" calcext:value-type="float">
            <text:p>0.386302</text:p>
          </table:table-cell>
          <table:table-cell table:formula="of:=1-[.O101]" office:value-type="float" office:value="0.613698" calcext:value-type="float">
            <text:p>0.6136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044286" calcext:value-type="float">
            <text:p>0.044286</text:p>
          </table:table-cell>
          <table:table-cell table:formula="of:=1-[.C102]" office:value-type="float" office:value="0.955714" calcext:value-type="float">
            <text:p>0.955714</text:p>
          </table:table-cell>
          <table:table-cell office:value-type="float" office:value="0.331404" calcext:value-type="float">
            <text:p>0.331404</text:p>
          </table:table-cell>
          <table:table-cell table:formula="of:=1-[.E102]" office:value-type="float" office:value="0.668596" calcext:value-type="float">
            <text:p>0.668596</text:p>
          </table:table-cell>
          <table:table-cell office:value-type="float" office:value="0.0421028" calcext:value-type="float">
            <text:p>0.0421028</text:p>
          </table:table-cell>
          <table:table-cell table:formula="of:=1-[.G102]" office:value-type="float" office:value="0.9578972" calcext:value-type="float">
            <text:p>0.9578972</text:p>
          </table:table-cell>
          <table:table-cell office:value-type="float" office:value="0.0406947" calcext:value-type="float">
            <text:p>0.0406947</text:p>
          </table:table-cell>
          <table:table-cell table:formula="of:=1-[.I102]" office:value-type="float" office:value="0.9593053" calcext:value-type="float">
            <text:p>0.9593053</text:p>
          </table:table-cell>
          <table:table-cell office:value-type="float" office:value="0.0364036" calcext:value-type="float">
            <text:p>0.0364036</text:p>
          </table:table-cell>
          <table:table-cell table:formula="of:=1-[.K102]" office:value-type="float" office:value="0.9635964" calcext:value-type="float">
            <text:p>0.9635964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54259" calcext:value-type="float">
            <text:p>0.354259</text:p>
          </table:table-cell>
          <table:table-cell table:formula="of:=1-[.O102]" office:value-type="float" office:value="0.645741" calcext:value-type="float">
            <text:p>0.6457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0844715" calcext:value-type="float">
            <text:p>0.0844715</text:p>
          </table:table-cell>
          <table:table-cell table:formula="of:=1-[.C103]" office:value-type="float" office:value="0.9155285" calcext:value-type="float">
            <text:p>0.9155285</text:p>
          </table:table-cell>
          <table:table-cell office:value-type="float" office:value="0.296727" calcext:value-type="float">
            <text:p>0.296727</text:p>
          </table:table-cell>
          <table:table-cell table:formula="of:=1-[.E103]" office:value-type="float" office:value="0.703273" calcext:value-type="float">
            <text:p>0.703273</text:p>
          </table:table-cell>
          <table:table-cell office:value-type="float" office:value="0.087975" calcext:value-type="float">
            <text:p>0.087975</text:p>
          </table:table-cell>
          <table:table-cell table:formula="of:=1-[.G103]" office:value-type="float" office:value="0.912025" calcext:value-type="float">
            <text:p>0.912025</text:p>
          </table:table-cell>
          <table:table-cell office:value-type="float" office:value="0.0864669" calcext:value-type="float">
            <text:p>0.0864669</text:p>
          </table:table-cell>
          <table:table-cell table:formula="of:=1-[.I103]" office:value-type="float" office:value="0.9135331" calcext:value-type="float">
            <text:p>0.9135331</text:p>
          </table:table-cell>
          <table:table-cell office:value-type="float" office:value="0.0858886" calcext:value-type="float">
            <text:p>0.0858886</text:p>
          </table:table-cell>
          <table:table-cell table:formula="of:=1-[.K103]" office:value-type="float" office:value="0.9141114" calcext:value-type="float">
            <text:p>0.9141114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300635" calcext:value-type="float">
            <text:p>0.300635</text:p>
          </table:table-cell>
          <table:table-cell table:formula="of:=1-[.O103]" office:value-type="float" office:value="0.699365" calcext:value-type="float">
            <text:p>0.6993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400809" calcext:value-type="float">
            <text:p>0.0400809</text:p>
          </table:table-cell>
          <table:table-cell table:formula="of:=1-[.C104]" office:value-type="float" office:value="0.9599191" calcext:value-type="float">
            <text:p>0.9599191</text:p>
          </table:table-cell>
          <table:table-cell office:value-type="float" office:value="0.329933" calcext:value-type="float">
            <text:p>0.329933</text:p>
          </table:table-cell>
          <table:table-cell table:formula="of:=1-[.E104]" office:value-type="float" office:value="0.670067" calcext:value-type="float">
            <text:p>0.670067</text:p>
          </table:table-cell>
          <table:table-cell office:value-type="float" office:value="0.0397516" calcext:value-type="float">
            <text:p>0.0397516</text:p>
          </table:table-cell>
          <table:table-cell table:formula="of:=1-[.G104]" office:value-type="float" office:value="0.9602484" calcext:value-type="float">
            <text:p>0.9602484</text:p>
          </table:table-cell>
          <table:table-cell office:value-type="float" office:value="0.0390473" calcext:value-type="float">
            <text:p>0.0390473</text:p>
          </table:table-cell>
          <table:table-cell table:formula="of:=1-[.I104]" office:value-type="float" office:value="0.9609527" calcext:value-type="float">
            <text:p>0.9609527</text:p>
          </table:table-cell>
          <table:table-cell office:value-type="float" office:value="0.0359359" calcext:value-type="float">
            <text:p>0.0359359</text:p>
          </table:table-cell>
          <table:table-cell table:formula="of:=1-[.K104]" office:value-type="float" office:value="0.9640641" calcext:value-type="float">
            <text:p>0.9640641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41183" calcext:value-type="float">
            <text:p>0.341183</text:p>
          </table:table-cell>
          <table:table-cell table:formula="of:=1-[.O104]" office:value-type="float" office:value="0.658817" calcext:value-type="float">
            <text:p>0.6588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0849718" calcext:value-type="float">
            <text:p>0.0849718</text:p>
          </table:table-cell>
          <table:table-cell table:formula="of:=1-[.C105]" office:value-type="float" office:value="0.9150282" calcext:value-type="float">
            <text:p>0.9150282</text:p>
          </table:table-cell>
          <table:table-cell office:value-type="float" office:value="0.342279" calcext:value-type="float">
            <text:p>0.342279</text:p>
          </table:table-cell>
          <table:table-cell table:formula="of:=1-[.E105]" office:value-type="float" office:value="0.657721" calcext:value-type="float">
            <text:p>0.657721</text:p>
          </table:table-cell>
          <table:table-cell office:value-type="float" office:value="0.0855589" calcext:value-type="float">
            <text:p>0.0855589</text:p>
          </table:table-cell>
          <table:table-cell table:formula="of:=1-[.G105]" office:value-type="float" office:value="0.9144411" calcext:value-type="float">
            <text:p>0.9144411</text:p>
          </table:table-cell>
          <table:table-cell office:value-type="float" office:value="0.0851187" calcext:value-type="float">
            <text:p>0.0851187</text:p>
          </table:table-cell>
          <table:table-cell table:formula="of:=1-[.I105]" office:value-type="float" office:value="0.9148813" calcext:value-type="float">
            <text:p>0.9148813</text:p>
          </table:table-cell>
          <table:table-cell office:value-type="float" office:value="0.0815409" calcext:value-type="float">
            <text:p>0.0815409</text:p>
          </table:table-cell>
          <table:table-cell table:formula="of:=1-[.K105]" office:value-type="float" office:value="0.9184591" calcext:value-type="float">
            <text:p>0.9184591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52978" calcext:value-type="float">
            <text:p>0.352978</text:p>
          </table:table-cell>
          <table:table-cell table:formula="of:=1-[.O105]" office:value-type="float" office:value="0.647022" calcext:value-type="float">
            <text:p>0.6470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613102" calcext:value-type="float">
            <text:p>0.0613102</text:p>
          </table:table-cell>
          <table:table-cell table:formula="of:=1-[.C106]" office:value-type="float" office:value="0.9386898" calcext:value-type="float">
            <text:p>0.9386898</text:p>
          </table:table-cell>
          <table:table-cell office:value-type="float" office:value="0.313605" calcext:value-type="float">
            <text:p>0.313605</text:p>
          </table:table-cell>
          <table:table-cell table:formula="of:=1-[.E106]" office:value-type="float" office:value="0.686395" calcext:value-type="float">
            <text:p>0.686395</text:p>
          </table:table-cell>
          <table:table-cell office:value-type="float" office:value="0.0563577" calcext:value-type="float">
            <text:p>0.0563577</text:p>
          </table:table-cell>
          <table:table-cell table:formula="of:=1-[.G106]" office:value-type="float" office:value="0.9436423" calcext:value-type="float">
            <text:p>0.9436423</text:p>
          </table:table-cell>
          <table:table-cell office:value-type="float" office:value="0.0567754" calcext:value-type="float">
            <text:p>0.0567754</text:p>
          </table:table-cell>
          <table:table-cell table:formula="of:=1-[.I106]" office:value-type="float" office:value="0.9432246" calcext:value-type="float">
            <text:p>0.9432246</text:p>
          </table:table-cell>
          <table:table-cell office:value-type="float" office:value="0.052659" calcext:value-type="float">
            <text:p>0.052659</text:p>
          </table:table-cell>
          <table:table-cell table:formula="of:=1-[.K106]" office:value-type="float" office:value="0.947341" calcext:value-type="float">
            <text:p>0.947341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23257" calcext:value-type="float">
            <text:p>0.323257</text:p>
          </table:table-cell>
          <table:table-cell table:formula="of:=1-[.O106]" office:value-type="float" office:value="0.676743" calcext:value-type="float">
            <text:p>0.6767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119231" calcext:value-type="float">
            <text:p>0.119231</text:p>
          </table:table-cell>
          <table:table-cell table:formula="of:=1-[.C107]" office:value-type="float" office:value="0.880769" calcext:value-type="float">
            <text:p>0.880769</text:p>
          </table:table-cell>
          <table:table-cell office:value-type="float" office:value="0.322831" calcext:value-type="float">
            <text:p>0.322831</text:p>
          </table:table-cell>
          <table:table-cell table:formula="of:=1-[.E107]" office:value-type="float" office:value="0.677169" calcext:value-type="float">
            <text:p>0.677169</text:p>
          </table:table-cell>
          <table:table-cell office:value-type="float" office:value="0.108636" calcext:value-type="float">
            <text:p>0.108636</text:p>
          </table:table-cell>
          <table:table-cell table:formula="of:=1-[.G107]" office:value-type="float" office:value="0.891364" calcext:value-type="float">
            <text:p>0.891364</text:p>
          </table:table-cell>
          <table:table-cell office:value-type="float" office:value="0.108231" calcext:value-type="float">
            <text:p>0.108231</text:p>
          </table:table-cell>
          <table:table-cell table:formula="of:=1-[.I107]" office:value-type="float" office:value="0.891769" calcext:value-type="float">
            <text:p>0.891769</text:p>
          </table:table-cell>
          <table:table-cell office:value-type="float" office:value="0.105433" calcext:value-type="float">
            <text:p>0.105433</text:p>
          </table:table-cell>
          <table:table-cell table:formula="of:=1-[.K107]" office:value-type="float" office:value="0.894567" calcext:value-type="float">
            <text:p>0.894567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32299" calcext:value-type="float">
            <text:p>0.332299</text:p>
          </table:table-cell>
          <table:table-cell table:formula="of:=1-[.O107]" office:value-type="float" office:value="0.667701" calcext:value-type="float">
            <text:p>0.6677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20818" calcext:value-type="float">
            <text:p>0.20818</text:p>
          </table:table-cell>
          <table:table-cell table:formula="of:=1-[.C108]" office:value-type="float" office:value="0.79182" calcext:value-type="float">
            <text:p>0.79182</text:p>
          </table:table-cell>
          <table:table-cell office:value-type="float" office:value="0.349719" calcext:value-type="float">
            <text:p>0.349719</text:p>
          </table:table-cell>
          <table:table-cell table:formula="of:=1-[.E108]" office:value-type="float" office:value="0.650281" calcext:value-type="float">
            <text:p>0.650281</text:p>
          </table:table-cell>
          <table:table-cell office:value-type="float" office:value="0.192582" calcext:value-type="float">
            <text:p>0.192582</text:p>
          </table:table-cell>
          <table:table-cell table:formula="of:=1-[.G108]" office:value-type="float" office:value="0.807418" calcext:value-type="float">
            <text:p>0.807418</text:p>
          </table:table-cell>
          <table:table-cell office:value-type="float" office:value="0.19409" calcext:value-type="float">
            <text:p>0.19409</text:p>
          </table:table-cell>
          <table:table-cell table:formula="of:=1-[.I108]" office:value-type="float" office:value="0.80591" calcext:value-type="float">
            <text:p>0.80591</text:p>
          </table:table-cell>
          <table:table-cell office:value-type="float" office:value="0.186903" calcext:value-type="float">
            <text:p>0.186903</text:p>
          </table:table-cell>
          <table:table-cell table:formula="of:=1-[.K108]" office:value-type="float" office:value="0.813097" calcext:value-type="float">
            <text:p>0.813097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5641" calcext:value-type="float">
            <text:p>0.355641</text:p>
          </table:table-cell>
          <table:table-cell table:formula="of:=1-[.O108]" office:value-type="float" office:value="0.644359" calcext:value-type="float">
            <text:p>0.6443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245349" calcext:value-type="float">
            <text:p>0.245349</text:p>
          </table:table-cell>
          <table:table-cell table:formula="of:=1-[.C109]" office:value-type="float" office:value="0.754651" calcext:value-type="float">
            <text:p>0.754651</text:p>
          </table:table-cell>
          <table:table-cell office:value-type="float" office:value="0.318595" calcext:value-type="float">
            <text:p>0.318595</text:p>
          </table:table-cell>
          <table:table-cell table:formula="of:=1-[.E109]" office:value-type="float" office:value="0.681405" calcext:value-type="float">
            <text:p>0.681405</text:p>
          </table:table-cell>
          <table:table-cell office:value-type="float" office:value="0.22927" calcext:value-type="float">
            <text:p>0.22927</text:p>
          </table:table-cell>
          <table:table-cell table:formula="of:=1-[.G109]" office:value-type="float" office:value="0.77073" calcext:value-type="float">
            <text:p>0.77073</text:p>
          </table:table-cell>
          <table:table-cell office:value-type="float" office:value="0.230259" calcext:value-type="float">
            <text:p>0.230259</text:p>
          </table:table-cell>
          <table:table-cell table:formula="of:=1-[.I109]" office:value-type="float" office:value="0.769741" calcext:value-type="float">
            <text:p>0.769741</text:p>
          </table:table-cell>
          <table:table-cell office:value-type="float" office:value="0.225056" calcext:value-type="float">
            <text:p>0.225056</text:p>
          </table:table-cell>
          <table:table-cell table:formula="of:=1-[.K109]" office:value-type="float" office:value="0.774944" calcext:value-type="float">
            <text:p>0.774944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4422" calcext:value-type="float">
            <text:p>0.324422</text:p>
          </table:table-cell>
          <table:table-cell table:formula="of:=1-[.O109]" office:value-type="float" office:value="0.675578" calcext:value-type="float">
            <text:p>0.67557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287196" calcext:value-type="float">
            <text:p>0.287196</text:p>
          </table:table-cell>
          <table:table-cell table:formula="of:=1-[.C110]" office:value-type="float" office:value="0.712804" calcext:value-type="float">
            <text:p>0.712804</text:p>
          </table:table-cell>
          <table:table-cell office:value-type="float" office:value="0.319205" calcext:value-type="float">
            <text:p>0.319205</text:p>
          </table:table-cell>
          <table:table-cell table:formula="of:=1-[.E110]" office:value-type="float" office:value="0.680795" calcext:value-type="float">
            <text:p>0.680795</text:p>
          </table:table-cell>
          <table:table-cell office:value-type="float" office:value="0.269405" calcext:value-type="float">
            <text:p>0.269405</text:p>
          </table:table-cell>
          <table:table-cell table:formula="of:=1-[.G110]" office:value-type="float" office:value="0.730595" calcext:value-type="float">
            <text:p>0.730595</text:p>
          </table:table-cell>
          <table:table-cell office:value-type="float" office:value="0.271285" calcext:value-type="float">
            <text:p>0.271285</text:p>
          </table:table-cell>
          <table:table-cell table:formula="of:=1-[.I110]" office:value-type="float" office:value="0.728715" calcext:value-type="float">
            <text:p>0.728715</text:p>
          </table:table-cell>
          <table:table-cell office:value-type="float" office:value="0.264486" calcext:value-type="float">
            <text:p>0.264486</text:p>
          </table:table-cell>
          <table:table-cell table:formula="of:=1-[.K110]" office:value-type="float" office:value="0.735514" calcext:value-type="float">
            <text:p>0.735514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5007" calcext:value-type="float">
            <text:p>0.325007</text:p>
          </table:table-cell>
          <table:table-cell table:formula="of:=1-[.O110]" office:value-type="float" office:value="0.674993" calcext:value-type="float">
            <text:p>0.67499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15331" calcext:value-type="float">
            <text:p>0.315331</text:p>
          </table:table-cell>
          <table:table-cell table:formula="of:=1-[.C111]" office:value-type="float" office:value="0.684669" calcext:value-type="float">
            <text:p>0.684669</text:p>
          </table:table-cell>
          <table:table-cell office:value-type="float" office:value="0.323351" calcext:value-type="float">
            <text:p>0.323351</text:p>
          </table:table-cell>
          <table:table-cell table:formula="of:=1-[.E111]" office:value-type="float" office:value="0.676649" calcext:value-type="float">
            <text:p>0.676649</text:p>
          </table:table-cell>
          <table:table-cell office:value-type="float" office:value="0.295212" calcext:value-type="float">
            <text:p>0.295212</text:p>
          </table:table-cell>
          <table:table-cell table:formula="of:=1-[.G111]" office:value-type="float" office:value="0.704788" calcext:value-type="float">
            <text:p>0.704788</text:p>
          </table:table-cell>
          <table:table-cell office:value-type="float" office:value="0.295492" calcext:value-type="float">
            <text:p>0.295492</text:p>
          </table:table-cell>
          <table:table-cell table:formula="of:=1-[.I111]" office:value-type="float" office:value="0.704508" calcext:value-type="float">
            <text:p>0.704508</text:p>
          </table:table-cell>
          <table:table-cell office:value-type="float" office:value="0.291039" calcext:value-type="float">
            <text:p>0.291039</text:p>
          </table:table-cell>
          <table:table-cell table:formula="of:=1-[.K111]" office:value-type="float" office:value="0.708961" calcext:value-type="float">
            <text:p>0.708961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-[.O111]" office:value-type="float" office:value="0.672322" calcext:value-type="float">
            <text:p>0.6723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279475" calcext:value-type="float">
            <text:p>0.279475</text:p>
          </table:table-cell>
          <table:table-cell table:formula="of:=1-[.C112]" office:value-type="float" office:value="0.720525" calcext:value-type="float">
            <text:p>0.720525</text:p>
          </table:table-cell>
          <table:table-cell office:value-type="float" office:value="0.294604" calcext:value-type="float">
            <text:p>0.294604</text:p>
          </table:table-cell>
          <table:table-cell table:formula="of:=1-[.E112]" office:value-type="float" office:value="0.705396" calcext:value-type="float">
            <text:p>0.705396</text:p>
          </table:table-cell>
          <table:table-cell office:value-type="float" office:value="0.257558" calcext:value-type="float">
            <text:p>0.257558</text:p>
          </table:table-cell>
          <table:table-cell table:formula="of:=1-[.G112]" office:value-type="float" office:value="0.742442" calcext:value-type="float">
            <text:p>0.742442</text:p>
          </table:table-cell>
          <table:table-cell office:value-type="float" office:value="0.258639" calcext:value-type="float">
            <text:p>0.258639</text:p>
          </table:table-cell>
          <table:table-cell table:formula="of:=1-[.I112]" office:value-type="float" office:value="0.741361" calcext:value-type="float">
            <text:p>0.741361</text:p>
          </table:table-cell>
          <table:table-cell office:value-type="float" office:value="0.252528" calcext:value-type="float">
            <text:p>0.252528</text:p>
          </table:table-cell>
          <table:table-cell table:formula="of:=1-[.K112]" office:value-type="float" office:value="0.747472" calcext:value-type="float">
            <text:p>0.747472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-[.O112]" office:value-type="float" office:value="0.700053" calcext:value-type="float">
            <text:p>0.7000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280047" calcext:value-type="float">
            <text:p>0.280047</text:p>
          </table:table-cell>
          <table:table-cell table:formula="of:=1-[.C113]" office:value-type="float" office:value="0.719953" calcext:value-type="float">
            <text:p>0.719953</text:p>
          </table:table-cell>
          <table:table-cell office:value-type="float" office:value="0.302014" calcext:value-type="float">
            <text:p>0.302014</text:p>
          </table:table-cell>
          <table:table-cell table:formula="of:=1-[.E113]" office:value-type="float" office:value="0.697986" calcext:value-type="float">
            <text:p>0.697986</text:p>
          </table:table-cell>
          <table:table-cell office:value-type="float" office:value="0.261536" calcext:value-type="float">
            <text:p>0.261536</text:p>
          </table:table-cell>
          <table:table-cell table:formula="of:=1-[.G113]" office:value-type="float" office:value="0.738464" calcext:value-type="float">
            <text:p>0.738464</text:p>
          </table:table-cell>
          <table:table-cell office:value-type="float" office:value="0.262602" calcext:value-type="float">
            <text:p>0.262602</text:p>
          </table:table-cell>
          <table:table-cell table:formula="of:=1-[.I113]" office:value-type="float" office:value="0.737398" calcext:value-type="float">
            <text:p>0.737398</text:p>
          </table:table-cell>
          <table:table-cell office:value-type="float" office:value="0.257726" calcext:value-type="float">
            <text:p>0.257726</text:p>
          </table:table-cell>
          <table:table-cell table:formula="of:=1-[.K113]" office:value-type="float" office:value="0.742274" calcext:value-type="float">
            <text:p>0.742274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-[.O113]" office:value-type="float" office:value="0.6938" calcext:value-type="float">
            <text:p>0.69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278855" calcext:value-type="float">
            <text:p>0.278855</text:p>
          </table:table-cell>
          <table:table-cell table:formula="of:=1-[.C114]" office:value-type="float" office:value="0.721145" calcext:value-type="float">
            <text:p>0.721145</text:p>
          </table:table-cell>
          <table:table-cell office:value-type="float" office:value="0.289252" calcext:value-type="float">
            <text:p>0.289252</text:p>
          </table:table-cell>
          <table:table-cell table:formula="of:=1-[.E114]" office:value-type="float" office:value="0.710748" calcext:value-type="float">
            <text:p>0.710748</text:p>
          </table:table-cell>
          <table:table-cell office:value-type="float" office:value="0.255655" calcext:value-type="float">
            <text:p>0.255655</text:p>
          </table:table-cell>
          <table:table-cell table:formula="of:=1-[.G114]" office:value-type="float" office:value="0.744345" calcext:value-type="float">
            <text:p>0.744345</text:p>
          </table:table-cell>
          <table:table-cell office:value-type="float" office:value="0.256804" calcext:value-type="float">
            <text:p>0.256804</text:p>
          </table:table-cell>
          <table:table-cell table:formula="of:=1-[.I114]" office:value-type="float" office:value="0.743196" calcext:value-type="float">
            <text:p>0.743196</text:p>
          </table:table-cell>
          <table:table-cell office:value-type="float" office:value="0.25099" calcext:value-type="float">
            <text:p>0.25099</text:p>
          </table:table-cell>
          <table:table-cell table:formula="of:=1-[.K114]" office:value-type="float" office:value="0.74901" calcext:value-type="float">
            <text:p>0.74901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-[.O114]" office:value-type="float" office:value="0.705753" calcext:value-type="float">
            <text:p>0.7057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268205" calcext:value-type="float">
            <text:p>0.268205</text:p>
          </table:table-cell>
          <table:table-cell table:formula="of:=1-[.C115]" office:value-type="float" office:value="0.731795" calcext:value-type="float">
            <text:p>0.731795</text:p>
          </table:table-cell>
          <table:table-cell office:value-type="float" office:value="0.277654" calcext:value-type="float">
            <text:p>0.277654</text:p>
          </table:table-cell>
          <table:table-cell table:formula="of:=1-[.E115]" office:value-type="float" office:value="0.722346" calcext:value-type="float">
            <text:p>0.722346</text:p>
          </table:table-cell>
          <table:table-cell office:value-type="float" office:value="0.244848" calcext:value-type="float">
            <text:p>0.244848</text:p>
          </table:table-cell>
          <table:table-cell table:formula="of:=1-[.G115]" office:value-type="float" office:value="0.755152" calcext:value-type="float">
            <text:p>0.755152</text:p>
          </table:table-cell>
          <table:table-cell office:value-type="float" office:value="0.244562" calcext:value-type="float">
            <text:p>0.244562</text:p>
          </table:table-cell>
          <table:table-cell table:formula="of:=1-[.I115]" office:value-type="float" office:value="0.755438" calcext:value-type="float">
            <text:p>0.755438</text:p>
          </table:table-cell>
          <table:table-cell office:value-type="float" office:value="0.241201" calcext:value-type="float">
            <text:p>0.241201</text:p>
          </table:table-cell>
          <table:table-cell table:formula="of:=1-[.K115]" office:value-type="float" office:value="0.758799" calcext:value-type="float">
            <text:p>0.758799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-[.O115]" office:value-type="float" office:value="0.718539" calcext:value-type="float">
            <text:p>0.7185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31156" calcext:value-type="float">
            <text:p>0.331156</text:p>
          </table:table-cell>
          <table:table-cell table:formula="of:=1-[.C116]" office:value-type="float" office:value="0.668844" calcext:value-type="float">
            <text:p>0.668844</text:p>
          </table:table-cell>
          <table:table-cell office:value-type="float" office:value="0.339567" calcext:value-type="float">
            <text:p>0.339567</text:p>
          </table:table-cell>
          <table:table-cell table:formula="of:=1-[.E116]" office:value-type="float" office:value="0.660433" calcext:value-type="float">
            <text:p>0.660433</text:p>
          </table:table-cell>
          <table:table-cell office:value-type="float" office:value="0.309066" calcext:value-type="float">
            <text:p>0.309066</text:p>
          </table:table-cell>
          <table:table-cell table:formula="of:=1-[.G116]" office:value-type="float" office:value="0.690934" calcext:value-type="float">
            <text:p>0.690934</text:p>
          </table:table-cell>
          <table:table-cell office:value-type="float" office:value="0.309302" calcext:value-type="float">
            <text:p>0.309302</text:p>
          </table:table-cell>
          <table:table-cell table:formula="of:=1-[.I116]" office:value-type="float" office:value="0.690698" calcext:value-type="float">
            <text:p>0.690698</text:p>
          </table:table-cell>
          <table:table-cell office:value-type="float" office:value="0.305815" calcext:value-type="float">
            <text:p>0.305815</text:p>
          </table:table-cell>
          <table:table-cell table:formula="of:=1-[.K116]" office:value-type="float" office:value="0.694185" calcext:value-type="float">
            <text:p>0.694185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-[.O116]" office:value-type="float" office:value="0.657457" calcext:value-type="float">
            <text:p>0.657457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281284" calcext:value-type="float">
            <text:p>0.281284</text:p>
          </table:table-cell>
          <table:table-cell table:formula="of:=1-[.C121]" office:value-type="float" office:value="0.718716" calcext:value-type="float">
            <text:p>0.718716</text:p>
          </table:table-cell>
          <table:table-cell office:value-type="float" office:value="0.322681" calcext:value-type="float">
            <text:p>0.322681</text:p>
          </table:table-cell>
          <table:table-cell table:formula="of:=1-[.E121]" office:value-type="float" office:value="0.677319" calcext:value-type="float">
            <text:p>0.677319</text:p>
          </table:table-cell>
          <table:table-cell office:value-type="float" office:value="0.270898" calcext:value-type="float">
            <text:p>0.270898</text:p>
          </table:table-cell>
          <table:table-cell table:formula="of:=1-[.G121]" office:value-type="float" office:value="0.729102" calcext:value-type="float">
            <text:p>0.729102</text:p>
          </table:table-cell>
          <table:table-cell office:value-type="float" office:value="0.272933" calcext:value-type="float">
            <text:p>0.272933</text:p>
          </table:table-cell>
          <table:table-cell table:formula="of:=1-[.I121]" office:value-type="float" office:value="0.727067" calcext:value-type="float">
            <text:p>0.727067</text:p>
          </table:table-cell>
          <table:table-cell office:value-type="float" office:value="0.267064" calcext:value-type="float">
            <text:p>0.267064</text:p>
          </table:table-cell>
          <table:table-cell table:formula="of:=1-[.K121]" office:value-type="float" office:value="0.732936" calcext:value-type="float">
            <text:p>0.732936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-[.O121]" office:value-type="float" office:value="0.672799" calcext:value-type="float">
            <text:p>0.67279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06918" calcext:value-type="float">
            <text:p>0.206918</text:p>
          </table:table-cell>
          <table:table-cell table:formula="of:=1-[.C122]" office:value-type="float" office:value="0.793082" calcext:value-type="float">
            <text:p>0.793082</text:p>
          </table:table-cell>
          <table:table-cell office:value-type="float" office:value="0.269391" calcext:value-type="float">
            <text:p>0.269391</text:p>
          </table:table-cell>
          <table:table-cell table:formula="of:=1-[.E122]" office:value-type="float" office:value="0.730609" calcext:value-type="float">
            <text:p>0.730609</text:p>
          </table:table-cell>
          <table:table-cell office:value-type="float" office:value="0.193954" calcext:value-type="float">
            <text:p>0.193954</text:p>
          </table:table-cell>
          <table:table-cell table:formula="of:=1-[.G122]" office:value-type="float" office:value="0.806046" calcext:value-type="float">
            <text:p>0.806046</text:p>
          </table:table-cell>
          <table:table-cell office:value-type="float" office:value="0.193203" calcext:value-type="float">
            <text:p>0.193203</text:p>
          </table:table-cell>
          <table:table-cell table:formula="of:=1-[.I122]" office:value-type="float" office:value="0.806797" calcext:value-type="float">
            <text:p>0.806797</text:p>
          </table:table-cell>
          <table:table-cell office:value-type="float" office:value="0.191658" calcext:value-type="float">
            <text:p>0.191658</text:p>
          </table:table-cell>
          <table:table-cell table:formula="of:=1-[.K122]" office:value-type="float" office:value="0.808342" calcext:value-type="float">
            <text:p>0.808342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4474" calcext:value-type="float">
            <text:p>0.274474</text:p>
          </table:table-cell>
          <table:table-cell table:formula="of:=1-[.O122]" office:value-type="float" office:value="0.725526" calcext:value-type="float">
            <text:p>0.72552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146522" calcext:value-type="float">
            <text:p>0.146522</text:p>
          </table:table-cell>
          <table:table-cell table:formula="of:=1-[.C123]" office:value-type="float" office:value="0.853478" calcext:value-type="float">
            <text:p>0.853478</text:p>
          </table:table-cell>
          <table:table-cell office:value-type="float" office:value="0.307472" calcext:value-type="float">
            <text:p>0.307472</text:p>
          </table:table-cell>
          <table:table-cell table:formula="of:=1-[.E123]" office:value-type="float" office:value="0.692528" calcext:value-type="float">
            <text:p>0.692528</text:p>
          </table:table-cell>
          <table:table-cell office:value-type="float" office:value="0.141034" calcext:value-type="float">
            <text:p>0.141034</text:p>
          </table:table-cell>
          <table:table-cell table:formula="of:=1-[.G123]" office:value-type="float" office:value="0.858966" calcext:value-type="float">
            <text:p>0.858966</text:p>
          </table:table-cell>
          <table:table-cell office:value-type="float" office:value="0.140731" calcext:value-type="float">
            <text:p>0.140731</text:p>
          </table:table-cell>
          <table:table-cell table:formula="of:=1-[.I123]" office:value-type="float" office:value="0.859269" calcext:value-type="float">
            <text:p>0.859269</text:p>
          </table:table-cell>
          <table:table-cell office:value-type="float" office:value="0.138358" calcext:value-type="float">
            <text:p>0.138358</text:p>
          </table:table-cell>
          <table:table-cell table:formula="of:=1-[.K123]" office:value-type="float" office:value="0.861642" calcext:value-type="float">
            <text:p>0.861642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12376" calcext:value-type="float">
            <text:p>0.312376</text:p>
          </table:table-cell>
          <table:table-cell table:formula="of:=1-[.O123]" office:value-type="float" office:value="0.687624" calcext:value-type="float">
            <text:p>0.68762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135512" calcext:value-type="float">
            <text:p>0.135512</text:p>
          </table:table-cell>
          <table:table-cell table:formula="of:=1-[.C124]" office:value-type="float" office:value="0.864488" calcext:value-type="float">
            <text:p>0.864488</text:p>
          </table:table-cell>
          <table:table-cell office:value-type="float" office:value="0.280964" calcext:value-type="float">
            <text:p>0.280964</text:p>
          </table:table-cell>
          <table:table-cell table:formula="of:=1-[.E124]" office:value-type="float" office:value="0.719036" calcext:value-type="float">
            <text:p>0.719036</text:p>
          </table:table-cell>
          <table:table-cell office:value-type="float" office:value="0.131206" calcext:value-type="float">
            <text:p>0.131206</text:p>
          </table:table-cell>
          <table:table-cell table:formula="of:=1-[.G124]" office:value-type="float" office:value="0.868794" calcext:value-type="float">
            <text:p>0.868794</text:p>
          </table:table-cell>
          <table:table-cell office:value-type="float" office:value="0.131702" calcext:value-type="float">
            <text:p>0.131702</text:p>
          </table:table-cell>
          <table:table-cell table:formula="of:=1-[.I124]" office:value-type="float" office:value="0.868298" calcext:value-type="float">
            <text:p>0.868298</text:p>
          </table:table-cell>
          <table:table-cell office:value-type="float" office:value="0.128426" calcext:value-type="float">
            <text:p>0.128426</text:p>
          </table:table-cell>
          <table:table-cell table:formula="of:=1-[.K124]" office:value-type="float" office:value="0.871574" calcext:value-type="float">
            <text:p>0.871574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3201" calcext:value-type="float">
            <text:p>0.283201</text:p>
          </table:table-cell>
          <table:table-cell table:formula="of:=1-[.O124]" office:value-type="float" office:value="0.716799" calcext:value-type="float">
            <text:p>0.71679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3819" calcext:value-type="float">
            <text:p>0.23819</text:p>
          </table:table-cell>
          <table:table-cell table:formula="of:=1-[.C125]" office:value-type="float" office:value="0.76181" calcext:value-type="float">
            <text:p>0.76181</text:p>
          </table:table-cell>
          <table:table-cell office:value-type="float" office:value="0.239804" calcext:value-type="float">
            <text:p>0.239804</text:p>
          </table:table-cell>
          <table:table-cell table:formula="of:=1-[.E125]" office:value-type="float" office:value="0.760196" calcext:value-type="float">
            <text:p>0.760196</text:p>
          </table:table-cell>
          <table:table-cell office:value-type="float" office:value="0.23198" calcext:value-type="float">
            <text:p>0.23198</text:p>
          </table:table-cell>
          <table:table-cell table:formula="of:=1-[.G125]" office:value-type="float" office:value="0.76802" calcext:value-type="float">
            <text:p>0.76802</text:p>
          </table:table-cell>
          <table:table-cell office:value-type="float" office:value="0.232719" calcext:value-type="float">
            <text:p>0.232719</text:p>
          </table:table-cell>
          <table:table-cell table:formula="of:=1-[.I125]" office:value-type="float" office:value="0.767281" calcext:value-type="float">
            <text:p>0.767281</text:p>
          </table:table-cell>
          <table:table-cell office:value-type="float" office:value="0.230073" calcext:value-type="float">
            <text:p>0.230073</text:p>
          </table:table-cell>
          <table:table-cell table:formula="of:=1-[.K125]" office:value-type="float" office:value="0.769927" calcext:value-type="float">
            <text:p>0.769927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-[.O125]" office:value-type="float" office:value="0.757828" calcext:value-type="float">
            <text:p>0.75782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78278" calcext:value-type="float">
            <text:p>0.278278</text:p>
          </table:table-cell>
          <table:table-cell table:formula="of:=1-[.C126]" office:value-type="float" office:value="0.721722" calcext:value-type="float">
            <text:p>0.721722</text:p>
          </table:table-cell>
          <table:table-cell office:value-type="float" office:value="0.285814" calcext:value-type="float">
            <text:p>0.285814</text:p>
          </table:table-cell>
          <table:table-cell table:formula="of:=1-[.E126]" office:value-type="float" office:value="0.714186" calcext:value-type="float">
            <text:p>0.714186</text:p>
          </table:table-cell>
          <table:table-cell office:value-type="float" office:value="0.278027" calcext:value-type="float">
            <text:p>0.278027</text:p>
          </table:table-cell>
          <table:table-cell table:formula="of:=1-[.G126]" office:value-type="float" office:value="0.721973" calcext:value-type="float">
            <text:p>0.721973</text:p>
          </table:table-cell>
          <table:table-cell office:value-type="float" office:value="0.275609" calcext:value-type="float">
            <text:p>0.275609</text:p>
          </table:table-cell>
          <table:table-cell table:formula="of:=1-[.I126]" office:value-type="float" office:value="0.724391" calcext:value-type="float">
            <text:p>0.724391</text:p>
          </table:table-cell>
          <table:table-cell office:value-type="float" office:value="0.275223" calcext:value-type="float">
            <text:p>0.275223</text:p>
          </table:table-cell>
          <table:table-cell table:formula="of:=1-[.K126]" office:value-type="float" office:value="0.724777" calcext:value-type="float">
            <text:p>0.724777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-[.O126]" office:value-type="float" office:value="0.71111" calcext:value-type="float">
            <text:p>0.711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47539" calcext:value-type="float">
            <text:p>0.247539</text:p>
          </table:table-cell>
          <table:table-cell table:formula="of:=1-[.C127]" office:value-type="float" office:value="0.752461" calcext:value-type="float">
            <text:p>0.752461</text:p>
          </table:table-cell>
          <table:table-cell office:value-type="float" office:value="0.248913" calcext:value-type="float">
            <text:p>0.248913</text:p>
          </table:table-cell>
          <table:table-cell table:formula="of:=1-[.E127]" office:value-type="float" office:value="0.751087" calcext:value-type="float">
            <text:p>0.751087</text:p>
          </table:table-cell>
          <table:table-cell office:value-type="float" office:value="0.24472" calcext:value-type="float">
            <text:p>0.24472</text:p>
          </table:table-cell>
          <table:table-cell table:formula="of:=1-[.G127]" office:value-type="float" office:value="0.75528" calcext:value-type="float">
            <text:p>0.75528</text:p>
          </table:table-cell>
          <table:table-cell office:value-type="float" office:value="0.242861" calcext:value-type="float">
            <text:p>0.242861</text:p>
          </table:table-cell>
          <table:table-cell table:formula="of:=1-[.I127]" office:value-type="float" office:value="0.757139" calcext:value-type="float">
            <text:p>0.757139</text:p>
          </table:table-cell>
          <table:table-cell office:value-type="float" office:value="0.239403" calcext:value-type="float">
            <text:p>0.239403</text:p>
          </table:table-cell>
          <table:table-cell table:formula="of:=1-[.K127]" office:value-type="float" office:value="0.760597" calcext:value-type="float">
            <text:p>0.760597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-[.O127]" office:value-type="float" office:value="0.745956" calcext:value-type="float">
            <text:p>0.7459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40596" calcext:value-type="float">
            <text:p>0.240596</text:p>
          </table:table-cell>
          <table:table-cell table:formula="of:=1-[.C128]" office:value-type="float" office:value="0.759404" calcext:value-type="float">
            <text:p>0.759404</text:p>
          </table:table-cell>
          <table:table-cell office:value-type="float" office:value="0.252446" calcext:value-type="float">
            <text:p>0.252446</text:p>
          </table:table-cell>
          <table:table-cell table:formula="of:=1-[.E128]" office:value-type="float" office:value="0.747554" calcext:value-type="float">
            <text:p>0.747554</text:p>
          </table:table-cell>
          <table:table-cell office:value-type="float" office:value="0.241287" calcext:value-type="float">
            <text:p>0.241287</text:p>
          </table:table-cell>
          <table:table-cell table:formula="of:=1-[.G128]" office:value-type="float" office:value="0.758713" calcext:value-type="float">
            <text:p>0.758713</text:p>
          </table:table-cell>
          <table:table-cell office:value-type="float" office:value="0.23937" calcext:value-type="float">
            <text:p>0.23937</text:p>
          </table:table-cell>
          <table:table-cell table:formula="of:=1-[.I128]" office:value-type="float" office:value="0.76063" calcext:value-type="float">
            <text:p>0.76063</text:p>
          </table:table-cell>
          <table:table-cell office:value-type="float" office:value="0.237857" calcext:value-type="float">
            <text:p>0.237857</text:p>
          </table:table-cell>
          <table:table-cell table:formula="of:=1-[.K128]" office:value-type="float" office:value="0.762143" calcext:value-type="float">
            <text:p>0.762143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-[.O128]" office:value-type="float" office:value="0.744497" calcext:value-type="float">
            <text:p>0.74449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41433" calcext:value-type="float">
            <text:p>0.241433</text:p>
          </table:table-cell>
          <table:table-cell table:formula="of:=1-[.C129]" office:value-type="float" office:value="0.758567" calcext:value-type="float">
            <text:p>0.758567</text:p>
          </table:table-cell>
          <table:table-cell office:value-type="float" office:value="0.243325" calcext:value-type="float">
            <text:p>0.243325</text:p>
          </table:table-cell>
          <table:table-cell table:formula="of:=1-[.E129]" office:value-type="float" office:value="0.756675" calcext:value-type="float">
            <text:p>0.756675</text:p>
          </table:table-cell>
          <table:table-cell office:value-type="float" office:value="0.239726" calcext:value-type="float">
            <text:p>0.239726</text:p>
          </table:table-cell>
          <table:table-cell table:formula="of:=1-[.G129]" office:value-type="float" office:value="0.760274" calcext:value-type="float">
            <text:p>0.760274</text:p>
          </table:table-cell>
          <table:table-cell office:value-type="float" office:value="0.237131" calcext:value-type="float">
            <text:p>0.237131</text:p>
          </table:table-cell>
          <table:table-cell table:formula="of:=1-[.I129]" office:value-type="float" office:value="0.762869" calcext:value-type="float">
            <text:p>0.762869</text:p>
          </table:table-cell>
          <table:table-cell office:value-type="float" office:value="0.235312" calcext:value-type="float">
            <text:p>0.235312</text:p>
          </table:table-cell>
          <table:table-cell table:formula="of:=1-[.K129]" office:value-type="float" office:value="0.764688" calcext:value-type="float">
            <text:p>0.764688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-[.O129]" office:value-type="float" office:value="0.752083" calcext:value-type="float">
            <text:p>0.75208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18878" calcext:value-type="float">
            <text:p>0.218878</text:p>
          </table:table-cell>
          <table:table-cell table:formula="of:=1-[.C130]" office:value-type="float" office:value="0.781122" calcext:value-type="float">
            <text:p>0.781122</text:p>
          </table:table-cell>
          <table:table-cell office:value-type="float" office:value="0.21348" calcext:value-type="float">
            <text:p>0.21348</text:p>
          </table:table-cell>
          <table:table-cell table:formula="of:=1-[.E130]" office:value-type="float" office:value="0.78652" calcext:value-type="float">
            <text:p>0.78652</text:p>
          </table:table-cell>
          <table:table-cell office:value-type="float" office:value="0.215975" calcext:value-type="float">
            <text:p>0.215975</text:p>
          </table:table-cell>
          <table:table-cell table:formula="of:=1-[.G130]" office:value-type="float" office:value="0.784025" calcext:value-type="float">
            <text:p>0.784025</text:p>
          </table:table-cell>
          <table:table-cell office:value-type="float" office:value="0.214141" calcext:value-type="float">
            <text:p>0.214141</text:p>
          </table:table-cell>
          <table:table-cell table:formula="of:=1-[.I130]" office:value-type="float" office:value="0.785859" calcext:value-type="float">
            <text:p>0.785859</text:p>
          </table:table-cell>
          <table:table-cell office:value-type="float" office:value="0.212202" calcext:value-type="float">
            <text:p>0.212202</text:p>
          </table:table-cell>
          <table:table-cell table:formula="of:=1-[.K130]" office:value-type="float" office:value="0.787798" calcext:value-type="float">
            <text:p>0.787798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-[.O130]" office:value-type="float" office:value="0.782576" calcext:value-type="float">
            <text:p>0.78257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155390489468908" calcext:value-type="float">
            <text:p>-0.1553904895</text:p>
          </table:table-cell>
          <table:table-cell table:style-name="ce1" table:formula="of:=CORREL([.B78:.B130];[.D78:.D130])" office:value-type="float" office:value="0.155390489468908" calcext:value-type="float">
            <text:p>0.1553904895</text:p>
          </table:table-cell>
          <table:table-cell table:formula="of:=CORREL([.B78:.B130];[.E78:.E130])" office:value-type="float" office:value="-0.37160427090794" calcext:value-type="float">
            <text:p>-0.3716042709</text:p>
          </table:table-cell>
          <table:table-cell table:style-name="ce1" table:formula="of:=CORREL([.B78:.B130];[.F78:.F130])" office:value-type="float" office:value="0.37160427090794" calcext:value-type="float">
            <text:p>0.3716042709</text:p>
          </table:table-cell>
          <table:table-cell table:formula="of:=CORREL([.B78:.B130];[.G78:.G130])" office:value-type="float" office:value="-0.112980973276667" calcext:value-type="float">
            <text:p>-0.1129809733</text:p>
          </table:table-cell>
          <table:table-cell table:style-name="ce1" table:formula="of:=CORREL([.B78:.B130];[.H78:.H130])" office:value-type="float" office:value="0.112980973276667" calcext:value-type="float">
            <text:p>0.1129809733</text:p>
          </table:table-cell>
          <table:table-cell table:formula="of:=CORREL([.B78:.B130];[.I78:.I130])" office:value-type="float" office:value="-0.0981673813902804" calcext:value-type="float">
            <text:p>-0.0981673814</text:p>
          </table:table-cell>
          <table:table-cell table:style-name="ce1" table:formula="of:=CORREL([.B78:.B130];[.J78:.J130])" office:value-type="float" office:value="0.0981673813902802" calcext:value-type="float">
            <text:p>0.0981673814</text:p>
          </table:table-cell>
          <table:table-cell table:formula="of:=CORREL([.B78:.B130];[.K78:.K130])" office:value-type="float" office:value="-0.163236624834241" calcext:value-type="float">
            <text:p>-0.1632366248</text:p>
          </table:table-cell>
          <table:table-cell table:style-name="ce1" table:formula="of:=CORREL([.B78:.B130];[.L78:.L130])" office:value-type="float" office:value="0.163236624834241" calcext:value-type="float">
            <text:p>0.1632366248</text:p>
          </table:table-cell>
          <table:table-cell table:style-name="ce1" table:formula="of:=CORREL([.B78:.B130];[.M78:.M130])" office:value-type="float" office:value="-0.0626647637068098" calcext:value-type="float">
            <text:p>-0.0626647637</text:p>
          </table:table-cell>
          <table:table-cell table:style-name="ce2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20728093779594" calcext:value-type="float">
            <text:p>-0.3207280938</text:p>
          </table:table-cell>
          <table:table-cell table:style-name="ce1" table:formula="of:=CORREL([.B78:.B130];[.P78:.P130])" office:value-type="float" office:value="0.320728093779594" calcext:value-type="float">
            <text:p>0.3207280938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152996" calcext:value-type="float">
            <text:p>0.152996</text:p>
          </table:table-cell>
          <table:table-cell table:formula="of:=1-[.C134]" office:value-type="float" office:value="0.847004" calcext:value-type="float">
            <text:p>0.847004</text:p>
          </table:table-cell>
          <table:table-cell office:value-type="float" office:value="0.344913" calcext:value-type="float">
            <text:p>0.344913</text:p>
          </table:table-cell>
          <table:table-cell table:formula="of:=1-[.E134]" office:value-type="float" office:value="0.655087" calcext:value-type="float">
            <text:p>0.655087</text:p>
          </table:table-cell>
          <table:table-cell office:value-type="float" office:value="0.128666" calcext:value-type="float">
            <text:p>0.128666</text:p>
          </table:table-cell>
          <table:table-cell table:formula="of:=1-[.G134]" office:value-type="float" office:value="0.871334" calcext:value-type="float">
            <text:p>0.871334</text:p>
          </table:table-cell>
          <table:table-cell office:value-type="float" office:value="0.121494" calcext:value-type="float">
            <text:p>0.121494</text:p>
          </table:table-cell>
          <table:table-cell table:formula="of:=1-[.I134]" office:value-type="float" office:value="0.878506" calcext:value-type="float">
            <text:p>0.878506</text:p>
          </table:table-cell>
          <table:table-cell office:value-type="float" office:value="0.131086" calcext:value-type="float">
            <text:p>0.131086</text:p>
          </table:table-cell>
          <table:table-cell table:formula="of:=1-[.K134]" office:value-type="float" office:value="0.868914" calcext:value-type="float">
            <text:p>0.868914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422279" calcext:value-type="float">
            <text:p>0.422279</text:p>
          </table:table-cell>
          <table:table-cell table:formula="of:=1-[.O134]" office:value-type="float" office:value="0.577721" calcext:value-type="float">
            <text:p>0.5777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283402" calcext:value-type="float">
            <text:p>0.0283402</text:p>
          </table:table-cell>
          <table:table-cell table:formula="of:=1-[.C135]" office:value-type="float" office:value="0.9716598" calcext:value-type="float">
            <text:p>0.9716598</text:p>
          </table:table-cell>
          <table:table-cell office:value-type="float" office:value="0.38133" calcext:value-type="float">
            <text:p>0.38133</text:p>
          </table:table-cell>
          <table:table-cell table:formula="of:=1-[.E135]" office:value-type="float" office:value="0.61867" calcext:value-type="float">
            <text:p>0.61867</text:p>
          </table:table-cell>
          <table:table-cell office:value-type="float" office:value="-0.113907" calcext:value-type="float">
            <text:p>-0.113907</text:p>
          </table:table-cell>
          <table:table-cell table:formula="of:=1-[.G135]" office:value-type="float" office:value="1.113907" calcext:value-type="float">
            <text:p>1.113907</text:p>
          </table:table-cell>
          <table:table-cell office:value-type="float" office:value="-0.0563708" calcext:value-type="float">
            <text:p>-0.0563708</text:p>
          </table:table-cell>
          <table:table-cell table:formula="of:=1-[.I135]" office:value-type="float" office:value="1.0563708" calcext:value-type="float">
            <text:p>1.0563708</text:p>
          </table:table-cell>
          <table:table-cell office:value-type="float" office:value="-0.121742" calcext:value-type="float">
            <text:p>-0.121742</text:p>
          </table:table-cell>
          <table:table-cell table:formula="of:=1-[.K135]" office:value-type="float" office:value="1.121742" calcext:value-type="float">
            <text:p>1.121742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615986" calcext:value-type="float">
            <text:p>0.615986</text:p>
          </table:table-cell>
          <table:table-cell table:formula="of:=1-[.O135]" office:value-type="float" office:value="0.384014" calcext:value-type="float">
            <text:p>0.3840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174677" calcext:value-type="float">
            <text:p>0.174677</text:p>
          </table:table-cell>
          <table:table-cell table:formula="of:=1-[.C136]" office:value-type="float" office:value="0.825323" calcext:value-type="float">
            <text:p>0.825323</text:p>
          </table:table-cell>
          <table:table-cell office:value-type="float" office:value="0.287188" calcext:value-type="float">
            <text:p>0.287188</text:p>
          </table:table-cell>
          <table:table-cell table:formula="of:=1-[.E136]" office:value-type="float" office:value="0.712812" calcext:value-type="float">
            <text:p>0.712812</text:p>
          </table:table-cell>
          <table:table-cell office:value-type="float" office:value="0.108121" calcext:value-type="float">
            <text:p>0.108121</text:p>
          </table:table-cell>
          <table:table-cell table:formula="of:=1-[.G136]" office:value-type="float" office:value="0.891879" calcext:value-type="float">
            <text:p>0.891879</text:p>
          </table:table-cell>
          <table:table-cell office:value-type="float" office:value="0.125737" calcext:value-type="float">
            <text:p>0.125737</text:p>
          </table:table-cell>
          <table:table-cell table:formula="of:=1-[.I136]" office:value-type="float" office:value="0.874263" calcext:value-type="float">
            <text:p>0.874263</text:p>
          </table:table-cell>
          <table:table-cell office:value-type="float" office:value="0.0504316" calcext:value-type="float">
            <text:p>0.0504316</text:p>
          </table:table-cell>
          <table:table-cell table:formula="of:=1-[.K136]" office:value-type="float" office:value="0.9495684" calcext:value-type="float">
            <text:p>0.9495684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362972" calcext:value-type="float">
            <text:p>0.362972</text:p>
          </table:table-cell>
          <table:table-cell table:formula="of:=1-[.O136]" office:value-type="float" office:value="0.637028" calcext:value-type="float">
            <text:p>0.6370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-0.345567" calcext:value-type="float">
            <text:p>-0.345567</text:p>
          </table:table-cell>
          <table:table-cell table:formula="of:=1-[.C137]" office:value-type="float" office:value="1.345567" calcext:value-type="float">
            <text:p>1.345567</text:p>
          </table:table-cell>
          <table:table-cell office:value-type="float" office:value="0.439365" calcext:value-type="float">
            <text:p>0.439365</text:p>
          </table:table-cell>
          <table:table-cell table:formula="of:=1-[.E137]" office:value-type="float" office:value="0.560635" calcext:value-type="float">
            <text:p>0.560635</text:p>
          </table:table-cell>
          <table:table-cell office:value-type="float" office:value="-0.693712" calcext:value-type="float">
            <text:p>-0.693712</text:p>
          </table:table-cell>
          <table:table-cell table:formula="of:=1-[.G137]" office:value-type="float" office:value="1.693712" calcext:value-type="float">
            <text:p>1.693712</text:p>
          </table:table-cell>
          <table:table-cell office:value-type="float" office:value="-0.557584" calcext:value-type="float">
            <text:p>-0.557584</text:p>
          </table:table-cell>
          <table:table-cell table:formula="of:=1-[.I137]" office:value-type="float" office:value="1.557584" calcext:value-type="float">
            <text:p>1.557584</text:p>
          </table:table-cell>
          <table:table-cell office:value-type="float" office:value="-0.703994" calcext:value-type="float">
            <text:p>-0.703994</text:p>
          </table:table-cell>
          <table:table-cell table:formula="of:=1-[.K137]" office:value-type="float" office:value="1.703994" calcext:value-type="float">
            <text:p>1.703994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1.05925" calcext:value-type="float">
            <text:p>1.05925</text:p>
          </table:table-cell>
          <table:table-cell table:formula="of:=1-[.O137]" office:value-type="float" office:value="-0.05925" calcext:value-type="float">
            <text:p>-0.059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53247" calcext:value-type="float">
            <text:p>0.0353247</text:p>
          </table:table-cell>
          <table:table-cell table:formula="of:=1-[.C138]" office:value-type="float" office:value="0.9646753" calcext:value-type="float">
            <text:p>0.9646753</text:p>
          </table:table-cell>
          <table:table-cell office:value-type="float" office:value="0.318614" calcext:value-type="float">
            <text:p>0.318614</text:p>
          </table:table-cell>
          <table:table-cell table:formula="of:=1-[.E138]" office:value-type="float" office:value="0.681386" calcext:value-type="float">
            <text:p>0.681386</text:p>
          </table:table-cell>
          <table:table-cell office:value-type="float" office:value="-0.0366171" calcext:value-type="float">
            <text:p>-0.0366171</text:p>
          </table:table-cell>
          <table:table-cell table:formula="of:=1-[.G138]" office:value-type="float" office:value="1.0366171" calcext:value-type="float">
            <text:p>1.0366171</text:p>
          </table:table-cell>
          <table:table-cell office:value-type="float" office:value="-0.0144359" calcext:value-type="float">
            <text:p>-0.0144359</text:p>
          </table:table-cell>
          <table:table-cell table:formula="of:=1-[.I138]" office:value-type="float" office:value="1.0144359" calcext:value-type="float">
            <text:p>1.0144359</text:p>
          </table:table-cell>
          <table:table-cell office:value-type="float" office:value="-0.188744" calcext:value-type="float">
            <text:p>-0.188744</text:p>
          </table:table-cell>
          <table:table-cell table:formula="of:=1-[.K138]" office:value-type="float" office:value="1.188744" calcext:value-type="float">
            <text:p>1.188744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413084" calcext:value-type="float">
            <text:p>0.413084</text:p>
          </table:table-cell>
          <table:table-cell table:formula="of:=1-[.O138]" office:value-type="float" office:value="0.586916" calcext:value-type="float">
            <text:p>0.5869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-0.360357" calcext:value-type="float">
            <text:p>-0.360357</text:p>
          </table:table-cell>
          <table:table-cell table:formula="of:=1-[.C139]" office:value-type="float" office:value="1.360357" calcext:value-type="float">
            <text:p>1.360357</text:p>
          </table:table-cell>
          <table:table-cell office:value-type="float" office:value="0.419886" calcext:value-type="float">
            <text:p>0.419886</text:p>
          </table:table-cell>
          <table:table-cell table:formula="of:=1-[.E139]" office:value-type="float" office:value="0.580114" calcext:value-type="float">
            <text:p>0.580114</text:p>
          </table:table-cell>
          <table:table-cell office:value-type="float" office:value="-0.460126" calcext:value-type="float">
            <text:p>-0.460126</text:p>
          </table:table-cell>
          <table:table-cell table:formula="of:=1-[.G139]" office:value-type="float" office:value="1.460126" calcext:value-type="float">
            <text:p>1.460126</text:p>
          </table:table-cell>
          <table:table-cell office:value-type="float" office:value="-0.409129" calcext:value-type="float">
            <text:p>-0.409129</text:p>
          </table:table-cell>
          <table:table-cell table:formula="of:=1-[.I139]" office:value-type="float" office:value="1.409129" calcext:value-type="float">
            <text:p>1.409129</text:p>
          </table:table-cell>
          <table:table-cell office:value-type="float" office:value="-0.431528" calcext:value-type="float">
            <text:p>-0.431528</text:p>
          </table:table-cell>
          <table:table-cell table:formula="of:=1-[.K139]" office:value-type="float" office:value="1.431528" calcext:value-type="float">
            <text:p>1.431528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677261" calcext:value-type="float">
            <text:p>0.677261</text:p>
          </table:table-cell>
          <table:table-cell table:formula="of:=1-[.O139]" office:value-type="float" office:value="0.322739" calcext:value-type="float">
            <text:p>0.3227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-0.674838" calcext:value-type="float">
            <text:p>-0.674838</text:p>
          </table:table-cell>
          <table:table-cell table:formula="of:=1-[.C140]" office:value-type="float" office:value="1.674838" calcext:value-type="float">
            <text:p>1.674838</text:p>
          </table:table-cell>
          <table:table-cell office:value-type="float" office:value="0.387918" calcext:value-type="float">
            <text:p>0.387918</text:p>
          </table:table-cell>
          <table:table-cell table:formula="of:=1-[.E140]" office:value-type="float" office:value="0.612082" calcext:value-type="float">
            <text:p>0.612082</text:p>
          </table:table-cell>
          <table:table-cell office:value-type="float" office:value="-0.837387" calcext:value-type="float">
            <text:p>-0.837387</text:p>
          </table:table-cell>
          <table:table-cell table:formula="of:=1-[.G140]" office:value-type="float" office:value="1.837387" calcext:value-type="float">
            <text:p>1.837387</text:p>
          </table:table-cell>
          <table:table-cell office:value-type="float" office:value="-0.824805" calcext:value-type="float">
            <text:p>-0.824805</text:p>
          </table:table-cell>
          <table:table-cell table:formula="of:=1-[.I140]" office:value-type="float" office:value="1.824805" calcext:value-type="float">
            <text:p>1.824805</text:p>
          </table:table-cell>
          <table:table-cell office:value-type="float" office:value="-0.932352" calcext:value-type="float">
            <text:p>-0.932352</text:p>
          </table:table-cell>
          <table:table-cell table:formula="of:=1-[.K140]" office:value-type="float" office:value="1.932352" calcext:value-type="float">
            <text:p>1.932352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1.00713" calcext:value-type="float">
            <text:p>1.00713</text:p>
          </table:table-cell>
          <table:table-cell table:formula="of:=1-[.O140]" office:value-type="float" office:value="-0.00713000000000008" calcext:value-type="float">
            <text:p>-0.007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-0.17534" calcext:value-type="float">
            <text:p>-0.17534</text:p>
          </table:table-cell>
          <table:table-cell table:formula="of:=1-[.C141]" office:value-type="float" office:value="1.17534" calcext:value-type="float">
            <text:p>1.17534</text:p>
          </table:table-cell>
          <table:table-cell office:value-type="float" office:value="0.373057" calcext:value-type="float">
            <text:p>0.373057</text:p>
          </table:table-cell>
          <table:table-cell table:formula="of:=1-[.E141]" office:value-type="float" office:value="0.626943" calcext:value-type="float">
            <text:p>0.626943</text:p>
          </table:table-cell>
          <table:table-cell office:value-type="float" office:value="-0.432175" calcext:value-type="float">
            <text:p>-0.432175</text:p>
          </table:table-cell>
          <table:table-cell table:formula="of:=1-[.G141]" office:value-type="float" office:value="1.432175" calcext:value-type="float">
            <text:p>1.432175</text:p>
          </table:table-cell>
          <table:table-cell office:value-type="float" office:value="-0.347712" calcext:value-type="float">
            <text:p>-0.347712</text:p>
          </table:table-cell>
          <table:table-cell table:formula="of:=1-[.I141]" office:value-type="float" office:value="1.347712" calcext:value-type="float">
            <text:p>1.347712</text:p>
          </table:table-cell>
          <table:table-cell office:value-type="float" office:value="-0.422964" calcext:value-type="float">
            <text:p>-0.422964</text:p>
          </table:table-cell>
          <table:table-cell table:formula="of:=1-[.K141]" office:value-type="float" office:value="1.422964" calcext:value-type="float">
            <text:p>1.422964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832375" calcext:value-type="float">
            <text:p>0.832375</text:p>
          </table:table-cell>
          <table:table-cell table:formula="of:=1-[.O141]" office:value-type="float" office:value="0.167625" calcext:value-type="float">
            <text:p>0.1676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82586" calcext:value-type="float">
            <text:p>0.0482586</text:p>
          </table:table-cell>
          <table:table-cell table:formula="of:=1-[.C142]" office:value-type="float" office:value="0.9517414" calcext:value-type="float">
            <text:p>0.9517414</text:p>
          </table:table-cell>
          <table:table-cell office:value-type="float" office:value="0.329315" calcext:value-type="float">
            <text:p>0.329315</text:p>
          </table:table-cell>
          <table:table-cell table:formula="of:=1-[.E142]" office:value-type="float" office:value="0.670685" calcext:value-type="float">
            <text:p>0.670685</text:p>
          </table:table-cell>
          <table:table-cell office:value-type="float" office:value="-0.0499911" calcext:value-type="float">
            <text:p>-0.0499911</text:p>
          </table:table-cell>
          <table:table-cell table:formula="of:=1-[.G142]" office:value-type="float" office:value="1.0499911" calcext:value-type="float">
            <text:p>1.0499911</text:p>
          </table:table-cell>
          <table:table-cell office:value-type="float" office:value="-0.0246246" calcext:value-type="float">
            <text:p>-0.0246246</text:p>
          </table:table-cell>
          <table:table-cell table:formula="of:=1-[.I142]" office:value-type="float" office:value="1.0246246" calcext:value-type="float">
            <text:p>1.0246246</text:p>
          </table:table-cell>
          <table:table-cell office:value-type="float" office:value="-0.130626" calcext:value-type="float">
            <text:p>-0.130626</text:p>
          </table:table-cell>
          <table:table-cell table:formula="of:=1-[.K142]" office:value-type="float" office:value="1.130626" calcext:value-type="float">
            <text:p>1.130626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518745" calcext:value-type="float">
            <text:p>0.518745</text:p>
          </table:table-cell>
          <table:table-cell table:formula="of:=1-[.O142]" office:value-type="float" office:value="0.481255" calcext:value-type="float">
            <text:p>0.4812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-0.203164" calcext:value-type="float">
            <text:p>-0.203164</text:p>
          </table:table-cell>
          <table:table-cell table:formula="of:=1-[.C143]" office:value-type="float" office:value="1.203164" calcext:value-type="float">
            <text:p>1.203164</text:p>
          </table:table-cell>
          <table:table-cell office:value-type="float" office:value="0.372008" calcext:value-type="float">
            <text:p>0.372008</text:p>
          </table:table-cell>
          <table:table-cell table:formula="of:=1-[.E143]" office:value-type="float" office:value="0.627992" calcext:value-type="float">
            <text:p>0.627992</text:p>
          </table:table-cell>
          <table:table-cell office:value-type="float" office:value="-0.657905" calcext:value-type="float">
            <text:p>-0.657905</text:p>
          </table:table-cell>
          <table:table-cell table:formula="of:=1-[.G143]" office:value-type="float" office:value="1.657905" calcext:value-type="float">
            <text:p>1.657905</text:p>
          </table:table-cell>
          <table:table-cell office:value-type="float" office:value="-0.435182" calcext:value-type="float">
            <text:p>-0.435182</text:p>
          </table:table-cell>
          <table:table-cell table:formula="of:=1-[.I143]" office:value-type="float" office:value="1.435182" calcext:value-type="float">
            <text:p>1.435182</text:p>
          </table:table-cell>
          <table:table-cell office:value-type="float" office:value="-2.08601" calcext:value-type="float">
            <text:p>-2.08601</text:p>
          </table:table-cell>
          <table:table-cell table:formula="of:=1-[.K143]" office:value-type="float" office:value="3.08601" calcext:value-type="float">
            <text:p>3.08601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897989" calcext:value-type="float">
            <text:p>0.897989</text:p>
          </table:table-cell>
          <table:table-cell table:formula="of:=1-[.O143]" office:value-type="float" office:value="0.102011" calcext:value-type="float">
            <text:p>0.10201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0786534" calcext:value-type="float">
            <text:p>0.0786534</text:p>
          </table:table-cell>
          <table:table-cell table:formula="of:=1-[.C144]" office:value-type="float" office:value="0.9213466" calcext:value-type="float">
            <text:p>0.9213466</text:p>
          </table:table-cell>
          <table:table-cell office:value-type="float" office:value="0.338047" calcext:value-type="float">
            <text:p>0.338047</text:p>
          </table:table-cell>
          <table:table-cell table:formula="of:=1-[.E144]" office:value-type="float" office:value="0.661953" calcext:value-type="float">
            <text:p>0.661953</text:p>
          </table:table-cell>
          <table:table-cell office:value-type="float" office:value="-0.0370707" calcext:value-type="float">
            <text:p>-0.0370707</text:p>
          </table:table-cell>
          <table:table-cell table:formula="of:=1-[.G144]" office:value-type="float" office:value="1.0370707" calcext:value-type="float">
            <text:p>1.0370707</text:p>
          </table:table-cell>
          <table:table-cell office:value-type="float" office:value="0.00333571" calcext:value-type="float">
            <text:p>0.00333571</text:p>
          </table:table-cell>
          <table:table-cell table:formula="of:=1-[.I144]" office:value-type="float" office:value="0.99666429" calcext:value-type="float">
            <text:p>0.99666429</text:p>
          </table:table-cell>
          <table:table-cell office:value-type="float" office:value="-0.0318535" calcext:value-type="float">
            <text:p>-0.0318535</text:p>
          </table:table-cell>
          <table:table-cell table:formula="of:=1-[.K144]" office:value-type="float" office:value="1.0318535" calcext:value-type="float">
            <text:p>1.0318535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493232" calcext:value-type="float">
            <text:p>0.493232</text:p>
          </table:table-cell>
          <table:table-cell table:formula="of:=1-[.O144]" office:value-type="float" office:value="0.506768" calcext:value-type="float">
            <text:p>0.50676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137532" calcext:value-type="float">
            <text:p>0.137532</text:p>
          </table:table-cell>
          <table:table-cell table:formula="of:=1-[.C145]" office:value-type="float" office:value="0.862468" calcext:value-type="float">
            <text:p>0.862468</text:p>
          </table:table-cell>
          <table:table-cell office:value-type="float" office:value="0.349214" calcext:value-type="float">
            <text:p>0.349214</text:p>
          </table:table-cell>
          <table:table-cell table:formula="of:=1-[.E145]" office:value-type="float" office:value="0.650786" calcext:value-type="float">
            <text:p>0.650786</text:p>
          </table:table-cell>
          <table:table-cell office:value-type="float" office:value="0.105874" calcext:value-type="float">
            <text:p>0.105874</text:p>
          </table:table-cell>
          <table:table-cell table:formula="of:=1-[.G145]" office:value-type="float" office:value="0.894126" calcext:value-type="float">
            <text:p>0.894126</text:p>
          </table:table-cell>
          <table:table-cell office:value-type="float" office:value="0.121104" calcext:value-type="float">
            <text:p>0.121104</text:p>
          </table:table-cell>
          <table:table-cell table:formula="of:=1-[.I145]" office:value-type="float" office:value="0.878896" calcext:value-type="float">
            <text:p>0.878896</text:p>
          </table:table-cell>
          <table:table-cell office:value-type="float" office:value="0.114895" calcext:value-type="float">
            <text:p>0.114895</text:p>
          </table:table-cell>
          <table:table-cell table:formula="of:=1-[.K145]" office:value-type="float" office:value="0.885105" calcext:value-type="float">
            <text:p>0.885105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411079" calcext:value-type="float">
            <text:p>0.411079</text:p>
          </table:table-cell>
          <table:table-cell table:formula="of:=1-[.O145]" office:value-type="float" office:value="0.588921" calcext:value-type="float">
            <text:p>0.58892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235876" calcext:value-type="float">
            <text:p>0.235876</text:p>
          </table:table-cell>
          <table:table-cell table:formula="of:=1-[.C146]" office:value-type="float" office:value="0.764124" calcext:value-type="float">
            <text:p>0.764124</text:p>
          </table:table-cell>
          <table:table-cell office:value-type="float" office:value="0.298968" calcext:value-type="float">
            <text:p>0.298968</text:p>
          </table:table-cell>
          <table:table-cell table:formula="of:=1-[.E146]" office:value-type="float" office:value="0.701032" calcext:value-type="float">
            <text:p>0.701032</text:p>
          </table:table-cell>
          <table:table-cell office:value-type="float" office:value="0.19721" calcext:value-type="float">
            <text:p>0.19721</text:p>
          </table:table-cell>
          <table:table-cell table:formula="of:=1-[.G146]" office:value-type="float" office:value="0.80279" calcext:value-type="float">
            <text:p>0.80279</text:p>
          </table:table-cell>
          <table:table-cell office:value-type="float" office:value="0.205716" calcext:value-type="float">
            <text:p>0.205716</text:p>
          </table:table-cell>
          <table:table-cell table:formula="of:=1-[.I146]" office:value-type="float" office:value="0.794284" calcext:value-type="float">
            <text:p>0.794284</text:p>
          </table:table-cell>
          <table:table-cell office:value-type="float" office:value="0.215625" calcext:value-type="float">
            <text:p>0.215625</text:p>
          </table:table-cell>
          <table:table-cell table:formula="of:=1-[.K146]" office:value-type="float" office:value="0.784375" calcext:value-type="float">
            <text:p>0.784375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1044" calcext:value-type="float">
            <text:p>0.31044</text:p>
          </table:table-cell>
          <table:table-cell table:formula="of:=1-[.O146]" office:value-type="float" office:value="0.68956" calcext:value-type="float">
            <text:p>0.6895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0.125380535675004" calcext:value-type="float">
            <text:p>0.1253805357</text:p>
          </table:table-cell>
          <table:table-cell table:style-name="ce1" table:formula="of:=CORREL([.B134:.B146];[.D134:.D146])" office:value-type="float" office:value="-0.125380535675004" calcext:value-type="float">
            <text:p>-0.1253805357</text:p>
          </table:table-cell>
          <table:table-cell table:style-name="ce2" table:formula="of:=CORREL([.B134:.B146];[.E134:.E146])" office:value-type="float" office:value="-0.429275463078259" calcext:value-type="float">
            <text:p>-0.4292754631</text:p>
          </table:table-cell>
          <table:table-cell table:style-name="ce1" table:formula="of:=CORREL([.B134:.B146];[.F134:.F146])" office:value-type="float" office:value="0.429275463078259" calcext:value-type="float">
            <text:p>0.4292754631</text:p>
          </table:table-cell>
          <table:table-cell table:style-name="ce2" table:formula="of:=CORREL([.B134:.B146];[.G134:.G146])" office:value-type="float" office:value="0.292828261290061" calcext:value-type="float">
            <text:p>0.2928282613</text:p>
          </table:table-cell>
          <table:table-cell table:style-name="ce1" table:formula="of:=CORREL([.B134:.B146];[.H134:.H146])" office:value-type="float" office:value="-0.292828261290061" calcext:value-type="float">
            <text:p>-0.2928282613</text:p>
          </table:table-cell>
          <table:table-cell table:style-name="ce2" table:formula="of:=CORREL([.B134:.B146];[.I134:.I146])" office:value-type="float" office:value="0.231961409597044" calcext:value-type="float">
            <text:p>0.2319614096</text:p>
          </table:table-cell>
          <table:table-cell table:style-name="ce1" table:formula="of:=CORREL([.B134:.B146];[.J134:.J146])" office:value-type="float" office:value="-0.231961409597044" calcext:value-type="float">
            <text:p>-0.2319614096</text:p>
          </table:table-cell>
          <table:table-cell table:style-name="ce2" table:formula="of:=CORREL([.B134:.B146];[.K134:.K146])" office:value-type="float" office:value="0.265395611240999" calcext:value-type="float">
            <text:p>0.2653956112</text:p>
          </table:table-cell>
          <table:table-cell table:style-name="ce1" table:formula="of:=CORREL([.B134:.B146];[.L134:.L146])" office:value-type="float" office:value="-0.265395611240999" calcext:value-type="float">
            <text:p>-0.2653956112</text:p>
          </table:table-cell>
          <table:table-cell table:style-name="ce1" table:formula="of:=CORREL([.B134:.B146];[.M134:.M146])" office:value-type="float" office:value="0.11572119491457" calcext:value-type="float">
            <text:p>0.1157211949</text:p>
          </table:table-cell>
          <table:table-cell table:style-name="ce2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63491604656794" calcext:value-type="float">
            <text:p>-0.4634916047</text:p>
          </table:table-cell>
          <table:table-cell table:style-name="ce1" table:formula="of:=CORREL([.B134:.B146];[.P134:.P146])" office:value-type="float" office:value="0.463491604656794" calcext:value-type="float">
            <text:p>0.4634916047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27725" calcext:value-type="float">
            <text:p>0.127725</text:p>
          </table:table-cell>
          <table:table-cell table:formula="of:=1-[.C150]" office:value-type="float" office:value="0.872275" calcext:value-type="float">
            <text:p>0.872275</text:p>
          </table:table-cell>
          <table:table-cell office:value-type="float" office:value="0.135272" calcext:value-type="float">
            <text:p>0.135272</text:p>
          </table:table-cell>
          <table:table-cell table:formula="of:=1-[.E150]" office:value-type="float" office:value="0.864728" calcext:value-type="float">
            <text:p>0.864728</text:p>
          </table:table-cell>
          <table:table-cell office:value-type="float" office:value="0.119891" calcext:value-type="float">
            <text:p>0.119891</text:p>
          </table:table-cell>
          <table:table-cell table:formula="of:=1-[.G150]" office:value-type="float" office:value="0.880109" calcext:value-type="float">
            <text:p>0.880109</text:p>
          </table:table-cell>
          <table:table-cell office:value-type="float" office:value="0.121441" calcext:value-type="float">
            <text:p>0.121441</text:p>
          </table:table-cell>
          <table:table-cell table:formula="of:=1-[.I150]" office:value-type="float" office:value="0.878559" calcext:value-type="float">
            <text:p>0.878559</text:p>
          </table:table-cell>
          <table:table-cell office:value-type="float" office:value="0.120568" calcext:value-type="float">
            <text:p>0.120568</text:p>
          </table:table-cell>
          <table:table-cell table:formula="of:=1-[.K150]" office:value-type="float" office:value="0.879432" calcext:value-type="float">
            <text:p>0.879432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26" calcext:value-type="float">
            <text:p>0.135826</text:p>
          </table:table-cell>
          <table:table-cell table:formula="of:=1-[.O150]" office:value-type="float" office:value="0.864174" calcext:value-type="float">
            <text:p>0.8641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0497369" calcext:value-type="float">
            <text:p>0.0497369</text:p>
          </table:table-cell>
          <table:table-cell table:formula="of:=1-[.C151]" office:value-type="float" office:value="0.9502631" calcext:value-type="float">
            <text:p>0.9502631</text:p>
          </table:table-cell>
          <table:table-cell office:value-type="float" office:value="0.144813" calcext:value-type="float">
            <text:p>0.144813</text:p>
          </table:table-cell>
          <table:table-cell table:formula="of:=1-[.E151]" office:value-type="float" office:value="0.855187" calcext:value-type="float">
            <text:p>0.855187</text:p>
          </table:table-cell>
          <table:table-cell office:value-type="float" office:value="0.00786411" calcext:value-type="float">
            <text:p>0.00786411</text:p>
          </table:table-cell>
          <table:table-cell table:formula="of:=1-[.G151]" office:value-type="float" office:value="0.99213589" calcext:value-type="float">
            <text:p>0.99213589</text:p>
          </table:table-cell>
          <table:table-cell office:value-type="float" office:value="-0.0227238" calcext:value-type="float">
            <text:p>-0.0227238</text:p>
          </table:table-cell>
          <table:table-cell table:formula="of:=1-[.I151]" office:value-type="float" office:value="1.0227238" calcext:value-type="float">
            <text:p>1.0227238</text:p>
          </table:table-cell>
          <table:table-cell office:value-type="float" office:value="0.0127703" calcext:value-type="float">
            <text:p>0.0127703</text:p>
          </table:table-cell>
          <table:table-cell table:formula="of:=1-[.K151]" office:value-type="float" office:value="0.9872297" calcext:value-type="float">
            <text:p>0.9872297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241655" calcext:value-type="float">
            <text:p>0.241655</text:p>
          </table:table-cell>
          <table:table-cell table:formula="of:=1-[.O151]" office:value-type="float" office:value="0.758345" calcext:value-type="float">
            <text:p>0.7583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198053" calcext:value-type="float">
            <text:p>0.198053</text:p>
          </table:table-cell>
          <table:table-cell table:formula="of:=1-[.C152]" office:value-type="float" office:value="0.801947" calcext:value-type="float">
            <text:p>0.801947</text:p>
          </table:table-cell>
          <table:table-cell office:value-type="float" office:value="0.224326" calcext:value-type="float">
            <text:p>0.224326</text:p>
          </table:table-cell>
          <table:table-cell table:formula="of:=1-[.E152]" office:value-type="float" office:value="0.775674" calcext:value-type="float">
            <text:p>0.775674</text:p>
          </table:table-cell>
          <table:table-cell office:value-type="float" office:value="0.198851" calcext:value-type="float">
            <text:p>0.198851</text:p>
          </table:table-cell>
          <table:table-cell table:formula="of:=1-[.G152]" office:value-type="float" office:value="0.801149" calcext:value-type="float">
            <text:p>0.801149</text:p>
          </table:table-cell>
          <table:table-cell office:value-type="float" office:value="0.198881" calcext:value-type="float">
            <text:p>0.198881</text:p>
          </table:table-cell>
          <table:table-cell table:formula="of:=1-[.I152]" office:value-type="float" office:value="0.801119" calcext:value-type="float">
            <text:p>0.801119</text:p>
          </table:table-cell>
          <table:table-cell office:value-type="float" office:value="0.199479" calcext:value-type="float">
            <text:p>0.199479</text:p>
          </table:table-cell>
          <table:table-cell table:formula="of:=1-[.K152]" office:value-type="float" office:value="0.800521" calcext:value-type="float">
            <text:p>0.800521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941" calcext:value-type="float">
            <text:p>0.224941</text:p>
          </table:table-cell>
          <table:table-cell table:formula="of:=1-[.O152]" office:value-type="float" office:value="0.775059" calcext:value-type="float">
            <text:p>0.7750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171061" calcext:value-type="float">
            <text:p>0.171061</text:p>
          </table:table-cell>
          <table:table-cell table:formula="of:=1-[.C153]" office:value-type="float" office:value="0.828939" calcext:value-type="float">
            <text:p>0.828939</text:p>
          </table:table-cell>
          <table:table-cell office:value-type="float" office:value="0.242443" calcext:value-type="float">
            <text:p>0.242443</text:p>
          </table:table-cell>
          <table:table-cell table:formula="of:=1-[.E153]" office:value-type="float" office:value="0.757557" calcext:value-type="float">
            <text:p>0.757557</text:p>
          </table:table-cell>
          <table:table-cell office:value-type="float" office:value="0.147687" calcext:value-type="float">
            <text:p>0.147687</text:p>
          </table:table-cell>
          <table:table-cell table:formula="of:=1-[.G153]" office:value-type="float" office:value="0.852313" calcext:value-type="float">
            <text:p>0.852313</text:p>
          </table:table-cell>
          <table:table-cell office:value-type="float" office:value="0.133988" calcext:value-type="float">
            <text:p>0.133988</text:p>
          </table:table-cell>
          <table:table-cell table:formula="of:=1-[.I153]" office:value-type="float" office:value="0.866012" calcext:value-type="float">
            <text:p>0.866012</text:p>
          </table:table-cell>
          <table:table-cell office:value-type="float" office:value="0.145527" calcext:value-type="float">
            <text:p>0.145527</text:p>
          </table:table-cell>
          <table:table-cell table:formula="of:=1-[.K153]" office:value-type="float" office:value="0.854473" calcext:value-type="float">
            <text:p>0.854473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97316" calcext:value-type="float">
            <text:p>0.297316</text:p>
          </table:table-cell>
          <table:table-cell table:formula="of:=1-[.O153]" office:value-type="float" office:value="0.702684" calcext:value-type="float">
            <text:p>0.70268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-0.0423199" calcext:value-type="float">
            <text:p>-0.0423199</text:p>
          </table:table-cell>
          <table:table-cell table:formula="of:=1-[.C154]" office:value-type="float" office:value="1.0423199" calcext:value-type="float">
            <text:p>1.0423199</text:p>
          </table:table-cell>
          <table:table-cell office:value-type="float" office:value="0.180166" calcext:value-type="float">
            <text:p>0.180166</text:p>
          </table:table-cell>
          <table:table-cell table:formula="of:=1-[.E154]" office:value-type="float" office:value="0.819834" calcext:value-type="float">
            <text:p>0.819834</text:p>
          </table:table-cell>
          <table:table-cell office:value-type="float" office:value="-0.0949776" calcext:value-type="float">
            <text:p>-0.0949776</text:p>
          </table:table-cell>
          <table:table-cell table:formula="of:=1-[.G154]" office:value-type="float" office:value="1.0949776" calcext:value-type="float">
            <text:p>1.0949776</text:p>
          </table:table-cell>
          <table:table-cell office:value-type="float" office:value="-0.129363" calcext:value-type="float">
            <text:p>-0.129363</text:p>
          </table:table-cell>
          <table:table-cell table:formula="of:=1-[.I154]" office:value-type="float" office:value="1.129363" calcext:value-type="float">
            <text:p>1.129363</text:p>
          </table:table-cell>
          <table:table-cell office:value-type="float" office:value="-0.0964954" calcext:value-type="float">
            <text:p>-0.0964954</text:p>
          </table:table-cell>
          <table:table-cell table:formula="of:=1-[.K154]" office:value-type="float" office:value="1.0964954" calcext:value-type="float">
            <text:p>1.0964954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327527" calcext:value-type="float">
            <text:p>0.327527</text:p>
          </table:table-cell>
          <table:table-cell table:formula="of:=1-[.O154]" office:value-type="float" office:value="0.672473" calcext:value-type="float">
            <text:p>0.67247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021612" calcext:value-type="float">
            <text:p>0.021612</text:p>
          </table:table-cell>
          <table:table-cell table:formula="of:=1-[.C155]" office:value-type="float" office:value="0.978388" calcext:value-type="float">
            <text:p>0.978388</text:p>
          </table:table-cell>
          <table:table-cell office:value-type="float" office:value="0.131752" calcext:value-type="float">
            <text:p>0.131752</text:p>
          </table:table-cell>
          <table:table-cell table:formula="of:=1-[.E155]" office:value-type="float" office:value="0.868248" calcext:value-type="float">
            <text:p>0.868248</text:p>
          </table:table-cell>
          <table:table-cell office:value-type="float" office:value="-0.0200401" calcext:value-type="float">
            <text:p>-0.0200401</text:p>
          </table:table-cell>
          <table:table-cell table:formula="of:=1-[.G155]" office:value-type="float" office:value="1.0200401" calcext:value-type="float">
            <text:p>1.0200401</text:p>
          </table:table-cell>
          <table:table-cell office:value-type="float" office:value="-0.037881" calcext:value-type="float">
            <text:p>-0.037881</text:p>
          </table:table-cell>
          <table:table-cell table:formula="of:=1-[.I155]" office:value-type="float" office:value="1.037881" calcext:value-type="float">
            <text:p>1.037881</text:p>
          </table:table-cell>
          <table:table-cell office:value-type="float" office:value="-0.0172378" calcext:value-type="float">
            <text:p>-0.0172378</text:p>
          </table:table-cell>
          <table:table-cell table:formula="of:=1-[.K155]" office:value-type="float" office:value="1.0172378" calcext:value-type="float">
            <text:p>1.0172378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228341" calcext:value-type="float">
            <text:p>0.228341</text:p>
          </table:table-cell>
          <table:table-cell table:formula="of:=1-[.O155]" office:value-type="float" office:value="0.771659" calcext:value-type="float">
            <text:p>0.7716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02214" calcext:value-type="float">
            <text:p>0.102214</text:p>
          </table:table-cell>
          <table:table-cell table:formula="of:=1-[.C156]" office:value-type="float" office:value="0.897786" calcext:value-type="float">
            <text:p>0.897786</text:p>
          </table:table-cell>
          <table:table-cell office:value-type="float" office:value="0.197104" calcext:value-type="float">
            <text:p>0.197104</text:p>
          </table:table-cell>
          <table:table-cell table:formula="of:=1-[.E156]" office:value-type="float" office:value="0.802896" calcext:value-type="float">
            <text:p>0.802896</text:p>
          </table:table-cell>
          <table:table-cell office:value-type="float" office:value="0.0789144" calcext:value-type="float">
            <text:p>0.0789144</text:p>
          </table:table-cell>
          <table:table-cell table:formula="of:=1-[.G156]" office:value-type="float" office:value="0.9210856" calcext:value-type="float">
            <text:p>0.9210856</text:p>
          </table:table-cell>
          <table:table-cell office:value-type="float" office:value="0.0618181" calcext:value-type="float">
            <text:p>0.0618181</text:p>
          </table:table-cell>
          <table:table-cell table:formula="of:=1-[.I156]" office:value-type="float" office:value="0.9381819" calcext:value-type="float">
            <text:p>0.9381819</text:p>
          </table:table-cell>
          <table:table-cell office:value-type="float" office:value="0.0853098" calcext:value-type="float">
            <text:p>0.0853098</text:p>
          </table:table-cell>
          <table:table-cell table:formula="of:=1-[.K156]" office:value-type="float" office:value="0.9146902" calcext:value-type="float">
            <text:p>0.9146902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256943" calcext:value-type="float">
            <text:p>0.256943</text:p>
          </table:table-cell>
          <table:table-cell table:formula="of:=1-[.O156]" office:value-type="float" office:value="0.743057" calcext:value-type="float">
            <text:p>0.7430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199285" calcext:value-type="float">
            <text:p>0.199285</text:p>
          </table:table-cell>
          <table:table-cell table:formula="of:=1-[.C157]" office:value-type="float" office:value="0.800715" calcext:value-type="float">
            <text:p>0.800715</text:p>
          </table:table-cell>
          <table:table-cell office:value-type="float" office:value="0.230148" calcext:value-type="float">
            <text:p>0.230148</text:p>
          </table:table-cell>
          <table:table-cell table:formula="of:=1-[.E157]" office:value-type="float" office:value="0.769852" calcext:value-type="float">
            <text:p>0.769852</text:p>
          </table:table-cell>
          <table:table-cell office:value-type="float" office:value="0.200497" calcext:value-type="float">
            <text:p>0.200497</text:p>
          </table:table-cell>
          <table:table-cell table:formula="of:=1-[.G157]" office:value-type="float" office:value="0.799503" calcext:value-type="float">
            <text:p>0.799503</text:p>
          </table:table-cell>
          <table:table-cell office:value-type="float" office:value="0.200198" calcext:value-type="float">
            <text:p>0.200198</text:p>
          </table:table-cell>
          <table:table-cell table:formula="of:=1-[.I157]" office:value-type="float" office:value="0.799802" calcext:value-type="float">
            <text:p>0.799802</text:p>
          </table:table-cell>
          <table:table-cell office:value-type="float" office:value="0.200821" calcext:value-type="float">
            <text:p>0.200821</text:p>
          </table:table-cell>
          <table:table-cell table:formula="of:=1-[.K157]" office:value-type="float" office:value="0.799179" calcext:value-type="float">
            <text:p>0.799179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704" calcext:value-type="float">
            <text:p>0.230704</text:p>
          </table:table-cell>
          <table:table-cell table:formula="of:=1-[.O157]" office:value-type="float" office:value="0.769296" calcext:value-type="float">
            <text:p>0.7692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15201" calcext:value-type="float">
            <text:p>0.15201</text:p>
          </table:table-cell>
          <table:table-cell table:formula="of:=1-[.C158]" office:value-type="float" office:value="0.84799" calcext:value-type="float">
            <text:p>0.84799</text:p>
          </table:table-cell>
          <table:table-cell office:value-type="float" office:value="0.227453" calcext:value-type="float">
            <text:p>0.227453</text:p>
          </table:table-cell>
          <table:table-cell table:formula="of:=1-[.E158]" office:value-type="float" office:value="0.772547" calcext:value-type="float">
            <text:p>0.772547</text:p>
          </table:table-cell>
          <table:table-cell office:value-type="float" office:value="0.142784" calcext:value-type="float">
            <text:p>0.142784</text:p>
          </table:table-cell>
          <table:table-cell table:formula="of:=1-[.G158]" office:value-type="float" office:value="0.857216" calcext:value-type="float">
            <text:p>0.857216</text:p>
          </table:table-cell>
          <table:table-cell office:value-type="float" office:value="0.130854" calcext:value-type="float">
            <text:p>0.130854</text:p>
          </table:table-cell>
          <table:table-cell table:formula="of:=1-[.I158]" office:value-type="float" office:value="0.869146" calcext:value-type="float">
            <text:p>0.869146</text:p>
          </table:table-cell>
          <table:table-cell office:value-type="float" office:value="0.145204" calcext:value-type="float">
            <text:p>0.145204</text:p>
          </table:table-cell>
          <table:table-cell table:formula="of:=1-[.K158]" office:value-type="float" office:value="0.854796" calcext:value-type="float">
            <text:p>0.854796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61188" calcext:value-type="float">
            <text:p>0.261188</text:p>
          </table:table-cell>
          <table:table-cell table:formula="of:=1-[.O158]" office:value-type="float" office:value="0.738812" calcext:value-type="float">
            <text:p>0.7388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168431" calcext:value-type="float">
            <text:p>0.168431</text:p>
          </table:table-cell>
          <table:table-cell table:formula="of:=1-[.C159]" office:value-type="float" office:value="0.831569" calcext:value-type="float">
            <text:p>0.831569</text:p>
          </table:table-cell>
          <table:table-cell office:value-type="float" office:value="0.409628" calcext:value-type="float">
            <text:p>0.409628</text:p>
          </table:table-cell>
          <table:table-cell table:formula="of:=1-[.E159]" office:value-type="float" office:value="0.590372" calcext:value-type="float">
            <text:p>0.590372</text:p>
          </table:table-cell>
          <table:table-cell office:value-type="float" office:value="0.122498" calcext:value-type="float">
            <text:p>0.122498</text:p>
          </table:table-cell>
          <table:table-cell table:formula="of:=1-[.G159]" office:value-type="float" office:value="0.877502" calcext:value-type="float">
            <text:p>0.877502</text:p>
          </table:table-cell>
          <table:table-cell office:value-type="float" office:value="0.0824702" calcext:value-type="float">
            <text:p>0.0824702</text:p>
          </table:table-cell>
          <table:table-cell table:formula="of:=1-[.I159]" office:value-type="float" office:value="0.9175298" calcext:value-type="float">
            <text:p>0.9175298</text:p>
          </table:table-cell>
          <table:table-cell office:value-type="float" office:value="0.137919" calcext:value-type="float">
            <text:p>0.137919</text:p>
          </table:table-cell>
          <table:table-cell table:formula="of:=1-[.K159]" office:value-type="float" office:value="0.862081" calcext:value-type="float">
            <text:p>0.862081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550037" calcext:value-type="float">
            <text:p>0.550037</text:p>
          </table:table-cell>
          <table:table-cell table:formula="of:=1-[.O159]" office:value-type="float" office:value="0.449963" calcext:value-type="float">
            <text:p>0.44996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766761" calcext:value-type="float">
            <text:p>0.0766761</text:p>
          </table:table-cell>
          <table:table-cell table:formula="of:=1-[.C160]" office:value-type="float" office:value="0.9233239" calcext:value-type="float">
            <text:p>0.9233239</text:p>
          </table:table-cell>
          <table:table-cell office:value-type="float" office:value="0.217068" calcext:value-type="float">
            <text:p>0.217068</text:p>
          </table:table-cell>
          <table:table-cell table:formula="of:=1-[.E160]" office:value-type="float" office:value="0.782932" calcext:value-type="float">
            <text:p>0.782932</text:p>
          </table:table-cell>
          <table:table-cell office:value-type="float" office:value="0.0462441" calcext:value-type="float">
            <text:p>0.0462441</text:p>
          </table:table-cell>
          <table:table-cell table:formula="of:=1-[.G160]" office:value-type="float" office:value="0.9537559" calcext:value-type="float">
            <text:p>0.9537559</text:p>
          </table:table-cell>
          <table:table-cell office:value-type="float" office:value="0.0255684" calcext:value-type="float">
            <text:p>0.0255684</text:p>
          </table:table-cell>
          <table:table-cell table:formula="of:=1-[.I160]" office:value-type="float" office:value="0.9744316" calcext:value-type="float">
            <text:p>0.9744316</text:p>
          </table:table-cell>
          <table:table-cell office:value-type="float" office:value="0.05548" calcext:value-type="float">
            <text:p>0.05548</text:p>
          </table:table-cell>
          <table:table-cell table:formula="of:=1-[.K160]" office:value-type="float" office:value="0.94452" calcext:value-type="float">
            <text:p>0.94452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95866" calcext:value-type="float">
            <text:p>0.295866</text:p>
          </table:table-cell>
          <table:table-cell table:formula="of:=1-[.O160]" office:value-type="float" office:value="0.704134" calcext:value-type="float">
            <text:p>0.70413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0862301" calcext:value-type="float">
            <text:p>0.0862301</text:p>
          </table:table-cell>
          <table:table-cell table:formula="of:=1-[.C161]" office:value-type="float" office:value="0.9137699" calcext:value-type="float">
            <text:p>0.9137699</text:p>
          </table:table-cell>
          <table:table-cell office:value-type="float" office:value="0.178733" calcext:value-type="float">
            <text:p>0.178733</text:p>
          </table:table-cell>
          <table:table-cell table:formula="of:=1-[.E161]" office:value-type="float" office:value="0.821267" calcext:value-type="float">
            <text:p>0.821267</text:p>
          </table:table-cell>
          <table:table-cell office:value-type="float" office:value="0.0488248" calcext:value-type="float">
            <text:p>0.0488248</text:p>
          </table:table-cell>
          <table:table-cell table:formula="of:=1-[.G161]" office:value-type="float" office:value="0.9511752" calcext:value-type="float">
            <text:p>0.9511752</text:p>
          </table:table-cell>
          <table:table-cell office:value-type="float" office:value="0.0251821" calcext:value-type="float">
            <text:p>0.0251821</text:p>
          </table:table-cell>
          <table:table-cell table:formula="of:=1-[.I161]" office:value-type="float" office:value="0.9748179" calcext:value-type="float">
            <text:p>0.9748179</text:p>
          </table:table-cell>
          <table:table-cell office:value-type="float" office:value="0.0489073" calcext:value-type="float">
            <text:p>0.0489073</text:p>
          </table:table-cell>
          <table:table-cell table:formula="of:=1-[.K161]" office:value-type="float" office:value="0.9510927" calcext:value-type="float">
            <text:p>0.9510927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257655" calcext:value-type="float">
            <text:p>0.257655</text:p>
          </table:table-cell>
          <table:table-cell table:formula="of:=1-[.O161]" office:value-type="float" office:value="0.742345" calcext:value-type="float">
            <text:p>0.74234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-0.0383372" calcext:value-type="float">
            <text:p>-0.0383372</text:p>
          </table:table-cell>
          <table:table-cell table:formula="of:=1-[.C162]" office:value-type="float" office:value="1.0383372" calcext:value-type="float">
            <text:p>1.0383372</text:p>
          </table:table-cell>
          <table:table-cell office:value-type="float" office:value="0.277849" calcext:value-type="float">
            <text:p>0.277849</text:p>
          </table:table-cell>
          <table:table-cell table:formula="of:=1-[.E162]" office:value-type="float" office:value="0.722151" calcext:value-type="float">
            <text:p>0.722151</text:p>
          </table:table-cell>
          <table:table-cell office:value-type="float" office:value="-0.0732367" calcext:value-type="float">
            <text:p>-0.0732367</text:p>
          </table:table-cell>
          <table:table-cell table:formula="of:=1-[.G162]" office:value-type="float" office:value="1.0732367" calcext:value-type="float">
            <text:p>1.0732367</text:p>
          </table:table-cell>
          <table:table-cell office:value-type="float" office:value="-0.101858" calcext:value-type="float">
            <text:p>-0.101858</text:p>
          </table:table-cell>
          <table:table-cell table:formula="of:=1-[.I162]" office:value-type="float" office:value="1.101858" calcext:value-type="float">
            <text:p>1.101858</text:p>
          </table:table-cell>
          <table:table-cell office:value-type="float" office:value="-0.0648567" calcext:value-type="float">
            <text:p>-0.0648567</text:p>
          </table:table-cell>
          <table:table-cell table:formula="of:=1-[.K162]" office:value-type="float" office:value="1.0648567" calcext:value-type="float">
            <text:p>1.0648567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435465" calcext:value-type="float">
            <text:p>0.435465</text:p>
          </table:table-cell>
          <table:table-cell table:formula="of:=1-[.O162]" office:value-type="float" office:value="0.564535" calcext:value-type="float">
            <text:p>0.56453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56523" calcext:value-type="float">
            <text:p>0.356523</text:p>
          </table:table-cell>
          <table:table-cell table:formula="of:=1-[.C163]" office:value-type="float" office:value="0.643477" calcext:value-type="float">
            <text:p>0.643477</text:p>
          </table:table-cell>
          <table:table-cell office:value-type="float" office:value="0.360621" calcext:value-type="float">
            <text:p>0.360621</text:p>
          </table:table-cell>
          <table:table-cell table:formula="of:=1-[.E163]" office:value-type="float" office:value="0.639379" calcext:value-type="float">
            <text:p>0.639379</text:p>
          </table:table-cell>
          <table:table-cell office:value-type="float" office:value="0.356034" calcext:value-type="float">
            <text:p>0.356034</text:p>
          </table:table-cell>
          <table:table-cell table:formula="of:=1-[.G163]" office:value-type="float" office:value="0.643966" calcext:value-type="float">
            <text:p>0.643966</text:p>
          </table:table-cell>
          <table:table-cell office:value-type="float" office:value="0.356262" calcext:value-type="float">
            <text:p>0.356262</text:p>
          </table:table-cell>
          <table:table-cell table:formula="of:=1-[.I163]" office:value-type="float" office:value="0.643738" calcext:value-type="float">
            <text:p>0.643738</text:p>
          </table:table-cell>
          <table:table-cell office:value-type="float" office:value="0.355375" calcext:value-type="float">
            <text:p>0.355375</text:p>
          </table:table-cell>
          <table:table-cell table:formula="of:=1-[.K163]" office:value-type="float" office:value="0.644625" calcext:value-type="float">
            <text:p>0.644625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-[.O163]" office:value-type="float" office:value="0.638613" calcext:value-type="float">
            <text:p>0.6386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1971598329463" calcext:value-type="float">
            <text:p>-0.5197159833</text:p>
          </table:table-cell>
          <table:table-cell table:style-name="ce1" table:formula="of:=CORREL([.B150:.B163];[.D150:.D163])" office:value-type="float" office:value="0.519715983294629" calcext:value-type="float">
            <text:p>0.5197159833</text:p>
          </table:table-cell>
          <table:table-cell table:style-name="ce2" table:formula="of:=CORREL([.B150:.B163];[.E150:.E163])" office:value-type="float" office:value="-0.729109913247932" calcext:value-type="float">
            <text:p>-0.7291099132</text:p>
          </table:table-cell>
          <table:table-cell table:style-name="ce1" table:formula="of:=CORREL([.B150:.B163];[.F150:.F163])" office:value-type="float" office:value="0.729109913247932" calcext:value-type="float">
            <text:p>0.7291099132</text:p>
          </table:table-cell>
          <table:table-cell table:style-name="ce2" table:formula="of:=CORREL([.B150:.B163];[.G150:.G163])" office:value-type="float" office:value="-0.515512006548302" calcext:value-type="float">
            <text:p>-0.5155120065</text:p>
          </table:table-cell>
          <table:table-cell table:style-name="ce1" table:formula="of:=CORREL([.B150:.B163];[.H150:.H163])" office:value-type="float" office:value="0.515512006548302" calcext:value-type="float">
            <text:p>0.5155120065</text:p>
          </table:table-cell>
          <table:table-cell table:style-name="ce2" table:formula="of:=CORREL([.B150:.B163];[.I150:.I163])" office:value-type="float" office:value="-0.495998609071853" calcext:value-type="float">
            <text:p>-0.4959986091</text:p>
          </table:table-cell>
          <table:table-cell table:style-name="ce1" table:formula="of:=CORREL([.B150:.B163];[.J150:.J163])" office:value-type="float" office:value="0.495998609071853" calcext:value-type="float">
            <text:p>0.4959986091</text:p>
          </table:table-cell>
          <table:table-cell table:style-name="ce2" table:formula="of:=CORREL([.B150:.B163];[.K150:.K163])" office:value-type="float" office:value="-0.530300393094659" calcext:value-type="float">
            <text:p>-0.5303003931</text:p>
          </table:table-cell>
          <table:table-cell table:style-name="ce1" table:formula="of:=CORREL([.B150:.B163];[.L150:.L163])" office:value-type="float" office:value="0.530300393094659" calcext:value-type="float">
            <text:p>0.5303003931</text:p>
          </table:table-cell>
          <table:table-cell table:style-name="ce1" table:formula="of:=CORREL([.B150:.B163];[.M150:.M163])" office:value-type="float" office:value="0.749477731245141" calcext:value-type="float">
            <text:p>0.7494777312</text:p>
          </table:table-cell>
          <table:table-cell table:style-name="ce2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480553608082777" calcext:value-type="float">
            <text:p>-0.4805536081</text:p>
          </table:table-cell>
          <table:table-cell table:style-name="ce1" table:formula="of:=CORREL([.B150:.B163];[.P150:.P163])" office:value-type="float" office:value="0.480553608082777" calcext:value-type="float">
            <text:p>0.480553608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6" office:value-type="float" office:value="0.533512267928872" calcext:value-type="float">
            <text:p>0.5335122679</text:p>
          </table:table-cell>
          <table:table-cell table:style-name="ce5" office:value-type="float" office:value="0.533512267928872" calcext:value-type="float">
            <text:p>0.5335122679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813604785377671" calcext:value-type="float">
            <text:p>0.8136047854</text:p>
          </table:table-cell>
          <table:table-cell table:style-name="ce6"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36811633040557" calcext:value-type="float">
            <text:p>0.736811633</text:p>
          </table:table-cell>
          <table:table-cell table:style-name="ce5" office:value-type="float" office:value="0.818764447788318" calcext:value-type="float">
            <text:p>0.8187644478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table:style-name="ce6" office:value-type="float" office:value="0.199293402489509" calcext:value-type="float">
            <text:p>0.1992934025</text:p>
          </table:table-cell>
          <table:table-cell table:style-name="ce5" office:value-type="float" office:value="0.199293402489509" calcext:value-type="float">
            <text:p>0.1992934025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-0.761830129967098" calcext:value-type="float">
            <text:p>-0.76183013</text:p>
          </table:table-cell>
          <table:table-cell table:style-name="ce6" office:value-type="float" office:value="0.761830129967098" calcext:value-type="float">
            <text:p>0.7618301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59732767388033" calcext:value-type="float">
            <text:p>0.7597327674</text:p>
          </table:table-cell>
          <table:table-cell table:style-name="ce5" office:value-type="float" office:value="0.761830129967098" calcext:value-type="float">
            <text:p>0.76183013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-0.618204702372982" calcext:value-type="float">
            <text:p>-0.6182047024</text:p>
          </table:table-cell>
          <table:table-cell table:style-name="ce6" office:value-type="float" office:value="0.618204702372982" calcext:value-type="float">
            <text:p>0.6182047024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14915157208182" calcext:value-type="float">
            <text:p>0.6149151572</text:p>
          </table:table-cell>
          <table:table-cell table:style-name="ce5" office:value-type="float" office:value="0.618204702372982" calcext:value-type="float">
            <text:p>0.6182047024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37160427090794" calcext:value-type="float">
            <text:p>-0.3716042709</text:p>
          </table:table-cell>
          <table:table-cell table:style-name="ce6" office:value-type="float" office:value="0.37160427090794" calcext:value-type="float">
            <text:p>0.3716042709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20728093779594" calcext:value-type="float">
            <text:p>0.3207280938</text:p>
          </table:table-cell>
          <table:table-cell table:style-name="ce5" office:value-type="float" office:value="0.37160427090794" calcext:value-type="float">
            <text:p>0.3716042709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table:style-name="ce6" office:value-type="float" office:value="0.463491604656794" calcext:value-type="float">
            <text:p>0.4634916047</text:p>
          </table:table-cell>
          <table:table-cell table:style-name="ce5" office:value-type="float" office:value="0.463491604656794" calcext:value-type="float">
            <text:p>0.4634916047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530300393094659" calcext:value-type="float">
            <text:p>0.5303003931</text:p>
          </table:table-cell>
          <table:table-cell table:style-name="ce6"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80553608082777" calcext:value-type="float">
            <text:p>0.4805536081</text:p>
          </table:table-cell>
          <table:table-cell table:style-name="ce5" office:value-type="float" office:value="0.749477731245141" calcext:value-type="float">
            <text:p>0.7494777312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322443846431354" calcext:value-type="float">
            <text:p>-0.3224438464</text:p>
          </table:table-cell>
          <table:table-cell table:style-name="ce1" table:formula="of:=AVERAGE([.C167:.C174])" office:value-type="float" office:value="0.322443846431354" calcext:value-type="float">
            <text:p>0.3224438464</text:p>
          </table:table-cell>
          <table:table-cell table:formula="of:=AVERAGE([.D167:.D174])" office:value-type="float" office:value="-0.519618925379755" calcext:value-type="float">
            <text:p>-0.5196189254</text:p>
          </table:table-cell>
          <table:table-cell table:style-name="ce1" table:formula="of:=AVERAGE([.E167:.E174])" office:value-type="float" office:value="0.519618925379755" calcext:value-type="float">
            <text:p>0.5196189254</text:p>
          </table:table-cell>
          <table:table-cell table:formula="of:=AVERAGE([.F167:.F174])" office:value-type="float" office:value="-0.284917853325539" calcext:value-type="float">
            <text:p>-0.2849178533</text:p>
          </table:table-cell>
          <table:table-cell table:style-name="ce1" table:formula="of:=AVERAGE([.G167:.G174])" office:value-type="float" office:value="0.284917853325539" calcext:value-type="float">
            <text:p>0.2849178533</text:p>
          </table:table-cell>
          <table:table-cell table:formula="of:=AVERAGE([.H167:.H174])" office:value-type="float" office:value="-0.286691298643178" calcext:value-type="float">
            <text:p>-0.2866912986</text:p>
          </table:table-cell>
          <table:table-cell table:style-name="ce1" table:formula="of:=AVERAGE([.I167:.I174])" office:value-type="float" office:value="0.286691298643178" calcext:value-type="float">
            <text:p>0.2866912986</text:p>
          </table:table-cell>
          <table:table-cell table:formula="of:=AVERAGE([.J167:.J174])" office:value-type="float" office:value="-0.29655440419597" calcext:value-type="float">
            <text:p>-0.2965544042</text:p>
          </table:table-cell>
          <table:table-cell table:style-name="ce1" table:formula="of:=AVERAGE([.K167:.K174])" office:value-type="float" office:value="0.29655440419597" calcext:value-type="float">
            <text:p>0.2965544042</text:p>
          </table:table-cell>
          <table:table-cell table:style-name="ce1" table:formula="of:=AVERAGE([.L167:.L174])" office:value-type="float" office:value="0.388317285337599" calcext:value-type="float">
            <text:p>0.3883172853</text:p>
          </table:table-cell>
          <table:table-cell table:style-name="ce2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362981682179" calcext:value-type="float">
            <text:p>-0.5136298168</text:p>
          </table:table-cell>
          <table:table-cell table:style-name="ce1" table:formula="of:=AVERAGE([.O167:.O174])" office:value-type="float" office:value="0.51362981682179" calcext:value-type="float">
            <text:p>0.5136298168</text:p>
          </table:table-cell>
          <table:table-cell table:style-name="ce4" table:formula="of:=AVERAGE([.P167:.P174])" office:value-type="float" office:value="0.564522319669582" calcext:value-type="float">
            <text:p>0.5645223197</text:p>
          </table:table-cell>
        </table:table-row>
        <table:table-row table:style-name="ro1">
          <table:table-cell table:number-columns-repeated="14"/>
          <table:table-cell table:style-name="ce7" table:number-columns-repeated="2"/>
        </table:table-row>
      </table:table>
      <table:table table:name="corr" table:style-name="ta1">
        <table:shapes>
          <draw:frame draw:z-index="0" draw:style-name="gr1" draw:text-style-name="P1" svg:width="9.7433in" svg:height="5.4815in" svg:x="9.7783in" svg:y="5.8669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7701in" svg:height="5.4965in" svg:x="20.4449in" svg:y="5.866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7346in" svg:height="5.4768in" svg:x="9.778in" svg:y="11.5559in">
            <draw:object draw:notify-on-update-of-ranges="corr.B66:corr.B66 corr.B67:corr.B74 corr.C66:corr.C66 corr.C67:corr.C74 corr.D66:corr.D66 corr.D67:corr.D74 corr.E66:corr.E66 corr.E67:corr.E74 corr.F66:corr.F66 corr.F67:corr.F74 corr.G66:corr.G66 corr.G67:corr.G74 corr.H66:corr.H66 corr.H67:corr.H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7634in" svg:height="5.4921in" svg:x="20.4449in" svg:y="11.5563in">
            <draw:object draw:notify-on-update-of-ranges="corr.B76:corr.B76 corr.B77:corr.B84 corr.C76:corr.C76 corr.C77:corr.C84 corr.D76:corr.D76 corr.D77:corr.D84 corr.E76:corr.E76 corr.E77:corr.E84 corr.F76:corr.F76 corr.F77:corr.F84 corr.G76:corr.G76 corr.G77:corr.G84 corr.H76:corr.H76 corr.H77:corr.H8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9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style-name="ce5" table:formula="of:=MAX([.B2:.O2])" office:value-type="float" office:value="0.219446415794518" calcext:value-type="float">
            <text:p>0.2194464158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6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style-name="ce5" table:formula="of:=MAX([.B3:.O3])" office:value-type="float" office:value="0.796457296848262" calcext:value-type="float">
            <text:p>0.7964572968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5" table:formula="of:=MAX([.B4:.O4])" office:value-type="float" office:value="0.696817134561194" calcext:value-type="float">
            <text:p>0.6968171346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6" office:value-type="float" office:value="0.788188844609599" calcext:value-type="float">
            <text:p>0.7881888446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style-name="ce5" table:formula="of:=MAX([.B5:.O5])" office:value-type="float" office:value="0.788188844609599" calcext:value-type="float">
            <text:p>0.7881888446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6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style-name="ce5" table:formula="of:=MAX([.B6:.O6])" office:value-type="float" office:value="0.535829634826214" calcext:value-type="float">
            <text:p>0.5358296348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6" office:value-type="float" office:value="0.45599965675823" calcext:value-type="float">
            <text:p>0.4559996568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style-name="ce5" table:formula="of:=MAX([.B7:.O7])" office:value-type="float" office:value="0.45599965675823" calcext:value-type="float">
            <text:p>0.4559996568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6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style-name="ce5" table:formula="of:=MAX([.B8:.O8])" office:value-type="float" office:value="0.45699695731859" calcext:value-type="float">
            <text:p>0.4569969573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6" office:value-type="float" office:value="0.768900669350847" calcext:value-type="float">
            <text:p>0.768900669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style-name="ce5" table:formula="of:=MAX([.B9:.O9])"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474080957582195" calcext:value-type="float">
            <text:p>-0.4740809576</text:p>
          </table:table-cell>
          <table:table-cell table:style-name="ce1" table:formula="of:=AVERAGE([.C2:.C9])" office:value-type="float" office:value="0.485694949988103" calcext:value-type="float">
            <text:p>0.48569495</text:p>
          </table:table-cell>
          <table:table-cell table:formula="of:=AVERAGE([.D2:.D9])" office:value-type="float" office:value="-0.503765999623144" calcext:value-type="float">
            <text:p>-0.5037659996</text:p>
          </table:table-cell>
          <table:table-cell table:style-name="ce1" table:formula="of:=AVERAGE([.E2:.E9])" office:value-type="float" office:value="0.518539225653924" calcext:value-type="float">
            <text:p>0.5185392257</text:p>
          </table:table-cell>
          <table:table-cell table:style-name="ce2" table:formula="of:=AVERAGE([.F2:.F9])" office:value-type="float" office:value="-0.49817804793624" calcext:value-type="float">
            <text:p>-0.4981780479</text:p>
          </table:table-cell>
          <table:table-cell table:style-name="ce1" table:formula="of:=AVERAGE([.G2:.G9])" office:value-type="float" office:value="0.512110818615436" calcext:value-type="float">
            <text:p>0.5121108186</text:p>
          </table:table-cell>
          <table:table-cell table:style-name="ce2" table:formula="of:=AVERAGE([.H2:.H9])" office:value-type="float" office:value="-0.489700281946974" calcext:value-type="float">
            <text:p>-0.4897002819</text:p>
          </table:table-cell>
          <table:table-cell table:style-name="ce1" table:formula="of:=AVERAGE([.I2:.I9])" office:value-type="float" office:value="0.507499476708746" calcext:value-type="float">
            <text:p>0.5074994767</text:p>
          </table:table-cell>
          <table:table-cell table:style-name="ce2" table:formula="of:=AVERAGE([.J2:.J9])" office:value-type="float" office:value="-0.503294138077271" calcext:value-type="float">
            <text:p>-0.5032941381</text:p>
          </table:table-cell>
          <table:table-cell table:style-name="ce1" table:formula="of:=AVERAGE([.K2:.K9])" office:value-type="float" office:value="0.518397436872413" calcext:value-type="float">
            <text:p>0.5183974369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style-name="ce2" table:formula="of:=AVERAGE([.N2:.N9])" office:value-type="float" office:value="-0.51667568827445" calcext:value-type="float">
            <text:p>-0.5166756883</text:p>
          </table:table-cell>
          <table:table-cell table:style-name="ce1" table:formula="of:=AVERAGE([.O2:.O9])" office:value-type="float" office:value="0.530340667319104" calcext:value-type="float">
            <text:p>0.5303406673</text:p>
          </table:table-cell>
          <table:table-cell table:style-name="ce4" table:formula="of:=AVERAGE([.P2:.P9])" office:value-type="float" office:value="0.589829576258432" calcext:value-type="float">
            <text:p>0.5898295763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1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6" office:value-type="float" office:value="0.533512267928872" calcext:value-type="float">
            <text:p>0.5335122679</text:p>
          </table:table-cell>
          <table:table-cell table:style-name="ce5" table:formula="of:=MAX([.B13:.O13])" office:value-type="float" office:value="0.533512267928872" calcext:value-type="float">
            <text:p>0.5335122679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2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813604785377671" calcext:value-type="float">
            <text:p>0.8136047854</text:p>
          </table:table-cell>
          <table:table-cell table:style-name="ce6"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36811633040557" calcext:value-type="float">
            <text:p>0.736811633</text:p>
          </table:table-cell>
          <table:table-cell table:style-name="ce5" table:formula="of:=MAX([.B14:.O14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1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table:style-name="ce6" office:value-type="float" office:value="0.199293402489509" calcext:value-type="float">
            <text:p>0.1992934025</text:p>
          </table:table-cell>
          <table:table-cell table:style-name="ce5" table:formula="of:=MAX([.B15:.O15])" office:value-type="float" office:value="0.229063825591456" calcext:value-type="float">
            <text:p>0.2290638256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3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-0.761830129967098" calcext:value-type="float">
            <text:p>-0.76183013</text:p>
          </table:table-cell>
          <table:table-cell table:style-name="ce6" office:value-type="float" office:value="0.761830129967098" calcext:value-type="float">
            <text:p>0.7618301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59732767388033" calcext:value-type="float">
            <text:p>0.7597327674</text:p>
          </table:table-cell>
          <table:table-cell table:style-name="ce5" table:formula="of:=MAX([.B16:.O16])" office:value-type="float" office:value="0.761830129967098" calcext:value-type="float">
            <text:p>0.7618301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room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-0.618204702372982" calcext:value-type="float">
            <text:p>-0.6182047024</text:p>
          </table:table-cell>
          <table:table-cell table:style-name="ce6" office:value-type="float" office:value="0.618204702372982" calcext:value-type="float">
            <text:p>0.6182047024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14915157208182" calcext:value-type="float">
            <text:p>0.6149151572</text:p>
          </table:table-cell>
          <table:table-cell table:style-name="ce5" table:formula="of:=MAX([.B17:.O17])" office:value-type="float" office:value="0.618204702372982" calcext:value-type="float">
            <text:p>0.618204702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campus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37160427090794" calcext:value-type="float">
            <text:p>-0.3716042709</text:p>
          </table:table-cell>
          <table:table-cell table:style-name="ce6" office:value-type="float" office:value="0.37160427090794" calcext:value-type="float">
            <text:p>0.3716042709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20728093779594" calcext:value-type="float">
            <text:p>0.3207280938</text:p>
          </table:table-cell>
          <table:table-cell table:style-name="ce5" table:formula="of:=MAX([.B18:.O18])" office:value-type="float" office:value="0.37160427090794" calcext:value-type="float">
            <text:p>0.3716042709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allway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table:style-name="ce6" office:value-type="float" office:value="0.463491604656794" calcext:value-type="float">
            <text:p>0.4634916047</text:p>
          </table:table-cell>
          <table:table-cell table:style-name="ce5" table:formula="of:=MAX([.B19:.O19])" office:value-type="float" office:value="0.463491604656794" calcext:value-type="float">
            <text:p>0.4634916047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lab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530300393094659" calcext:value-type="float">
            <text:p>0.5303003931</text:p>
          </table:table-cell>
          <table:table-cell table:style-name="ce6"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80553608082777" calcext:value-type="float">
            <text:p>0.4805536081</text:p>
          </table:table-cell>
          <table:table-cell table:style-name="ce5" table:formula="of:=MAX([.B20:.O20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322443846431354" calcext:value-type="float">
            <text:p>-0.3224438464</text:p>
          </table:table-cell>
          <table:table-cell table:style-name="ce1" table:formula="of:=AVERAGE([.C13:.C20])" office:value-type="float" office:value="0.322443846431354" calcext:value-type="float">
            <text:p>0.3224438464</text:p>
          </table:table-cell>
          <table:table-cell table:formula="of:=AVERAGE([.D13:.D20])" office:value-type="float" office:value="-0.519618925379755" calcext:value-type="float">
            <text:p>-0.5196189254</text:p>
          </table:table-cell>
          <table:table-cell table:style-name="ce1" table:formula="of:=AVERAGE([.E13:.E20])" office:value-type="float" office:value="0.519618925379755" calcext:value-type="float">
            <text:p>0.5196189254</text:p>
          </table:table-cell>
          <table:table-cell table:formula="of:=AVERAGE([.F13:.F20])" office:value-type="float" office:value="-0.284917853325539" calcext:value-type="float">
            <text:p>-0.2849178533</text:p>
          </table:table-cell>
          <table:table-cell table:style-name="ce1" table:formula="of:=AVERAGE([.G13:.G20])" office:value-type="float" office:value="0.284917853325539" calcext:value-type="float">
            <text:p>0.2849178533</text:p>
          </table:table-cell>
          <table:table-cell table:formula="of:=AVERAGE([.H13:.H20])" office:value-type="float" office:value="-0.286691298643178" calcext:value-type="float">
            <text:p>-0.2866912986</text:p>
          </table:table-cell>
          <table:table-cell table:style-name="ce1" table:formula="of:=AVERAGE([.I13:.I20])" office:value-type="float" office:value="0.286691298643178" calcext:value-type="float">
            <text:p>0.2866912986</text:p>
          </table:table-cell>
          <table:table-cell table:formula="of:=AVERAGE([.J13:.J20])" office:value-type="float" office:value="-0.29655440419597" calcext:value-type="float">
            <text:p>-0.2965544042</text:p>
          </table:table-cell>
          <table:table-cell table:style-name="ce1" table:formula="of:=AVERAGE([.K13:.K20])" office:value-type="float" office:value="0.29655440419597" calcext:value-type="float">
            <text:p>0.2965544042</text:p>
          </table:table-cell>
          <table:table-cell table:style-name="ce1" table:formula="of:=AVERAGE([.L13:.L20])" office:value-type="float" office:value="0.388317285337599" calcext:value-type="float">
            <text:p>0.3883172853</text:p>
          </table:table-cell>
          <table:table-cell table:style-name="ce2" table:formula="of:=AVERAGE([.M13:.M20])" office:value-type="float" office:value="-0.373672104698636" calcext:value-type="float">
            <text:p>-0.3736721047</text:p>
          </table:table-cell>
          <table:table-cell table:formula="of:=AVERAGE([.N13:.N20])" office:value-type="float" office:value="-0.51362981682179" calcext:value-type="float">
            <text:p>-0.5136298168</text:p>
          </table:table-cell>
          <table:table-cell table:style-name="ce1" table:formula="of:=AVERAGE([.O13:.O20])" office:value-type="float" office:value="0.51362981682179" calcext:value-type="float">
            <text:p>0.5136298168</text:p>
          </table:table-cell>
          <table:table-cell table:style-name="ce4" table:formula="of:=AVERAGE([.P13:.P20])" office:value-type="float" office:value="0.568243622557325" calcext:value-type="float">
            <text:p>0.5682436226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table:style-name="Default"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0.0654541571481427" calcext:value-type="float">
            <text:p>0.0654541571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6" office:value-type="float" office:value="0.533512267928872" calcext:value-type="float">
            <text:p>0.5335122679</text:p>
          </table:table-cell>
          <table:table-cell table:style-name="ce9" table:formula="of:=MAX([.B24:.AC24])" office:value-type="float" office:value="0.533512267928872" calcext:value-type="float">
            <text:p>0.5335122679</text:p>
          </table:table-cell>
        </table:table-row>
        <table:table-row table:style-name="ro1">
          <table:table-cell table:style-name="Default"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0.781858885666629" calcext:value-type="float">
            <text:p>0.7818588857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813604785377671" calcext:value-type="float">
            <text:p>0.8136047854</text:p>
          </table:table-cell>
          <table:table-cell table:style-name="ce6"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36811633040557" calcext:value-type="float">
            <text:p>0.736811633</text:p>
          </table:table-cell>
          <table:table-cell table:style-name="ce9" table:formula="of:=MAX([.B25:.AC25])" office:value-type="float" office:value="0.818764447788318" calcext:value-type="float">
            <text:p>0.8187644478</text:p>
          </table:table-cell>
        </table:table-row>
        <table:table-row table:style-name="ro1">
          <table:table-cell table:style-name="Default"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office:value-type="float" office:value="0.199293402489509" calcext:value-type="float">
            <text:p>0.1992934025</text:p>
          </table:table-cell>
          <table:table-cell table:style-name="ce8" table:formula="of:=MAX([.B26:.AC26])" office:value-type="float" office:value="0.696817134561194" calcext:value-type="float">
            <text:p>0.6968171346</text:p>
          </table:table-cell>
        </table:table-row>
        <table:table-row table:style-name="ro1">
          <table:table-cell table:style-name="Default"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3" office:value-type="float" office:value="0.788188844609599" calcext:value-type="float">
            <text:p>0.7881888446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0.728592922257132" calcext:value-type="float">
            <text:p>0.7285929223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-0.761830129967098" calcext:value-type="float">
            <text:p>-0.76183013</text:p>
          </table:table-cell>
          <table:table-cell office:value-type="float" office:value="0.761830129967098" calcext:value-type="float">
            <text:p>0.7618301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59732767388033" calcext:value-type="float">
            <text:p>0.7597327674</text:p>
          </table:table-cell>
          <table:table-cell table:style-name="ce8" table:formula="of:=MAX([.B27:.AC27])" office:value-type="float" office:value="0.788188844609599" calcext:value-type="float">
            <text:p>0.7881888446</text:p>
          </table:table-cell>
        </table:table-row>
        <table:table-row table:style-name="ro1">
          <table:table-cell table:style-name="Default"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0.521214456356484" calcext:value-type="float">
            <text:p>0.5212144564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-0.618204702372982" calcext:value-type="float">
            <text:p>-0.6182047024</text:p>
          </table:table-cell>
          <table:table-cell table:style-name="ce6" office:value-type="float" office:value="0.618204702372982" calcext:value-type="float">
            <text:p>0.6182047024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14915157208182" calcext:value-type="float">
            <text:p>0.6149151572</text:p>
          </table:table-cell>
          <table:table-cell table:style-name="ce9" table:formula="of:=MAX([.B28:.AC28])" office:value-type="float" office:value="0.618204702372982" calcext:value-type="float">
            <text:p>0.6182047024</text:p>
          </table:table-cell>
        </table:table-row>
        <table:table-row table:style-name="ro1">
          <table:table-cell table:style-name="Default"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6" office:value-type="float" office:value="0.45599965675823" calcext:value-type="float">
            <text:p>0.4559996568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0.244787415876777" calcext:value-type="float">
            <text:p>0.2447874159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37160427090794" calcext:value-type="float">
            <text:p>-0.3716042709</text:p>
          </table:table-cell>
          <table:table-cell office:value-type="float" office:value="0.37160427090794" calcext:value-type="float">
            <text:p>0.3716042709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20728093779594" calcext:value-type="float">
            <text:p>0.3207280938</text:p>
          </table:table-cell>
          <table:table-cell table:style-name="ce8" table:formula="of:=MAX([.B29:.AC29])" office:value-type="float" office:value="0.45599965675823" calcext:value-type="float">
            <text:p>0.4559996568</text:p>
          </table:table-cell>
        </table:table-row>
        <table:table-row table:style-name="ro1">
          <table:table-cell table:style-name="Default"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10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0.450222622176529" calcext:value-type="float">
            <text:p>0.4502226222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table:style-name="ce6" office:value-type="float" office:value="0.463491604656794" calcext:value-type="float">
            <text:p>0.4634916047</text:p>
          </table:table-cell>
          <table:table-cell table:style-name="ce9" table:formula="of:=MAX([.B30:.AC30])" office:value-type="float" office:value="0.463491604656794" calcext:value-type="float">
            <text:p>0.4634916047</text:p>
          </table:table-cell>
        </table:table-row>
        <table:table-row table:style-name="ro1">
          <table:table-cell table:style-name="Default"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6" office:value-type="float" office:value="0.768900669350847" calcext:value-type="float">
            <text:p>0.768900669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table:style-name="ce2" office:value-type="float" office:value="0.753777744509948" calcext:value-type="float">
            <text:p>0.7537777445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530300393094659" calcext:value-type="float">
            <text:p>0.5303003931</text:p>
          </table:table-cell>
          <table:table-cell table:style-name="ce10"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80553608082777" calcext:value-type="float">
            <text:p>0.4805536081</text:p>
          </table:table-cell>
          <table:table-cell table:style-name="ce8" table:formula="of:=MAX([.B31:.AC31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474080957582195" calcext:value-type="float">
            <text:p>-0.4740809576</text:p>
          </table:table-cell>
          <table:table-cell table:style-name="ce1" table:formula="of:=AVERAGE([.C24:.C31])" office:value-type="float" office:value="0.485694949988103" calcext:value-type="float">
            <text:p>0.48569495</text:p>
          </table:table-cell>
          <table:table-cell table:formula="of:=AVERAGE([.D24:.D31])" office:value-type="float" office:value="-0.503765999623144" calcext:value-type="float">
            <text:p>-0.5037659996</text:p>
          </table:table-cell>
          <table:table-cell table:style-name="ce1" table:formula="of:=AVERAGE([.E24:.E31])" office:value-type="float" office:value="0.518539225653924" calcext:value-type="float">
            <text:p>0.5185392257</text:p>
          </table:table-cell>
          <table:table-cell table:style-name="ce2" table:formula="of:=AVERAGE([.F24:.F31])" office:value-type="float" office:value="-0.49817804793624" calcext:value-type="float">
            <text:p>-0.4981780479</text:p>
          </table:table-cell>
          <table:table-cell table:style-name="ce1" table:formula="of:=AVERAGE([.G24:.G31])" office:value-type="float" office:value="0.512110818615436" calcext:value-type="float">
            <text:p>0.5121108186</text:p>
          </table:table-cell>
          <table:table-cell table:style-name="ce2" table:formula="of:=AVERAGE([.H24:.H31])" office:value-type="float" office:value="-0.489700281946974" calcext:value-type="float">
            <text:p>-0.4897002819</text:p>
          </table:table-cell>
          <table:table-cell table:style-name="ce1" table:formula="of:=AVERAGE([.I24:.I31])" office:value-type="float" office:value="0.507499476708746" calcext:value-type="float">
            <text:p>0.5074994767</text:p>
          </table:table-cell>
          <table:table-cell table:style-name="ce2" table:formula="of:=AVERAGE([.J24:.J31])" office:value-type="float" office:value="-0.503294138077271" calcext:value-type="float">
            <text:p>-0.5032941381</text:p>
          </table:table-cell>
          <table:table-cell table:style-name="ce1" table:formula="of:=AVERAGE([.K24:.K31])" office:value-type="float" office:value="0.518397436872413" calcext:value-type="float">
            <text:p>0.5183974369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style-name="ce2" table:formula="of:=AVERAGE([.N24:.N31])" office:value-type="float" office:value="-0.51667568827445" calcext:value-type="float">
            <text:p>-0.5166756883</text:p>
          </table:table-cell>
          <table:table-cell table:style-name="ce1" table:formula="of:=AVERAGE([.O24:.O31])" office:value-type="float" office:value="0.530340667319104" calcext:value-type="float">
            <text:p>0.5303406673</text:p>
          </table:table-cell>
          <table:table-cell table:formula="of:=AVERAGE([.P24:.P31])" office:value-type="float" office:value="-0.322443846431354" calcext:value-type="float">
            <text:p>-0.3224438464</text:p>
          </table:table-cell>
          <table:table-cell table:style-name="ce1" table:formula="of:=AVERAGE([.Q24:.Q31])" office:value-type="float" office:value="0.322443846431354" calcext:value-type="float">
            <text:p>0.3224438464</text:p>
          </table:table-cell>
          <table:table-cell table:formula="of:=AVERAGE([.R24:.R31])" office:value-type="float" office:value="-0.519618925379755" calcext:value-type="float">
            <text:p>-0.5196189254</text:p>
          </table:table-cell>
          <table:table-cell table:style-name="ce1" table:formula="of:=AVERAGE([.S24:.S31])" office:value-type="float" office:value="0.519618925379755" calcext:value-type="float">
            <text:p>0.5196189254</text:p>
          </table:table-cell>
          <table:table-cell table:formula="of:=AVERAGE([.T24:.T31])" office:value-type="float" office:value="-0.284917853325539" calcext:value-type="float">
            <text:p>-0.2849178533</text:p>
          </table:table-cell>
          <table:table-cell table:style-name="ce1" table:formula="of:=AVERAGE([.U24:.U31])" office:value-type="float" office:value="0.284917853325539" calcext:value-type="float">
            <text:p>0.2849178533</text:p>
          </table:table-cell>
          <table:table-cell table:formula="of:=AVERAGE([.V24:.V31])" office:value-type="float" office:value="-0.286691298643178" calcext:value-type="float">
            <text:p>-0.2866912986</text:p>
          </table:table-cell>
          <table:table-cell table:style-name="ce1" table:formula="of:=AVERAGE([.W24:.W31])" office:value-type="float" office:value="0.286691298643178" calcext:value-type="float">
            <text:p>0.2866912986</text:p>
          </table:table-cell>
          <table:table-cell table:formula="of:=AVERAGE([.X24:.X31])" office:value-type="float" office:value="-0.29655440419597" calcext:value-type="float">
            <text:p>-0.2965544042</text:p>
          </table:table-cell>
          <table:table-cell table:style-name="ce1" table:formula="of:=AVERAGE([.Y24:.Y31])" office:value-type="float" office:value="0.29655440419597" calcext:value-type="float">
            <text:p>0.2965544042</text:p>
          </table:table-cell>
          <table:table-cell table:style-name="ce1" table:formula="of:=AVERAGE([.Z24:.Z31])" office:value-type="float" office:value="0.388317285337599" calcext:value-type="float">
            <text:p>0.3883172853</text:p>
          </table:table-cell>
          <table:table-cell table:style-name="ce2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362981682179" calcext:value-type="float">
            <text:p>-0.5136298168</text:p>
          </table:table-cell>
          <table:table-cell table:style-name="ce1" table:formula="of:=AVERAGE([.AC24:.AC31])" office:value-type="float" office:value="0.51362981682179" calcext:value-type="float">
            <text:p>0.5136298168</text:p>
          </table:table-cell>
          <table:table-cell table:style-name="ce4" table:formula="of:=AVERAGE([.AD24:.AD31])" office:value-type="float" office:value="0.642984916003354" calcext:value-type="float">
            <text:p>0.642984916</text:p>
          </table:table-cell>
        </table:table-row>
        <table:table-row table:style-name="ro1"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 table:style-name="ce1" office:value-type="string" calcext:value-type="string">
            <text:p>AVG →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v</text:p>
          </table:table-cell>
          <table:table-cell office:value-type="float" office:value="0.0848129797757461" calcext:value-type="float">
            <text:p>0.0848129798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0.535829634826214" calcext:value-type="float">
            <text:p>0.5358296348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0.768231504547503" calcext:value-type="float">
            <text:p>0.7682315045</text:p>
          </table:table-cell>
          <table:table-cell table:style-name="ce1" table:formula="of:=AVERAGE([.B35:.I35])" office:value-type="float" office:value="0.485694949988103" calcext:value-type="float">
            <text:p>0.485694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p</text:p>
          </table:table-cell>
          <table:table-cell table:style-name="ce2" office:value-type="float" office:value="0.0774711985873167" calcext:value-type="float">
            <text:p>0.0774711986</text:p>
          </table:table-cell>
          <table:table-cell office:value-type="float" office:value="0.796457296848262" calcext:value-type="float">
            <text:p>0.7964572968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0.754599088370507" calcext:value-type="float">
            <text:p>0.7545990884</text:p>
          </table:table-cell>
          <table:table-cell table:style-name="ce1" table:formula="of:=AVERAGE([.B36:.I36])" office:value-type="float" office:value="0.518539225653924" calcext:value-type="float">
            <text:p>0.51853922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i</text:p>
          </table:table-cell>
          <table:table-cell table:style-name="ce2" office:value-type="float" office:value="0.052045474203575" calcext:value-type="float">
            <text:p>0.0520454742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0.751250622728915" calcext:value-type="float">
            <text:p>0.7512506227</text:p>
          </table:table-cell>
          <table:table-cell table:style-name="ce1" table:formula="of:=AVERAGE([.B37:.I37])" office:value-type="float" office:value="0.512110818615436" calcext:value-type="float">
            <text:p>0.51211081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l</text:p>
          </table:table-cell>
          <table:table-cell table:style-name="ce2" office:value-type="float" office:value="0.0509785916504459" calcext:value-type="float">
            <text:p>0.0509785917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0.75037251787719" calcext:value-type="float">
            <text:p>0.7503725179</text:p>
          </table:table-cell>
          <table:table-cell table:style-name="ce1" table:formula="of:=AVERAGE([.B38:.I38])" office:value-type="float" office:value="0.507499476708746" calcext:value-type="float">
            <text:p>0.50749947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y'</text:p>
          </table:table-cell>
          <table:table-cell table:style-name="ce2" office:value-type="float" office:value="0.0694687175450639" calcext:value-type="float">
            <text:p>0.0694687175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0.33022426731825" calcext:value-type="float">
            <text:p>0.3302242673</text:p>
          </table:table-cell>
          <table:table-cell table:style-name="ce10" office:value-type="float" office:value="0.45699695731859" calcext:value-type="float">
            <text:p>0.4569969573</text:p>
          </table:table-cell>
          <table:table-cell table:style-name="ce2" office:value-type="float" office:value="0.753000914350079" calcext:value-type="float">
            <text:p>0.7530009144</text:p>
          </table:table-cell>
          <table:table-cell table:style-name="ce1" table:formula="of:=AVERAGE([.B39:.I39])" office:value-type="float" office:value="0.518397436872413" calcext:value-type="float">
            <text:p>0.51839743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w3c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0.712631983242977" calcext:value-type="float">
            <text:p>0.7126319832</text:p>
          </table:table-cell>
          <table:table-cell office:value-type="float" office:value="-0.555620223460998" calcext:value-type="float">
            <text:p>-0.5556202235</text:p>
          </table:table-cell>
          <table:table-cell table:style-name="ce3" office:value-type="float" office:value="0.788188844609599" calcext:value-type="float">
            <text:p>0.7881888446</text:p>
          </table:table-cell>
          <table:table-cell office:value-type="float" office:value="0.462229715586534" calcext:value-type="float">
            <text:p>0.4622297156</text:p>
          </table:table-cell>
          <table:table-cell table:style-name="ce6" office:value-type="float" office:value="0.45599965675823" calcext:value-type="float">
            <text:p>0.4559996568</text:p>
          </table:table-cell>
          <table:table-cell office:value-type="float" office:value="0.434526787187487" calcext:value-type="float">
            <text:p>0.4345267872</text:p>
          </table:table-cell>
          <table:table-cell table:style-name="ce6" office:value-type="float" office:value="0.768900669350847" calcext:value-type="float">
            <text:p>0.7689006694</text:p>
          </table:table-cell>
          <table:table-cell table:style-name="ce1" table:formula="of:=AVERAGE([.B40:.I40])" office:value-type="float" office:value="0.410787981133649" calcext:value-type="float">
            <text:p>0.4107879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norm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style-name="ce1" table:formula="of:=AVERAGE([.B41:.I41])" office:value-type="float" office:value="0.530340667319104" calcext:value-type="float">
            <text:p>0.53034066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v%rgb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0.519715983294629" calcext:value-type="float">
            <text:p>0.5197159833</text:p>
          </table:table-cell>
          <table:table-cell table:style-name="ce1" table:formula="of:=AVERAGE([.B42:.I42])" office:value-type="float" office:value="0.322443846431354" calcext:value-type="float">
            <text:p>0.32244384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p%rgb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761830129967098" calcext:value-type="float">
            <text:p>0.76183013</text:p>
          </table:table-cell>
          <table:table-cell table:style-name="ce6" office:value-type="float" office:value="0.618204702372982" calcext:value-type="float">
            <text:p>0.6182047024</text:p>
          </table:table-cell>
          <table:table-cell office:value-type="float" office:value="0.37160427090794" calcext:value-type="float">
            <text:p>0.3716042709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729109913247932" calcext:value-type="float">
            <text:p>0.7291099132</text:p>
          </table:table-cell>
          <table:table-cell table:style-name="ce1" table:formula="of:=AVERAGE([.B43:.I43])" office:value-type="float" office:value="0.519618925379755" calcext:value-type="float">
            <text:p>0.51961892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i%rgb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515512006548302" calcext:value-type="float">
            <text:p>0.5155120065</text:p>
          </table:table-cell>
          <table:table-cell table:style-name="ce1" table:formula="of:=AVERAGE([.B44:.I44])" office:value-type="float" office:value="0.284917853325539" calcext:value-type="float">
            <text:p>0.28491785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l%rgb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495998609071853" calcext:value-type="float">
            <text:p>0.4959986091</text:p>
          </table:table-cell>
          <table:table-cell table:style-name="ce1" table:formula="of:=AVERAGE([.B45:.I45])" office:value-type="float" office:value="0.286691298643178" calcext:value-type="float">
            <text:p>0.28669129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y'%rgb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813604785377671" calcext:value-type="float">
            <text:p>0.8136047854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530300393094659" calcext:value-type="float">
            <text:p>0.5303003931</text:p>
          </table:table-cell>
          <table:table-cell table:style-name="ce1" table:formula="of:=AVERAGE([.B46:.I46])" office:value-type="float" office:value="0.29655440419597" calcext:value-type="float">
            <text:p>0.29655440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3c%rgb</text:p>
          </table:table-cell>
          <table:table-cell office:value-type="float" office:value="0.1292075118187" calcext:value-type="float">
            <text:p>0.1292075118</text:p>
          </table:table-cell>
          <table:table-cell table:style-name="ce6" office:value-type="float" office:value="0.818764447788318" calcext:value-type="float">
            <text:p>0.8187644478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11572119491457" calcext:value-type="float">
            <text:p>0.1157211949</text:p>
          </table:table-cell>
          <table:table-cell table:style-name="ce10" office:value-type="float" office:value="0.749477731245141" calcext:value-type="float">
            <text:p>0.7494777312</text:p>
          </table:table-cell>
          <table:table-cell table:style-name="ce1" table:formula="of:=AVERAGE([.B47:.I47])" office:value-type="float" office:value="0.388317285337599" calcext:value-type="float">
            <text:p>0.3883172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norm%rgb</text:p>
          </table:table-cell>
          <table:table-cell table:style-name="ce6" office:value-type="float" office:value="0.533512267928872" calcext:value-type="float">
            <text:p>0.5335122679</text:p>
          </table:table-cell>
          <table:table-cell office:value-type="float" office:value="0.736811633040557" calcext:value-type="float">
            <text:p>0.736811633</text:p>
          </table:table-cell>
          <table:table-cell office:value-type="float" office:value="0.199293402489509" calcext:value-type="float">
            <text:p>0.1992934025</text:p>
          </table:table-cell>
          <table:table-cell office:value-type="float" office:value="0.759732767388033" calcext:value-type="float">
            <text:p>0.7597327674</text:p>
          </table:table-cell>
          <table:table-cell office:value-type="float" office:value="0.614915157208182" calcext:value-type="float">
            <text:p>0.6149151572</text:p>
          </table:table-cell>
          <table:table-cell office:value-type="float" office:value="0.320728093779594" calcext:value-type="float">
            <text:p>0.3207280938</text:p>
          </table:table-cell>
          <table:table-cell table:style-name="ce6" office:value-type="float" office:value="0.463491604656794" calcext:value-type="float">
            <text:p>0.4634916047</text:p>
          </table:table-cell>
          <table:table-cell office:value-type="float" office:value="0.480553608082777" calcext:value-type="float">
            <text:p>0.4805536081</text:p>
          </table:table-cell>
          <table:table-cell table:style-name="ce1" table:formula="of:=AVERAGE([.B48:.I48])" office:value-type="float" office:value="0.51362981682179" calcext:value-type="float">
            <text:p>0.5136298168</text:p>
          </table:table-cell>
          <table:table-cell table:number-columns-repeated="20"/>
        </table:table-row>
        <table:table-row table:style-name="ro1" table:number-rows-repeated="17"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1/nor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0848129797757461" calcext:value-type="float">
            <text:p>0.0848129798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0.796457296848262" calcext:value-type="float">
            <text:p>0.7964572968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-0.555620223460998" calcext:value-type="float">
            <text:p>-0.555620223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0.767304046596597" calcext:value-type="float">
            <text:p>0.7673040466</text:p>
          </table:table-cell>
          <table:table-cell table:style-name="ce3" office:value-type="float" office:value="0.788188844609599" calcext:value-type="float">
            <text:p>0.7881888446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0.535829634826214" calcext:value-type="float">
            <text:p>0.5358296348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0.33022426731825" calcext:value-type="float">
            <text:p>0.3302242673</text:p>
          </table:table-cell>
          <table:table-cell table:style-name="ce6" office:value-type="float" office:value="0.45599965675823" calcext:value-type="float">
            <text:p>0.4559996568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0.446173256057906" calcext:value-type="float">
            <text:p>0.4461732561</text:p>
          </table:table-cell>
          <table:table-cell table:style-name="ce10" office:value-type="float" office:value="0.45699695731859" calcext:value-type="float">
            <text:p>0.4569969573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0.75037251787719" calcext:value-type="float">
            <text:p>0.7503725179</text:p>
          </table:table-cell>
          <table:table-cell table:style-name="ce2" office:value-type="float" office:value="0.753000914350079" calcext:value-type="float">
            <text:p>0.7530009144</text:p>
          </table:table-cell>
          <table:table-cell table:style-name="ce6" office:value-type="float" office:value="0.768900669350847" calcext:value-type="float">
            <text:p>0.7689006694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-norm%rg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table:style-name="ce6" office:value-type="float" office:value="0.533512267928872" calcext:value-type="float">
            <text:p>0.53351226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0.813604785377671" calcext:value-type="float">
            <text:p>0.8136047854</text:p>
          </table:table-cell>
          <table:table-cell table:style-name="ce6" office:value-type="float" office:value="0.818764447788318" calcext:value-type="float">
            <text:p>0.8187644478</text:p>
          </table:table-cell>
          <table:table-cell office:value-type="float" office:value="0.736811633040557" calcext:value-type="float">
            <text:p>0.7368116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0.199293402489509" calcext:value-type="float">
            <text:p>0.19929340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0.761830129967098" calcext:value-type="float">
            <text:p>0.76183013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0.759732767388033" calcext:value-type="float">
            <text:p>0.75973276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0.597806928727395" calcext:value-type="float">
            <text:p>0.5978069287</text:p>
          </table:table-cell>
          <table:table-cell table:style-name="ce6" office:value-type="float" office:value="0.618204702372982" calcext:value-type="float">
            <text:p>0.6182047024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0.614915157208182" calcext:value-type="float">
            <text:p>0.61491515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0.37160427090794" calcext:value-type="float">
            <text:p>0.3716042709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320728093779594" calcext:value-type="float">
            <text:p>0.32072809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table:style-name="ce6" office:value-type="float" office:value="0.463491604656794" calcext:value-type="float">
            <text:p>0.46349160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0.530300393094659" calcext:value-type="float">
            <text:p>0.5303003931</text:p>
          </table:table-cell>
          <table:table-cell table:style-name="ce10" office:value-type="float" office:value="0.749477731245141" calcext:value-type="float">
            <text:p>0.7494777312</text:p>
          </table:table-cell>
          <table:table-cell office:value-type="float" office:value="0.480553608082777" calcext:value-type="float">
            <text:p>0.480553608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8:11:05.214654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03T18:27:14.902507380</dc:date>
    <meta:editing-duration>PT13H43M36S</meta:editing-duration>
    <meta:editing-cycles>99</meta:editing-cycles>
    <meta:generator>LibreOffice/4.2.8.2$Linux_X86_64 LibreOffice_project/420m0$Build-2</meta:generator>
    <meta:document-statistic meta:table-count="3" meta:cell-count="57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49cm" svg:height="13.924cm" xlink:href="." xlink:type="simple" chart:class="chart:line" chart:style-name="ch1">
        <chart:title svg:x="11.193cm" svg:y="0.414cm" chart:style-name="ch2">
          <text:p>Atten Ratio</text:p>
        </chart:title>
        <chart:subtitle svg:x="8.719cm" svg:y="1.497cm" chart:style-name="ch3">
          <text:p>BrightMethod Per Correlation Per Dataset</text:p>
        </chart:subtitle>
        <chart:legend chart:legend-position="end" svg:x="21.791cm" svg:y="4.92cm" style:legend-expansion="high" chart:style-name="ch4"/>
        <chart:plot-area chart:style-name="ch5" chart:data-source-has-labels="both" svg:x="1.505cm" svg:y="2.484cm" svg:width="19.792cm" svg:height="10.181cm">
          <chartooo:coordinate-region svg:x="2.232cm" svg:y="2.683cm" svg:width="18.231cm" svg:height="9.335cm"/>
          <chart:axis chart:dimension="x" chart:name="primary-x" chart:style-name="ch6" chartooo:axis-type="text">
            <chart:title svg:x="9.994cm" svg:y="12.943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38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local-table.$B$2:.$B$8" chart:label-cell-address="local-table.$B$1" chart:class="chart:line">
            <chart:data-point chart:repeated="7"/>
          </chart:series>
          <chart:series chart:attached-axis="primary-y" chart:style-name="ch13" chart:values-cell-range-address="local-table.$C$2:.$C$8" chart:label-cell-address="local-table.$C$1" chart:class="chart:line">
            <chart:data-point chart:repeated="7"/>
          </chart:series>
          <chart:series chart:attached-axis="secondary-y" chart:style-name="ch14" chart:values-cell-range-address="local-table.$D$2:.$D$8" chart:label-cell-address="local-table.$D$1" chart:class="chart:line">
            <chart:data-point chart:repeated="7"/>
          </chart:series>
          <chart:series chart:attached-axis="primary-y" chart:style-name="ch15" chart:values-cell-range-address="local-table.$E$2:.$E$8" chart:label-cell-address="local-table.$E$1" chart:class="chart:line">
            <chart:data-point chart:repeated="7"/>
          </chart:series>
          <chart:series chart:attached-axis="primary-y" chart:style-name="ch16" chart:values-cell-range-address="local-table.$F$2:.$F$8" chart:label-cell-address="local-table.$F$1" chart:class="chart:line">
            <chart:data-point chart:repeated="7"/>
          </chart:series>
          <chart:series chart:attached-axis="primary-y" chart:style-name="ch17" chart:values-cell-range-address="local-table.$G$2:.$G$8" chart:label-cell-address="local-table.$G$1" chart:class="chart:line">
            <chart:data-point chart:repeated="7"/>
          </chart:series>
          <chart:series chart:attached-axis="primary-y" chart:style-name="ch18" chart:values-cell-range-address="local-table.$H$2:.$H$8" chart:label-cell-address="local-table.$H$1" chart:class="chart:line">
            <chart:data-point chart:repeated="7"/>
          </chart:series>
          <chart:series chart:attached-axis="primary-y" chart:style-name="ch19" chart:values-cell-range-address="local-table.$I$2:.$I$8" chart:label-cell-address="local-table.$I$1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_1</text:p>
              </table:table-cell>
              <table:table-cell office:value-type="string">
                <text:p>highway_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</table:table-cell>
              <table:table-cell office:value-type="float" office:value="0.778974946982179">
                <text:p>0.778974946982179</text:p>
              </table:table-cell>
              <table:table-cell office:value-type="float" office:value="0.59625843885289">
                <text:p>0.59625843885289</text:p>
              </table:table-cell>
              <table:table-cell office:value-type="float" office:value="0.584872006117405">
                <text:p>0.584872006117405</text:p>
              </table:table-cell>
              <table:table-cell office:value-type="float" office:value="0.535829634826214">
                <text:p>0.535829634826214</text:p>
              </table:table-cell>
              <table:table-cell office:value-type="float" office:value="0.124170113835255">
                <text:p>0.124170113835255</text:p>
              </table:table-cell>
              <table:table-cell office:value-type="float" office:value="0.412409974967633">
                <text:p>0.412409974967633</text:p>
              </table:table-cell>
              <table:table-cell office:value-type="float" office:value="0.768231504547503">
                <text:p>0.7682315045475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4711985873167">
                <text:p>0.0774711985873167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754599088370507">
                <text:p>0.75459908837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45474203575">
                <text:p>0.052045474203575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751250622728915">
                <text:p>0.751250622728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785916504459">
                <text:p>0.0509785916504459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75037251787719">
                <text:p>0.750372517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4687175450639">
                <text:p>0.069468717545063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753000914350079">
                <text:p>0.75300091435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541571481427">
                <text:p>0.0654541571481427</text:p>
              </table:table-cell>
              <table:table-cell office:value-type="float" office:value="0.781858885666629">
                <text:p>0.781858885666629</text:p>
              </table:table-cell>
              <table:table-cell office:value-type="float" office:value="0.696817134561194">
                <text:p>0.696817134561194</text:p>
              </table:table-cell>
              <table:table-cell office:value-type="float" office:value="0.728592922257132">
                <text:p>0.728592922257132</text:p>
              </table:table-cell>
              <table:table-cell office:value-type="float" office:value="0.521214456356484">
                <text:p>0.521214456356484</text:p>
              </table:table-cell>
              <table:table-cell office:value-type="float" office:value="0.244787415876777">
                <text:p>0.244787415876777</text:p>
              </table:table-cell>
              <table:table-cell office:value-type="float" office:value="0.450222622176529">
                <text:p>0.450222622176529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817cm" svg:height="13.962cm" xlink:href="." xlink:type="simple" chart:class="chart:line" chart:style-name="ch1">
        <chart:title svg:x="11.042cm" svg:y="0.415cm" chart:style-name="ch2">
          <text:p>delta % RGB</text:p>
        </chart:title>
        <chart:subtitle svg:x="8.753cm" svg:y="1.499cm" chart:style-name="ch3">
          <text:p>BrightMethod Per Correlation Per Dataset</text:p>
        </chart:subtitle>
        <chart:legend chart:legend-position="end" svg:x="22.044cm" svg:y="4.939cm" style:legend-expansion="high" chart:style-name="ch4"/>
        <chart:plot-area chart:style-name="ch5" chart:data-source-has-labels="both" svg:x="1.507cm" svg:y="2.487cm" svg:width="20.041cm" svg:height="10.215cm">
          <chartooo:coordinate-region svg:x="2.34cm" svg:y="2.686cm" svg:width="19.114cm" svg:height="9.817cm"/>
          <chart:axis chart:dimension="x" chart:name="primary-x" chart:style-name="ch6" chartooo:axis-type="text">
            <chart:title svg:x="10.12cm" svg:y="12.981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58cm" chart:style-name="ch9">
              <text:p>Correlation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series chart:style-name="ch16" chart:values-cell-range-address="local-table.$G$2:.$G$8" chart:label-cell-address="local-table.$G$1" chart:class="chart:line">
            <chart:data-point chart:repeated="7"/>
          </chart:series>
          <chart:series chart:style-name="ch17" chart:values-cell-range-address="local-table.$H$2:.$H$8" chart:label-cell-address="local-table.$H$1" chart:class="chart:line">
            <chart:data-point chart:repeated="7"/>
          </chart:series>
          <chart:series chart:style-name="ch18" chart:values-cell-range-address="local-table.$I$2:.$I$8" chart:label-cell-address="local-table.$I$1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1</text:p>
              </table:table-cell>
              <table:table-cell office:value-type="string">
                <text:p>highway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</table:table-cell>
              <table:table-cell office:value-type="float" office:value="0.816330086620755">
                <text:p>0.816330086620755</text:p>
              </table:table-cell>
              <table:table-cell office:value-type="float" office:value="0.00798928897543319">
                <text:p>0.00798928897543319</text:p>
              </table:table-cell>
              <table:table-cell office:value-type="float" office:value="0.718219286329221">
                <text:p>0.718219286329221</text:p>
              </table:table-cell>
              <table:table-cell office:value-type="float" office:value="0.597806928727395">
                <text:p>0.597806928727395</text:p>
              </table:table-cell>
              <table:table-cell office:value-type="float" office:value="0.155390489468908">
                <text:p>0.155390489468908</text:p>
              </table:table-cell>
              <table:table-cell office:value-type="float" office:value="-0.125380535675004">
                <text:p>-0.125380535675004</text:p>
              </table:table-cell>
              <table:table-cell office:value-type="float" office:value="0.519715983294629">
                <text:p>0.5197159832946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487008501248">
                <text:p>0.319487008501248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0.729109913247932">
                <text:p>0.72910991324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3770123258965">
                <text:p>-0.123770123258965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0.515512006548302">
                <text:p>0.515512006548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1892191040583">
                <text:p>-0.12189219104058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0.495998609071853">
                <text:p>0.4959986090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193427042222">
                <text:p>-0.12193427042222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530300393094659">
                <text:p>0.530300393094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512267928872">
                <text:p>0.533512267928872</text:p>
              </table:table-cell>
              <table:table-cell office:value-type="float" office:value="0.736811633040557">
                <text:p>0.736811633040557</text:p>
              </table:table-cell>
              <table:table-cell office:value-type="float" office:value="0.199293402489509">
                <text:p>0.199293402489509</text:p>
              </table:table-cell>
              <table:table-cell office:value-type="float" office:value="0.759732767388033">
                <text:p>0.759732767388033</text:p>
              </table:table-cell>
              <table:table-cell office:value-type="float" office:value="0.614915157208182">
                <text:p>0.614915157208182</text:p>
              </table:table-cell>
              <table:table-cell office:value-type="float" office:value="0.320728093779594">
                <text:p>0.320728093779594</text:p>
              </table:table-cell>
              <table:table-cell office:value-type="float" office:value="0.463491604656794">
                <text:p>0.463491604656794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708cm" svg:y="1.497cm" chart:style-name="ch3">
          <text:p>Dataset Per Correlation Per BrightMethod</text:p>
        </chart:subtitle>
        <chart:legend chart:legend-position="end" svg:x="22.325cm" svg:y="5.163cm" style:legend-expansion="high" chart:style-name="ch4"/>
        <chart:plot-area chart:style-name="ch5" table:cell-range-address="corr.B66:corr.H74" chart:data-source-has-labels="row" svg:x="0.494cm" svg:y="3.323cm" svg:width="21.337cm" svg:height="9.33cm">
          <chartooo:coordinate-region svg:x="1.327cm" svg:y="3.522cm" svg:width="20.41cm" svg:height="8.932cm"/>
          <chart:axis chart:dimension="x" chart:name="primary-x" chart:style-name="ch6">
            <chart:title svg:x="10.47cm" svg:y="12.931cm" chart:style-name="ch7">
              <text:p>Datasets</text:p>
            </chart:title>
          </chart:axis>
          <chart:axis chart:dimension="x" chart:name="secondary-x" chart:style-name="ch8">
            <chart:title svg:x="10.298cm" svg:y="2.485cm" chart:style-name="ch7">
              <text:p>Correlation</text:p>
            </chart:title>
          </chart:axis>
          <chart:axis chart:dimension="y" chart:name="primary-y" chart:style-name="ch6">
            <chart:grid chart:style-name="ch9" chart:class="major"/>
          </chart:axis>
          <chart:axis chart:dimension="y" chart:name="secondary-y" chart:style-name="ch8"/>
          <chart:series chart:attached-axis="primary-y" chart:style-name="ch10" chart:values-cell-range-address="corr.B67:corr.B74" chart:label-cell-address="corr.B66:corr.B66" chart:class="chart:line">
            <chart:data-point chart:repeated="8"/>
          </chart:series>
          <chart:series chart:attached-axis="primary-y" chart:style-name="ch11" chart:values-cell-range-address="corr.C67:corr.C74" chart:label-cell-address="corr.C66:corr.C66" chart:class="chart:line">
            <chart:data-point chart:repeated="8"/>
          </chart:series>
          <chart:series chart:attached-axis="primary-y" chart:style-name="ch12" chart:values-cell-range-address="corr.D67:corr.D74" chart:label-cell-address="corr.D66:corr.D66" chart:class="chart:line">
            <chart:data-point chart:repeated="8"/>
          </chart:series>
          <chart:series chart:attached-axis="primary-y" chart:style-name="ch13" chart:values-cell-range-address="corr.E67:corr.E74" chart:label-cell-address="corr.E66:corr.E66" chart:class="chart:line">
            <chart:data-point chart:repeated="8"/>
          </chart:series>
          <chart:series chart:attached-axis="primary-y" chart:style-name="ch14" chart:values-cell-range-address="corr.F67:corr.F74" chart:label-cell-address="corr.F66:corr.F66" chart:class="chart:line">
            <chart:data-point chart:repeated="8"/>
          </chart:series>
          <chart:series chart:attached-axis="primary-y" chart:style-name="ch15" chart:values-cell-range-address="corr.G67:corr.G74" chart:label-cell-address="corr.G66:corr.G66" chart:class="chart:line">
            <chart:data-point chart:repeated="8"/>
          </chart:series>
          <chart:series chart:attached-axis="primary-y" chart:style-name="ch16" chart:values-cell-range-address="corr.H67:corr.H74" chart:label-cell-address="corr.H66:corr.H6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hsv</text:p>
                <draw:g>
                  <svg:desc>corr.B66:corr.B66</svg:desc>
                </draw:g>
              </table:table-cell>
              <table:table-cell office:value-type="string">
                <text:p>1/hsp</text:p>
                <draw:g>
                  <svg:desc>corr.C66:corr.C66</svg:desc>
                </draw:g>
              </table:table-cell>
              <table:table-cell office:value-type="string">
                <text:p>1/hsi</text:p>
                <draw:g>
                  <svg:desc>corr.D66:corr.D66</svg:desc>
                </draw:g>
              </table:table-cell>
              <table:table-cell office:value-type="string">
                <text:p>1/hsl</text:p>
                <draw:g>
                  <svg:desc>corr.E66:corr.E66</svg:desc>
                </draw:g>
              </table:table-cell>
              <table:table-cell office:value-type="string">
                <text:p>1/y'</text:p>
                <draw:g>
                  <svg:desc>corr.F66:corr.F66</svg:desc>
                </draw:g>
              </table:table-cell>
              <table:table-cell office:value-type="string">
                <text:p>1/w3c</text:p>
                <draw:g>
                  <svg:desc>corr.G66:corr.G66</svg:desc>
                </draw:g>
              </table:table-cell>
              <table:table-cell office:value-type="string">
                <text:p>1/norm</text:p>
                <draw:g>
                  <svg:desc>corr.H66:corr.H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  <draw:g>
                  <svg:desc>corr.B67:corr.B74</svg:desc>
                </draw:g>
              </table:table-cell>
              <table:table-cell office:value-type="float" office:value="0.0774711985873167">
                <text:p>0.0774711985873167</text:p>
                <draw:g>
                  <svg:desc>corr.C67:corr.C74</svg:desc>
                </draw:g>
              </table:table-cell>
              <table:table-cell office:value-type="float" office:value="0.052045474203575">
                <text:p>0.052045474203575</text:p>
                <draw:g>
                  <svg:desc>corr.D67:corr.D74</svg:desc>
                </draw:g>
              </table:table-cell>
              <table:table-cell office:value-type="float" office:value="0.0509785916504459">
                <text:p>0.0509785916504459</text:p>
                <draw:g>
                  <svg:desc>corr.E67:corr.E74</svg:desc>
                </draw:g>
              </table:table-cell>
              <table:table-cell office:value-type="float" office:value="0.0694687175450639">
                <text:p>0.0694687175450639</text:p>
                <draw:g>
                  <svg:desc>corr.F67:corr.F74</svg:desc>
                </draw:g>
              </table:table-cell>
              <table:table-cell office:value-type="float" office:value="0.219446415794518">
                <text:p>0.219446415794518</text:p>
                <draw:g>
                  <svg:desc>corr.G67:corr.G74</svg:desc>
                </draw:g>
              </table:table-cell>
              <table:table-cell office:value-type="float" office:value="0.0654541571481427">
                <text:p>0.0654541571481427</text:p>
                <draw:g>
                  <svg:desc>corr.H67:corr.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8974946982179">
                <text:p>0.778974946982179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0.781858885666629">
                <text:p>0.781858885666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625843885289">
                <text:p>0.59625843885289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696817134561194">
                <text:p>0.696817134561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4872006117405">
                <text:p>0.584872006117405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728592922257132">
                <text:p>0.728592922257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5829634826214">
                <text:p>0.535829634826214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521214456356484">
                <text:p>0.521214456356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4170113835255">
                <text:p>0.124170113835255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244787415876777">
                <text:p>0.244787415876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2409974967633">
                <text:p>0.41240997496763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450222622176529">
                <text:p>0.450222622176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8231504547503">
                <text:p>0.768231504547503</text:p>
              </table:table-cell>
              <table:table-cell office:value-type="float" office:value="0.754599088370507">
                <text:p>0.754599088370507</text:p>
              </table:table-cell>
              <table:table-cell office:value-type="float" office:value="0.751250622728915">
                <text:p>0.751250622728915</text:p>
              </table:table-cell>
              <table:table-cell office:value-type="float" office:value="0.75037251787719">
                <text:p>0.75037251787719</text:p>
              </table:table-cell>
              <table:table-cell office:value-type="float" office:value="0.753000914350079">
                <text:p>0.753000914350079</text:p>
              </table:table-cell>
              <table:table-cell office:value-type="float" office:value="0.768900669350847">
                <text:p>0.768900669350847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745cm" svg:y="1.499cm" chart:style-name="ch3">
          <text:p>Dataset Per Correlation Per BrightMethod</text:p>
        </chart:subtitle>
        <chart:legend chart:legend-position="end" svg:x="21.604cm" svg:y="5.182cm" style:legend-expansion="high" chart:style-name="ch4"/>
        <chart:plot-area chart:style-name="ch5" table:cell-range-address="corr.B76:corr.H84" chart:data-source-has-labels="row" svg:x="1.507cm" svg:y="2.487cm" svg:width="19.601cm" svg:height="10.204cm">
          <chartooo:coordinate-region svg:x="2.34cm" svg:y="2.687cm" svg:width="18.674cm" svg:height="9.805cm"/>
          <chart:axis chart:dimension="x" chart:name="primary-x" chart:style-name="ch6">
            <chart:title svg:x="10.615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77:corr.B84" chart:label-cell-address="corr.B76:corr.B76" chart:class="chart:line">
            <chart:data-point chart:repeated="8"/>
          </chart:series>
          <chart:series chart:style-name="ch11" chart:values-cell-range-address="corr.C77:corr.C84" chart:label-cell-address="corr.C76:corr.C76" chart:class="chart:line">
            <chart:data-point chart:repeated="8"/>
          </chart:series>
          <chart:series chart:style-name="ch12" chart:values-cell-range-address="corr.D77:corr.D84" chart:label-cell-address="corr.D76:corr.D76" chart:class="chart:line">
            <chart:data-point chart:repeated="8"/>
          </chart:series>
          <chart:series chart:style-name="ch13" chart:values-cell-range-address="corr.E77:corr.E84" chart:label-cell-address="corr.E76:corr.E76" chart:class="chart:line">
            <chart:data-point chart:repeated="8"/>
          </chart:series>
          <chart:series chart:style-name="ch14" chart:values-cell-range-address="corr.F77:corr.F84" chart:label-cell-address="corr.F76:corr.F76" chart:class="chart:line">
            <chart:data-point chart:repeated="8"/>
          </chart:series>
          <chart:series chart:style-name="ch15" chart:values-cell-range-address="corr.G77:corr.G84" chart:label-cell-address="corr.G76:corr.G76" chart:class="chart:line">
            <chart:data-point chart:repeated="8"/>
          </chart:series>
          <chart:series chart:style-name="ch16" chart:values-cell-range-address="corr.H77:corr.H84" chart:label-cell-address="corr.H76:corr.H7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hsv%rgb</text:p>
                <draw:g>
                  <svg:desc>corr.B76:corr.B76</svg:desc>
                </draw:g>
              </table:table-cell>
              <table:table-cell office:value-type="string">
                <text:p>1-hsp%rgb</text:p>
                <draw:g>
                  <svg:desc>corr.C76:corr.C76</svg:desc>
                </draw:g>
              </table:table-cell>
              <table:table-cell office:value-type="string">
                <text:p>1-hsi%rgb</text:p>
                <draw:g>
                  <svg:desc>corr.D76:corr.D76</svg:desc>
                </draw:g>
              </table:table-cell>
              <table:table-cell office:value-type="string">
                <text:p>1-hsl%rgb</text:p>
                <draw:g>
                  <svg:desc>corr.E76:corr.E76</svg:desc>
                </draw:g>
              </table:table-cell>
              <table:table-cell office:value-type="string">
                <text:p>1-y'%rgb</text:p>
                <draw:g>
                  <svg:desc>corr.F76:corr.F76</svg:desc>
                </draw:g>
              </table:table-cell>
              <table:table-cell office:value-type="string">
                <text:p>w3c%rgb</text:p>
                <draw:g>
                  <svg:desc>corr.G76:corr.G76</svg:desc>
                </draw:g>
              </table:table-cell>
              <table:table-cell office:value-type="string">
                <text:p>1-norm%rgb</text:p>
                <draw:g>
                  <svg:desc>corr.H76:corr.H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  <draw:g>
                  <svg:desc>corr.B77:corr.B84</svg:desc>
                </draw:g>
              </table:table-cell>
              <table:table-cell office:value-type="float" office:value="0.319487008501248">
                <text:p>0.319487008501248</text:p>
                <draw:g>
                  <svg:desc>corr.C77:corr.C84</svg:desc>
                </draw:g>
              </table:table-cell>
              <table:table-cell office:value-type="float" office:value="-0.123770123258965">
                <text:p>-0.123770123258965</text:p>
                <draw:g>
                  <svg:desc>corr.D77:corr.D84</svg:desc>
                </draw:g>
              </table:table-cell>
              <table:table-cell office:value-type="float" office:value="-0.121892191040583">
                <text:p>-0.121892191040583</text:p>
                <draw:g>
                  <svg:desc>corr.E77:corr.E84</svg:desc>
                </draw:g>
              </table:table-cell>
              <table:table-cell office:value-type="float" office:value="-0.12193427042222">
                <text:p>-0.12193427042222</text:p>
                <draw:g>
                  <svg:desc>corr.F77:corr.F84</svg:desc>
                </draw:g>
              </table:table-cell>
              <table:table-cell office:value-type="float" office:value="0.1292075118187">
                <text:p>0.1292075118187</text:p>
                <draw:g>
                  <svg:desc>corr.G77:corr.G84</svg:desc>
                </draw:g>
              </table:table-cell>
              <table:table-cell office:value-type="float" office:value="0.533512267928872">
                <text:p>0.533512267928872</text:p>
                <draw:g>
                  <svg:desc>corr.H77:corr.H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6330086620755">
                <text:p>0.816330086620755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736811633040557">
                <text:p>0.736811633040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98928897543319">
                <text:p>0.00798928897543319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199293402489509">
                <text:p>0.199293402489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8219286329221">
                <text:p>0.718219286329221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759732767388033">
                <text:p>0.759732767388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7806928727395">
                <text:p>0.597806928727395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0.614915157208182">
                <text:p>0.614915157208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5390489468908">
                <text:p>0.155390489468908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320728093779594">
                <text:p>0.320728093779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25380535675004">
                <text:p>-0.12538053567500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463491604656794">
                <text:p>0.463491604656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9715983294629">
                <text:p>0.519715983294629</text:p>
              </table:table-cell>
              <table:table-cell office:value-type="float" office:value="0.729109913247932">
                <text:p>0.729109913247932</text:p>
              </table:table-cell>
              <table:table-cell office:value-type="float" office:value="0.515512006548302">
                <text:p>0.515512006548302</text:p>
              </table:table-cell>
              <table:table-cell office:value-type="float" office:value="0.495998609071853">
                <text:p>0.495998609071853</text:p>
              </table:table-cell>
              <table:table-cell office:value-type="float" office:value="0.530300393094659">
                <text:p>0.530300393094659</text:p>
              </table:table-cell>
              <table:table-cell office:value-type="float" office:value="0.749477731245141">
                <text:p>0.749477731245141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